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{"id":694,"name":"Strabon","play_id":18,"gender":"Mrs."},{"id":689,"name":"Thaler","play_id":18,"gender":"Mrs."},{"id":688,"name":"Le Maître d'hôtel","play_id":18,"gender":"Mrs."},{"id":693,"name":"Ismène","play_id":18,"gender":"Mes."},{"id":691,"name":"Agélas","play_id":18,"gender":"Mrs."},{"id":692,"name":"Agénor","play_id":18,"gender":"Mrs."},{"id":690,"name":"Démocrite","play_id":18,"gender":"Mrs."},{"id":687,"name":"Criséis","play_id":18,"gender":"Mes."},{"id":695,"name":"Cléanthis","play_id":18,"gender":"Mes."},{"id":3286,"name":"Venker, Coopérateur de Discord","play_id":1218,"gender":"Mrs."},{"id":3280,"name":"M. Sterling","play_id":1218,"gender":"Mrs."},{"id":3289,"name":"4e. Journaliste","play_id":1218,"gender":"Mrs."},{"id":3292,"name":"Émilie","play_id":1218,"gender":"Mes."},{"id":3291,"name":"5e. Journaliste","play_id":1218,"gender":"Mrs."},{"id":3281,"name":"M. Discord","play_id":1218,"gender":"Mrs."},{"id":3279,"name":"Smith (Le Colonel Sedley)","play_id":1218,"gender":"Mrs."},{"id":3278,"name":"Frank","play_id":1218,"gender":"Mrs."},{"id":3285,"name":"4e. Coopérateur de Discord","play_id":1218,"gender":"Mrs."},{"id":3288,"name":"3e. Journaliste","play_id":1218,"gender":"Mrs."},{"id":3284,"name":"Fastidius, Coopérateur de Discord","play_id":1218,"gender":"Mrs."},{"id":3282,"name":"Crispin","play_id":1218,"gender":"Mrs."},{"id":3287,"name":"1er. Journaliste","play_id":1218,"gender":"Mrs."},{"id":3293,"name":"Nicole","play_id":1218,"gender":"Mes."},{"id":3290,"name":"2e. Journaliste","play_id":1218,"gender":"Mrs."},{"id":3283,"name":"Desquibas, Coopérateur de Discord","play_id":1218,"gender":"Mrs."},{"id":459,"name":"Merlin","play_id":1345,"gender":"Mrs."},{"id":465,"name":"Le Comte","play_id":1345,"gender":"Mrs."},{"id":463,"name":"Mme. Philidor","play_id":1345,"gender":"Mes."},{"id":2583,"name":"Un Laquais","play_id":1345,"gender":"Mrs."},{"id":461,"name":"Angélique","play_id":1345,"gender":"Mes."},{"id":890,"name":"La Ronce","play_id":1345,"gender":"Mrs."},{"id":464,"name":"Le Chevalier","play_id":1345,"gender":"Mrs."},{"id":460,"name":"M. Philidor","play_id":1345,"gender":"Mrs."},{"id":462,"name":"Le Marquis","play_id":1345,"gender":"Mrs."},{"id":1499,"name":"Isabelle","play_id":1346,"gender":"Mes."},{"id":1500,"name":"Nérine","play_id":1346,"gender":"Mes."},{"id":1498,"name":"Lépine","play_id":1346,"gender":"Mrs."},{"id":1491,"name":"Valère","play_id":1346,"gender":"Mrs."},{"id":1489,"name":"Oronte","play_id":1346,"gender":"Mrs."},{"id":1490,"name":"Cléon","play_id":1346,"gender":"Mrs."},{"id":1492,"name":"Michaut","play_id":1346,"gender":"Mrs."},{"id":1495,"name":"Julie","play_id":1346,"gender":"Mes."},{"id":1496,"name":"Célimène","play_id":1346,"gender":"Mes."},{"id":1493,"name":"La Comtesse","play_id":1346,"gender":"Mes."},{"id":1494,"name":"Pasquin","play_id":1346,"gender":"Mrs."},{"id":1497,"name":"Javotte","play_id":1346,"gender":"Mes."},{"id":268,"name":"Valère","play_id":1350,"gender":"Mrs."},{"id":157,"name":"Angélique","play_id":1350,"gender":"Mes."},{"id":156,"name":"Mme. Oronte","play_id":1350,"gender":"Mes."},{"id":4333,"name":"Rosalie","play_id":1350,"gender":"Mes."},{"id":153,"name":"Le Laquais","play_id":1350,"gender":"Mrs."},{"id":148,"name":"Lucas","play_id":1350,"gender":"Mrs."},{"id":150,"name":"M. Oronte","play_id":1350,"gender":"Mrs."},{"id":151,"name":"Le Notaire","play_id":1350,"gender":"Mrs."},{"id":155,"name":"Thibaudois","play_id":1350,"gender":"Mrs."},{"id":5103,"name":"Abdir","play_id":4832,"gender":"Mrs."},{"id":5108,"name":"L'Esclave d'Abdir","play_id":4832,"gender":"Mrs."},{"id":5104,"name":"L'Ambassadeur des Persans","play_id":4832,"gender":"Mrs."},{"id":5105,"name":"Le Vice-Président du Conseil","play_id":4832,"gender":"Mrs."},{"id":5113,"name":"La Mère d'Abdir","play_id":4832,"gender":"Mes."},{"id":5109,"name":"Un Envoyé de Tongès","play_id":4832,"gender":"Mrs."},<text:soft-page-break/>{"id":5107,"name":"Nouddi","play_id":4832,"gender":"Mrs."},{"id":5110,"name":"Un Officier","play_id":4832,"gender":"Mrs."},{"id":5111,"name":"Un Prisonnier","play_id":4832,"gender":"Mrs."},{"id":5106,"name":"Bazirkan","play_id":4832,"gender":"Mrs."},{"id":5112,"name":"Mirzane","play_id":4832,"gender":"Mes."},{"id":5133,"name":"Une Suivante (muette)","play_id":4832,"gender":"Mes."},{"id":2677,"name":"Tamire","play_id":4833,"gender":"Mes."},{"id":2674,"name":"Agénor","play_id":4833,"gender":"Mrs."},{"id":2675,"name":"Alexandre","play_id":4833,"gender":"Mrs."},{"id":2673,"name":"Élise","play_id":4833,"gender":"Mes."},{"id":2676,"name":"Aminte","play_id":4833,"gender":"Mrs."},{"id":2389,"name":"Alise","play_id":4835,"gender":"Mes."},{"id":2708,"name":"Enfant de Pepin","play_id":4835,"gender":"Mes."},{"id":2392,"name":"Fanie","play_id":4835,"gender":"Mes."},{"id":2703,"name":"Un Officier","play_id":4835,"gender":"Mrs."},{"id":2393,"name":"Argénice","play_id":4835,"gender":"Mes."},{"id":2391,"name":"Adélaïde","play_id":4835,"gender":"Mes."},{"id":2385,"name":"Pépin","play_id":4835,"gender":"Mrs."},{"id":2704,"name":"Un Officier de Pépin","play_id":4835,"gender":"Mrs."},{"id":2705,"name":"Orphise","play_id":4835,"gender":"Mes."},{"id":2706,"name":"Une Assistante","play_id":4835,"gender":"Mes."},{"id":2388,"name":"Un Officier","play_id":4835,"gender":"Mrs."},{"id":2387,"name":"Cléonime","play_id":4835,"gender":"Mrs."},{"id":2386,"name":"Ricomer","play_id":4835,"gender":"Mrs."},{"id":2390,"name":"Margiste","play_id":4835,"gender":"Mes."},{"id":2707,"name":"Enfant de Pepin","play_id":4835,"gender":"Mes."},{"id":74,"name":"Le Duc de Vendôme","play_id":4836,"gender":"Mrs."},{"id":85,"name":"Adélaïde du Guesclin","play_id":4836,"gender":"Mes."},{"id":75,"name":"Le Duc de Nemours","play_id":4836,"gender":"Mrs."},{"id":81,"name":"Le sire de Courcy","play_id":4836,"gender":"Mrs."},{"id":5099,"name":"Un officier","play_id":4836,"gender":"Mrs."},{"id":80,"name":"Dangeste","play_id":4836,"gender":"Mrs."},{"id":2100,"name":"Chef des Gardes","play_id":4836,"gender":"Mrs."},{"id":84,"name":"Un Officier du Duc de Vendôme","play_id":4836,"gender":"Mrs."},{"id":82,"name":"Taïse","play_id":4836,"gender":"Mes."},{"id":2829,"name":"Farville","play_id":4837,"gender":"Mrs."},{"id":2831,"name":"Adélaïde","play_id":4837,"gender":"Mes."},{"id":2832,"name":"Hortense","play_id":4837,"gender":"Mes."},{"id":2830,"name":"Dorval","play_id":4837,"gender":"Mrs."},{"id":2828,"name":"Meillecourt","play_id":4837,"gender":"Mrs."},{"id":4387,"name":"Polycrate","play_id":4840,"gender":"Mrs."},{"id":4388,"name":"Argide","play_id":4840,"gender":"Mrs."},{"id":4389,"name":"Idasan","play_id":4840,"gender":"Mrs."},{"id":4390,"name":"Idace","play_id":4840,"gender":"Mes."},{"id":4392,"name":"Un Officier","play_id":4840,"gender":"Mrs."},{"id":4393,"name":"Barsine, Prêtresse de Cérès","play_id":4840,"gender":"Mes."},{"id":4391,"name":"Elpénor","play_id":4840,"gender":"Mrs."},{"id":4386,"name":"Agathocle","play_id":4840,"gender":"Mrs."},{"id":4738,"name":"Egeste","play_id":4840,"gender":"Mrs."},{"id":3245,"name":"Ampharès","play_id":4841,"gender":"Mrs."},{"id":3253,"name":"Agésistrale","play_id":4841,"gender":"Mes."},{"id":3251,"name":"Un Chef de Soldats","play_id":4841,"gender":"Mrs."},{"id":4581,"name":"Phénice","play_id":4841,"gender":"Mes."},{"id":4580,"name":"Spartiate","play_id":4841,"gender":"Mrs."},{"id":3244,"name":"Agis","play_id":4841,"gender":"Mrs."},{"id":3249,"name":"Ephore","play_id":4841,"gender":"Mrs."},{"id":3254,"name":"Chélonis","play_id":4841,"gender":"Mes."},{"id":3246,"name":"Léonidas","play_id":4841,"gender":"Mrs."},{"id":3252,"name":"Un Soldat","play_id":4841,"gender":"Mrs."},{"id":3248,"name":"Un Autre","play_id":4841,"gender":"Mrs."},{"id":4582,"name":"Chélonidas","play_id":4841,"gender":"Mes."},{"id":3247,"name":"Lysander","play_id":4841,"gender":"Mrs."},{"id":4166,"name":"Un Chevalier","play_id":4844,"gender":"Mrs."},{"id":4160,"name":"Ernest","play_id":4844,"gender":"Mrs."},<text:soft-page-break/>{"id":4164,"name":"Maxelrain","play_id":4844,"gender":"Mrs."},{"id":4167,"name":"Maréchal de Camp","play_id":4844,"gender":"Mrs."},{"id":4168,"name":"Émilie","play_id":4844,"gender":"Mes."},{"id":4162,"name":"Jarmack","play_id":4844,"gender":"Mrs."},{"id":4165,"name":"Covald","play_id":4844,"gender":"Mrs."},{"id":4161,"name":"Albert","play_id":4844,"gender":"Mrs."},{"id":5084,"name":"Maréchal de Camp","play_id":4844,"gender":"Mrs."},{"id":4163,"name":"Thorinx","play_id":4844,"gender":"Mrs."},{"id":2425,"name":"Adéline","play_id":4845,"gender":"Mes."},{"id":2414,"name":"Vilkin","play_id":4845,"gender":"Mrs."},{"id":3611,"name":"Un Assistant","play_id":4845,"gender":"Mrs."},{"id":2418,"name":"Un Vieux Officier","play_id":4845,"gender":"Mrs."},{"id":2417,"name":"Gérard","play_id":4845,"gender":"Mrs."},{"id":2423,"name":"Un Bon Fermier","play_id":4845,"gender":"Mrs."},{"id":2413,"name":"Valter","play_id":4845,"gender":"Mrs."},{"id":2419,"name":"Un Auteur","play_id":4845,"gender":"Mrs."},{"id":2420,"name":"Un Homme à projets","play_id":4845,"gender":"Mrs."},{"id":2421,"name":"Un Négociant","play_id":4845,"gender":"Mrs."},{"id":2424,"name":"Mme. Laurence","play_id":4845,"gender":"Mes."},{"id":2459,"name":"Un Seigneur","play_id":4845,"gender":"Mrs."},{"id":2411,"name":"Albert","play_id":4845,"gender":"Mrs."},{"id":2422,"name":"Assistant","play_id":4845,"gender":"Mrs."},{"id":2416,"name":"Un Huissier","play_id":4845,"gender":"Mrs."},{"id":2412,"name":"Tezel","play_id":4845,"gender":"Mrs."},{"id":2426,"name":"Une Veuve","play_id":4845,"gender":"Mes."},{"id":2415,"name":"Dérik","play_id":4845,"gender":"Mrs."},{"id":2074,"name":"Fronton","play_id":4846,"gender":"Mrs."},{"id":2079,"name":"Nérine","play_id":4846,"gender":"Mes."},{"id":2073,"name":"Eucratès","play_id":4846,"gender":"Mrs."},{"id":2072,"name":"Elatès","play_id":4846,"gender":"Mrs."},{"id":2078,"name":"Glicérie","play_id":4846,"gender":"Mes."},{"id":2075,"name":"Alcidonis","play_id":4846,"gender":"Mrs."},{"id":2077,"name":"Eupolie","play_id":4846,"gender":"Mes."},{"id":2076,"name":"Dave","play_id":4846,"gender":"Mrs."},{"id":3373,"name":"Natalie","play_id":4847,"gender":"Mes."},{"id":3370,"name":"Un Guerrier","play_id":4847,"gender":"Mrs."},{"id":3372,"name":"Alphée","play_id":4847,"gender":"Mes."},{"id":3369,"name":"Skerlock","play_id":4847,"gender":"Mrs."},{"id":3371,"name":"Zarine","play_id":4847,"gender":"Mes."},{"id":3367,"name":"Zili","play_id":4847,"gender":"Mrs."},{"id":3368,"name":"Dorset","play_id":4847,"gender":"Mrs."},{"id":3366,"name":"Holbert","play_id":4847,"gender":"Mrs."},{"id":989,"name":"Gusman","play_id":4849,"gender":"Mrs."},{"id":994,"name":"Céphane","play_id":4849,"gender":"Mes."},{"id":991,"name":"D. Alonse","play_id":4849,"gender":"Mrs."},{"id":997,"name":"Zamore","play_id":4849,"gender":"Mrs."},{"id":990,"name":"Alvarès","play_id":4849,"gender":"Mrs."},{"id":996,"name":"Un Amériquain","play_id":4849,"gender":"Mrs."},{"id":992,"name":"Alzire","play_id":4849,"gender":"Mes."},{"id":993,"name":"Emire","play_id":4849,"gender":"Mes."},{"id":995,"name":"Montèze","play_id":4849,"gender":"Mrs."},{"id":2985,"name":"Céphane","play_id":4849,"gender":"Mrs."},{"id":2600,"name":"Un Garde","play_id":4849,"gender":"Mrs."},{"id":1584,"name":"Un Officier","play_id":4853,"gender":"Mrs."},{"id":1579,"name":"Lysias","play_id":4853,"gender":"Mrs."},{"id":1578,"name":"Orobaze","play_id":4853,"gender":"Mrs."},{"id":1582,"name":"Un Prêtre","play_id":4853,"gender":"Mrs."},{"id":1583,"name":"Amélise","play_id":4853,"gender":"Mes."},{"id":1580,"name":"Idamas","play_id":4853,"gender":"Mrs."},{"id":1577,"name":"Gélanor","play_id":4853,"gender":"Mrs."},{"id":1586,"name":"Doris","play_id":4853,"gender":"Mes."},{"id":1585,"name":"Arsacès","play_id":4853,"gender":"Mes."},{"id":1581,"name":"Hydaspe","play_id":4853,"gender":"Mrs."},{"id":1992,"name":"Nadine","play_id":4856,"gender":"Mes."},<text:soft-page-break/>{"id":1989,"name":"Assan","play_id":4856,"gender":"Mes."},{"id":1988,"name":"Azor","play_id":4856,"gender":"Mrs."},{"id":1990,"name":"Zaleg","play_id":4856,"gender":"Mrs."},{"id":1991,"name":"Zemire","play_id":4856,"gender":"Mes."},{"id":1541,"name":"Amphitrion","play_id":4857,"gender":"Mrs."},{"id":1538,"name":"Mercure","play_id":4857,"gender":"Mrs."},{"id":1539,"name":"Jupiter","play_id":4857,"gender":"Mrs."},{"id":1807,"name":"Un Officier","play_id":4857,"gender":"Mrs."},{"id":1548,"name":"Alcmène","play_id":4857,"gender":"Mes."},{"id":1542,"name":"Polidas","play_id":4857,"gender":"Mrs."},{"id":1540,"name":"Posiclès","play_id":4857,"gender":"Mrs."},{"id":1543,"name":"Sosie","play_id":4857,"gender":"Mrs."},{"id":1547,"name":"Argatiphontidas","play_id":4857,"gender":"Mrs."},{"id":2953,"name":"Naucratès","play_id":4857,"gender":"Mrs."},{"id":1545,"name":"La Nuit","play_id":4857,"gender":"Mes."},{"id":1546,"name":"Cléanthis","play_id":4857,"gender":"Mes."},{"id":204,"name":"Pylade","play_id":4858,"gender":"Mrs."},{"id":210,"name":"Céphise","play_id":4858,"gender":"Mes."},{"id":212,"name":"Hermione","play_id":4858,"gender":"Mes."},{"id":202,"name":"Pyrrhus","play_id":4858,"gender":"Mrs."},{"id":207,"name":"Cléone","play_id":4858,"gender":"Mes."},{"id":208,"name":"Andromaque","play_id":4858,"gender":"Mes."},{"id":203,"name":"Phoenix","play_id":4858,"gender":"Mrs."},{"id":201,"name":"Oreste","play_id":4858,"gender":"Mrs."},{"id":5207,"name":"Crispe","play_id":4859,"gender":"Mrs."},{"id":5202,"name":"Marcène","play_id":4859,"gender":"Mrs."},{"id":5208,"name":"Irène","play_id":4859,"gender":"Mes."},{"id":5199,"name":"Colojean","play_id":4859,"gender":"Mrs."},{"id":5203,"name":"Léome","play_id":4859,"gender":"Mrs."},{"id":5204,"name":"Martian","play_id":4859,"gender":"Mrs."},{"id":5201,"name":"Léon","play_id":4859,"gender":"Mrs."},{"id":5200,"name":"Andronic","play_id":4859,"gender":"Mrs."},{"id":5210,"name":"Narcée","play_id":4859,"gender":"Mes."},{"id":5209,"name":"Eudone","play_id":4859,"gender":"Mes."},{"id":5206,"name":"Gélas","play_id":4859,"gender":"Mrs."},{"id":5205,"name":"Aspar","play_id":4859,"gender":"Mrs."},{"id":4289,"name":"Hémon","play_id":4861,"gender":"Mrs."},{"id":4290,"name":"Ismène","play_id":4861,"gender":"Mes."},{"id":4288,"name":"3e Grand et Thébain","play_id":4861,"gender":"Mrs."},{"id":4294,"name":"4e Grand et Thébain","play_id":4861,"gender":"Mrs."},{"id":4292,"name":"2e Grand et Thébain","play_id":4861,"gender":"Mrs."},{"id":4293,"name":"Antigone","play_id":4861,"gender":"Mes."},{"id":4291,"name":"1er Grand et Thébain","play_id":4861,"gender":"Mrs."},{"id":4287,"name":"Créon","play_id":4861,"gender":"Mrs."},{"id":5286,"name":"Ethéocle","play_id":4861,"gender":"Mrs."},{"id":4286,"name":"Tirésias","play_id":4861,"gender":"Mrs."},{"id":5285,"name":"L'Enfant","play_id":4861,"gender":"Mes."},{"id":4868,"name":"Campaspe","play_id":4863,"gender":"Mes."},{"id":4869,"name":"Ephestion","play_id":4863,"gender":"Mrs."},{"id":4866,"name":"Alexandre","play_id":4863,"gender":"Mrs."},{"id":4867,"name":"Apelle","play_id":4863,"gender":"Mrs."},{"id":1184,"name":"Oenarus","play_id":4865,"gender":"Mrs."},{"id":1186,"name":"Pirithous","play_id":4865,"gender":"Mrs."},{"id":1189,"name":"Nérine","play_id":4865,"gender":"Mes."},{"id":1188,"name":"Ariane","play_id":4865,"gender":"Mes."},{"id":1183,"name":"Arcas","play_id":4865,"gender":"Mrs."},{"id":1185,"name":"Thésée","play_id":4865,"gender":"Mrs."},{"id":1187,"name":"Phèdre","play_id":4865,"gender":"Mes."},{"id":1482,"name":"Artaxerce","play_id":4867,"gender":"Mrs."},{"id":1487,"name":"Emirène","play_id":4867,"gender":"Mes."},{"id":1488,"name":"Élise","play_id":4867,"gender":"Mes."},{"id":1483,"name":"Arbace","play_id":4867,"gender":"Mrs."},{"id":1484,"name":"Mégabise","play_id":4867,"gender":"Mrs."},{"id":1486,"name":"Artaban","play_id":4867,"gender":"Mrs."},<text:soft-page-break/>{"id":1485,"name":"Un Officier","play_id":4867,"gender":"Mrs."},{"id":3557,"name":"Ulisse","play_id":4871,"gender":"Mrs."},{"id":3561,"name":"Andromaque","play_id":4871,"gender":"Mes."},{"id":3556,"name":"Thestor","play_id":4871,"gender":"Mrs."},{"id":3559,"name":"Céphise","play_id":4871,"gender":"Mes."},{"id":3555,"name":"Pirrhus","play_id":4871,"gender":"Mrs."},{"id":3562,"name":"Astianax (personnage muet)","play_id":4871,"gender":"Mes."},{"id":3558,"name":"Phinéas","play_id":4871,"gender":"Mrs."},{"id":3560,"name":"Phoenix","play_id":4871,"gender":"Mrs."},{"id":1373,"name":"Nabal","play_id":4872,"gender":"Mrs."},{"id":1368,"name":"Abner","play_id":4872,"gender":"Mrs."},{"id":1369,"name":"Mathan","play_id":4872,"gender":"Mrs."},{"id":1375,"name":"Athalie","play_id":4872,"gender":"Mes."},{"id":1372,"name":"Zacharie","play_id":4872,"gender":"Mes."},{"id":5234,"name":"Un Lévite","play_id":4872,"gender":"Mrs."},{"id":1371,"name":"Azarias","play_id":4872,"gender":"Mrs."},{"id":1378,"name":"La Nourrice","play_id":4872,"gender":"Mes."},{"id":1370,"name":"Le Lévite","play_id":4872,"gender":"Mrs."},{"id":1380,"name":"Josabeth","play_id":4872,"gender":"Mes."},{"id":1367,"name":"Joad","play_id":4872,"gender":"Mrs."},{"id":1374,"name":"Agar","play_id":4872,"gender":"Mes."},{"id":1379,"name":"Ismaël","play_id":4872,"gender":"Mrs."},{"id":1376,"name":"Joas","play_id":4872,"gender":"Mes."},{"id":1377,"name":"Salomith","play_id":4872,"gender":"Mes."},{"id":4380,"name":"Théodamie","play_id":4874,"gender":"Mes."},{"id":4379,"name":"Euristhène","play_id":4874,"gender":"Mrs."},{"id":4381,"name":"Léonide","play_id":4874,"gender":"Mes."},{"id":4382,"name":"Plisthène","play_id":4874,"gender":"Mrs."},{"id":4383,"name":"Atrée","play_id":4874,"gender":"Mrs."},{"id":4376,"name":"Thieste","play_id":4874,"gender":"Mrs."},{"id":4378,"name":"Thessandre","play_id":4874,"gender":"Mrs."},{"id":4377,"name":"Alcimédon","play_id":4874,"gender":"Mrs."},{"id":2312,"name":"Nanette","play_id":4875,"gender":"Mes."},{"id":2307,"name":"Pasquin","play_id":4875,"gender":"Mrs."},{"id":2311,"name":"Lisette","play_id":4875,"gender":"Mes."},{"id":2310,"name":"Agathe","play_id":4875,"gender":"Mes."},{"id":2309,"name":"Niçaise","play_id":4875,"gender":"Mrs."},{"id":2308,"name":"Colin","play_id":4875,"gender":"Mrs."},{"id":2306,"name":"Dorante","play_id":4875,"gender":"Mrs."},{"id":4543,"name":"Domitius","play_id":4876,"gender":"Mrs."},{"id":4542,"name":"Maxime","play_id":4876,"gender":"Mrs."},{"id":4541,"name":"Fulvie","play_id":4876,"gender":"Mes."},{"id":4539,"name":"Agathocle","play_id":4876,"gender":"Mrs."},{"id":4540,"name":"Augusta","play_id":4876,"gender":"Mes."},{"id":3589,"name":"Un Garçon Anglais","play_id":4877,"gender":"Mrs."},{"id":3595,"name":"Auguste","play_id":4877,"gender":"Mes."},{"id":3600,"name":"Mme. Philips","play_id":4877,"gender":"Mes."},{"id":3729,"name":"Ernest","play_id":4877,"gender":"Mrs."},{"id":3593,"name":"Un Garçon Italien","play_id":4877,"gender":"Mrs."},{"id":3596,"name":"Théodore","play_id":4877,"gender":"Mes."},{"id":3597,"name":"La Mère d'Auguste","play_id":4877,"gender":"Mes."},{"id":3599,"name":"Caroline","play_id":4877,"gender":"Mes."},{"id":3594,"name":"Un Garçon Allemand","play_id":4877,"gender":"Mrs."},{"id":3591,"name":"Un Cocher","play_id":4877,"gender":"Mrs."},{"id":3592,"name":"Un Garçon Français","play_id":4877,"gender":"Mrs."},{"id":3588,"name":"Le Roi","play_id":4877,"gender":"Mrs."},{"id":3590,"name":"Philips","play_id":4877,"gender":"Mrs."},{"id":3598,"name":"Lisbeth","play_id":4877,"gender":"Mes."},{"id":5069,"name":"Narsès","play_id":4878,"gender":"Mrs."},{"id":5066,"name":"Turenne","play_id":4878,"gender":"Mrs."},{"id":5068,"name":"Azémire","play_id":4878,"gender":"Mes."},{"id":5067,"name":"D'Amboise","play_id":4878,"gender":"Mrs."},{"id":5065,"name":"Soliman","play_id":4878,"gender":"Mrs."},{"id":5070,"name":"Ismène","play_id":4878,"gender":"Mes."},<text:soft-page-break/>{"id":1984,"name":"Zatime","play_id":4879,"gender":"Mes."},{"id":1985,"name":"Roxane","play_id":4879,"gender":"Mes."},{"id":1986,"name":"Zaïre","play_id":4879,"gender":"Mes."},{"id":1981,"name":"Acomat","play_id":4879,"gender":"Mrs."},{"id":1980,"name":"Bajazet","play_id":4879,"gender":"Mrs."},{"id":1983,"name":"Atalide","play_id":4879,"gender":"Mes."},{"id":1982,"name":"Osmin","play_id":4879,"gender":"Mrs."},{"id":3937,"name":"Barnevelt","play_id":4880,"gender":"Mrs."},{"id":3938,"name":"Un Officier","play_id":4880,"gender":"Mrs."},{"id":3942,"name":"Adersens","play_id":4880,"gender":"Mrs."},{"id":3940,"name":"L'Ambassadeur de France","play_id":4880,"gender":"Mrs."},{"id":3939,"name":"Maurice","play_id":4880,"gender":"Mrs."},{"id":3941,"name":"Marie d'Utrecht","play_id":4880,"gender":"Mes."},{"id":3936,"name":"Stotembourg","play_id":4880,"gender":"Mrs."},{"id":3432,"name":"Paulin","play_id":4881,"gender":"Mrs."},{"id":3431,"name":"Titus","play_id":4881,"gender":"Mrs."},{"id":3429,"name":"Phénice","play_id":4881,"gender":"Mes."},{"id":3430,"name":"Arsace","play_id":4881,"gender":"Mrs."},{"id":3426,"name":"Antiochus","play_id":4881,"gender":"Mrs."},{"id":3428,"name":"Bérénice","play_id":4881,"gender":"Mes."},{"id":3427,"name":"Rutile","play_id":4881,"gender":"Mrs."},{"id":1650,"name":"Tomi","play_id":4882,"gender":"Mes."},{"id":1645,"name":"Béverlei","play_id":4882,"gender":"Mrs."},{"id":1652,"name":"Henriette","play_id":4882,"gender":"Mes."},{"id":1646,"name":"Leuson","play_id":4882,"gender":"Mrs."},{"id":1846,"name":"Un Inconnu","play_id":4882,"gender":"Mrs."},{"id":5243,"name":"Tomi","play_id":4882,"gender":"Mrs."},{"id":1648,"name":"Jarvis","play_id":4882,"gender":"Mrs."},{"id":1649,"name":"Mme. Béverlei","play_id":4882,"gender":"Mes."},{"id":1651,"name":"Un Sergent","play_id":4882,"gender":"Mrs."},{"id":1647,"name":"Stukéli","play_id":4882,"gender":"Mrs."},{"id":2161,"name":"Laure","play_id":4883,"gender":"Mes."},{"id":2162,"name":"Blanche","play_id":4883,"gender":"Mes."},{"id":2159,"name":"Guiscard","play_id":4883,"gender":"Mrs."},{"id":2160,"name":"Le Comte Osmont","play_id":4883,"gender":"Mrs."},{"id":2164,"name":"Siffrédi","play_id":4883,"gender":"Mrs."},{"id":2163,"name":"Rodolphe","play_id":4883,"gender":"Mrs."},{"id":3585,"name":"Euphanor","play_id":4884,"gender":"Mrs."},{"id":3582,"name":"Patrocle","play_id":4884,"gender":"Mrs."},{"id":3580,"name":"Priam","play_id":4884,"gender":"Mrs."},{"id":5081,"name":"Achille","play_id":4884,"gender":"Mrs."},{"id":3579,"name":"Achilée","play_id":4884,"gender":"Mrs."},{"id":3587,"name":"Adraste","play_id":4884,"gender":"Mrs."},{"id":3584,"name":"Ajax","play_id":4884,"gender":"Mrs."},{"id":3586,"name":"Briséïs","play_id":4884,"gender":"Mes."},{"id":3583,"name":"Ulisse","play_id":4884,"gender":"Mrs."},{"id":3581,"name":"Brisès","play_id":4884,"gender":"Mrs."},{"id":1533,"name":"Néron","play_id":4885,"gender":"Mrs."},{"id":1535,"name":"Agrippine","play_id":4885,"gender":"Mes."},{"id":1536,"name":"Albine","play_id":4885,"gender":"Mes."},{"id":1531,"name":"Britannicus","play_id":4885,"gender":"Mrs."},{"id":1532,"name":"Burrhus","play_id":4885,"gender":"Mrs."},{"id":1534,"name":"Narcisse","play_id":4885,"gender":"Mrs."},{"id":1537,"name":"Junie","play_id":4885,"gender":"Mes."},{"id":1177,"name":"Arons","play_id":4886,"gender":"Mrs."},{"id":1174,"name":"Valérius Publicola","play_id":4886,"gender":"Mrs."},{"id":1180,"name":"Albin","play_id":4886,"gender":"Mrs."},{"id":1179,"name":"Proculus","play_id":4886,"gender":"Mrs."},{"id":1176,"name":"Brutus","play_id":4886,"gender":"Mrs."},{"id":1182,"name":"Tullie","play_id":4886,"gender":"Mes."},{"id":1181,"name":"Algine","play_id":4886,"gender":"Mes."},{"id":1175,"name":"Titus","play_id":4886,"gender":"Mrs."},{"id":1178,"name":"Messala","play_id":4886,"gender":"Mrs."},{"id":4489,"name":"Un Esclave","play_id":4886,"gender":"Mrs."},<text:soft-page-break/>{"id":5290,"name":"1er Officier assistan","play_id":4887,"gender":"Mrs."},{"id":5294,"name":"2e Officier assistan","play_id":4887,"gender":"Mrs."},{"id":5293,"name":"Tullus, général des Volsques","play_id":4887,"gender":"Mrs."},{"id":5288,"name":"Coriolan","play_id":4887,"gender":"Mrs."},{"id":5292,"name":"Curion, officier volsque","play_id":4887,"gender":"Mrs."},{"id":5291,"name":"Altius","play_id":4887,"gender":"Mrs."},{"id":5289,"name":"Valérius (Minutius)","play_id":4887,"gender":"Mrs."},{"id":5295,"name":"Véturie","play_id":4887,"gender":"Mes."},{"id":3054,"name":"Lucile","play_id":4889,"gender":"Mes."},{"id":3048,"name":"Sciolto","play_id":4889,"gender":"Mrs."},{"id":3050,"name":"Altamont","play_id":4889,"gender":"Mrs."},{"id":3052,"name":"Un Génois","play_id":4889,"gender":"Mrs."},{"id":3051,"name":"Montalde","play_id":4889,"gender":"Mrs."},{"id":3049,"name":"Lothario","play_id":4889,"gender":"Mrs."},{"id":3053,"name":"Caliste","play_id":4889,"gender":"Mes."},{"id":4944,"name":"Ménès","play_id":4892,"gender":"Mrs."},{"id":4941,"name":"Psammis","play_id":4892,"gender":"Mrs."},{"id":4943,"name":"Phanès","play_id":4892,"gender":"Mrs."},{"id":4938,"name":"Céramis","play_id":4892,"gender":"Mrs."},{"id":4983,"name":"Palmis","play_id":4892,"gender":"Mrs."},{"id":4940,"name":"Nephtis","play_id":4892,"gender":"Mrs."},{"id":4945,"name":"Sérisbé","play_id":4892,"gender":"Mes."},{"id":4939,"name":"Hyrsal","play_id":4892,"gender":"Mrs."},{"id":4984,"name":"Le Grand Prêtre","play_id":4892,"gender":"Mrs."},{"id":4942,"name":"Officier de Céramis","play_id":4892,"gender":"Mrs."},{"id":4946,"name":"Asté","play_id":4892,"gender":"Mes."},{"id":3731,"name":"Charles IX","play_id":4893,"gender":"Mrs."},{"id":3736,"name":"Coligni","play_id":4893,"gender":"Mrs."},{"id":3733,"name":"Le Chancelier","play_id":4893,"gender":"Mrs."},{"id":3841,"name":"L'Hopital","play_id":4893,"gender":"Mrs."},{"id":3737,"name":"Guise","play_id":4893,"gender":"Mrs."},{"id":3734,"name":"Henri IV, Roi de Navare","play_id":4893,"gender":"Mrs."},{"id":3732,"name":"Le Cardinal","play_id":4893,"gender":"Mrs."},{"id":3735,"name":"Catherine de Médicis","play_id":4893,"gender":"Mes."},{"id":352,"name":"Euphorbe","play_id":4894,"gender":"Mrs."},{"id":4082,"name":"Octave","play_id":4894,"gender":"Mrs."},{"id":353,"name":"Émilie","play_id":4894,"gender":"Mes."},{"id":1759,"name":"Polyclete","play_id":4894,"gender":"Mrs."},{"id":355,"name":"Evandre","play_id":4894,"gender":"Mrs."},{"id":349,"name":"Auguste","play_id":4894,"gender":"Mrs."},{"id":354,"name":"Maxime","play_id":4894,"gender":"Mrs."},{"id":350,"name":"Fulvie","play_id":4894,"gender":"Mes."},{"id":351,"name":"Cinna","play_id":4894,"gender":"Mrs."},{"id":2939,"name":"Clémentine","play_id":4895,"gender":"Mes."},{"id":2933,"name":"M. de Franval F.","play_id":4895,"gender":"Mrs."},{"id":2938,"name":"Domestique","play_id":4895,"gender":"Mrs."},{"id":2936,"name":"Charles","play_id":4895,"gender":"Mrs."},{"id":2932,"name":"M. de Franval P","play_id":4895,"gender":"Mrs."},{"id":2931,"name":"Valville","play_id":4895,"gender":"Mrs."},{"id":2935,"name":"St. Germain","play_id":4895,"gender":"Mrs."},{"id":2937,"name":"Louis","play_id":4895,"gender":"Mrs."},{"id":2941,"name":"2e. Fermier","play_id":4895,"gender":"Mrs."},{"id":2934,"name":"Désormes","play_id":4895,"gender":"Mrs."},{"id":2940,"name":"Julie","play_id":4895,"gender":"Mes."},{"id":2930,"name":"M. de Sirvan","play_id":4895,"gender":"Mrs."},{"id":2942,"name":"1er. Fermier","play_id":4895,"gender":"Mrs."},{"id":5167,"name":"Suivante de Cléopâtre","play_id":4896,"gender":"Mes."},{"id":4806,"name":"Antoine","play_id":4896,"gender":"Mrs."},{"id":4808,"name":"Ventidius","play_id":4896,"gender":"Mrs."},{"id":4809,"name":"Cléopâtre","play_id":4896,"gender":"Mes."},{"id":4812,"name":"Octavie","play_id":4896,"gender":"Mes."},{"id":5166,"name":"Eros","play_id":4896,"gender":"Mrs."},{"id":4810,"name":"Proculéïus","play_id":4896,"gender":"Mrs."},<text:soft-page-break/>{"id":4807,"name":"Octave","play_id":4896,"gender":"Mrs."},{"id":4811,"name":"Charmion","play_id":4896,"gender":"Mes."},{"id":4813,"name":"Esclave d'Octavie (muette)","play_id":4896,"gender":"Mes."},{"id":373,"name":"Le Bailli","play_id":4897,"gender":"Mrs."},{"id":369,"name":"M. Robinot","play_id":4897,"gender":"Mrs."},{"id":372,"name":"Eraste","play_id":4897,"gender":"Mrs."},{"id":368,"name":"Mathurin","play_id":4897,"gender":"Mrs."},{"id":370,"name":"Lépine","play_id":4897,"gender":"Mrs."},{"id":375,"name":"Mme. Brillard","play_id":4897,"gender":"Mes."},{"id":371,"name":"Angélique","play_id":4897,"gender":"Mes."},{"id":2409,"name":"Isabelle","play_id":4897,"gender":"Mes."},{"id":2410,"name":"Lisette","play_id":4897,"gender":"Mes."},{"id":374,"name":"Claudine","play_id":4897,"gender":"Mes."},{"id":4706,"name":"Flavie","play_id":4898,"gender":"Mes."},{"id":4700,"name":"C. Marsius (Coriolan)","play_id":4898,"gender":"Mrs."},{"id":4702,"name":"Tullus, Général des Volsques","play_id":4898,"gender":"Mrs."},{"id":4703,"name":"Procule, Officier Volsque","play_id":4898,"gender":"Mrs."},{"id":4704,"name":"Aufide, Officier Volsque","play_id":4898,"gender":null},{"id":4705,"name":"Véturie","play_id":4898,"gender":"Mes."},{"id":4701,"name":"T. Volumnius, Sénateur","play_id":4898,"gender":"Mrs."},{"id":4707,"name":"Un Romain","play_id":4898,"gender":"Mrs."},{"id":4781,"name":"Euripide","play_id":4900,"gender":"Mrs."},{"id":4783,"name":"Melpomène","play_id":4900,"gender":"Mes."},{"id":4776,"name":"Corneille","play_id":4900,"gender":"Mrs."},{"id":4778,"name":"Racine","play_id":4900,"gender":"Mrs."},{"id":4777,"name":"Voltaire","play_id":4900,"gender":"Mrs."},{"id":4779,"name":"Mercure","play_id":4900,"gender":"Mrs."},{"id":4782,"name":"Le Poëte dramaturge","play_id":4900,"gender":"Mrs."},{"id":4780,"name":"Sophocle","play_id":4900,"gender":"Mrs."},{"id":4786,"name":"Le Poëte Gascon","play_id":4900,"gender":"Mrs."},{"id":4784,"name":"Le Poëte tragique","play_id":4900,"gender":"Mrs."},{"id":4785,"name":"Thalie","play_id":4900,"gender":"Mes."},{"id":1323,"name":"Cosroès","play_id":4901,"gender":"Mrs."},{"id":1328,"name":"Persan assistant","play_id":4901,"gender":"Mrs."},{"id":1330,"name":"Un Officier","play_id":4901,"gender":"Mrs."},{"id":1325,"name":"Phalessar","play_id":4901,"gender":"Mrs."},{"id":1324,"name":"Mirzanès","play_id":4901,"gender":"Mrs."},{"id":1329,"name":"Amestris","play_id":4901,"gender":"Mes."},{"id":1326,"name":"Un Satrape","play_id":4901,"gender":"Mrs."},{"id":1327,"name":"Memnon","play_id":4901,"gender":"Mrs."},{"id":1965,"name":"Me. Mirobolan","play_id":4904,"gender":"Mes."},{"id":548,"name":"Crispin","play_id":4904,"gender":"Mrs."},{"id":544,"name":"Lisidor","play_id":4904,"gender":"Mrs."},{"id":552,"name":"Dorine","play_id":4904,"gender":"Mes."},{"id":553,"name":"Alcine","play_id":4904,"gender":"Mes."},{"id":546,"name":"G. Simon","play_id":4904,"gender":"Mrs."},{"id":549,"name":"Mirobolan","play_id":4904,"gender":"Mrs."},{"id":5193,"name":"Clitemnestre","play_id":4904,"gender":"Mes."},{"id":555,"name":"Marin","play_id":4904,"gender":"Mrs."},{"id":554,"name":"Le Chirurgien","play_id":4904,"gender":"Mrs."},{"id":547,"name":"Féliante","play_id":4904,"gender":"Mes."},{"id":550,"name":"Géralde","play_id":4904,"gender":"Mrs."},{"id":551,"name":"Lise","play_id":4904,"gender":"Mes."},{"id":2451,"name":"Anselme","play_id":4906,"gender":"Mrs."},{"id":2456,"name":"Dumesnil","play_id":4906,"gender":"Mrs."},{"id":2458,"name":"Lise","play_id":4906,"gender":"Mes."},{"id":2490,"name":"Lucile","play_id":4906,"gender":"Mes."},{"id":2457,"name":"Lucile","play_id":4906,"gender":"Mes."},{"id":2455,"name":"Sévérius","play_id":4906,"gender":"Mrs."},{"id":2453,"name":"Colin","play_id":4906,"gender":"Mrs."},{"id":2454,"name":"Crispin","play_id":4906,"gender":"Mrs."},{"id":2475,"name":"Géraste","play_id":4906,"gender":"Mrs."},{"id":418,"name":"Lisette","play_id":4907,"gender":"Mes."},{"id":413,"name":"Oronte","play_id":4907,"gender":"Mrs."},{"id":419,"name":"La <text:soft-page-break/>Branche","play_id":4907,"gender":"Mrs."},{"id":415,"name":"Angélique","play_id":4907,"gender":"Mes."},{"id":417,"name":"Mme. Oronte","play_id":4907,"gender":"Mes."},{"id":420,"name":"Valère","play_id":4907,"gender":"Mrs."},{"id":4498,"name":"La Branche","play_id":4907,"gender":"Mrs."},{"id":416,"name":"Crispin","play_id":4907,"gender":"Mrs."},{"id":414,"name":"Orgon","play_id":4907,"gender":"Mrs."},{"id":2332,"name":"Pirrha","play_id":4911,"gender":"Mes."},{"id":2333,"name":"Deucalion","play_id":4911,"gender":"Mrs."},{"id":2334,"name":"L'Amour","play_id":4911,"gender":"Mes."},{"id":1068,"name":"Zama","play_id":4912,"gender":"Mrs."},{"id":1069,"name":"Achate","play_id":4912,"gender":"Mrs."},{"id":1072,"name":"Didon","play_id":4912,"gender":"Mes."},{"id":1071,"name":"Barcé","play_id":4912,"gender":"Mes."},{"id":1070,"name":"Élise","play_id":4912,"gender":"Mes."},{"id":1067,"name":"Enée","play_id":4912,"gender":"Mrs."},{"id":1066,"name":"Jarbe","play_id":4912,"gender":"Mrs."},{"id":1065,"name":"Madherbal","play_id":4912,"gender":"Mrs."},{"id":1824,"name":"J. Vincent","play_id":4914,"gender":"Mrs."},{"id":1819,"name":"Foucaral","play_id":4914,"gender":"Mrs."},{"id":5296,"name":"D. Roc Zurducai","play_id":4914,"gender":"Mrs."},{"id":1822,"name":"Le Commandeur","play_id":4914,"gender":"Mrs."},{"id":1830,"name":"Llorente Riberos","play_id":4914,"gender":"Mrs."},{"id":1831,"name":"Marine","play_id":4914,"gender":"Mes."},{"id":1826,"name":"Le Bailly","play_id":4914,"gender":"Mrs."},{"id":1818,"name":"D. Japhet","play_id":4914,"gender":"Mrs."},{"id":1821,"name":"M. Antoine","play_id":4914,"gender":"Mrs."},{"id":1829,"name":"Torribis-Poncil","play_id":4914,"gender":"Mrs."},{"id":4302,"name":"Un Gentilhomme","play_id":4914,"gender":"Mrs."},{"id":1827,"name":"Pedro, harangueur","play_id":4914,"gender":"Mrs."},{"id":1820,"name":"D. Alfonce","play_id":4914,"gender":"Mrs."},{"id":2197,"name":"La Duegne","play_id":4914,"gender":"Mrs."},{"id":1832,"name":"Léonore","play_id":4914,"gender":"Mes."},{"id":5214,"name":"D. Enriques","play_id":4914,"gender":"Mrs."},{"id":5244,"name":"La Duegne","play_id":4914,"gender":"Mrs."},{"id":1828,"name":"Le Courier","play_id":4914,"gender":"Mrs."},{"id":1825,"name":"D. Alvare","play_id":4914,"gender":"Mrs."},{"id":1823,"name":"Rodrigue","play_id":4914,"gender":"Mrs."},{"id":2445,"name":"D. Pasquin d'Avalos","play_id":4915,"gender":"Mrs."},{"id":2450,"name":"Lucie","play_id":4915,"gender":"Mes."},{"id":2449,"name":"Marine","play_id":4915,"gender":"Mes."},{"id":2447,"name":"Gusman","play_id":4915,"gender":"Mrs."},{"id":2446,"name":"D. Lope","play_id":4915,"gender":"Mrs."},{"id":2448,"name":"Picard","play_id":4915,"gender":"Mrs."},{"id":4044,"name":"Dorval","play_id":4917,"gender":"Mrs."},{"id":4048,"name":"La Comtesse","play_id":4917,"gender":"Mes."},{"id":4043,"name":"Mondor","play_id":4917,"gender":"Mrs."},{"id":4046,"name":"Dumont","play_id":4917,"gender":"Mrs."},{"id":4045,"name":"Le Médecin","play_id":4917,"gender":"Mrs."},{"id":4047,"name":"Lisette","play_id":4917,"gender":"Mes."},{"id":363,"name":"Gaspard","play_id":4918,"gender":"Mrs."},{"id":367,"name":"La Violette","play_id":4918,"gender":"Mrs."},{"id":362,"name":"Mariane","play_id":4918,"gender":"Mes."},{"id":366,"name":"M. Dupuis","play_id":4918,"gender":"Mrs."},{"id":365,"name":"M. Desronais","play_id":4918,"gender":"Mrs."},{"id":4384,"name":"Le Laquais","play_id":4918,"gender":"Mrs."},{"id":5095,"name":"Le Notaire","play_id":4918,"gender":"Mrs."},{"id":5096,"name":"Un domestique","play_id":4918,"gender":"Mrs."},{"id":364,"name":"Clénard","play_id":4918,"gender":"Mrs."},{"id":4925,"name":"Underplot","play_id":4919,"gender":"Mrs."},{"id":4927,"name":"Pauline","play_id":4919,"gender":"Mes."},{"id":4924,"name":"Edgard","play_id":4919,"gender":"Mrs."},{"id":4926,"name":"Auberthon","play_id":4919,"gender":null},{"id":1859,"name":"Électre","play_id":4922,"gender":"Mes."},<text:soft-page-break/>{"id":1858,"name":"Clitemnestre","play_id":4922,"gender":"Mes."},{"id":1861,"name":"Mélite","play_id":4922,"gender":"Mes."},{"id":1855,"name":"Anténor","play_id":4922,"gender":"Mrs."},{"id":1854,"name":"Itys","play_id":4922,"gender":"Mrs."},{"id":1856,"name":"Palamède","play_id":4922,"gender":"Mrs."},{"id":1853,"name":"Egisthe","play_id":4922,"gender":"Mrs."},{"id":1852,"name":"Oreste","play_id":4922,"gender":"Mrs."},{"id":1857,"name":"Arcas","play_id":4922,"gender":"Mrs."},{"id":1860,"name":"Iphianasse","play_id":4922,"gender":"Mes."},{"id":3675,"name":"Prêtresse Assistante","play_id":4925,"gender":"Mes."},{"id":3669,"name":"Osmide","play_id":4925,"gender":"Mrs."},{"id":3674,"name":"Prêtresse Assistante","play_id":4925,"gender":"Mes."},{"id":3670,"name":"Émire","play_id":4925,"gender":"Mes."},{"id":3671,"name":"Arélie","play_id":4925,"gender":"Mes."},{"id":3672,"name":"Éricie","play_id":4925,"gender":"Mes."},{"id":3668,"name":"Aurelle","play_id":4925,"gender":"Mrs."},{"id":3676,"name":"Prêtresse Assistante","play_id":4925,"gender":"Mes."},{"id":3673,"name":"Prêtresse Assistante","play_id":4925,"gender":"Mes."},{"id":2118,"name":"Griffet","play_id":4926,"gender":"Mrs."},{"id":2127,"name":"Léonide","play_id":4926,"gender":"Mes."},{"id":2113,"name":"Crésus","play_id":4926,"gender":"Mrs."},{"id":2122,"name":"L'Officier Garde","play_id":4926,"gender":"Mrs."},{"id":2125,"name":"Rodope","play_id":4926,"gender":"Mes."},{"id":2115,"name":"Tirrène","play_id":4926,"gender":"Mrs."},{"id":2121,"name":"Atis","play_id":4926,"gender":"Mrs."},{"id":2124,"name":"Arsinoé","play_id":4926,"gender":"Mes."},{"id":4000,"name":"Le Capitaine","play_id":4926,"gender":"Mrs."},{"id":2119,"name":"Plexipe","play_id":4926,"gender":"Mrs."},{"id":2114,"name":"Esope","play_id":4926,"gender":"Mrs."},{"id":2120,"name":"Cléon","play_id":4926,"gender":"Mrs."},{"id":2126,"name":"Laïs","play_id":4926,"gender":"Mes."},{"id":2123,"name":"Licas","play_id":4926,"gender":"Mrs."},{"id":2117,"name":"Trasibule","play_id":4926,"gender":"Mrs."},{"id":2116,"name":"Iphis","play_id":4926,"gender":"Mrs."},{"id":1422,"name":"Le Lord","play_id":4927,"gender":"Mrs."},{"id":3039,"name":"Un Laquais","play_id":4927,"gender":"Mrs."},{"id":4361,"name":"Un Valet","play_id":4927,"gender":"Mrs."},{"id":1425,"name":"Sir Charles","play_id":4927,"gender":"Mrs."},{"id":1427,"name":"Cowerly","play_id":4927,"gender":"Mrs."},{"id":1426,"name":"Eugénie","play_id":4927,"gender":"Mes."},{"id":1421,"name":"Le Baron","play_id":4927,"gender":"Mrs."},{"id":1430,"name":"Betsy","play_id":4927,"gender":"Mes."},{"id":1424,"name":"Mme. Murer","play_id":4927,"gender":"Mes."},{"id":1429,"name":"Drinck","play_id":4927,"gender":"Mrs."},{"id":1423,"name":"Robert","play_id":4927,"gender":"Mrs."},{"id":1428,"name":"Un Laquais non parlant","play_id":4927,"gender":"Mrs."},{"id":3508,"name":"Le Comte","play_id":4927,"gender":"Mrs."},{"id":3349,"name":"Le Comte de Clarendon","play_id":4927,"gender":"Mrs."},{"id":4375,"name":"Un Domestique","play_id":4927,"gender":"Mrs."},{"id":1479,"name":"Florinde","play_id":4929,"gender":"Mes."},{"id":1480,"name":"Elmire","play_id":4929,"gender":"Mes."},{"id":1477,"name":"Manrique","play_id":4929,"gender":"Mrs."},{"id":1478,"name":"Un Soldat Maure","play_id":4929,"gender":"Mrs."},{"id":1476,"name":"Le Comte Julien","play_id":4929,"gender":"Mrs."},{"id":1475,"name":"Rodéric","play_id":4929,"gender":"Mrs."},{"id":2566,"name":"Gabrielle","play_id":4930,"gender":"Mes."},{"id":2567,"name":"Isaure","play_id":4930,"gender":"Mes."},{"id":2565,"name":"Monlac","play_id":4930,"gender":"Mrs."},{"id":2563,"name":"Faïel","play_id":4930,"gender":"Mrs."},{"id":3445,"name":"Raoul","play_id":4930,"gender":"Mrs."},{"id":2562,"name":"Coucy","play_id":4930,"gender":"Mrs."},{"id":2564,"name":"Albéric","play_id":4930,"gender":"Mrs."},{"id":1910,"name":"Gaston de Foix","play_id":4931,"gender":"Mrs."},{"id":1917,"name":"Un Vieillard","play_id":4931,"gender":"Mrs."},<text:soft-page-break/>{"id":1918,"name":"Euphémie","play_id":4931,"gender":"Mes."},{"id":1916,"name":"Un Chevalier","play_id":4931,"gender":"Mrs."},{"id":1914,"name":"Le Comte Avogare","play_id":4931,"gender":"Mrs."},{"id":1915,"name":"D'Alegre","play_id":4931,"gender":"Mrs."},{"id":1913,"name":"Le Duc d'Altémore","play_id":4931,"gender":"Mrs."},{"id":5000,"name":"Le Déserteur","play_id":4931,"gender":"Mrs."},{"id":4986,"name":"Nemours","play_id":4931,"gender":"Mrs."},{"id":1911,"name":"Rovère, Duc d'Urbin","play_id":4931,"gender":"Mrs."},{"id":1919,"name":"D'Estaing","play_id":4931,"gender":"Mrs."},{"id":1912,"name":"Le Chevalier Baïard","play_id":4931,"gender":"Mrs."},{"id":2193,"name":"Le Duc d'Urbin","play_id":4931,"gender":"Mrs."},{"id":851,"name":"Angélique","play_id":4932,"gender":"Mes."},{"id":852,"name":"Claudine","play_id":4932,"gender":"Mes."},{"id":850,"name":"Lubin","play_id":4932,"gender":"Mrs."},{"id":859,"name":"Colin","play_id":4932,"gender":"Mrs."},{"id":848,"name":"Clitandre","play_id":4932,"gender":"Mrs."},{"id":846,"name":"George Dandin","play_id":4932,"gender":"Mrs."},{"id":847,"name":"M. de Sotenville","play_id":4932,"gender":"Mrs."},{"id":854,"name":"Mme. de Sotenville","play_id":4932,"gender":"Mes."},{"id":1793,"name":"Cléofé","play_id":4933,"gender":"Mes."},{"id":3960,"name":"Une Suivante","play_id":4933,"gender":"Mes."},{"id":1788,"name":"Gesler, gouverneur du Canton d'Uri","play_id":4933,"gender":"Mrs."},{"id":1796,"name":"Fils","play_id":4933,"gender":"Mes."},{"id":5062,"name":"Une amie de Cléofé","play_id":4933,"gender":"Mes."},{"id":1790,"name":"Un Officier de Gesler","play_id":4933,"gender":"Mrs."},{"id":1794,"name":"Furst","play_id":4933,"gender":"Mrs."},{"id":1792,"name":"Melchtal","play_id":4933,"gender":"Mrs."},{"id":1791,"name":"Guillaume Tell","play_id":4933,"gender":"Mrs."},{"id":1795,"name":"Werner","play_id":4933,"gender":"Mrs."},{"id":1789,"name":"Ulric","play_id":4933,"gender":"Mrs."},{"id":1555,"name":"Adélaïde","play_id":4934,"gender":"Mes."},{"id":1549,"name":"Christierne","play_id":4934,"gender":"Mrs."},{"id":1550,"name":"Rodolphe","play_id":4934,"gender":"Mrs."},{"id":1557,"name":"Sophie","play_id":4934,"gender":"Mes."},{"id":1553,"name":"Gustave","play_id":4934,"gender":"Mrs."},{"id":1552,"name":"Frédéric","play_id":4934,"gender":"Mrs."},{"id":1554,"name":"Othon","play_id":4934,"gender":"Mrs."},{"id":1556,"name":"Léonor","play_id":4934,"gender":"Mes."},{"id":1551,"name":"Casimir","play_id":4934,"gender":"Mrs."},{"id":1706,"name":"Claudius","play_id":4935,"gender":"Mrs."},{"id":1712,"name":"Voltimand, Capitaine des Gardes","play_id":4935,"gender":"Mrs."},{"id":1708,"name":"Gertrude","play_id":4935,"gender":"Mes."},{"id":1709,"name":"Elvire","play_id":4935,"gender":"Mes."},{"id":1705,"name":"Hamlet","play_id":4935,"gender":"Mrs."},{"id":1707,"name":"Norceste","play_id":4935,"gender":"Mrs."},{"id":1711,"name":"Ophélie","play_id":4935,"gender":"Mes."},{"id":1710,"name":"Polonius","play_id":4935,"gender":"Mrs."},{"id":3198,"name":"Le Colonel de Stélheim (Le Commandeur)","play_id":4936,"gender":"Mrs."},{"id":3200,"name":"Vals","play_id":4936,"gender":"Mrs."},{"id":3206,"name":"Un Cavalier","play_id":4936,"gender":"Mrs."},{"id":3214,"name":"Lisbeth","play_id":4936,"gender":"Mes."},{"id":3213,"name":"Une Vivandière","play_id":4936,"gender":"Mes."},{"id":3207,"name":"Un Cavalier","play_id":4936,"gender":"Mrs."},{"id":3209,"name":"Un Laquais","play_id":4936,"gender":"Mrs."},{"id":3208,"name":"Un Tambour","play_id":4936,"gender":"Mrs."},{"id":3205,"name":"Un Soldat","play_id":4936,"gender":"Mrs."},{"id":3204,"name":"Un Officier","play_id":4936,"gender":"Mrs."},{"id":3203,"name":"Un Soldat","play_id":4936,"gender":"Mrs."},{"id":3210,"name":"La Comtesse de Saltzburg","play_id":4936,"gender":"Mes."},{"id":3201,"name":"Mikail (Mikle)","play_id":4936,"gender":"Mrs."},{"id":3212,"name":"Me. de Raindorf","play_id":4936,"gender":"Mes."},<text:soft-page-break/>{"id":3202,"name":"Un Sergent du Régiment de Stélheim","play_id":4936,"gender":"Mrs."},{"id":3199,"name":"Lindau","play_id":4936,"gender":"Mrs."},{"id":3211,"name":"La Baronne de Berthesse","play_id":4936,"gender":"Mes."},{"id":3197,"name":"Le Général Keismer","play_id":4936,"gender":"Mrs."},{"id":294,"name":"Phocas","play_id":4937,"gender":"Mrs."},{"id":293,"name":"Héraclius","play_id":4937,"gender":"Mrs."},{"id":298,"name":"Martian","play_id":4937,"gender":"Mrs."},{"id":300,"name":"Pulchérie","play_id":4937,"gender":"Mes."},{"id":301,"name":"Exupère","play_id":4937,"gender":"Mrs."},{"id":302,"name":"Amintas","play_id":4937,"gender":"Mrs."},{"id":299,"name":"Crispe","play_id":4937,"gender":"Mrs."},{"id":4996,"name":"Une Suivante","play_id":4937,"gender":"Mes."},{"id":295,"name":"Léontine","play_id":4937,"gender":"Mes."},{"id":297,"name":"Eudone","play_id":4937,"gender":"Mes."},{"id":1833,"name":"Le Page de Léontine","play_id":4937,"gender":"Mrs."},{"id":5091,"name":"Le Grand Prêtre","play_id":4939,"gender":"Mrs."},{"id":5093,"name":"Iole","play_id":4939,"gender":"Mes."},{"id":5094,"name":"Enope","play_id":4939,"gender":"Mes."},{"id":5088,"name":"Hercule","play_id":4939,"gender":"Mrs."},{"id":5092,"name":"Déjanire","play_id":4939,"gender":"Mes."},{"id":5090,"name":"Philoctète","play_id":4939,"gender":"Mrs."},{"id":5089,"name":"Hyllus","play_id":4939,"gender":"Mrs."},{"id":1191,"name":"Lindor","play_id":4941,"gender":"Mrs."},{"id":1192,"name":"Pasquin","play_id":4941,"gender":"Mrs."},{"id":1193,"name":"Mme. Lisban","play_id":4941,"gender":"Mes."},{"id":1190,"name":"M. Lisban","play_id":4941,"gender":"Mrs."},{"id":1194,"name":"Marton","play_id":4941,"gender":"Mes."},{"id":2582,"name":"Lisette","play_id":4941,"gender":"Mes."},{"id":860,"name":"Une Femme Sauvage","play_id":4942,"gender":"Mes."},{"id":857,"name":"Monréal F.","play_id":4942,"gender":"Mrs."},{"id":849,"name":"Monréal P.","play_id":4942,"gender":"Mrs."},{"id":932,"name":"Vieillard Illinois","play_id":4942,"gender":"Mrs."},{"id":856,"name":"Hiaskar","play_id":4942,"gender":"Mrs."},{"id":853,"name":"Oukéa","play_id":4942,"gender":"Mrs."},{"id":855,"name":"Assistant Illinois","play_id":4942,"gender":"Mrs."},{"id":858,"name":"Hirza","play_id":4942,"gender":"Mes."},{"id":1744,"name":"Valère","play_id":4943,"gender":"Mrs."},{"id":1749,"name":"Julie","play_id":4943,"gender":"Mes."},{"id":4756,"name":"Horace","play_id":4943,"gender":"Mrs."},{"id":1742,"name":"Horace F.","play_id":4943,"gender":"Mrs."},{"id":4280,"name":"Un Soldat","play_id":4943,"gender":"Mrs."},{"id":1746,"name":"Flavian","play_id":4943,"gender":"Mrs."},{"id":4755,"name":"Le Vieil Horace","play_id":4943,"gender":"Mrs."},{"id":1745,"name":"Tulle","play_id":4943,"gender":"Mrs."},{"id":1743,"name":"Curiace","play_id":4943,"gender":"Mrs."},{"id":1741,"name":"Horace P.","play_id":4943,"gender":"Mrs."},{"id":1748,"name":"Camille","play_id":4943,"gender":"Mes."},{"id":1747,"name":"Sabine","play_id":4943,"gender":"Mes."},{"id":1030,"name":"Hilas","play_id":4944,"gender":"Mrs."},{"id":1034,"name":"Aglaé","play_id":4944,"gender":"Mes."},{"id":1035,"name":"Une Nymphe chantante","play_id":4944,"gender":"Mes."},{"id":1033,"name":"Silvie","play_id":4944,"gender":"Mes."},{"id":1032,"name":"Doris","play_id":4944,"gender":"Mes."},{"id":1036,"name":"L'Amour, travesti en Amazone","play_id":4944,"gender":"Mes."},{"id":1029,"name":"La grande Gouvernante","play_id":4944,"gender":"Mes."},{"id":1031,"name":"Céphise","play_id":4944,"gender":"Mes."},{"id":829,"name":"Araspe","play_id":4945,"gender":"Mrs."},{"id":2569,"name":"Hidaspe","play_id":4945,"gender":"Mrs."},{"id":822,"name":"Hypermnestre","play_id":4945,"gender":"Mes."},{"id":830,"name":"Idas","play_id":4945,"gender":"Mrs."},{"id":828,"name":"Egine","play_id":4945,"gender":"Mes."},{"id":823,"name":"Lyncée","play_id":4945,"gender":"Mrs."},<text:soft-page-break/>{"id":825,"name":"Danaüs","play_id":4945,"gender":"Mrs."},{"id":824,"name":"Erox","play_id":4945,"gender":"Mrs."},{"id":1678,"name":"Egiste","play_id":4945,"gender":"Mrs."},{"id":1232,"name":"D. Fernand","play_id":4948,"gender":"Mrs."},{"id":2015,"name":"Un Grand","play_id":4948,"gender":"Mrs."},{"id":1231,"name":"L'Ambassadeur","play_id":4948,"gender":"Mrs."},{"id":2751,"name":"Une Suivante","play_id":4948,"gender":"Mes."},{"id":1236,"name":"La Gouvernante","play_id":4948,"gender":"Mes."},{"id":1227,"name":"Alphonse","play_id":4948,"gender":"Mrs."},{"id":2016,"name":"Un Grand","play_id":4948,"gender":"Mrs."},{"id":1234,"name":"Constance","play_id":4948,"gender":"Mes."},{"id":1503,"name":"Assistant au Conseil","play_id":4948,"gender":"Mrs."},{"id":1235,"name":"La Reine","play_id":4948,"gender":"Mes."},{"id":1233,"name":"Inès","play_id":4948,"gender":"Mes."},{"id":1230,"name":"Henrique","play_id":4948,"gender":"Mrs."},{"id":1875,"name":"Enfant","play_id":4948,"gender":"Mrs."},{"id":1229,"name":"Rodrigue","play_id":4948,"gender":"Mrs."},{"id":1228,"name":"D. Pedre","play_id":4948,"gender":"Mrs."},{"id":4420,"name":"Un Garde","play_id":4948,"gender":"Mrs."},{"id":1876,"name":"Enfant","play_id":4948,"gender":"Mes."},{"id":1453,"name":"Clarigène","play_id":4949,"gender":"Mrs."},{"id":1449,"name":"Thémistée","play_id":4949,"gender":"Mes."},{"id":1451,"name":"Une des femmes de Themistée non parlante","play_id":4949,"gender":"Mes."},{"id":1447,"name":"Athamas","play_id":4949,"gender":"Mrs."},{"id":1448,"name":"Palamède","play_id":4949,"gender":"Mrs."},{"id":1452,"name":"Euridice","play_id":4949,"gender":"Mes."},{"id":1450,"name":"Mélicerte","play_id":4949,"gender":"Mrs."},{"id":1454,"name":"Ino","play_id":4949,"gender":"Mes."},{"id":1599,"name":"Arcas","play_id":4950,"gender":"Mrs."},{"id":1604,"name":"Doris","play_id":4950,"gender":"Mes."},{"id":5132,"name":"Algine","play_id":4950,"gender":"Mes."},{"id":1605,"name":"Egine","play_id":4950,"gender":"Mes."},{"id":1597,"name":"Agamemnon","play_id":4950,"gender":"Mrs."},{"id":1602,"name":"Ériphile","play_id":4950,"gender":"Mes."},{"id":1603,"name":"Achille","play_id":4950,"gender":"Mrs."},{"id":1600,"name":"Clitemnestre","play_id":4950,"gender":"Mes."},{"id":1666,"name":"Calcas","play_id":4950,"gender":"Mrs."},{"id":5087,"name":"Clytemnestre","play_id":4950,"gender":"Mes."},{"id":1598,"name":"Ulysse","play_id":4950,"gender":"Mrs."},{"id":1606,"name":"Euribate","play_id":4950,"gender":"Mrs."},{"id":1601,"name":"Iphigénie","play_id":4950,"gender":"Mes."},{"id":1245,"name":"L'Esclave","play_id":4951,"gender":"Mrs."},{"id":1244,"name":"Oreste","play_id":4951,"gender":"Mrs."},{"id":43,"name":"Iphigénie","play_id":4951,"gender":"Mes."},{"id":1249,"name":"Isménie","play_id":4951,"gender":"Mes."},{"id":1248,"name":"Thoas","play_id":4951,"gender":"Mrs."},{"id":1246,"name":"Eumène","play_id":4951,"gender":"Mes."},{"id":1247,"name":"Pilade","play_id":4951,"gender":"Mrs."},{"id":2157,"name":"Arbas","play_id":4951,"gender":"Mrs."},{"id":3130,"name":"Zoé","play_id":4952,"gender":"Mes."},{"id":3124,"name":"Nicéphore","play_id":4952,"gender":"Mrs."},{"id":3125,"name":"Alexis Commène","play_id":4952,"gender":"Mrs."},{"id":3127,"name":"Memnon","play_id":4952,"gender":"Mrs."},{"id":3126,"name":"Léonce","play_id":4952,"gender":"Mrs."},{"id":3128,"name":"Irène","play_id":4952,"gender":"Mes."},{"id":3129,"name":"Un Officier de l'Empereur","play_id":4952,"gender":"Mrs."},{"id":4008,"name":"Le Confesseur","play_id":4954,"gender":"Mrs."},{"id":4003,"name":"Lavaïsse","play_id":4954,"gender":"Mrs."},{"id":4004,"name":"M. De la Salle","play_id":4954,"gender":"Mrs."},{"id":4009,"name":"Mme Calas","play_id":4954,"gender":"Mes."},{"id":4007,"name":"Le Greffier","play_id":4954,"gender":"Mrs."},{"id":4011,"name":"Jeannette","play_id":4954,"gender":"Mes."},{"id":4002,"name":"Calas","play_id":4954,"gender":"Mrs."},{"id":4006,"name":"Le <text:soft-page-break/>Guichetier","play_id":4954,"gender":"Mrs."},{"id":4005,"name":"L'Assesseur","play_id":4954,"gender":"Mrs."},{"id":4001,"name":"Le Capitoul","play_id":4954,"gender":"Mrs."},{"id":4010,"name":"Rose","play_id":4954,"gender":"Mes."},{"id":3155,"name":"Le Prince de Tarente","play_id":4957,"gender":"Mrs."},{"id":3156,"name":"Louïs","play_id":4957,"gender":"Mrs."},{"id":3161,"name":"La Comtesse d'Evoly","play_id":4957,"gender":"Mes."},{"id":3162,"name":"Clémenie","play_id":4957,"gender":"Mes."},{"id":3159,"name":"Jeanne 1ère","play_id":4957,"gender":"Mes."},{"id":3158,"name":"Procide","play_id":4957,"gender":"Mrs."},{"id":3157,"name":"Montescale","play_id":4957,"gender":"Mrs."},{"id":3160,"name":"Amélie","play_id":4957,"gender":"Mes."},{"id":1804,"name":"Isabelle","play_id":4958,"gender":"Mes."},{"id":1803,"name":"Étienne","play_id":4958,"gender":"Mrs."},{"id":1800,"name":"D. Louis","play_id":4958,"gender":"Mrs."},{"id":1799,"name":"D. Juan","play_id":4958,"gender":"Mrs."},{"id":1801,"name":"D. Fernand","play_id":4958,"gender":"Mrs."},{"id":1802,"name":"Jodelet","play_id":4958,"gender":"Mrs."},{"id":1806,"name":"Béatrix","play_id":4958,"gender":"Mes."},{"id":1805,"name":"Lucrèce","play_id":4958,"gender":"Mes."},{"id":1574,"name":"Clément","play_id":4959,"gender":"Mrs."},{"id":1573,"name":"Dumont","play_id":4959,"gender":"Mrs."},{"id":1572,"name":"Damis","play_id":4959,"gender":"Mrs."},{"id":1576,"name":"Agathe","play_id":4959,"gender":"Mes."},{"id":1575,"name":"Julie","play_id":4959,"gender":"Mes."},{"id":1571,"name":"Lisimond","play_id":4959,"gender":"Mrs."},{"id":3415,"name":"Le Marquis de Fierval","play_id":4962,"gender":"Mrs."},{"id":3424,"name":"Le Comte de Fierval","play_id":4962,"gender":"Mrs."},{"id":3417,"name":"Belfont fils","play_id":4962,"gender":"Mrs."},{"id":3418,"name":"Frontin","play_id":4962,"gender":"Mrs."},{"id":3421,"name":"Lisette","play_id":4962,"gender":"Mes."},{"id":3423,"name":"Dumont","play_id":4962,"gender":"Mrs."},{"id":3419,"name":"Mme Belfont","play_id":4962,"gender":"Mes."},{"id":3422,"name":"M. Belfont père","play_id":4962,"gender":"Mrs."},{"id":3420,"name":"Angélique","play_id":4962,"gender":"Mes."},{"id":3416,"name":"Darmant","play_id":4962,"gender":"Mrs."},{"id":4263,"name":"Adelaide","play_id":4963,"gender":"Mes."},{"id":4262,"name":"Me. de Fonrose","play_id":4963,"gender":"Mes."},{"id":4259,"name":"Fonrose","play_id":4963,"gender":"Mrs."},{"id":4261,"name":"Pasquin","play_id":4963,"gender":"Mrs."},{"id":4260,"name":"Germain","play_id":4963,"gender":"Mrs."},{"id":4264,"name":"Justine","play_id":4963,"gender":"Mes."},{"id":4203,"name":"D. Calas","play_id":4964,"gender":"Mrs."},{"id":4201,"name":"Mme Calas","play_id":4964,"gender":"Mes."},{"id":4198,"name":"Voltaire","play_id":4964,"gender":"Mrs."},{"id":4200,"name":"M. De la Salle","play_id":4964,"gender":"Mrs."},{"id":4199,"name":"Mme Dupuis","play_id":4964,"gender":"Mes."},{"id":4204,"name":"Jeanne","play_id":4964,"gender":"Mes."},{"id":4202,"name":"Sophie","play_id":4964,"gender":"Mes."},{"id":4205,"name":"Un Laquais","play_id":4964,"gender":"Mrs."},{"id":4303,"name":"Un Medecin","play_id":4965,"gender":"Mrs."},{"id":4304,"name":"Un Abbé","play_id":4965,"gender":"Mrs."},{"id":4182,"name":"Gercourt, valet du Comte","play_id":4967,"gender":"Mrs."},{"id":4185,"name":"Jérôme","play_id":4967,"gender":"Mrs."},{"id":4180,"name":"Le Marquis de Miran","play_id":4967,"gender":"Mrs."},{"id":4178,"name":"Le Comte de Surville","play_id":4967,"gender":"Mrs."},{"id":4183,"name":"Un Domestique","play_id":4967,"gender":"Mrs."},{"id":4188,"name":"Laure, suivante de la Comtesse","play_id":4967,"gender":"Mes."},{"id":4187,"name":"La Comtesse de Chazelle","play_id":4967,"gender":"Mes."},{"id":4189,"name":"Nanine","play_id":4967,"gender":"Mes."},{"id":4179,"name":"M. Darance","play_id":4967,"gender":"Mrs."},{"id":4184,"name":"Un Domestique","play_id":4967,"gender":"Mrs."},{"id":4186,"name":"Mme Dautray","play_id":4967,"gender":"Mes."},{"id":4181,"name":"Justin","play_id":4967,"gender":"Mrs."},<text:soft-page-break/>{"id":324,"name":"Jeannot","play_id":4968,"gender":"Mrs."},{"id":325,"name":"La Comtesse d'Escarbagnas","play_id":4968,"gender":"Mes."},{"id":326,"name":"Andrée","play_id":4968,"gender":"Mes."},{"id":3616,"name":"Le Comte","play_id":4968,"gender":"Mrs."},{"id":322,"name":"M. Robinet","play_id":4968,"gender":"Mrs."},{"id":4789,"name":"Le Vicomte","play_id":4968,"gender":"Mrs."},{"id":323,"name":"Criquet","play_id":4968,"gender":"Mrs."},{"id":318,"name":"Le Comte d'Escarbagnas","play_id":4968,"gender":"Mes."},{"id":320,"name":"Le Vicomte","play_id":4968,"gender":"Mrs."},{"id":319,"name":"M. Thibaudier","play_id":4968,"gender":"Mrs."},{"id":321,"name":"Julie","play_id":4968,"gender":"Mes."},{"id":4545,"name":"Le Petit Chevalier","play_id":4970,"gender":"Mrs."},{"id":2619,"name":"Rosette","play_id":4970,"gender":"Mes."},{"id":2614,"name":"Le Vieux Comte","play_id":4970,"gender":"Mrs."},{"id":2612,"name":"Eraste","play_id":4970,"gender":"Mrs."},{"id":2618,"name":"La Présidente","play_id":4970,"gender":"Mes."},{"id":4353,"name":"Cidalise","play_id":4970,"gender":"Mes."},{"id":4358,"name":"M. Basset","play_id":4970,"gender":"Mrs."},{"id":4357,"name":"Le Petit Chevalier","play_id":4970,"gender":"Mes."},{"id":4355,"name":"Pasquin","play_id":4970,"gender":"Mrs."},{"id":2616,"name":"Orphise","play_id":4970,"gender":"Mes."},{"id":2615,"name":"Un Laquais","play_id":4970,"gender":"Mrs."},{"id":4356,"name":"Marton","play_id":4970,"gender":"Mes."},{"id":4354,"name":"Lucile","play_id":4970,"gender":"Mes."},{"id":4352,"name":"Céphise","play_id":4970,"gender":"Mes."},{"id":4350,"name":"M. Durcet","play_id":4970,"gender":"Mrs."},{"id":2617,"name":"Julie","play_id":4970,"gender":"Mes."},{"id":2613,"name":"Le Marquis","play_id":4970,"gender":"Mrs."},{"id":2611,"name":"Clitandre","play_id":4970,"gender":"Mrs."},{"id":4351,"name":"Damis","play_id":4970,"gender":"Mrs."},{"id":1665,"name":"Lucas","play_id":4971,"gender":"Mrs."},{"id":1660,"name":"Argante","play_id":4971,"gender":"Mrs."},{"id":1663,"name":"Girard","play_id":4971,"gender":"Mrs."},{"id":1656,"name":"Le Baron","play_id":4971,"gender":"Mrs."},{"id":1664,"name":"La Veuve","play_id":4971,"gender":"Mes."},{"id":2369,"name":"Argan","play_id":4971,"gender":"Mrs."},{"id":1662,"name":"Lisette","play_id":4971,"gender":"Mes."},{"id":792,"name":"Lucile","play_id":4972,"gender":"Mes."},{"id":800,"name":"Eraste","play_id":4972,"gender":"Mrs."},{"id":793,"name":"Céphise","play_id":4972,"gender":"Mes."},{"id":807,"name":"Pasquin","play_id":4972,"gender":"Mrs."},{"id":801,"name":"Un Laquais","play_id":4972,"gender":"Mrs."},{"id":795,"name":"Damis","play_id":4972,"gender":"Mrs."},{"id":794,"name":"Le Comte","play_id":4972,"gender":"Mrs."},{"id":805,"name":"Marton","play_id":4972,"gender":"Mes."},{"id":797,"name":"M. Durcet","play_id":4972,"gender":"Mrs."},{"id":796,"name":"M. Basset","play_id":4972,"gender":"Mrs."},{"id":802,"name":"Le petit Chevalier","play_id":4972,"gender":"Mrs."},{"id":799,"name":"Cidalise","play_id":4972,"gender":"Mes."},{"id":2476,"name":"Le petit Chevalier","play_id":4972,"gender":"Mes."},{"id":889,"name":"Lélie","play_id":4973,"gender":"Mes."},{"id":884,"name":"Griffon","play_id":4973,"gender":"Mrs."},{"id":888,"name":"Lucinde","play_id":4973,"gender":"Mes."},{"id":881,"name":"Anselme","play_id":4973,"gender":"Mrs."},{"id":882,"name":"Bertrand","play_id":4973,"gender":"Mrs."},{"id":886,"name":"Thibaut","play_id":4973,"gender":"Mrs."},{"id":887,"name":"Tobie","play_id":4973,"gender":"Mrs."},{"id":885,"name":"Perrette","play_id":4973,"gender":"Mes."},{"id":883,"name":"Josselin","play_id":4973,"gender":"Mrs."},{"id":3101,"name":"Le Marquis de Vinter","play_id":4975,"gender":"Mrs."},{"id":3107,"name":"Un Soldat","play_id":4975,"gender":"Mrs."},{"id":3115,"name":"Lisette","play_id":4975,"gender":"Mes."},{"id":3116,"name":"Le Comte de Rosembourg","play_id":4975,"gender":"Mes."},{"id":3098,"name":"Le Prince de xx","play_id":4975,"gender":"Mrs."},<text:soft-page-break/>{"id":3114,"name":"Une Vivandière","play_id":4975,"gender":"Mes."},{"id":3103,"name":"Villefort","play_id":4975,"gender":"Mrs."},{"id":3104,"name":"Un Sergent","play_id":4975,"gender":"Mrs."},{"id":3099,"name":"Le Comte de Bembrock","play_id":4975,"gender":"Mrs."},{"id":3113,"name":"Julie","play_id":4975,"gender":"Mes."},{"id":3111,"name":"Un Soldat muet","play_id":4975,"gender":"Mrs."},{"id":3112,"name":"La Comtesse de Valton","play_id":4975,"gender":"Mes."},{"id":3100,"name":"Le Baron de Vetherold","play_id":4975,"gender":"Mrs."},{"id":3109,"name":"Lictener","play_id":4975,"gender":"Mrs."},{"id":3110,"name":"Un Soldat","play_id":4975,"gender":"Mrs."},{"id":3108,"name":"L'Auditeur","play_id":4975,"gender":"Mrs."},{"id":3102,"name":"Le Comte de Valton","play_id":4975,"gender":"Mrs."},{"id":3106,"name":"Falmouth","play_id":4975,"gender":"Mrs."},{"id":3105,"name":"Le Baron d'Helsingor","play_id":4975,"gender":"Mrs."},{"id":2382,"name":"Crispin","play_id":4977,"gender":"Mrs."},{"id":2381,"name":"Frontin","play_id":4977,"gender":"Mrs."},{"id":2378,"name":"Orgon","play_id":4977,"gender":"Mrs."},{"id":2379,"name":"Léandre père","play_id":4977,"gender":"Mrs."},{"id":2384,"name":"Marine","play_id":4977,"gender":"Mes."},{"id":2383,"name":"Dorise","play_id":4977,"gender":"Mes."},{"id":2380,"name":"Léandre fils","play_id":4977,"gender":"Mrs."},{"id":197,"name":"Lisette","play_id":4978,"gender":"Mes."},{"id":199,"name":"Suzon","play_id":4978,"gender":"Mes."},{"id":198,"name":"Élise","play_id":4978,"gender":"Mes."},{"id":190,"name":"Cléon","play_id":4978,"gender":"Mrs."},{"id":194,"name":"Piétremine","play_id":4978,"gender":"Mrs."},{"id":200,"name":"Lucrèce","play_id":4978,"gender":"Mes."},{"id":188,"name":"Saint-Germain","play_id":4978,"gender":"Mrs."},{"id":2604,"name":"Bazoche","play_id":4978,"gender":"Mes."},{"id":196,"name":"Mme. Rissolé","play_id":4978,"gender":"Mes."},{"id":195,"name":"Bazoche","play_id":4978,"gender":"Mrs."},{"id":408,"name":"Léandre","play_id":4979,"gender":"Mrs."},{"id":405,"name":"Le Président","play_id":4979,"gender":"Mrs."},{"id":404,"name":"Angélique","play_id":4979,"gender":"Mes."},{"id":402,"name":"Le Comte","play_id":4979,"gender":"Mrs."},{"id":406,"name":"La Présidente","play_id":4979,"gender":"Mes."},{"id":403,"name":"M. des Mazures","play_id":4979,"gender":"Mrs."},{"id":412,"name":"Babet","play_id":4979,"gender":"Mes."},{"id":407,"name":"Le Baron","play_id":4979,"gender":"Mrs."},{"id":411,"name":"L'Olive","play_id":4979,"gender":"Mrs."},{"id":5356,"name":"La Présidente","play_id":4979,"gender":"Mes."},{"id":410,"name":"La Baronne des Vieux Bois","play_id":4979,"gender":"Mes."},{"id":409,"name":"La Comtesse","play_id":4979,"gender":"Mes."},{"id":3618,"name":"Le Chevalier Domval","play_id":4981,"gender":"Mrs."},{"id":3622,"name":"Mlle d'Herfleur","play_id":4981,"gender":"Mes."},{"id":3621,"name":"La Marquise d'Herfleur","play_id":4981,"gender":"Mes."},{"id":3617,"name":"Le Marquis d'Herfleur","play_id":4981,"gender":"Mrs."},{"id":3619,"name":"Dupré","play_id":4981,"gender":"Mrs."},{"id":3620,"name":"Un Valet","play_id":4981,"gender":"Mrs."},{"id":3623,"name":"Honorine","play_id":4981,"gender":"Mes."},{"id":4794,"name":"Gerseuil","play_id":4982,"gender":"Mrs."},{"id":4796,"name":"Lisette","play_id":4982,"gender":"Mes."},{"id":4795,"name":"Frontin, Valet","play_id":4982,"gender":"Mrs."},{"id":4797,"name":"Céphise","play_id":4982,"gender":"Mes."},{"id":4793,"name":"Florval","play_id":4982,"gender":"Mrs."},{"id":2233,"name":"Damis","play_id":4984,"gender":"Mrs."},{"id":2234,"name":"Lisimond","play_id":4984,"gender":"Mrs."},{"id":2237,"name":"Dorine","play_id":4984,"gender":"Mes."},{"id":2236,"name":"Germain","play_id":4984,"gender":"Mrs."},{"id":2232,"name":"Le Marquis de Floricour","play_id":4984,"gender":"Mrs."},{"id":2235,"name":"Mélise","play_id":4984,"gender":"Mes."},{"id":2405,"name":"L'Alguasit","play_id":4985,"gender":"Mrs."},{"id":587,"name":"Bernadille","play_id":4985,"gender":"Mrs."},{"id":595,"name":"Constance","play_id":4985,"gender":"Mes."},<text:soft-page-break/>{"id":590,"name":"Béatrix","play_id":4985,"gender":"Mes."},{"id":588,"name":"Octave","play_id":4985,"gender":"Mrs."},{"id":4494,"name":"Le Laquais","play_id":4985,"gender":"Mrs."},{"id":586,"name":"Gusman","play_id":4985,"gender":"Mrs."},{"id":585,"name":"Julie","play_id":4985,"gender":"Mes."},{"id":2568,"name":"Le Valet","play_id":4985,"gender":"Mrs."},{"id":584,"name":"D. Lope","play_id":4985,"gender":"Mrs."},{"id":343,"name":"L'Élue","play_id":4987,"gender":"Mes."},{"id":346,"name":"Mme. Blandineau","play_id":4987,"gender":"Mes."},{"id":340,"name":"Lisette","play_id":4987,"gender":"Mes."},{"id":344,"name":"La Greffière","play_id":4987,"gender":"Mes."},{"id":339,"name":"Mme. Carmin","play_id":4987,"gender":"Mes."},{"id":347,"name":"Le Magister","play_id":4987,"gender":"Mrs."},{"id":337,"name":"M. Blandineau","play_id":4987,"gender":"Mrs."},{"id":4999,"name":"Claude","play_id":4987,"gender":"Mrs."},{"id":345,"name":"Le Tabellion","play_id":4987,"gender":"Mrs."},{"id":342,"name":"L'Olive","play_id":4987,"gender":"Mrs."},{"id":341,"name":"Angélique","play_id":4987,"gender":"Mes."},{"id":336,"name":"M. Naquart","play_id":4987,"gender":"Mrs."},{"id":338,"name":"Claudine","play_id":4987,"gender":"Mes."},{"id":348,"name":"Le Comte","play_id":4987,"gender":"Mrs."},{"id":3547,"name":"M. Le Blanc","play_id":4989,"gender":"Mrs."},{"id":3548,"name":"Damon","play_id":4989,"gender":"Mrs."},{"id":3551,"name":"Mme. Le Blanc","play_id":4989,"gender":"Mes."},{"id":3552,"name":"Lucinde","play_id":4989,"gender":"Mes."},{"id":3549,"name":"Lespérance","play_id":4989,"gender":"Mrs."},{"id":3550,"name":"La Brie","play_id":4989,"gender":"Mrs."},{"id":3553,"name":"Angélique","play_id":4989,"gender":"Mes."},{"id":3554,"name":"Cato","play_id":4989,"gender":"Mes."},{"id":2461,"name":"Thérame","play_id":4991,"gender":"Mrs."},{"id":2470,"name":"Me. Raymonde","play_id":4991,"gender":"Mes."},{"id":2467,"name":"Gilles","play_id":4991,"gender":"Mrs."},{"id":2468,"name":"Braillard","play_id":4991,"gender":"Mrs."},{"id":2471,"name":"Lucile","play_id":4991,"gender":"Mes."},{"id":2463,"name":"La Verdure","play_id":4991,"gender":"Mrs."},{"id":2465,"name":"Grison","play_id":4991,"gender":"Mrs."},{"id":2466,"name":"L'Enroué","play_id":4991,"gender":"Mrs."},{"id":2462,"name":"Dandinet","play_id":4991,"gender":"Mrs."},{"id":2460,"name":"Fronimond","play_id":4991,"gender":"Mrs."},{"id":2469,"name":"Un Indien","play_id":4991,"gender":"Mrs."},{"id":2464,"name":"Blaise","play_id":4991,"gender":"Mrs."},{"id":2291,"name":"Le Chevalier Papillon","play_id":4992,"gender":"Mrs."},{"id":2294,"name":"La Marquise","play_id":4992,"gender":"Mrs."},{"id":2289,"name":"Le Baron","play_id":4992,"gender":"Mrs."},{"id":2292,"name":"La France","play_id":4992,"gender":"Mrs."},{"id":2295,"name":"Une Comédienne","play_id":4992,"gender":"Mrs."},{"id":2288,"name":"Le Marquis","play_id":4992,"gender":"Mrs."},{"id":2290,"name":"Léandre","play_id":4992,"gender":"Mrs."},{"id":2293,"name":"Héloïse","play_id":4992,"gender":"Mrs."},{"id":1866,"name":"La Fleur","play_id":4996,"gender":"Mrs."},{"id":1872,"name":"Adélaïde","play_id":4996,"gender":"Mes."},{"id":2484,"name":"Le Domestique","play_id":4996,"gender":"Mrs."},{"id":1869,"name":"M. Destieulette","play_id":4996,"gender":"Mrs."},{"id":1873,"name":"La Gouvernante","play_id":4996,"gender":"Mes."},{"id":1871,"name":"La Marquise de Clainville","play_id":4996,"gender":"Mes."},{"id":1870,"name":"Julien","play_id":4996,"gender":"Mrs."},{"id":1874,"name":"Gotte (ou Julie)","play_id":4996,"gender":"Mes."},{"id":2602,"name":"Le Me. d'Hotel","play_id":4996,"gender":"Mrs."},{"id":1867,"name":"Le Marquis de Clainville","play_id":4996,"gender":"Mrs."},{"id":1868,"name":"Bedon (ou Dubois)","play_id":4996,"gender":"Mrs."},{"id":154,"name":"Juliette","play_id":4997,"gender":"Mes."},{"id":152,"name":"Un Laquais","play_id":4997,"gender":"Mrs."},{"id":146,"name":"Sainville","play_id":4997,"gender":"Mrs."},{"id":147,"name":"La Baronne","play_id":4997,"gender":"Mes."},<text:soft-page-break/>{"id":145,"name":"Le Président","play_id":4997,"gender":"Mrs."},{"id":458,"name":"La Gouvernante","play_id":4997,"gender":"Mes."},{"id":149,"name":"Angélique","play_id":4997,"gender":"Mes."},{"id":3386,"name":"Le Chevalier d'Orval","play_id":4998,"gender":"Mrs."},{"id":3388,"name":"Germon","play_id":4998,"gender":"Mrs."},{"id":3385,"name":"Terval","play_id":4998,"gender":"Mrs."},{"id":3390,"name":"La Baronne","play_id":4998,"gender":"Mes."},{"id":3389,"name":"Mélite","play_id":4998,"gender":"Mes."},{"id":3387,"name":"Cléandre","play_id":4998,"gender":"Mrs."},{"id":3391,"name":"Rosette","play_id":4998,"gender":"Mes."},{"id":3392,"name":"Dorine","play_id":4998,"gender":"Mes."},{"id":3393,"name":"Un Domestique","play_id":4998,"gender":"Mrs."},{"id":902,"name":"Belton","play_id":4999,"gender":"Mrs."},{"id":903,"name":"Mouvbrai","play_id":4999,"gender":"Mrs."},{"id":904,"name":"John","play_id":4999,"gender":"Mrs."},{"id":4855,"name":"Un Laquais","play_id":4999,"gender":"Mrs."},{"id":905,"name":"Betti","play_id":4999,"gender":"Mes."},{"id":907,"name":"Mylford","play_id":4999,"gender":"Mrs."},{"id":906,"name":"Le Notaire","play_id":4999,"gender":"Mrs."},{"id":4012,"name":"Le Gouverneur","play_id":5000,"gender":"Mrs."},{"id":4014,"name":"Le Baron","play_id":5000,"gender":"Mrs."},{"id":4022,"name":"Mme Dorville","play_id":5000,"gender":"Mes."},{"id":4023,"name":"Louise","play_id":5000,"gender":"Mes."},{"id":4013,"name":"Verneuil, le Maire","play_id":5000,"gender":"Mrs."},{"id":4020,"name":"Germain","play_id":5000,"gender":"Mrs."},{"id":4019,"name":"Antoine","play_id":5000,"gender":"Mrs."},{"id":4026,"name":"Une Bourgeoise","play_id":5000,"gender":"Mes."},{"id":4156,"name":"Le Soldat","play_id":5000,"gender":"Mrs."},{"id":4025,"name":"Henriette","play_id":5000,"gender":"Mes."},{"id":4455,"name":"Un Envoyé","play_id":5000,"gender":"Mrs."},{"id":4017,"name":"Surrey, l'Anglais","play_id":5000,"gender":"Mrs."},{"id":4016,"name":"Valcour, L'Officier","play_id":5000,"gender":"Mrs."},{"id":4157,"name":"Le Vieillard","play_id":5000,"gender":"Mrs."},{"id":4024,"name":"Dorville","play_id":5000,"gender":"Mes."},{"id":4021,"name":"Bellerose","play_id":5000,"gender":"Mrs."},{"id":4018,"name":"L'Envoyé de l'Armée Étrangère","play_id":5000,"gender":"Mrs."},{"id":4015,"name":"Dorsan","play_id":5000,"gender":"Mrs."},{"id":3024,"name":"La Cousine","play_id":5002,"gender":"Mes."},{"id":3021,"name":"Hobereau","play_id":5002,"gender":"Mrs."},{"id":3019,"name":"Le Cousin","play_id":5002,"gender":"Mrs."},{"id":3009,"name":"M. Bernard","play_id":5002,"gender":"Mrs."},{"id":3020,"name":"Hobereau","play_id":5002,"gender":"Mrs."},{"id":3016,"name":"Hobereau","play_id":5002,"gender":"Mrs."},{"id":3014,"name":"M. Griffard","play_id":5002,"gender":"Mrs."},{"id":3017,"name":"Thibaut","play_id":5002,"gender":"Mrs."},{"id":3023,"name":"Marianne","play_id":5002,"gender":"Mes."},{"id":3022,"name":"Mme. Bernard","play_id":5002,"gender":"Mes."},{"id":3026,"name":"Nicole","play_id":5002,"gender":"Mes."},{"id":3015,"name":"La Flèche","play_id":5002,"gender":"Mrs."},{"id":3025,"name":"Lisette","play_id":5002,"gender":"Mes."},{"id":3018,"name":"Un Soldat","play_id":5002,"gender":"Mrs."},{"id":3013,"name":"Le Marquis Gascon","play_id":5002,"gender":"Mrs."},{"id":3011,"name":"Dorante","play_id":5002,"gender":"Mrs."},{"id":3012,"name":"Le Baron","play_id":5002,"gender":"Mrs."},{"id":3010,"name":"Eraste","play_id":5002,"gender":"Mrs."},{"id":3406,"name":"La Thorillère","play_id":5003,"gender":"Mrs."},{"id":3404,"name":"Molière","play_id":5003,"gender":"Mrs."},{"id":3411,"name":"La Béjeart","play_id":5003,"gender":"Mes."},{"id":3410,"name":"Isabelle","play_id":5003,"gender":"Mes."},{"id":3405,"name":"Le Marquis","play_id":5003,"gender":"Mrs."},{"id":3408,"name":"Lesbin","play_id":5003,"gender":"Mrs."},{"id":3407,"name":"Pirlon","play_id":5003,"gender":"Mrs."},{"id":3409,"name":"Le Comte","play_id":5003,"gender":"Mrs."},<text:soft-page-break/>{"id":3412,"name":"Chapelle","play_id":5003,"gender":"Mrs."},{"id":3413,"name":"La Forêt","play_id":5003,"gender":"Mes."},{"id":948,"name":"Allégro","play_id":5004,"gender":"Mrs."},{"id":945,"name":"Dumont","play_id":5004,"gender":"Mrs."},{"id":942,"name":"Mme. Forlise","play_id":5004,"gender":"Mes."},{"id":947,"name":"La Comtesse","play_id":5004,"gender":"Mes."},{"id":2720,"name":"Un Laquais","play_id":5004,"gender":"Mrs."},{"id":944,"name":"Le Gascon","play_id":5004,"gender":"Mrs."},{"id":946,"name":"Du Coloris","play_id":5004,"gender":"Mrs."},{"id":943,"name":"Doritas","play_id":5004,"gender":"Mrs."},{"id":941,"name":"Le Philosophe","play_id":5004,"gender":"Mrs."},{"id":940,"name":"Le Marquis de Forlise","play_id":5004,"gender":"Mrs."},{"id":4484,"name":"Me. de Selmour","play_id":5005,"gender":"Mes."},{"id":4473,"name":"Durantini","play_id":5005,"gender":"Mrs."},{"id":4486,"name":"Me. de Milfort","play_id":5005,"gender":"Mes."},{"id":4482,"name":"Mlle. Simonnet","play_id":5005,"gender":"Mes."},{"id":4480,"name":"Me. de Norblin","play_id":5005,"gender":"Mes."},{"id":4481,"name":"M. Dermancé","play_id":5005,"gender":"Mrs."},{"id":4474,"name":"M. de Belfort","play_id":5005,"gender":"Mrs."},{"id":4479,"name":"Me. de Volmar","play_id":5005,"gender":"Mes."},{"id":4485,"name":"Mlle. de Norblin","play_id":5005,"gender":"Mes."},{"id":4476,"name":"Melcour","play_id":5005,"gender":"Mrs."},{"id":4475,"name":"Dubois","play_id":5005,"gender":"Mrs."},{"id":4478,"name":"Me. de Sénanges","play_id":5005,"gender":"Mes."},{"id":4477,"name":"François","play_id":5005,"gender":"Mrs."},{"id":4483,"name":"Mlle. Elise","play_id":5005,"gender":"Mes."},{"id":4348,"name":"Le Page","play_id":5006,"gender":"Mes."},{"id":755,"name":"Laurette","play_id":5006,"gender":"Mes."},{"id":756,"name":"Champagne","play_id":5006,"gender":"Mrs."},{"id":761,"name":"Isabelle","play_id":5006,"gender":"Mes."},{"id":759,"name":"Le Page du Marquis","play_id":5006,"gender":"Mes."},{"id":760,"name":"Le Marquis","play_id":5006,"gender":"Mrs."},{"id":757,"name":"Crémante","play_id":5006,"gender":"Mrs."},{"id":754,"name":"Acante","play_id":5006,"gender":"Mrs."},{"id":758,"name":"Ismène","play_id":5006,"gender":"Mes."},{"id":2629,"name":"Le Page","play_id":5006,"gender":"Mrs."},{"id":2189,"name":"Julie","play_id":5007,"gender":"Mes."},{"id":2185,"name":"Terville","play_id":5007,"gender":"Mrs."},{"id":2184,"name":"M. de Melcour","play_id":5007,"gender":"Mrs."},{"id":2191,"name":"Mme. de Nozan","play_id":5007,"gender":"Mes."},{"id":2192,"name":"Une Femme de Chambre","play_id":5007,"gender":"Mes."},{"id":2190,"name":"Mme. de Melcour","play_id":5007,"gender":"Mes."},{"id":2186,"name":"Vilmon","play_id":5007,"gender":"Mrs."},{"id":2188,"name":"Un Peintre","play_id":5007,"gender":"Mrs."},{"id":2187,"name":"Jersai","play_id":5007,"gender":"Mrs."},{"id":950,"name":"Bouquinart","play_id":5008,"gender":"Mrs."},{"id":953,"name":"Crispin","play_id":5008,"gender":"Mrs."},{"id":949,"name":"Valère","play_id":5008,"gender":"Mrs."},{"id":955,"name":"Pasquin","play_id":5008,"gender":"Mrs."},{"id":951,"name":"Séverin","play_id":5008,"gender":"Mrs."},{"id":952,"name":"Le Commissaire","play_id":5008,"gender":"Mrs."},{"id":2356,"name":"Serrefort","play_id":5008,"gender":"Mrs."},{"id":957,"name":"Isabelle","play_id":5008,"gender":"Mes."},{"id":954,"name":"Bras-de-fer","play_id":5008,"gender":"Mrs."},{"id":956,"name":"Toinette","play_id":5008,"gender":"Mes."},{"id":5196,"name":"Lisette","play_id":5008,"gender":"Mes."},{"id":4159,"name":"Valère","play_id":5010,"gender":"Mrs."},{"id":875,"name":"Mondor","play_id":5010,"gender":"Mrs."},{"id":867,"name":"Baliveau","play_id":5010,"gender":"Mrs."},{"id":871,"name":"Dorante","play_id":5010,"gender":"Mrs."},{"id":870,"name":"Lucile","play_id":5010,"gender":"Mes."},{"id":865,"name":"Francaleu","play_id":5010,"gender":"Mrs."},{"id":864,"name":"Damis","play_id":5010,"gender":"Mrs."},{"id":869,"name":"Lisette","play_id":5010,"gender":"Mes."},<text:soft-page-break/>{"id":4446,"name":"Adam","play_id":5011,"gender":"Mrs."},{"id":4451,"name":"Méhala","play_id":5011,"gender":"Mes."},{"id":4449,"name":"La Voix de Dieu","play_id":5011,"gender":"Mrs."},{"id":4448,"name":"Abel","play_id":5011,"gender":"Mrs."},{"id":4447,"name":"Caïn","play_id":5011,"gender":"Mrs."},{"id":4452,"name":"Thirza","play_id":5011,"gender":"Mes."},{"id":4450,"name":"Ève","play_id":5011,"gender":"Mes."},{"id":3908,"name":"Décimus","play_id":5012,"gender":"Mrs."},{"id":5161,"name":"Romains","play_id":5012,"gender":"Mrs."},{"id":3909,"name":"Romain","play_id":5012,"gender":"Mrs."},{"id":3905,"name":"Brutus","play_id":5012,"gender":"Mrs."},{"id":3907,"name":"Cimber","play_id":5012,"gender":"Mrs."},{"id":3904,"name":"Dolabella","play_id":5012,"gender":"Mrs."},{"id":3902,"name":"Julius César","play_id":5012,"gender":"Mrs."},{"id":4751,"name":"2e. Romain","play_id":5012,"gender":"Mrs."},{"id":4750,"name":"1er. Romain","play_id":5012,"gender":"Mrs."},{"id":3903,"name":"Antoine","play_id":5012,"gender":"Mrs."},{"id":3906,"name":"Cassius","play_id":5012,"gender":"Mrs."},{"id":3988,"name":"Romain","play_id":5012,"gender":"Mrs."},{"id":3738,"name":"Molière","play_id":5013,"gender":"Mrs."},{"id":3746,"name":"La Forêt","play_id":5013,"gender":"Mes."},{"id":3739,"name":"Chapelle","play_id":5013,"gender":"Mrs."},{"id":3741,"name":"D. Mauvilain","play_id":5013,"gender":"Mrs."},{"id":3745,"name":"Le Semainier","play_id":5013,"gender":"Mrs."},{"id":3744,"name":"Lesbin","play_id":5013,"gender":"Mrs."},{"id":3743,"name":"Isabelle","play_id":5013,"gender":"Mes."},{"id":3740,"name":"Baron","play_id":5013,"gender":"Mrs."},{"id":3742,"name":"Mme Molière","play_id":5013,"gender":"Mes."},{"id":3747,"name":"M. Montausier","play_id":5013,"gender":"Mrs."},{"id":2809,"name":"Charmion","play_id":5014,"gender":"Mes."},{"id":2803,"name":"Achillas","play_id":5014,"gender":"Mrs."},{"id":2800,"name":"Marc Antoine","play_id":5014,"gender":"Mrs."},{"id":2804,"name":"Septime","play_id":5014,"gender":"Mrs."},{"id":2808,"name":"Cornélie","play_id":5014,"gender":"Mes."},{"id":2806,"name":"Achorée","play_id":5014,"gender":"Mrs."},{"id":2802,"name":"Photin","play_id":5014,"gender":"Mrs."},{"id":2807,"name":"Cléopâtre","play_id":5014,"gender":"Mes."},{"id":2801,"name":"Ptolomée","play_id":5014,"gender":"Mrs."},{"id":2799,"name":"César","play_id":5014,"gender":"Mrs."},{"id":2805,"name":"Philippe","play_id":5014,"gender":"Mrs."},{"id":5083,"name":"La Vieille Baronne","play_id":5016,"gender":"Mes."},{"id":960,"name":"La Baronne","play_id":5016,"gender":"Mes."},{"id":969,"name":"La Marquise","play_id":5016,"gender":"Mes."},{"id":5082,"name":"Un Vieux Baron","play_id":5016,"gender":"Mrs."},{"id":964,"name":"Le Provincial","play_id":5016,"gender":"Mrs."},{"id":970,"name":"Claudine","play_id":5016,"gender":"Mes."},{"id":958,"name":"Le Temps","play_id":5016,"gender":"Mrs."},{"id":962,"name":"Le Nouvelliste","play_id":5016,"gender":"Mrs."},{"id":971,"name":"La Nouveauté","play_id":5016,"gender":"Mes."},{"id":4445,"name":"Une jeune fille","play_id":5016,"gender":"Mes."},{"id":965,"name":"Le Baron","play_id":5016,"gender":"Mrs."},{"id":966,"name":"Mercure","play_id":5016,"gender":"Mrs."},{"id":963,"name":"La Rimaille","play_id":5016,"gender":"Mrs."},{"id":968,"name":"Le Bourgeois","play_id":5016,"gender":"Mrs."},{"id":959,"name":"Momus","play_id":5016,"gender":"Mrs."},{"id":967,"name":"La Cascade","play_id":5016,"gender":"Mrs."},{"id":2408,"name":"Le Page","play_id":5016,"gender":"Mrs."},{"id":961,"name":"La Comtesse","play_id":5016,"gender":"Mes."},{"id":2261,"name":"Premier Officier des chasses","play_id":5018,"gender":"Mrs."},{"id":1682,"name":"Le Marquis de Conchiny","play_id":5018,"gender":"Mrs."},{"id":1694,"name":"Catau","play_id":5018,"gender":"Mes."},{"id":2263,"name":"Deuxième Officier des chasses","play_id":5018,"gender":"Mrs."},{"id":1695,"name":"Agathe","play_id":5018,"gender":"Mes."},{"id":1687,"name":"Le <text:soft-page-break/>Bûcheron","play_id":5018,"gender":"Mrs."},{"id":1691,"name":"Richard","play_id":5018,"gender":"Mrs."},{"id":2262,"name":"Seigneur","play_id":5018,"gender":"Mrs."},{"id":1693,"name":"Margot","play_id":5018,"gender":"Mes."},{"id":1684,"name":"La Brisée","play_id":5018,"gender":"Mrs."},{"id":2148,"name":"Garde du Corps","play_id":5018,"gender":"Mes."},{"id":4214,"name":"A tiré le Coup de fusil","play_id":5018,"gender":"Mrs."},{"id":1685,"name":"Le Garde-chasse","play_id":5018,"gender":"Mrs."},{"id":1680,"name":"Sully","play_id":5018,"gender":"Mrs."},{"id":1681,"name":"Le Duc de Bellegarde","play_id":5018,"gender":"Mrs."},{"id":1690,"name":"Michau","play_id":5018,"gender":"Mrs."},{"id":2260,"name":"Seigneur","play_id":5018,"gender":"Mrs."},{"id":1689,"name":"Deuxième Braconnier","play_id":5018,"gender":"Mrs."},{"id":1686,"name":"Saint Jean","play_id":5018,"gender":"Mrs."},{"id":1679,"name":"Henri IV","play_id":5018,"gender":"Mrs."},{"id":1692,"name":"Lucas","play_id":5018,"gender":"Mrs."},{"id":2259,"name":"Seigneur","play_id":5018,"gender":"Mrs."},{"id":1683,"name":"Le Marquis de Praslin","play_id":5018,"gender":"Mrs."},{"id":2147,"name":"Garde du Corps","play_id":5018,"gender":"Mrs."},{"id":1688,"name":"Premier Braconnier","play_id":5018,"gender":"Mrs."},{"id":5036,"name":"Angélique","play_id":5020,"gender":"Mes."},{"id":5031,"name":"M. Poignardin","play_id":5020,"gender":"Mrs."},{"id":5029,"name":"Linval","play_id":5020,"gender":"Mrs."},{"id":5033,"name":"Le Secrétaire du Musée","play_id":5020,"gender":"Mrs."},{"id":5032,"name":"Pasquin","play_id":5020,"gender":"Mrs."},{"id":5035,"name":"Mme. Siphon","play_id":5020,"gender":"Mes."},{"id":5037,"name":"Lisette","play_id":5020,"gender":"Mes."},{"id":5030,"name":"L'Abbé Phosphore","play_id":5020,"gender":"Mrs."},{"id":5028,"name":"M. Siphon","play_id":5020,"gender":"Mrs."},{"id":5034,"name":"Un Notaire","play_id":5020,"gender":"Mrs."},{"id":1154,"name":"Le Marquis","play_id":5022,"gender":"Mrs."},{"id":1153,"name":"Orgon","play_id":5022,"gender":"Mrs."},{"id":1156,"name":"Lisette","play_id":5022,"gender":"Mes."},{"id":1155,"name":"Julie","play_id":5022,"gender":"Mes."},{"id":1152,"name":"Ariste","play_id":5022,"gender":"Mrs."},{"id":3778,"name":"Valère","play_id":5022,"gender":"Mrs."},{"id":2267,"name":"Un Laquais","play_id":5023,"gender":"Mrs."},{"id":1524,"name":"Le Chevalier","play_id":5023,"gender":"Mrs."},{"id":1529,"name":"Angélique","play_id":5023,"gender":"Mes."},{"id":1530,"name":"Nérine","play_id":5023,"gender":"Mes."},{"id":1526,"name":"Falaise","play_id":5023,"gender":"Mrs."},{"id":1523,"name":"Dorante","play_id":5023,"gender":"Mrs."},{"id":1522,"name":"Le Comte","play_id":5023,"gender":"Mrs."},{"id":1527,"name":"Un Laquais","play_id":5023,"gender":"Mrs."},{"id":1525,"name":"Pirante","play_id":5023,"gender":"Mrs."},{"id":1528,"name":"La Marquise","play_id":5023,"gender":"Mes."},{"id":2911,"name":"Le Jeune D. de Guin","play_id":5024,"gender":"Mrs."},{"id":2923,"name":"Une Jeune Fille","play_id":5024,"gender":"Mes."},{"id":2919,"name":"La Duch. de Guin","play_id":5024,"gender":"Mes."},{"id":2924,"name":"Bourgeoise de Paris","play_id":5024,"gender":"Mes."},{"id":2907,"name":"Le D. de Nevers","play_id":5024,"gender":"Mrs."},{"id":2921,"name":"Une Suivante","play_id":5024,"gender":"Mes."},{"id":2917,"name":"Bourgeois de Paris","play_id":5024,"gender":"Mrs."},{"id":2918,"name":"Bourgeois de Paris","play_id":5024,"gender":"Mrs."},{"id":2925,"name":"Bourgeoise de Paris","play_id":5024,"gender":"Mes."},{"id":2909,"name":"Le Brave Crillon","play_id":5024,"gender":"Mrs."},{"id":2906,"name":"Mayenne","play_id":5024,"gender":"Mrs."},{"id":2915,"name":"Bourgeois de Paris","play_id":5024,"gender":"Mrs."},{"id":2913,"name":"L'Huillier","play_id":5024,"gender":"Mrs."},{"id":2916,"name":"Bourgeois de Paris","play_id":5024,"gender":"Mrs."},{"id":2922,"name":"Une Femme","play_id":5024,"gender":"Mes."},{"id":2912,"name":"Le Général Espagnol","play_id":5024,"gender":"Mrs."},{"id":2914,"name":"Brigard","play_id":5024,"gender":"Mrs."},{"id":2910,"name":"Le C. de Brissai","play_id":5024,"gender":"Mrs."},<text:soft-page-break/>{"id":2920,"name":"La C. de Crillon","play_id":5024,"gender":"Mes."},{"id":2908,"name":"Henri IV","play_id":5024,"gender":"Mrs."},{"id":5002,"name":"D. Fernand","play_id":5025,"gender":"Mrs."},{"id":5007,"name":"Léonor","play_id":5025,"gender":"Mes."},{"id":5004,"name":"Lazarille","play_id":5025,"gender":"Mrs."},{"id":5008,"name":"Une Assistante","play_id":5025,"gender":"Mes."},{"id":5005,"name":"Un Notaire","play_id":5025,"gender":"Mrs."},{"id":5006,"name":"Constance","play_id":5025,"gender":"Mes."},{"id":5010,"name":"Mendoce","play_id":5025,"gender":"Mrs."},{"id":5009,"name":"Béatrix","play_id":5025,"gender":"Mes."},{"id":5003,"name":"D. Pèdre","play_id":5025,"gender":"Mrs."},{"id":5001,"name":"D. Alonze","play_id":5025,"gender":"Mrs."},{"id":5188,"name":"Damon, neveu d'Oronte","play_id":5027,"gender":"Mrs."},{"id":5185,"name":"Oronte","play_id":5027,"gender":"Mrs."},{"id":5186,"name":"Lucile, fille de Mondor","play_id":5027,"gender":"Mes."},{"id":5189,"name":"Isabelle, fille de Mondor","play_id":5027,"gender":"Mes."},{"id":5190,"name":"Lisette, suivante","play_id":5027,"gender":"Mes."},{"id":5184,"name":"Mondor","play_id":5027,"gender":"Mrs."},{"id":5187,"name":"Valère, neveu d'Oronte","play_id":5027,"gender":"Mrs."},{"id":937,"name":"La Marquise","play_id":5029,"gender":"Mes."},{"id":936,"name":"Le Chevalier","play_id":5029,"gender":"Mrs."},{"id":939,"name":"Lisette","play_id":5029,"gender":"Mes."},{"id":3277,"name":"Le Laquais","play_id":5029,"gender":"Mrs."},{"id":938,"name":"Lubin","play_id":5029,"gender":"Mrs."},{"id":934,"name":"Le Comte","play_id":5029,"gender":"Mrs."},{"id":935,"name":"Hortensius","play_id":5029,"gender":"Mrs."},{"id":2347,"name":"Un Domestique","play_id":5029,"gender":"Mrs."},{"id":669,"name":"Valère","play_id":5030,"gender":"Mrs."},{"id":1968,"name":"Un Chanteur","play_id":5030,"gender":"Mrs."},{"id":670,"name":"Griffon","play_id":5030,"gender":"Mrs."},{"id":675,"name":"Mme. Argante","play_id":5030,"gender":"Mes."},{"id":676,"name":"Champagne","play_id":5030,"gender":"Mrs."},{"id":673,"name":"Marine","play_id":5030,"gender":"Mes."},{"id":674,"name":"Scapin","play_id":5030,"gender":"Mrs."},{"id":671,"name":"Léonore","play_id":5030,"gender":"Mes."},{"id":2753,"name":"Séguin","play_id":5030,"gender":"Mrs."},{"id":672,"name":"Mathieu","play_id":5030,"gender":"Mrs."},{"id":1751,"name":"Le Chevalier du Lauret","play_id":5035,"gender":"Mrs."},{"id":1754,"name":"Mme. Durval","play_id":5035,"gender":"Mes."},{"id":1755,"name":"Un Laquais de Me. Durval","play_id":5035,"gender":"Mrs."},{"id":1752,"name":"M. Licandre","play_id":5035,"gender":"Mrs."},{"id":1753,"name":"Le Commandeur","play_id":5035,"gender":"Mrs."},{"id":1757,"name":"Mlle. Agathe","play_id":5035,"gender":"Mes."},{"id":1756,"name":"La Marquise de Leutry","play_id":5035,"gender":"Mes."},{"id":1110,"name":"Un Officier Français","play_id":5036,"gender":"Mrs."},{"id":1109,"name":"Le Bramine","play_id":5036,"gender":"Mrs."},{"id":3384,"name":"Un Indien","play_id":5036,"gender":"Mrs."},{"id":4115,"name":"La Suivante","play_id":5036,"gender":"Mes."},{"id":1114,"name":"Fatime","play_id":5036,"gender":"Mes."},{"id":1111,"name":"Le Général Français","play_id":5036,"gender":"Mrs."},{"id":1112,"name":"Lanassa","play_id":5036,"gender":"Mes."},{"id":1115,"name":"Un autre Esclave de la Veuve","play_id":5036,"gender":"Mes."},{"id":1113,"name":"Un autre Officier","play_id":5036,"gender":"Mrs."},{"id":1108,"name":"Le Jeune Bramine","play_id":5036,"gender":"Mrs."},{"id":1106,"name":"Le Grand Bramine","play_id":5036,"gender":"Mrs."},{"id":1107,"name":"Un Officier Indien","play_id":5036,"gender":"Mrs."},{"id":3425,"name":"Montalbau","play_id":5036,"gender":"Mrs."},{"id":4158,"name":"Le Comte","play_id":5039,"gender":"Mrs."},{"id":2627,"name":"La Comtesse de Sancère","play_id":5039,"gender":"Mes."},{"id":2621,"name":"Charles Morinzer","play_id":5039,"gender":"Mrs."},{"id":2624,"name":"St. Germain","play_id":5039,"gender":"Mrs."},{"id":2752,"name":"Un Laquais","play_id":5039,"gender":"Mrs."},{"id":2625,"name":"Un Domestique","play_id":5039,"gender":"Mrs."},<text:soft-page-break/>{"id":4727,"name":"Pasquin","play_id":5039,"gender":"Mrs."},{"id":2622,"name":"Montalais","play_id":5039,"gender":"Mrs."},{"id":2623,"name":"De Piennes","play_id":5039,"gender":"Mrs."},{"id":2626,"name":"La Marquise de Martigue","play_id":5039,"gender":"Mes."},{"id":1358,"name":"Le Roi de Castille","play_id":5042,"gender":"Mrs."},{"id":1359,"name":"Don Philippe","play_id":5042,"gender":"Mrs."},{"id":1361,"name":"Don Fernand","play_id":5042,"gender":"Mrs."},{"id":1363,"name":"L'Infante","play_id":5042,"gender":"Mes."},{"id":1365,"name":"Don Louis","play_id":5042,"gender":"Mrs."},{"id":1362,"name":"Donna Clarice","play_id":5042,"gender":"Mes."},{"id":1364,"name":"Donna Béatrix","play_id":5042,"gender":"Mes."},{"id":1366,"name":"Jacinte","play_id":5042,"gender":"Mes."},{"id":1360,"name":"Don Felix","play_id":5042,"gender":"Mrs."},{"id":2176,"name":"Moeris","play_id":5044,"gender":"Mrs."},{"id":2177,"name":"Un Pasteur","play_id":5044,"gender":"Mrs."},{"id":2181,"name":"Iphianasse","play_id":5044,"gender":"Mes."},{"id":2180,"name":"L'Amour","play_id":5044,"gender":"Mes."},{"id":2175,"name":"Hyacinthe","play_id":5044,"gender":"Mrs."},{"id":2178,"name":"Lamon","play_id":5044,"gender":"Mrs."},{"id":2179,"name":"Pholoé","play_id":5044,"gender":"Mes."},{"id":232,"name":"Léandre","play_id":5045,"gender":"Mrs."},{"id":2672,"name":"Francillon","play_id":5045,"gender":"Mes."},{"id":230,"name":"Francillon","play_id":5045,"gender":"Mrs."},{"id":233,"name":"Valentin","play_id":5045,"gender":"Mrs."},{"id":236,"name":"Nérine","play_id":5045,"gender":"Mes."},{"id":231,"name":"Policrasse","play_id":5045,"gender":"Mrs."},{"id":235,"name":"Hortense","play_id":5045,"gender":"Mes."},{"id":234,"name":"Élise","play_id":5045,"gender":"Mes."},{"id":2754,"name":"Licandre","play_id":5045,"gender":"Mrs."},{"id":229,"name":"Folidor","play_id":5045,"gender":"Mrs."},{"id":3497,"name":"Mercure","play_id":5047,"gender":"Mrs."},{"id":3498,"name":"L'Amour","play_id":5047,"gender":"Mes."},{"id":3500,"name":"Hébé","play_id":5047,"gender":"Mes."},{"id":3501,"name":"Flore","play_id":5047,"gender":"Mes."},{"id":3499,"name":"Psiché","play_id":5047,"gender":"Mes."},{"id":4271,"name":"La Présidente","play_id":5048,"gender":"Mes."},{"id":4268,"name":"Damis","play_id":5048,"gender":"Mrs."},{"id":4269,"name":"Un Domestique","play_id":5048,"gender":"Mrs."},{"id":4267,"name":"Le Baron de Neugermain","play_id":5048,"gender":"Mrs."},{"id":4270,"name":"La Marquise de Sernente","play_id":5048,"gender":"Mes."},{"id":2336,"name":"Sganarelle","play_id":5049,"gender":"Mrs."},{"id":2335,"name":"M. Guillaume","play_id":5049,"gender":"Mrs."},{"id":2342,"name":"Champagne","play_id":5049,"gender":"Mrs."},{"id":2346,"name":"Lucrèce","play_id":5049,"gender":"Mes."},{"id":2344,"name":"Lisette","play_id":5049,"gender":"Mes."},{"id":2339,"name":"Desfonandres","play_id":5049,"gender":"Mrs."},{"id":2343,"name":"Lucinde","play_id":5049,"gender":"Mes."},{"id":2340,"name":"Clitandre","play_id":5049,"gender":"Mrs."},{"id":2341,"name":"Le Notaire","play_id":5049,"gender":"Mrs."},{"id":2337,"name":"M. Josse","play_id":5049,"gender":"Mrs."},{"id":2345,"name":"Aminte","play_id":5049,"gender":"Mes."},{"id":2338,"name":"Tomès","play_id":5049,"gender":"Mrs."},{"id":5257,"name":"Lisidor","play_id":5050,"gender":"Mrs."},{"id":5267,"name":"Isabelle","play_id":5050,"gender":"Mes."},{"id":5264,"name":"M. Jouflu","play_id":5050,"gender":"Mrs."},{"id":5266,"name":"Angélique","play_id":5050,"gender":"Mes."},{"id":5265,"name":"La Jonquille","play_id":5050,"gender":"Mrs."},{"id":5268,"name":"Lisette","play_id":5050,"gender":"Mes."},{"id":5261,"name":"M. Subtil","play_id":5050,"gender":"Mrs."},{"id":5259,"name":"Le Chevalier","play_id":5050,"gender":"Mrs."},{"id":5260,"name":"Frontin","play_id":5050,"gender":"Mrs."},{"id":5263,"name":"M. Pataclin","play_id":5050,"gender":"Mrs."},{"id":5258,"name":"Damon","play_id":5050,"gender":"Mrs."},{"id":5262,"name":"M. Griffart","play_id":5050,"gender":"Mrs."},<text:soft-page-break/>{"id":1403,"name":"Byrrhie","play_id":5051,"gender":"Mrs."},{"id":1396,"name":"Carin","play_id":5051,"gender":"Mrs."},{"id":1400,"name":"Criton","play_id":5051,"gender":"Mrs."},{"id":1405,"name":"Misis","play_id":5051,"gender":"Mes."},{"id":1394,"name":"Simon","play_id":5051,"gender":"Mrs."},{"id":1401,"name":"Sosie","play_id":5051,"gender":"Mrs."},{"id":2280,"name":"Dromon","play_id":5051,"gender":"Mrs."},{"id":1399,"name":"Glicérie","play_id":5051,"gender":"Mes."},{"id":1404,"name":"Arquillie","play_id":5051,"gender":"Mes."},{"id":1397,"name":"Pamphile","play_id":5051,"gender":"Mrs."},{"id":1395,"name":"Dave","play_id":5051,"gender":"Mrs."},{"id":1398,"name":"Chrémès","play_id":5051,"gender":"Mrs."},{"id":2319,"name":"Un Valet de Brumton","play_id":5052,"gender":"Mrs."},{"id":2313,"name":"Robinson","play_id":5052,"gender":"Mrs."},{"id":2317,"name":"Un Bordelais","play_id":5052,"gender":"Mrs."},{"id":2316,"name":"Darmant","play_id":5052,"gender":"Mrs."},{"id":2315,"name":"Sudmer","play_id":5052,"gender":"Mrs."},{"id":2320,"name":"Clarice","play_id":5052,"gender":"Mes."},{"id":2318,"name":"La Marquise","play_id":5052,"gender":"Mes."},{"id":2314,"name":"Milord Brumton","play_id":5052,"gender":"Mrs."},{"id":1661,"name":"Finette","play_id":5053,"gender":"Mes."},{"id":1658,"name":"Sophie","play_id":5053,"gender":"Mes."},{"id":1654,"name":"Lisimon","play_id":5053,"gender":"Mrs."},{"id":1657,"name":"Damis","play_id":5053,"gender":"Mrs."},{"id":1655,"name":"Lolive","play_id":5053,"gender":"Mrs."},{"id":1653,"name":"Eraste","play_id":5053,"gender":"Mrs."},{"id":1659,"name":"Bélise","play_id":5053,"gender":"Mes."},{"id":3444,"name":"Aline","play_id":5054,"gender":"Mes."},{"id":3437,"name":"Viviane","play_id":5054,"gender":"Mes."},{"id":3442,"name":"Artus","play_id":5054,"gender":"Mrs."},{"id":3446,"name":"Une Suivante","play_id":5054,"gender":"Mes."},{"id":3439,"name":"Florise","play_id":5054,"gender":"Mes."},{"id":3436,"name":"Roland","play_id":5054,"gender":"Mrs."},{"id":3440,"name":"Iseult","play_id":5054,"gender":"Mes."},{"id":3438,"name":"Le Sénéchal","play_id":5054,"gender":"Mrs."},{"id":3435,"name":"Lancelot","play_id":5054,"gender":"Mrs."},{"id":3433,"name":"Lanval","play_id":5054,"gender":"Mrs."},{"id":3434,"name":"Tristan","play_id":5054,"gender":"Mrs."},{"id":3441,"name":"Une Fée","play_id":5054,"gender":"Mes."},{"id":3443,"name":"Florestan","play_id":5054,"gender":"Mrs."},{"id":4456,"name":"Guillaume","play_id":5055,"gender":"Mrs."},{"id":4459,"name":"La Liberté","play_id":5055,"gender":"Mes."},{"id":4458,"name":"Nicolas","play_id":5055,"gender":"Mrs."},{"id":4460,"name":"L'Orateur","play_id":5055,"gender":"Mrs."},{"id":4461,"name":"Grégoire","play_id":5055,"gender":"Mrs."},{"id":4457,"name":"Le Garçon Cabaretier","play_id":5055,"gender":"Mrs."},{"id":4619,"name":"Prêtre","play_id":5056,"gender":"Mrs."},{"id":4622,"name":"Thalie","play_id":5056,"gender":"Mes."},{"id":4621,"name":"La Grande Prêtresse d'Apollon","play_id":5056,"gender":"Mes."},{"id":2034,"name":"Madame Armand","play_id":5056,"gender":"Mes."},{"id":2032,"name":"L'Auteur","play_id":5056,"gender":"Mrs."},{"id":2033,"name":"Robert","play_id":5056,"gender":"Mrs."},{"id":4623,"name":"Le Grand Prêtre d'Apollon","play_id":5056,"gender":"Mrs."},{"id":4620,"name":"Prêtre","play_id":5056,"gender":"Mrs."},{"id":4548,"name":"Le Comte de Luzi","play_id":5057,"gender":"Mrs."},{"id":4551,"name":"St. Germain","play_id":5057,"gender":"Mrs."},{"id":4553,"name":"Laurette","play_id":5057,"gender":"Mes."},{"id":4552,"name":"La Fleur","play_id":5057,"gender":"Mrs."},{"id":4554,"name":"Finette","play_id":5057,"gender":"Mes."},{"id":4549,"name":"Le Marquis de Soligni","play_id":5057,"gender":"Mrs."},{"id":4550,"name":"Bazile","play_id":5057,"gender":"Mrs."},{"id":2027,"name":"Dame de compagnie de la Marquise de Clancé","play_id":5058,"gender":"Mes."},{"id":2025,"name":"Laurette","play_id":5058,"gender":"Mes."},<text:soft-page-break/>{"id":2021,"name":"Morel","play_id":5058,"gender":"Mrs."},{"id":2029,"name":"Une Paysanne","play_id":5058,"gender":"Mes."},{"id":2030,"name":"Mlle Guilmain","play_id":5058,"gender":"Mes."},{"id":2026,"name":"Julie","play_id":5058,"gender":"Mes."},{"id":2022,"name":"Ami de Clancé","play_id":5058,"gender":"Mrs."},{"id":2024,"name":"La Marquise de Clancé","play_id":5058,"gender":"Mes."},{"id":2019,"name":"Le Comte de Luzy","play_id":5058,"gender":"Mrs."},{"id":2023,"name":"Ami de Clancé","play_id":5058,"gender":"Mrs."},{"id":2028,"name":"Dame de Compagnie de la Marquise","play_id":5058,"gender":"Mes."},{"id":2020,"name":"Basile","play_id":5058,"gender":"Mrs."},{"id":496,"name":"Cléante","play_id":5059,"gender":"Mrs."},{"id":502,"name":"Le Commissaire","play_id":5059,"gender":"Mrs."},{"id":504,"name":"Valère","play_id":5059,"gender":"Mrs."},{"id":495,"name":"Harpagon","play_id":5059,"gender":"Mrs."},{"id":3272,"name":"L'Avare","play_id":5059,"gender":"Mrs."},{"id":2195,"name":"Brindavoine","play_id":5059,"gender":"Mrs."},{"id":499,"name":"Frosine","play_id":5059,"gender":"Mes."},{"id":2196,"name":"La Merluche","play_id":5059,"gender":"Mrs."},{"id":497,"name":"Mariane","play_id":5059,"gender":"Mes."},{"id":494,"name":"M. Simon","play_id":5059,"gender":"Mrs."},{"id":4787,"name":"La Flèche","play_id":5059,"gender":"Mrs."},{"id":503,"name":"M. Jaques","play_id":5059,"gender":"Mrs."},{"id":4305,"name":"M. Simon","play_id":5059,"gender":"Mrs."},{"id":500,"name":"Élise","play_id":5059,"gender":"Mes."},{"id":501,"name":"La Flèche","play_id":5059,"gender":"Mrs."},{"id":498,"name":"Anselme","play_id":5059,"gender":"Mrs."},{"id":2758,"name":"Argante","play_id":5060,"gender":"Mrs."},{"id":2763,"name":"Dorimène","play_id":5060,"gender":"Mes."},{"id":2760,"name":"M. Subtil","play_id":5060,"gender":"Mrs."},{"id":2759,"name":"Valère","play_id":5060,"gender":"Mrs."},{"id":2757,"name":"Géronte","play_id":5060,"gender":"Mrs."},{"id":2762,"name":"Julie","play_id":5060,"gender":"Mes."},{"id":2764,"name":"Nérine","play_id":5060,"gender":"Mes."},{"id":2761,"name":"M. Courteligne","play_id":5060,"gender":"Mrs."},{"id":4821,"name":"Victoire","play_id":5061,"gender":"Mes."},{"id":4822,"name":"Hortense","play_id":5061,"gender":"Mes."},{"id":4820,"name":"Pasquin","play_id":5061,"gender":"Mrs."},{"id":4825,"name":"Mme. de St. Faure","play_id":5061,"gender":"Mes."},{"id":4823,"name":"Christophe","play_id":5061,"gender":"Mrs."},{"id":4818,"name":"Le Président de Lumigny","play_id":5061,"gender":"Mrs."},{"id":4819,"name":"Dorneuil, Notaire","play_id":5061,"gender":"Mrs."},{"id":4817,"name":"Flavicourt","play_id":5061,"gender":"Mrs."},{"id":4824,"name":"Jérôme","play_id":5061,"gender":"Mrs."},{"id":4816,"name":"Cranifort","play_id":5061,"gender":"Mrs."},{"id":488,"name":"Léandre","play_id":5062,"gender":"Mrs."},{"id":491,"name":"Léonor","play_id":5062,"gender":"Mes."},{"id":487,"name":"Lempesé","play_id":5062,"gender":"Mrs."},{"id":3641,"name":"La Vieille Léonor","play_id":5062,"gender":"Mes."},{"id":486,"name":"Damon","play_id":5062,"gender":"Mrs."},{"id":485,"name":"Marin","play_id":5062,"gender":"Mrs."},{"id":490,"name":"La Tante","play_id":5062,"gender":"Mes."},{"id":493,"name":"Le Notaire","play_id":5062,"gender":"Mrs."},{"id":492,"name":"Lisette","play_id":5062,"gender":"Mes."},{"id":2876,"name":"Frontin","play_id":5063,"gender":"Mrs."},{"id":2877,"name":"Valère","play_id":5063,"gender":"Mrs."},{"id":2881,"name":"Lisette","play_id":5063,"gender":"Mes."},{"id":2879,"name":"Julie","play_id":5063,"gender":"Mes."},{"id":2880,"name":"Un Facteur","play_id":5063,"gender":"Mrs."},{"id":2878,"name":"Orgon","play_id":5063,"gender":"Mrs."},{"id":257,"name":"Patelin","play_id":5064,"gender":"Mrs."},{"id":261,"name":"Colette","play_id":5064,"gender":"Mes."},{"id":263,"name":"Valère","play_id":5064,"gender":"Mrs."},{"id":2358,"name":"Le Paysan","play_id":5064,"gender":"Mrs."},{"id":260,"name":"Henriette","play_id":5064,"gender":"Mes."},<text:soft-page-break/>{"id":259,"name":"Mme. Patelin","play_id":5064,"gender":"Mes."},{"id":256,"name":"Guillaume","play_id":5064,"gender":"Mrs."},{"id":258,"name":"Bartholin","play_id":5064,"gender":"Mrs."},{"id":262,"name":"Agnelet","play_id":5064,"gender":"Mrs."},{"id":303,"name":"Doris","play_id":5065,"gender":"Mes."},{"id":76,"name":"Clarice","play_id":5065,"gender":"Mes."},{"id":2581,"name":"Le Laquais","play_id":5065,"gender":"Mrs."},{"id":78,"name":"Céphise","play_id":5065,"gender":"Mes."},{"id":88,"name":"Nérine","play_id":5065,"gender":"Mes."},{"id":86,"name":"Ismène","play_id":5065,"gender":"Mes."},{"id":296,"name":"La Fleur","play_id":5065,"gender":"Mrs."},{"id":83,"name":"Léandre","play_id":5065,"gender":"Mrs."},{"id":87,"name":"Hortense","play_id":5065,"gender":"Mes."},{"id":5165,"name":"Lisette","play_id":5065,"gender":"Mes."},{"id":89,"name":"Mélite","play_id":5065,"gender":"Mes."},{"id":77,"name":"Valère","play_id":5065,"gender":"Mrs."},{"id":79,"name":"Daphné","play_id":5065,"gender":"Mes."},{"id":2431,"name":"La Jeunesse","play_id":5066,"gender":"Mrs."},{"id":2433,"name":"L'Alcade","play_id":5066,"gender":"Mrs."},{"id":2430,"name":"L'Éveillé","play_id":5066,"gender":"Mrs."},{"id":2434,"name":"Rosine","play_id":5066,"gender":"Mes."},{"id":2435,"name":"Figaro","play_id":5066,"gender":"Mrs."},{"id":2429,"name":"Basilo","play_id":5066,"gender":"Mrs."},{"id":2428,"name":"Bartholo","play_id":5066,"gender":"Mrs."},{"id":2432,"name":"Le Notaire","play_id":5066,"gender":"Mrs."},{"id":2427,"name":"Le Comte","play_id":5066,"gender":"Mrs."},{"id":448,"name":"Lisette","play_id":5067,"gender":"Mes."},{"id":447,"name":"Carcaret","play_id":5067,"gender":"Mrs."},{"id":446,"name":"Angélique","play_id":5067,"gender":"Mes."},{"id":444,"name":"La Montagne","play_id":5067,"gender":"Mrs."},{"id":445,"name":"Oronte","play_id":5067,"gender":"Mrs."},{"id":453,"name":"Philippin","play_id":5067,"gender":"Mrs."},{"id":449,"name":"La Tante","play_id":5067,"gender":"Mes."},{"id":443,"name":"Léandre","play_id":5067,"gender":"Mrs."},{"id":2083,"name":"Un autre Comédien","play_id":5068,"gender":"Mrs."},{"id":2082,"name":"Le Chevalier","play_id":5068,"gender":"Mrs."},{"id":2080,"name":"Le Marquis","play_id":5068,"gender":"Mrs."},{"id":2084,"name":"Le Comédien","play_id":5068,"gender":"Mrs."},{"id":2085,"name":"Marin","play_id":5068,"gender":"Mrs."},{"id":2081,"name":"Le Baron","play_id":5068,"gender":"Mrs."},{"id":3396,"name":"M. Bellemont","play_id":5069,"gender":"Mrs."},{"id":3395,"name":"Robert fils","play_id":5069,"gender":"Mrs."},{"id":3403,"name":"M. De St. Estieu","play_id":5069,"gender":"Mrs."},{"id":4775,"name":"Un Laquais","play_id":5069,"gender":"Mrs."},{"id":3402,"name":"Sophie","play_id":5069,"gender":"Mes."},{"id":3394,"name":"M. Robert père","play_id":5069,"gender":"Mrs."},{"id":3397,"name":"M. Hamberg","play_id":5069,"gender":"Mrs."},{"id":3399,"name":"Justin","play_id":5069,"gender":"Mrs."},{"id":3400,"name":"Mme. d'Hercourt","play_id":5069,"gender":"Mes."},{"id":3401,"name":"Mme. Robert","play_id":5069,"gender":"Mes."},{"id":3398,"name":"Leuson","play_id":5069,"gender":"Mrs."},{"id":4131,"name":"Orgon","play_id":5070,"gender":"Mrs."},{"id":4134,"name":"Dubois","play_id":5070,"gender":"Mrs."},{"id":4128,"name":"Le Comte de Bruyancour","play_id":5070,"gender":"Mrs."},{"id":4132,"name":"Verville","play_id":5070,"gender":"Mrs."},{"id":4129,"name":"Le Chevalier","play_id":5070,"gender":"Mrs."},{"id":4136,"name":"La Comtesse","play_id":5070,"gender":"Mes."},{"id":4138,"name":"Julie","play_id":5070,"gender":"Mes."},{"id":4133,"name":"Jasmin","play_id":5070,"gender":"Mrs."},{"id":4137,"name":"Angélique","play_id":5070,"gender":"Mes."},{"id":4130,"name":"Lisimon","play_id":5070,"gender":"Mrs."},{"id":4135,"name":"Le Notaire","play_id":5070,"gender":"Mrs."},{"id":2901,"name":"Eraste","play_id":5071,"gender":"Mrs."},{"id":2899,"name":"Mondor","play_id":5071,"gender":"Mrs."},<text:soft-page-break/>{"id":2900,"name":"Lisimon","play_id":5071,"gender":"Mrs."},{"id":2903,"name":"La Comtesse","play_id":5071,"gender":"Mes."},{"id":2905,"name":"Lisette","play_id":5071,"gender":"Mes."},{"id":2904,"name":"Lucile","play_id":5071,"gender":"Mes."},{"id":2902,"name":"Un Laquais","play_id":5071,"gender":"Mrs."},{"id":1295,"name":"Le Maître à danser","play_id":5073,"gender":"Mrs."},{"id":3027,"name":"L'Élève","play_id":5073,"gender":"Mrs."},{"id":1305,"name":"Un Dervis","play_id":5073,"gender":"Mrs."},{"id":1306,"name":"Le Muphti","play_id":5073,"gender":"Mrs."},{"id":1620,"name":"Un Acolyte","play_id":5073,"gender":"Mrs."},{"id":1297,"name":"Premier laquais","play_id":5073,"gender":"Mrs."},{"id":1944,"name":"Interprète","play_id":5073,"gender":"Mrs."},{"id":1310,"name":"Un Dervis","play_id":5073,"gender":"Mrs."},{"id":1304,"name":"Lucile","play_id":5073,"gender":"Mes."},{"id":2174,"name":"Second Laquais","play_id":5073,"gender":"Mrs."},{"id":1292,"name":"Cléonte","play_id":5073,"gender":"Mrs."},{"id":1294,"name":"Le Maître de musique","play_id":5073,"gender":"Mrs."},{"id":1619,"name":"Un Acolyte","play_id":5073,"gender":"Mrs."},{"id":1291,"name":"Covielle","play_id":5073,"gender":"Mrs."},{"id":5114,"name":"Le Muphti","play_id":5073,"gender":"Mrs."},{"id":1300,"name":"Mme. Jourdain","play_id":5073,"gender":"Mes."},{"id":1301,"name":"Nicole","play_id":5073,"gender":"Mes."},{"id":1298,"name":"Le Maître d'armes","play_id":5073,"gender":"Mrs."},{"id":2543,"name":"Le Garçon Tailleur","play_id":5073,"gender":"Mrs."},{"id":1615,"name":"Turques assistantes","play_id":5073,"gender":"Mes."},{"id":1299,"name":"Le Maître Tailleur","play_id":5073,"gender":"Mrs."},{"id":4032,"name":"Premier Laquais","play_id":5073,"gender":"Mrs."},{"id":1302,"name":"Dorimène","play_id":5073,"gender":"Mes."},{"id":1293,"name":"Dorante","play_id":5073,"gender":"Mrs."},{"id":1617,"name":"L'Élève du Maitre de Musique","play_id":5073,"gender":"Mes."},{"id":1943,"name":"Le Fils du Grand Turc","play_id":5073,"gender":"Mrs."},{"id":1303,"name":"La Musicienne","play_id":5073,"gender":"Mes."},{"id":1296,"name":"Le Maître de philosophie","play_id":5073,"gender":"Mrs."},{"id":1290,"name":"M. Jourdain","play_id":5073,"gender":"Mrs."},{"id":2173,"name":"Mme. Dalancour","play_id":5074,"gender":"Mes."},{"id":2172,"name":"Angélique","play_id":5074,"gender":"Mes."},{"id":2169,"name":"Valère","play_id":5074,"gender":"Mrs."},{"id":2167,"name":"Dorval","play_id":5074,"gender":"Mrs."},{"id":2170,"name":"Un Laquais de M. Dalancour","play_id":5074,"gender":"Mrs."},{"id":2166,"name":"M. Dalancour","play_id":5074,"gender":"Mrs."},{"id":2168,"name":"Picard","play_id":5074,"gender":"Mrs."},{"id":2165,"name":"M. Géronte","play_id":5074,"gender":"Mrs."},{"id":2171,"name":"Marton","play_id":5074,"gender":"Mes."},{"id":282,"name":"Le Messager d'Etat","play_id":5075,"gender":"Mrs."},{"id":277,"name":"Lord Murrai","play_id":5075,"gender":"Mrs."},{"id":280,"name":"Lindane","play_id":5075,"gender":"Mes."},{"id":279,"name":"Wasp","play_id":5075,"gender":"Mrs."},{"id":863,"name":"Interlocuteur","play_id":5075,"gender":"Mrs."},{"id":861,"name":"Interlocuteur","play_id":5075,"gender":"Mrs."},{"id":272,"name":"Monrose","play_id":5075,"gender":"Mrs."},{"id":862,"name":"Interlocuteur","play_id":5075,"gender":"Mrs."},{"id":5064,"name":"Interlocuteur","play_id":5075,"gender":null},{"id":284,"name":"Ladi Alton","play_id":5075,"gender":"Mes."},{"id":281,"name":"Fabrice","play_id":5075,"gender":"Mrs."},{"id":998,"name":"L'Écossaise","play_id":5075,"gender":"Mes."},{"id":287,"name":"Polly","play_id":5075,"gender":"Mes."},{"id":1431,"name":"Interlocuteur","play_id":5075,"gender":"Mrs."},{"id":285,"name":"André","play_id":5075,"gender":"Mrs."},{"id":278,"name":"Fréport","play_id":5075,"gender":"Mrs."},{"id":2578,"name":"St. Gérans","play_id":5077,"gender":"Mrs."},{"id":2573,"name":"Montbrisson","play_id":5077,"gender":"Mrs."},{"id":2574,"name":"Le Comte de Verseuil","play_id":5077,"gender":"Mrs."},{"id":2577,"name":"Julie","play_id":5077,"gender":"Mes."},{"id":2580,"name":"La <text:soft-page-break/>Comtesse de Verseuil","play_id":5077,"gender":"Mes."},{"id":2579,"name":"Nérine","play_id":5077,"gender":"Mes."},{"id":2572,"name":"Terville","play_id":5077,"gender":"Mrs."},{"id":2576,"name":"La Fleur","play_id":5077,"gender":"Mrs."},{"id":2575,"name":"Un Laquais","play_id":5077,"gender":"Mrs."},{"id":2047,"name":"M. Jourdain","play_id":5078,"gender":"Mrs."},{"id":2044,"name":"Harpagon","play_id":5078,"gender":"Mrs."},{"id":2054,"name":"Claudine","play_id":5078,"gender":"Mes."},{"id":2048,"name":"G. Dandin","play_id":5078,"gender":"Mrs."},{"id":2052,"name":"Madame Pernelle","play_id":5078,"gender":"Mes."},{"id":2043,"name":"Tartuffe","play_id":5078,"gender":"Mrs."},{"id":2051,"name":"Angélique","play_id":5078,"gender":"Mes."},{"id":2046,"name":"Alceste","play_id":5078,"gender":"Mrs."},{"id":2053,"name":"Flipotte","play_id":5078,"gender":"Mes."},{"id":2041,"name":"Sosie","play_id":5078,"gender":"Mrs."},{"id":2045,"name":"Trissotin","play_id":5078,"gender":"Mrs."},{"id":2042,"name":"Lélie ou l'Étourdi","play_id":5078,"gender":"Mrs."},{"id":2050,"name":"Thalie","play_id":5078,"gender":"Mes."},{"id":2049,"name":"Clitandre","play_id":5078,"gender":"Mrs."},{"id":2040,"name":"Momus","play_id":5078,"gender":"Mrs."},{"id":392,"name":"Le Baron","play_id":5079,"gender":"Mrs."},{"id":400,"name":"Lucile","play_id":5079,"gender":"Mes."},{"id":2701,"name":"Angélique","play_id":5079,"gender":"Mes."},{"id":401,"name":"Ismène","play_id":5079,"gender":"Mes."},{"id":394,"name":"Un Médecin","play_id":5079,"gender":"Mrs."},{"id":4544,"name":"L'Auteur","play_id":5079,"gender":"Mrs."},{"id":399,"name":"Lisette","play_id":5079,"gender":"Mes."},{"id":393,"name":"Lisidor","play_id":5079,"gender":"Mrs."},{"id":391,"name":"Le Marquis","play_id":5079,"gender":"Mrs."},{"id":395,"name":"Un Abbé","play_id":5079,"gender":"Mrs."},{"id":397,"name":"Damon","play_id":5079,"gender":"Mrs."},{"id":398,"name":"Araminte","play_id":5079,"gender":"Mes."},{"id":396,"name":"Cidalise","play_id":5079,"gender":"Mes."},{"id":1136,"name":"Guillemette","play_id":5080,"gender":"Mes."},{"id":1137,"name":"Colinette","play_id":5080,"gender":"Mes."},{"id":1128,"name":"Clitandre","play_id":5080,"gender":"Mrs."},{"id":1126,"name":"M. Cléonte","play_id":5080,"gender":"Mrs."},{"id":1127,"name":"Eraste","play_id":5080,"gender":"Mrs."},{"id":3783,"name":"Un des Valets","play_id":5080,"gender":"Mrs."},{"id":1135,"name":"Mathurine","play_id":5080,"gender":"Mes."},{"id":1131,"name":"Le Tabellion","play_id":5080,"gender":"Mrs."},{"id":2221,"name":"La Fontaine","play_id":5080,"gender":"Mrs."},{"id":2222,"name":"La Fleur","play_id":5080,"gender":"Mrs."},{"id":1132,"name":"Mme. Loricart","play_id":5080,"gender":"Mes."},{"id":3186,"name":"Le Bailli","play_id":5080,"gender":"Mrs."},{"id":1130,"name":"Thibaut","play_id":5080,"gender":"Mrs."},{"id":1129,"name":"Lolive","play_id":5080,"gender":"Mrs."},{"id":1134,"name":"Angélique","play_id":5080,"gender":"Mes."},{"id":4347,"name":"Le Tabellion","play_id":5080,"gender":"Mrs."},{"id":2943,"name":"Un Laquais","play_id":5080,"gender":"Mrs."},{"id":1133,"name":"Mariane","play_id":5080,"gender":"Mes."},{"id":4282,"name":"Ladi Stéele","play_id":5082,"gender":"Mes."},{"id":4285,"name":"Miss Adelson","play_id":5082,"gender":"Mes."},{"id":4492,"name":"Milord Arlington","play_id":5082,"gender":"Mrs."},{"id":4284,"name":"Brinon","play_id":5082,"gender":"Mrs."},{"id":4283,"name":"Le Lord Rochester","play_id":5082,"gender":"Mrs."},{"id":4493,"name":"Un Valet","play_id":5082,"gender":"Mrs."},{"id":4281,"name":"Le Chevalier","play_id":5082,"gender":"Mrs."},{"id":4275,"name":"Le Chevalier","play_id":5083,"gender":"Mrs."},{"id":4278,"name":"La Marquise","play_id":5083,"gender":"Mes."},{"id":4276,"name":"L'Exempt","play_id":5083,"gender":"Mrs."},{"id":4279,"name":"Rose","play_id":5083,"gender":"Mes."},{"id":4273,"name":"Le Comte","play_id":5083,"gender":"Mrs."},{"id":4274,"name":"Mata","play_id":5083,"gender":"Mrs."},{"id":4277,"name":"La <text:soft-page-break/>Comtesse","play_id":5083,"gender":"Mes."},{"id":4613,"name":"Dame assistante","play_id":5084,"gender":"Mes."},{"id":5073,"name":"Le Héraut d'armes","play_id":5084,"gender":"Mrs."},{"id":4595,"name":"Le Charbonnier","play_id":5084,"gender":"Mrs."},{"id":4597,"name":"François 1er","play_id":5084,"gender":"Mrs."},{"id":5101,"name":"Isolite","play_id":5084,"gender":"Mes."},{"id":4607,"name":"La Bohémienne","play_id":5084,"gender":"Mes."},{"id":4610,"name":"Arthur","play_id":5084,"gender":"Mrs."},{"id":4602,"name":"Le Héraut","play_id":5084,"gender":"Mrs."},{"id":4609,"name":"Lapalice","play_id":5084,"gender":"Mrs."},{"id":4884,"name":"Une des Deux Filles","play_id":5084,"gender":"Mes."},{"id":4603,"name":"La Bressane","play_id":5084,"gender":"Mes."},{"id":4612,"name":"Dame assistante","play_id":5084,"gender":"Mes."},{"id":4604,"name":"La Cadette","play_id":5084,"gender":"Mes."},{"id":4594,"name":"L'Écuyer de Sotomayor","play_id":5084,"gender":"Mrs."},{"id":4883,"name":"Une des Deux Filles","play_id":5084,"gender":"Mes."},{"id":4606,"name":"Ambroise","play_id":5084,"gender":"Mrs."},{"id":4598,"name":"Imbercourt","play_id":5084,"gender":"Mrs."},{"id":4608,"name":"L'Écuyer de Bayard","play_id":5084,"gender":"Mrs."},{"id":4593,"name":"Bayard","play_id":5084,"gender":"Mrs."},{"id":4605,"name":"Isolète","play_id":5084,"gender":"Mes."},{"id":5100,"name":"Sa Soeur","play_id":5084,"gender":"Mes."},{"id":4596,"name":"Sotomayor","play_id":5084,"gender":"Mrs."},{"id":5074,"name":"La mère de François 1er","play_id":5084,"gender":"Mes."},{"id":4642,"name":"La Poissarde","play_id":5084,"gender":"Mes."},{"id":4599,"name":"Bonnivet","play_id":5084,"gender":"Mrs."},{"id":4600,"name":"La Fille Aînée","play_id":5084,"gender":"Mes."},{"id":4601,"name":"Mme de Rendan","play_id":5084,"gender":"Mes."},{"id":4611,"name":"Dame assistante","play_id":5084,"gender":"Mes."},{"id":3045,"name":"Me. Braille","play_id":5085,"gender":"Mes."},{"id":3046,"name":"Me. Robert","play_id":5085,"gender":"Mes."},{"id":3047,"name":"Agathe","play_id":5085,"gender":"Mes."},{"id":3042,"name":"Mathurin","play_id":5085,"gender":"Mrs."},{"id":3041,"name":"M. Robert","play_id":5085,"gender":"Mrs."},{"id":3044,"name":"Un Chirurgien","play_id":5085,"gender":"Mrs."},{"id":3043,"name":"Carillon","play_id":5085,"gender":"Mrs."},{"id":3040,"name":"Cardiac","play_id":5085,"gender":"Mrs."},{"id":440,"name":"Elvire","play_id":5086,"gender":"Mes."},{"id":429,"name":"D. Diegue","play_id":5086,"gender":"Mrs."},{"id":434,"name":"D. Alonse","play_id":5086,"gender":"Mrs."},{"id":436,"name":"D. Fernand","play_id":5086,"gender":"Mrs."},{"id":1995,"name":"Le Roi","play_id":5086,"gender":"Mrs."},{"id":431,"name":"Chimène","play_id":5086,"gender":"Mes."},{"id":1994,"name":"Le Comte","play_id":5086,"gender":"Mrs."},{"id":433,"name":"D. Rodrigue","play_id":5086,"gender":"Mrs."},{"id":438,"name":"D. Arias","play_id":5086,"gender":"Mrs."},{"id":432,"name":"D. Sanche","play_id":5086,"gender":"Mrs."},{"id":435,"name":"D. Gomès","play_id":5086,"gender":"Mrs."},{"id":5221,"name":"Le Marquis","play_id":5088,"gender":"Mrs."},{"id":5217,"name":"Argant","play_id":5088,"gender":"Mrs."},{"id":5223,"name":"Angélique","play_id":5088,"gender":"Mes."},{"id":5216,"name":"M. Orgon","play_id":5088,"gender":"Mrs."},{"id":5218,"name":"Cléante","play_id":5088,"gender":"Mrs."},{"id":5222,"name":"Mme Orgon","play_id":5088,"gender":"Mes."},{"id":5219,"name":"Damis","play_id":5088,"gender":"Mrs."},{"id":5220,"name":"Eraste","play_id":5088,"gender":"Mrs."},{"id":5224,"name":"Lisette","play_id":5088,"gender":"Mes."},{"id":3910,"name":"Le Père Abbé","play_id":5089,"gender":"Mrs."},{"id":3911,"name":"Le Comte de Comminge","play_id":5089,"gender":"Mrs."},{"id":3912,"name":"Dorsigny","play_id":5089,"gender":"Mrs."},{"id":3914,"name":"Religieux","play_id":5089,"gender":"Mrs."},{"id":3913,"name":"Religieux","play_id":5089,"gender":"Mrs."},{"id":3916,"name":"Le Frère Eutime","play_id":5089,"gender":"Mes."},{"id":4472,"name":"Adélaïde","play_id":5089,"gender":"Mes."},<text:soft-page-break/>{"id":3915,"name":"Religieux","play_id":5089,"gender":"Mrs."},{"id":1640,"name":"Elizabeth","play_id":5090,"gender":"Mes."},{"id":1643,"name":"Névil","play_id":5090,"gender":"Mes."},{"id":1638,"name":"Suffolk","play_id":5090,"gender":"Mrs."},{"id":1637,"name":"Le Comte de Warwik","play_id":5090,"gender":"Mrs."},{"id":1639,"name":"L'Officier","play_id":5090,"gender":"Mrs."},{"id":1641,"name":"Summer","play_id":5090,"gender":"Mrs."},{"id":1642,"name":"Marguerite","play_id":5090,"gender":"Mes."},{"id":1636,"name":"Édouard","play_id":5090,"gender":"Mrs."},{"id":1027,"name":"Tilney","play_id":5092,"gender":"Mes."},{"id":1026,"name":"La Suivante (muette)","play_id":5092,"gender":"Mes."},{"id":1022,"name":"Cécile","play_id":5092,"gender":"Mrs."},{"id":1021,"name":"Salsburi","play_id":5092,"gender":"Mrs."},{"id":1025,"name":"La Duchesse","play_id":5092,"gender":"Mes."},{"id":1023,"name":"Crommer","play_id":5092,"gender":"Mrs."},{"id":1020,"name":"Le Comte","play_id":5092,"gender":"Mrs."},{"id":1024,"name":"Élizabeth","play_id":5092,"gender":"Mes."},{"id":4468,"name":"Lucile","play_id":5095,"gender":"Mes."},{"id":4467,"name":"Me. de Vert-Sec","play_id":5095,"gender":"Mes."},{"id":4462,"name":"Mondor","play_id":5095,"gender":"Mrs."},{"id":4470,"name":"Me. Mondor","play_id":5095,"gender":"Mes."},{"id":4463,"name":"Melcour","play_id":5095,"gender":"Mrs."},{"id":4464,"name":"Cléon","play_id":5095,"gender":"Mrs."},{"id":4469,"name":"Nérine","play_id":5095,"gender":"Mes."},{"id":4471,"name":"Frontin","play_id":5095,"gender":"Mrs."},{"id":4465,"name":"Clitandre","play_id":5095,"gender":"Mrs."},{"id":4466,"name":"Me. de Bois-Vieux","play_id":5095,"gender":"Mes."},{"id":50,"name":"Lisimon","play_id":5096,"gender":"Mrs."},{"id":51,"name":"Toinette","play_id":5096,"gender":"Mes."},{"id":49,"name":"Cléante","play_id":5096,"gender":"Mrs."},{"id":52,"name":"Clarice","play_id":5096,"gender":"Mes."},{"id":48,"name":"Orgon","play_id":5096,"gender":"Mrs."},{"id":3891,"name":"L'Abesse","play_id":5098,"gender":"Mes."},{"id":3893,"name":"La Marquise","play_id":5098,"gender":"Mes."},{"id":3894,"name":"Mlle de Fierville","play_id":5098,"gender":"Mes."},{"id":3897,"name":"Une Pensionnaire","play_id":5098,"gender":"Mes."},{"id":3898,"name":"Soeur Euphémie","play_id":5098,"gender":"Mes."},{"id":3943,"name":"Une Commissionaire","play_id":5098,"gender":"Mes."},{"id":3900,"name":"Une Pensionnaire","play_id":5098,"gender":"Mes."},{"id":3892,"name":"La Soeur Ange","play_id":5098,"gender":"Mes."},{"id":3899,"name":"Soeur Bonaventure","play_id":5098,"gender":"Mes."},{"id":3896,"name":"Françoise","play_id":5098,"gender":"Mes."},{"id":3895,"name":"Soeur Anastase","play_id":5098,"gender":"Mes."},{"id":3901,"name":"Une Pensionnaire","play_id":5098,"gender":"Mes."},{"id":1784,"name":"Isabelle","play_id":5100,"gender":"Mes."},{"id":1783,"name":"Frontin","play_id":5100,"gender":"Mrs."},{"id":1781,"name":"Géronte","play_id":5100,"gender":"Mrs."},{"id":1782,"name":"Valère","play_id":5100,"gender":"Mrs."},{"id":1786,"name":"Araminte","play_id":5100,"gender":"Mes."},{"id":1785,"name":"Bélise","play_id":5100,"gender":"Mes."},{"id":2012,"name":"Un Laquais","play_id":5100,"gender":"Mrs."},{"id":4036,"name":"Un Laquais","play_id":5101,"gender":"Mrs."},{"id":4039,"name":"Henriette","play_id":5101,"gender":"Mes."},{"id":4040,"name":"Madame de Nerval","play_id":5101,"gender":"Mes."},{"id":4034,"name":"Damis","play_id":5101,"gender":"Mrs."},{"id":4035,"name":"Monsieur de Nerval","play_id":5101,"gender":"Mrs."},{"id":4038,"name":"Valère","play_id":5101,"gender":"Mrs."},{"id":4041,"name":"Lisette","play_id":5101,"gender":"Mes."},{"id":4037,"name":"Frontin","play_id":5101,"gender":"Mrs."},{"id":3718,"name":"M. Argante","play_id":5102,"gender":"Mrs."},{"id":3723,"name":"Crispin","play_id":5102,"gender":"Mrs."},{"id":3720,"name":"Dorante","play_id":5102,"gender":"Mrs."},{"id":3721,"name":"Mlle Argante","play_id":5102,"gender":"Mes."},{"id":3719,"name":"Eraste","play_id":5102,"gender":"Mrs."},<text:soft-page-break/>{"id":3722,"name":"Lisette","play_id":5102,"gender":"Mes."},{"id":3724,"name":"M. Pierre","play_id":5102,"gender":"Mrs."},{"id":894,"name":"Gros René","play_id":5103,"gender":"Mrs."},{"id":898,"name":"Eraste","play_id":5103,"gender":"Mrs."},{"id":891,"name":"Albert","play_id":5103,"gender":"Mrs."},{"id":900,"name":"Lucile","play_id":5103,"gender":"Mes."},{"id":896,"name":"Valère","play_id":5103,"gender":"Mrs."},{"id":895,"name":"Ascagne","play_id":5103,"gender":"Mes."},{"id":897,"name":"Polidore","play_id":5103,"gender":"Mrs."},{"id":893,"name":"Frosine","play_id":5103,"gender":"Mes."},{"id":892,"name":"Marinette","play_id":5103,"gender":"Mes."},{"id":901,"name":"Mascarille","play_id":5103,"gender":"Mrs."},{"id":899,"name":"Métaphraste","play_id":5103,"gender":"Mrs."},{"id":124,"name":"Perrette","play_id":5104,"gender":"Mes."},{"id":121,"name":"Crispin","play_id":5104,"gender":"Mrs."},{"id":119,"name":"Timante","play_id":5104,"gender":"Mrs."},{"id":122,"name":"Nicodème","play_id":5104,"gender":"Mrs."},{"id":118,"name":"Pirante","play_id":5104,"gender":"Mrs."},{"id":120,"name":"Jaquemin","play_id":5104,"gender":"Mrs."},{"id":123,"name":"Babet","play_id":5104,"gender":"Mes."},{"id":666,"name":"Le Comte","play_id":5105,"gender":"Mrs."},{"id":665,"name":"Florimon","play_id":5105,"gender":"Mrs."},{"id":655,"name":"Cléon","play_id":5105,"gender":"Mrs."},{"id":657,"name":"Arsinoé","play_id":5105,"gender":"Mes."},{"id":4998,"name":"Arsinoé","play_id":5105,"gender":"Mrs."},{"id":2777,"name":"Lisette","play_id":5105,"gender":"Mes."},{"id":662,"name":"Géronte","play_id":5105,"gender":"Mrs."},{"id":661,"name":"Le Baron","play_id":5105,"gender":"Mrs."},{"id":660,"name":"Finette","play_id":5105,"gender":"Mes."},{"id":659,"name":"Cidalise","play_id":5105,"gender":"Mes."},{"id":667,"name":"Pasquin","play_id":5105,"gender":"Mrs."},{"id":658,"name":"Carton","play_id":5105,"gender":"Mrs."},{"id":668,"name":"Bélise","play_id":5105,"gender":"Mes."},{"id":663,"name":"Le Marquis","play_id":5105,"gender":"Mrs."},{"id":656,"name":"Araminte","play_id":5105,"gender":"Mes."},{"id":664,"name":"Julie","play_id":5105,"gender":"Mes."},{"id":1078,"name":"Clarice","play_id":5106,"gender":"Mes."},{"id":1075,"name":"Valère","play_id":5106,"gender":"Mrs."},{"id":1081,"name":"Lisette","play_id":5106,"gender":"Mes."},{"id":1074,"name":"Léandre","play_id":5106,"gender":"Mrs."},{"id":1080,"name":"Isabelle","play_id":5106,"gender":"Mes."},{"id":1073,"name":"Le Chevalier","play_id":5106,"gender":"Mrs."},{"id":1076,"name":"Carlin","play_id":5106,"gender":"Mrs."},{"id":1079,"name":"Mme. Grognac","play_id":5106,"gender":"Mes."},{"id":1077,"name":"Le Laquais","play_id":5106,"gender":"Mrs."},{"id":1257,"name":"Thérèse","play_id":5107,"gender":"Mes."},{"id":1258,"name":"Frosine","play_id":5107,"gender":"Mes."},{"id":2209,"name":"La Suivante","play_id":5107,"gender":"Mes."},{"id":1254,"name":"Dorante","play_id":5107,"gender":"Mrs."},{"id":1256,"name":"La Veuve","play_id":5107,"gender":"Mes."},{"id":1253,"name":"Gusman","play_id":5107,"gender":"Mrs."},{"id":1252,"name":"L'Intendant","play_id":5107,"gender":"Mrs."},{"id":1255,"name":"La Comtesse","play_id":5107,"gender":"Mes."},{"id":1773,"name":"Un Record","play_id":5110,"gender":"Mrs."},{"id":1774,"name":"Un Sergent","play_id":5110,"gender":"Mrs."},{"id":1763,"name":"David","play_id":5110,"gender":"Mrs."},{"id":1771,"name":"Un Laquais de Falkland","play_id":5110,"gender":"Mrs."},{"id":1767,"name":"Falkland, Lord d'Écosse","play_id":5110,"gender":"Mrs."},{"id":1769,"name":"William","play_id":5110,"gender":"Mrs."},{"id":1764,"name":"Vilson","play_id":5110,"gender":"Mrs."},{"id":1766,"name":"James","play_id":5110,"gender":"Mrs."},{"id":1778,"name":"Fanni","play_id":5110,"gender":"Mes."},{"id":1776,"name":"Ouvrier","play_id":5110,"gender":"Mrs."},{"id":1777,"name":"Mme. Sonbrige","play_id":5110,"gender":"Mes."},<text:soft-page-break/>{"id":1772,"name":"Un Laquais de Lord Orsey","play_id":5110,"gender":"Mrs."},{"id":1775,"name":"Ouvrier","play_id":5110,"gender":"Mrs."},{"id":1780,"name":"Betzi","play_id":5110,"gender":"Mes."},{"id":1779,"name":"Juliette","play_id":5110,"gender":"Mes."},{"id":1770,"name":"Milk","play_id":5110,"gender":"Mrs."},{"id":1765,"name":"Henry","play_id":5110,"gender":"Mrs."},{"id":1768,"name":"Un Marchand","play_id":5110,"gender":"Mrs."},{"id":788,"name":"Le Marquis","play_id":5112,"gender":"Mrs."},{"id":785,"name":"Valère","play_id":5112,"gender":"Mrs."},{"id":791,"name":"Pasquin","play_id":5112,"gender":"Mrs."},{"id":784,"name":"Mme de Clorinville","play_id":5112,"gender":"Mes."},{"id":790,"name":"Justine","play_id":5112,"gender":"Mes."},{"id":789,"name":"Angélique","play_id":5112,"gender":"Mes."},{"id":3487,"name":"Clénard","play_id":5115,"gender":"Mrs."},{"id":3485,"name":"Le Duc Dalfort","play_id":5115,"gender":"Mrs."},{"id":3481,"name":"Le Marquis de Saincennes","play_id":5115,"gender":"Mrs."},{"id":3483,"name":"Le Baron de Saincennes","play_id":5115,"gender":"Mrs."},{"id":3492,"name":"Un Suisse","play_id":5115,"gender":"Mrs."},{"id":3493,"name":"Un Valet","play_id":5115,"gender":"Mrs."},{"id":3482,"name":"Le Comte","play_id":5115,"gender":"Mrs."},{"id":3484,"name":"Cléonte","play_id":5115,"gender":"Mrs."},{"id":3495,"name":"Hortense","play_id":5115,"gender":"Mes."},{"id":3496,"name":"Lise","play_id":5115,"gender":"Mes."},{"id":3488,"name":"Davon","play_id":5115,"gender":"Mrs."},{"id":3494,"name":"La Comtesse Aurélie","play_id":5115,"gender":"Mes."},{"id":3491,"name":"Un Maître d'Hôtel","play_id":5115,"gender":"Mrs."},{"id":3490,"name":"Dimanche","play_id":5115,"gender":"Mrs."},{"id":3486,"name":"Stémate","play_id":5115,"gender":"Mrs."},{"id":3489,"name":"Blondel","play_id":5115,"gender":"Mrs."},{"id":1697,"name":"Polimatte","play_id":5116,"gender":"Mrs."},{"id":1699,"name":"Lisidor","play_id":5116,"gender":"Mrs."},{"id":1704,"name":"Lisette","play_id":5116,"gender":"Mes."},{"id":1698,"name":"Doriman","play_id":5116,"gender":"Mrs."},{"id":1703,"name":"Araminte","play_id":5116,"gender":"Mes."},{"id":1955,"name":"La Fleur","play_id":5116,"gender":"Mrs."},{"id":1702,"name":"Fortuné","play_id":5116,"gender":"Mrs."},{"id":1700,"name":"Timantoni","play_id":5116,"gender":"Mrs."},{"id":1701,"name":"Lucile","play_id":5116,"gender":"Mes."},{"id":5287,"name":"Un Laquais","play_id":5116,"gender":"Mrs."},{"id":2404,"name":"La Violette","play_id":5117,"gender":"Mrs."},{"id":736,"name":"Gusman","play_id":5117,"gender":"Mrs."},{"id":740,"name":"Thérèse","play_id":5117,"gender":"Mes."},{"id":737,"name":"La Statue","play_id":5117,"gender":"Mrs."},{"id":730,"name":"D. Carlos","play_id":5117,"gender":"Mrs."},{"id":739,"name":"Elvire","play_id":5117,"gender":"Mes."},{"id":738,"name":"Sganarelle","play_id":5117,"gender":"Mrs."},{"id":744,"name":"Pascale","play_id":5117,"gender":"Mes."},{"id":745,"name":"Charlotte","play_id":5117,"gender":"Mes."},{"id":746,"name":"Mathurine","play_id":5117,"gender":"Mes."},{"id":729,"name":"D. Louis","play_id":5117,"gender":"Mrs."},{"id":731,"name":"Alonse","play_id":5117,"gender":"Mrs."},{"id":741,"name":"Léonor","play_id":5117,"gender":"Mes."},{"id":735,"name":"M. Dimanche","play_id":5117,"gender":"Mrs."},{"id":2394,"name":"La Ramée","play_id":5117,"gender":"Mrs."},{"id":733,"name":"D. Juan","play_id":5117,"gender":"Mrs."},{"id":732,"name":"Pierrot","play_id":5117,"gender":"Mrs."},{"id":2088,"name":"Dorval","play_id":5118,"gender":"Mrs."},{"id":2096,"name":"Domestique","play_id":5118,"gender":"Mrs."},{"id":2087,"name":"Lisimond","play_id":5118,"gender":"Mrs."},{"id":2095,"name":"Justine","play_id":5118,"gender":"Mes."},{"id":2094,"name":"Constance","play_id":5118,"gender":"Mes."},{"id":2098,"name":"Domestique","play_id":5118,"gender":"Mes."},{"id":2092,"name":"Silvestre","play_id":5118,"gender":"Mrs."},{"id":2091,"name":"Charles","play_id":5118,"gender":"Mrs."},<text:soft-page-break/>{"id":2089,"name":"Clairville","play_id":5118,"gender":"Mrs."},{"id":2093,"name":"Rosalie","play_id":5118,"gender":"Mes."},{"id":2090,"name":"André","play_id":5118,"gender":"Mrs."},{"id":2097,"name":"Domestique","play_id":5118,"gender":"Mrs."},{"id":3183,"name":"Mme. Melcour","play_id":5120,"gender":"Mes."},{"id":3179,"name":"La Brie","play_id":5120,"gender":"Mrs."},{"id":3178,"name":"Dubois","play_id":5120,"gender":"Mrs."},{"id":3175,"name":"Melcour","play_id":5120,"gender":"Mrs."},{"id":3177,"name":"St. Firmin","play_id":5120,"gender":"Mrs."},{"id":3180,"name":"Germain","play_id":5120,"gender":"Mrs."},{"id":3174,"name":"Dolci","play_id":5120,"gender":"Mrs."},{"id":3184,"name":"Rosette","play_id":5120,"gender":"Mes."},{"id":3181,"name":"Un Laquais","play_id":5120,"gender":"Mrs."},{"id":3176,"name":"Richard","play_id":5120,"gender":"Mrs."},{"id":3182,"name":"Sophie","play_id":5120,"gender":"Mes."},{"id":239,"name":"L'Exempt","play_id":5121,"gender":"Mrs."},{"id":243,"name":"Agathe","play_id":5121,"gender":"Mes."},{"id":240,"name":"Le Serrurier","play_id":5121,"gender":"Mrs."},{"id":244,"name":"Marinette","play_id":5121,"gender":"Mes."},{"id":241,"name":"Timante","play_id":5121,"gender":"Mrs."},{"id":242,"name":"Hortense","play_id":5121,"gender":"Mes."},{"id":238,"name":"Harpagême","play_id":5121,"gender":"Mrs."},{"id":428,"name":"Lord Houzey","play_id":5122,"gender":"Mrs."},{"id":427,"name":"J. Rosbif","play_id":5122,"gender":"Mrs."},{"id":439,"name":"Lord Craff","play_id":5122,"gender":"Mrs."},{"id":437,"name":"Le Marquis","play_id":5122,"gender":"Mrs."},{"id":442,"name":"Finette","play_id":5122,"gender":"Mes."},{"id":430,"name":"Eliante","play_id":5122,"gender":"Mes."},{"id":441,"name":"Le Baron","play_id":5122,"gender":"Mrs."},{"id":451,"name":"Rustaut","play_id":5123,"gender":"Mrs."},{"id":454,"name":"Le Chevalier","play_id":5123,"gender":"Mrs."},{"id":452,"name":"Champagne","play_id":5123,"gender":"Mrs."},{"id":2883,"name":"La Comtesse","play_id":5123,"gender":"Mes."},{"id":456,"name":"Lucinde","play_id":5123,"gender":"Mes."},{"id":455,"name":"Dorimène","play_id":5123,"gender":"Mes."},{"id":457,"name":"Marton","play_id":5123,"gender":"Mes."},{"id":2882,"name":"La Présidente","play_id":5123,"gender":"Mes."},{"id":450,"name":"Le Marquis","play_id":5123,"gender":"Mrs."},{"id":2194,"name":"Criquet","play_id":5123,"gender":"Mrs."},{"id":4332,"name":"Floribel","play_id":5123,"gender":"Mrs."},{"id":1391,"name":"La Montagne","play_id":5124,"gender":"Mrs."},{"id":1390,"name":"Lucile","play_id":5124,"gender":"Mes."},{"id":1381,"name":"M. Caton","play_id":5124,"gender":"Mrs."},{"id":1382,"name":"M. Dubuisson","play_id":5124,"gender":"Mrs."},{"id":1383,"name":"Lucas","play_id":5124,"gender":"Mrs."},{"id":1392,"name":"Orgon","play_id":5124,"gender":"Mrs."},{"id":1388,"name":"Mathurine","play_id":5124,"gender":"Mes."},{"id":1389,"name":"Mme. Dubuisson","play_id":5124,"gender":"Mes."},{"id":1393,"name":"La Bohémienne","play_id":5124,"gender":"Mes."},{"id":1386,"name":"Léandre","play_id":5124,"gender":"Mrs."},{"id":1387,"name":"Marthon","play_id":5124,"gender":"Mes."},{"id":1384,"name":"M. Bavardin","play_id":5124,"gender":"Mrs."},{"id":4334,"name":"Marton","play_id":5124,"gender":"Mes."},{"id":1385,"name":"Le Rôtisseur","play_id":5124,"gender":"Mrs."},{"id":3524,"name":"Sandière","play_id":5125,"gender":"Mrs."},{"id":3526,"name":"Finon","play_id":5125,"gender":"Mes."},{"id":3519,"name":"Orgon","play_id":5125,"gender":"Mrs."},{"id":3528,"name":"Susette","play_id":5125,"gender":"Mes."},{"id":3522,"name":"Voisin franc","play_id":5125,"gender":"Mrs."},{"id":3523,"name":"Petau","play_id":5125,"gender":"Mrs."},{"id":3525,"name":"Antoine","play_id":5125,"gender":"Mrs."},{"id":3521,"name":"Villodin","play_id":5125,"gender":"Mrs."},{"id":3527,"name":"Me. Petau","play_id":5125,"gender":"Mes."},{"id":3520,"name":"Bernard","play_id":5125,"gender":"Mrs."},<text:soft-page-break/>{"id":479,"name":"Licandre","play_id":5126,"gender":"Mrs."},{"id":480,"name":"Philinte","play_id":5126,"gender":"Mrs."},{"id":489,"name":"Lisette","play_id":5126,"gender":"Mes."},{"id":476,"name":"Lisimon","play_id":5126,"gender":"Mrs."},{"id":482,"name":"Le Laquais de Licandre","play_id":5126,"gender":"Mrs."},{"id":477,"name":"Le Comte","play_id":5126,"gender":"Mrs."},{"id":481,"name":"Josse","play_id":5126,"gender":"Mrs."},{"id":3276,"name":"Le Notaire","play_id":5126,"gender":"Mrs."},{"id":484,"name":"Isabelle","play_id":5126,"gender":"Mes."},{"id":483,"name":"La Fleur","play_id":5126,"gender":"Mrs."},{"id":475,"name":"Valère","play_id":5126,"gender":"Mrs."},{"id":478,"name":"Pasquin","play_id":5126,"gender":"Mrs."},{"id":535,"name":"Mamurra","play_id":5127,"gender":"Mrs."},{"id":537,"name":"Rosine","play_id":5127,"gender":"Mes."},{"id":532,"name":"Brillon","play_id":5127,"gender":"Mrs."},{"id":5152,"name":"Brillon","play_id":5127,"gender":"Mes."},{"id":534,"name":"Fadel","play_id":5127,"gender":"Mrs."},{"id":530,"name":"Hortense","play_id":5127,"gender":"Mes."},{"id":528,"name":"Térignan","play_id":5127,"gender":"Mrs."},{"id":2239,"name":"Le Laquais","play_id":5127,"gender":"Mes."},{"id":536,"name":"Clarice","play_id":5127,"gender":"Mes."},{"id":5237,"name":"Brillon","play_id":5127,"gender":"Mes."},{"id":1019,"name":"Le Notaire","play_id":5127,"gender":"Mrs."},{"id":531,"name":"Un Laquais","play_id":5127,"gender":"Mrs."},{"id":538,"name":"Catau","play_id":5127,"gender":"Mes."},{"id":2407,"name":"Brillon","play_id":5127,"gender":"Mes."},{"id":529,"name":"Ariste","play_id":5127,"gender":"Mrs."},{"id":524,"name":"M. Grichard","play_id":5127,"gender":"Mrs."},{"id":1762,"name":"Le Prévôt","play_id":5127,"gender":"Mrs."},{"id":539,"name":"Lolive","play_id":5127,"gender":"Mrs."},{"id":533,"name":"Rigaut","play_id":5127,"gender":"Mrs."},{"id":526,"name":"Mondor","play_id":5127,"gender":"Mrs."},{"id":2848,"name":"Trémont","play_id":5128,"gender":"Mrs."},{"id":2858,"name":"Adélaïde","play_id":5128,"gender":"Mes."},{"id":2854,"name":"Un Hérault d'Armes","play_id":5128,"gender":"Mrs."},{"id":2850,"name":"Martène","play_id":5128,"gender":"Mrs."},{"id":2847,"name":"Le Baron Desbarres","play_id":5128,"gender":"Mrs."},{"id":2856,"name":"Un Citoyen","play_id":5128,"gender":"Mrs."},{"id":2845,"name":"Desgranges","play_id":5128,"gender":"Mrs."},{"id":2851,"name":"Marcelli","play_id":5128,"gender":"Mrs."},{"id":2855,"name":"Un Citoyen","play_id":5128,"gender":"Mrs."},{"id":2857,"name":"Amélie","play_id":5128,"gender":"Mes."},{"id":2853,"name":"Galas","play_id":5128,"gender":"Mrs."},{"id":2846,"name":"Pelletier","play_id":5128,"gender":"Mrs."},{"id":2849,"name":"Camille","play_id":5128,"gender":"Mrs."},{"id":2852,"name":"Le P. de Condé","play_id":5128,"gender":"Mrs."},{"id":3460,"name":"Marton","play_id":5130,"gender":"Mes."},{"id":3457,"name":"Pasquin","play_id":5130,"gender":"Mrs."},{"id":3459,"name":"Valsain","play_id":5130,"gender":"Mrs."},{"id":3455,"name":"Le Baron","play_id":5130,"gender":"Mrs."},{"id":3461,"name":"La Comtesse","play_id":5130,"gender":"Mes."},{"id":3456,"name":"Le Chevalier","play_id":5130,"gender":"Mrs."},{"id":4908,"name":"Un Laquais","play_id":5130,"gender":"Mrs."},{"id":3458,"name":"La Marquise","play_id":5130,"gender":"Mes."},{"id":5162,"name":"Un courrier","play_id":5130,"gender":"Mrs."},{"id":1059,"name":"Célie","play_id":5131,"gender":"Mes."},{"id":1056,"name":"Eraste","play_id":5131,"gender":"Mrs."},{"id":1061,"name":"Babet","play_id":5131,"gender":"Mes."},{"id":1058,"name":"Champagne","play_id":5131,"gender":"Mrs."},{"id":1054,"name":"Dorante","play_id":5131,"gender":"Mrs."},{"id":1057,"name":"Dubois","play_id":5131,"gender":"Mrs."},{"id":1055,"name":"Clitandre","play_id":5131,"gender":"Mrs."},{"id":3612,"name":"Clitandre","play_id":5131,"gender":"Mrs."},{"id":1060,"name":"Julie","play_id":5131,"gender":"Mes."},<text:soft-page-break/>{"id":1062,"name":"Justine","play_id":5131,"gender":"Mes."},{"id":2950,"name":"La Comtesse d'Orson","play_id":5132,"gender":"Mes."},{"id":2945,"name":"Le Comte d'Orson","play_id":5132,"gender":"Mrs."},{"id":2951,"name":"Mlle. d'Orson","play_id":5132,"gender":"Mes."},{"id":2952,"name":"Lisette","play_id":5132,"gender":"Mes."},{"id":2949,"name":"Le Marquis de Rinville","play_id":5132,"gender":"Mrs."},{"id":2948,"name":"Dumont","play_id":5132,"gender":"Mrs."},{"id":2947,"name":"Frontin","play_id":5132,"gender":"Mrs."},{"id":2946,"name":"Le Chevalier d'Elcour","play_id":5132,"gender":"Mrs."},{"id":62,"name":"Nérine","play_id":5134,"gender":"Mes."},{"id":57,"name":"Galonier","play_id":5134,"gender":"Mrs."},{"id":60,"name":"Angélique","play_id":5134,"gender":"Mes."},{"id":2330,"name":"Un Laquais","play_id":5134,"gender":"Mrs."},{"id":61,"name":"La Comtesse","play_id":5134,"gender":"Mes."},{"id":63,"name":"Mme. Adam","play_id":5134,"gender":"Mes."},{"id":53,"name":"Géronte","play_id":5134,"gender":"Mrs."},{"id":56,"name":"Le Marquis","play_id":5134,"gender":"Mrs."},{"id":54,"name":"Valère","play_id":5134,"gender":"Mrs."},{"id":845,"name":"Un Laquais","play_id":5134,"gender":"Mrs."},{"id":55,"name":"Dorante","play_id":5134,"gender":"Mrs."},{"id":59,"name":"Hector","play_id":5134,"gender":"Mrs."},{"id":2331,"name":"Un Laquais","play_id":5134,"gender":"Mrs."},{"id":58,"name":"Toutabas","play_id":5134,"gender":"Mrs."},{"id":64,"name":"Mme. La Ressource","play_id":5134,"gender":"Mes."},{"id":2329,"name":"Un Laquais","play_id":5134,"gender":"Mrs."},{"id":3949,"name":"L'Abbé de St Pierre","play_id":5135,"gender":"Mrs."},{"id":3948,"name":"Rousseau","play_id":5135,"gender":"Mrs."},{"id":3957,"name":"Eugénie Calas","play_id":5135,"gender":"Mes."},{"id":3945,"name":"Rhadamante","play_id":5135,"gender":"Mrs."},{"id":3958,"name":"Un Ombre","play_id":5135,"gender":"Mes."},{"id":3947,"name":"Voltaire","play_id":5135,"gender":"Mrs."},{"id":3952,"name":"Le Kain","play_id":5135,"gender":"Mrs."},{"id":3955,"name":"Franclin","play_id":5135,"gender":"Mrs."},{"id":3946,"name":"Momus","play_id":5135,"gender":"Mrs."},{"id":3951,"name":"Le Maréchal Fabert","play_id":5135,"gender":"Mrs."},{"id":3956,"name":"Adrienne La Couvreur","play_id":5135,"gender":"Mes."},{"id":3954,"name":"Olivier","play_id":5135,"gender":"Mrs."},{"id":3950,"name":"Léopold de Brunswick","play_id":5135,"gender":"Mrs."},{"id":3953,"name":"Calas","play_id":5135,"gender":"Mrs."},{"id":3959,"name":"Mme Calas","play_id":5135,"gender":"Mes."},{"id":193,"name":"Isabelle","play_id":5136,"gender":"Mes."},{"id":2646,"name":"Clistorel","play_id":5136,"gender":"Mrs."},{"id":187,"name":"Le Laquais de M. Geronte","play_id":5136,"gender":"Mrs."},{"id":4072,"name":"Un Laquais","play_id":5136,"gender":"Mrs."},{"id":189,"name":"Clistorel","play_id":5136,"gender":"Mes."},{"id":182,"name":"Géronte","play_id":5136,"gender":"Mrs."},{"id":191,"name":"Lisette","play_id":5136,"gender":"Mes."},{"id":185,"name":"Eraste","play_id":5136,"gender":"Mrs."},{"id":192,"name":"M. Gaspard","play_id":5136,"gender":"Mrs."},{"id":184,"name":"Crispin","play_id":5136,"gender":"Mrs."},{"id":1929,"name":"Le Laquais de Me. Argante","play_id":5136,"gender":"Mrs."},{"id":183,"name":"M. Scrupule","play_id":5136,"gender":"Mrs."},{"id":186,"name":"Mme. Argante","play_id":5136,"gender":"Mes."},{"id":710,"name":"Lépine","play_id":5137,"gender":"Mrs."},{"id":708,"name":"La Comtesse","play_id":5137,"gender":"Mes."},{"id":711,"name":"Hortense","play_id":5137,"gender":"Mes."},{"id":706,"name":"Le Marquis","play_id":5137,"gender":"Mrs."},{"id":709,"name":"Lisette","play_id":5137,"gender":"Mes."},{"id":707,"name":"Le Chevalier","play_id":5137,"gender":"Mrs."},{"id":1276,"name":"Lucelle","play_id":5138,"gender":"Mes."},{"id":1278,"name":"La Gouvernante","play_id":5138,"gender":"Mes."},{"id":1275,"name":"Horace","play_id":5138,"gender":"Mrs."},{"id":1277,"name":"Un Laquais","play_id":5138,"gender":"Mrs."},{"id":1274,"name":"Le Notaire","play_id":5138,"gender":"Mrs."},{"id":1279,"name":"La <text:soft-page-break/>Cantatrice","play_id":5138,"gender":"Mes."},{"id":1272,"name":"Aldobrandin","play_id":5138,"gender":"Mrs."},{"id":1273,"name":"Zima","play_id":5138,"gender":"Mrs."},{"id":3075,"name":"Le Praesès","play_id":5140,"gender":"Mrs."},{"id":1091,"name":"Béline","play_id":5140,"gender":"Mes."},{"id":1085,"name":"Cléante","play_id":5140,"gender":"Mrs."},{"id":1088,"name":"Toinette","play_id":5140,"gender":"Mes."},{"id":1087,"name":"Bonnefoi","play_id":5140,"gender":"Mrs."},{"id":1084,"name":"M. Purgon","play_id":5140,"gender":"Mrs."},{"id":2357,"name":"Le Praesès","play_id":5140,"gender":"Mrs."},{"id":1082,"name":"Argan","play_id":5140,"gender":"Mrs."},{"id":1089,"name":"Louison","play_id":5140,"gender":"Mes."},{"id":1086,"name":"Diafoirus","play_id":5140,"gender":"Mrs."},{"id":1093,"name":"M. Fleurant","play_id":5140,"gender":"Mrs."},{"id":1090,"name":"Thomas Diafoirus","play_id":5140,"gender":"Mrs."},{"id":1092,"name":"Angélique","play_id":5140,"gender":"Mes."},{"id":1083,"name":"Béralde","play_id":5140,"gender":"Mrs."},{"id":4359,"name":"Diafoirus P.","play_id":5140,"gender":"Mrs."},{"id":4360,"name":"Diafoirus F.","play_id":5140,"gender":"Mrs."},{"id":5198,"name":"La petite fille","play_id":5140,"gender":"Mes."},{"id":5175,"name":"Lourette, suivante","play_id":5141,"gender":"Mes."},{"id":5174,"name":"Un Danseur","play_id":5141,"gender":"Mrs."},{"id":4216,"name":"Le Chevalier d'Epermont","play_id":5141,"gender":"Mrs."},{"id":4218,"name":"Le Marquis de Florville","play_id":5141,"gender":"Mrs."},{"id":4219,"name":"Raymon","play_id":5141,"gender":"Mrs."},{"id":4220,"name":"La Marquise de Thémine","play_id":5141,"gender":"Mes."},{"id":5173,"name":"Un Me. de Musique","play_id":5141,"gender":"Mrs."},{"id":5170,"name":"Le Baron de St. Brice","play_id":5141,"gender":"Mrs."},{"id":4217,"name":"Le Duc de Semours","play_id":5141,"gender":"Mrs."},{"id":5176,"name":"Un Artificier","play_id":5141,"gender":"Mrs."},{"id":4221,"name":"Emilie","play_id":5141,"gender":"Mes."},{"id":4222,"name":"Me. de Folange","play_id":5141,"gender":"Mes."},{"id":5171,"name":"Un Régisseur des domaines du Duc","play_id":5141,"gender":"Mrs."},{"id":5172,"name":"Monrose, Valet de chambre","play_id":5141,"gender":"Mrs."},{"id":1896,"name":"André","play_id":5142,"gender":"Mrs."},{"id":1900,"name":"Fatmé","play_id":5142,"gender":"Mes."},{"id":1899,"name":"Amélie","play_id":5142,"gender":"Mes."},{"id":1890,"name":"Hassan","play_id":5142,"gender":"Mrs."},{"id":1894,"name":"Nébi","play_id":5142,"gender":"Mrs."},{"id":1945,"name":"L'Esclave","play_id":5142,"gender":"Mrs."},{"id":1893,"name":"Kaled","play_id":5142,"gender":"Mrs."},{"id":1898,"name":"Zaïde","play_id":5142,"gender":"Mes."},{"id":1891,"name":"Dornal","play_id":5142,"gender":"Mrs."},{"id":5242,"name":"L'Espagnol","play_id":5142,"gender":"Mrs."},{"id":1892,"name":"Un Vieillard Turc","play_id":5142,"gender":"Mrs."},{"id":1897,"name":"Un Italien","play_id":5142,"gender":"Mrs."},{"id":1895,"name":"Un Espagnol","play_id":5142,"gender":"Mrs."},{"id":2755,"name":"L'Homme de Loi","play_id":5142,"gender":"Mrs."},{"id":4054,"name":"Me. Dorval","play_id":5143,"gender":"Mes."},{"id":4060,"name":"Pétronille","play_id":5143,"gender":"Mes."},{"id":4053,"name":"Le Greffier","play_id":5143,"gender":"Mrs."},{"id":4057,"name":"Agnès","play_id":5143,"gender":"Mes."},{"id":4056,"name":"Théotime","play_id":5143,"gender":"Mrs."},{"id":4055,"name":"L'Abbesse","play_id":5143,"gender":"Mes."},{"id":4052,"name":"Un Valet","play_id":5143,"gender":"Mrs."},{"id":4062,"name":"La Tourrière","play_id":5143,"gender":"Mes."},{"id":4061,"name":"Nicolas","play_id":5143,"gender":"Mrs."},{"id":4050,"name":"Séraphain","play_id":5143,"gender":"Mrs."},{"id":4059,"name":"Appoline","play_id":5143,"gender":"Mes."},{"id":4049,"name":"Dorval","play_id":5143,"gender":"Mrs."},{"id":4051,"name":"Gabriel","play_id":5143,"gender":"Mrs."},{"id":4058,"name":"Eudalie","play_id":5143,"gender":"Mes."},{"id":1433,"name":"Julien","play_id":5144,"gender":"Mrs."},<text:soft-page-break/>{"id":1441,"name":"Mathurine","play_id":5144,"gender":"Mes."},{"id":2700,"name":"Mathurin","play_id":5144,"gender":"Mrs."},{"id":1440,"name":"Mme. Agathe","play_id":5144,"gender":"Mes."},{"id":1438,"name":"Mme. Julienne","play_id":5144,"gender":"Mes."},{"id":1437,"name":"Le Bailli","play_id":5144,"gender":"Mrs."},{"id":1439,"name":"Colette","play_id":5144,"gender":"Mes."},{"id":1436,"name":"Charlot","play_id":5144,"gender":"Mrs."},{"id":1434,"name":"Clitandre","play_id":5144,"gender":"Mrs."},{"id":1435,"name":"Lépine","play_id":5144,"gender":"Mrs."},{"id":3148,"name":"Tomire","play_id":5145,"gender":"Mrs."},{"id":3154,"name":"Marine","play_id":5145,"gender":"Mes."},{"id":3149,"name":"Gusman","play_id":5145,"gender":"Mrs."},{"id":3145,"name":"Carlos","play_id":5145,"gender":"Mrs."},{"id":3151,"name":"Julie","play_id":5145,"gender":"Mes."},{"id":3146,"name":"D. Brusquin","play_id":5145,"gender":"Mrs."},{"id":3152,"name":"Célime","play_id":5145,"gender":"Mes."},{"id":3150,"name":"Stamorat","play_id":5145,"gender":"Mrs."},{"id":3147,"name":"Fatiman","play_id":5145,"gender":"Mrs."},{"id":3153,"name":"Zaïre","play_id":5145,"gender":"Mes."},{"id":2510,"name":"Betty","play_id":5146,"gender":"Mes."},{"id":2507,"name":"Mistris Heydelberg","play_id":5146,"gender":"Mes."},{"id":2502,"name":"Sir John Melvil","play_id":5146,"gender":"Mrs."},{"id":2504,"name":"M. Sterling","play_id":5146,"gender":"Mrs."},{"id":2505,"name":"Sir Lovel","play_id":5146,"gender":"Mrs."},{"id":2508,"name":"Miss Fanny","play_id":5146,"gender":"Mes."},{"id":2506,"name":"Richard","play_id":5146,"gender":"Mrs."},{"id":2503,"name":"Milord Ogleby","play_id":5146,"gender":"Mrs."},{"id":2509,"name":"Miss Sterling","play_id":5146,"gender":"Mes."},{"id":5077,"name":"Bazile","play_id":5147,"gender":"Mrs."},{"id":3472,"name":"Grippe Soleil","play_id":5147,"gender":"Mrs."},{"id":3479,"name":"Chérubin","play_id":5147,"gender":"Mes."},{"id":3477,"name":"Marceline","play_id":5147,"gender":"Mes."},{"id":4815,"name":"Une Bergère chantante","play_id":5147,"gender":"Mes."},{"id":4864,"name":"Une Bergère","play_id":5147,"gender":"Mes."},{"id":5040,"name":"Une Paysanne","play_id":5147,"gender":"Mes."},{"id":3468,"name":"Bartholo","play_id":5147,"gender":"Mrs."},{"id":3478,"name":"Fanchette","play_id":5147,"gender":"Mes."},{"id":3466,"name":"Figaro","play_id":5147,"gender":"Mrs."},{"id":3475,"name":"La Comtesse","play_id":5147,"gender":"Mes."},{"id":3761,"name":"Un Domestique","play_id":5147,"gender":"Mrs."},{"id":5079,"name":"Une Jeune Bergère","play_id":5147,"gender":"Mes."},{"id":4733,"name":"Un Laquais du Comte","play_id":5147,"gender":"Mrs."},{"id":4654,"name":"Juge","play_id":5147,"gender":"Mrs."},{"id":3480,"name":"Une Bergère","play_id":5147,"gender":"Mes."},{"id":3473,"name":"D. Gusman Bridoison","play_id":5147,"gender":"Mrs."},{"id":3465,"name":"Le Comte Almaviva","play_id":5147,"gender":"Mrs."},{"id":3474,"name":"Pédrille","play_id":5147,"gender":"Mrs."},{"id":5078,"name":"Un Laquais","play_id":5147,"gender":"Mrs."},{"id":3471,"name":"Un Huissier","play_id":5147,"gender":"Mrs."},{"id":3760,"name":"Bridoison","play_id":5147,"gender":"Mrs."},{"id":3469,"name":"Basilo","play_id":5147,"gender":"Mrs."},{"id":4655,"name":"Juge","play_id":5147,"gender":"Mrs."},{"id":3467,"name":"Antonio","play_id":5147,"gender":"Mrs."},{"id":3470,"name":"Doublemain","play_id":5147,"gender":"Mrs."},{"id":3476,"name":"Suzanne","play_id":5147,"gender":"Mes."},{"id":1224,"name":"La Présidente","play_id":5148,"gender":"Mes."},{"id":1221,"name":"Le Notaire","play_id":5148,"gender":"Mrs."},{"id":1225,"name":"La Tante","play_id":5148,"gender":"Mes."},{"id":1218,"name":"Valère","play_id":5148,"gender":"Mrs."},{"id":1220,"name":"Damis","play_id":5148,"gender":"Mrs."},{"id":1219,"name":"Ligournois","play_id":5148,"gender":"Mrs."},{"id":4862,"name":"Le faux Damis","play_id":5148,"gender":"Mrs."},{"id":1222,"name":"Glacignac","play_id":5148,"gender":"Mrs."},{"id":1226,"name":"L'Hôtesse","play_id":5148,"gender":"Mes."},<text:soft-page-break/>{"id":1223,"name":"La Veuve","play_id":5148,"gender":"Mes."},{"id":1217,"name":"Le Président","play_id":5148,"gender":"Mrs."},{"id":598,"name":"Dorimène","play_id":5149,"gender":"Mes."},{"id":594,"name":"Alcandor","play_id":5149,"gender":"Mrs."},{"id":596,"name":"Pancrace","play_id":5149,"gender":"Mrs."},{"id":589,"name":"Licaste","play_id":5149,"gender":"Mrs."},{"id":591,"name":"Sganarelle","play_id":5149,"gender":"Mrs."},{"id":592,"name":"Géronimo","play_id":5149,"gender":"Mrs."},{"id":597,"name":"Marphurius","play_id":5149,"gender":"Mrs."},{"id":593,"name":"Alcidas","play_id":5149,"gender":"Mrs."},{"id":3038,"name":"Un Laquais","play_id":5149,"gender":"Mrs."},{"id":4105,"name":"Un Portier","play_id":5150,"gender":"Mrs."},{"id":1516,"name":"Argante","play_id":5150,"gender":"Mrs."},{"id":1519,"name":"Frontin","play_id":5150,"gender":"Mrs."},{"id":1520,"name":"Julie","play_id":5150,"gender":"Mes."},{"id":1521,"name":"Marton","play_id":5150,"gender":"Mes."},{"id":1518,"name":"Damis","play_id":5150,"gender":"Mrs."},{"id":1517,"name":"Forlix","play_id":5150,"gender":"Mrs."},{"id":3333,"name":"Le Chevalier d'Istelle","play_id":5152,"gender":"Mrs."},{"id":3332,"name":"Merval","play_id":5152,"gender":"Mrs."},{"id":3334,"name":"Un Jocquey","play_id":5152,"gender":"Mrs."},{"id":3463,"name":"Williams","play_id":5152,"gender":"Mrs."},{"id":3331,"name":"Permaville","play_id":5152,"gender":"Mrs."},{"id":3335,"name":"Mme. de Volmar","play_id":5152,"gender":"Mes."},{"id":3330,"name":"M. de Bessoncourt","play_id":5152,"gender":"Mrs."},{"id":3336,"name":"Émilie","play_id":5152,"gender":"Mes."},{"id":167,"name":"Lisette","play_id":5153,"gender":"Mes."},{"id":160,"name":"Géronte","play_id":5153,"gender":"Mrs."},{"id":158,"name":"Valère","play_id":5153,"gender":"Mrs."},{"id":163,"name":"Frontin","play_id":5153,"gender":"Mrs."},{"id":165,"name":"Chloé","play_id":5153,"gender":"Mes."},{"id":162,"name":"Cléon","play_id":5153,"gender":"Mrs."},{"id":164,"name":"Le Laquais","play_id":5153,"gender":"Mrs."},{"id":166,"name":"Florise","play_id":5153,"gender":"Mes."},{"id":159,"name":"Ariste","play_id":5153,"gender":"Mrs."},{"id":68,"name":"Lucas","play_id":5155,"gender":"Mrs."},{"id":67,"name":"Valère","play_id":5155,"gender":"Mrs."},{"id":3274,"name":"Angélique","play_id":5155,"gender":"Mes."},{"id":71,"name":"Martine","play_id":5155,"gender":"Mes."},{"id":69,"name":"Géronte","play_id":5155,"gender":"Mrs."},{"id":66,"name":"Robert","play_id":5155,"gender":"Mrs."},{"id":73,"name":"Lucinde","play_id":5155,"gender":"Mes."},{"id":70,"name":"Léandre","play_id":5155,"gender":"Mrs."},{"id":3275,"name":"Mme. Oronte","play_id":5155,"gender":"Mes."},{"id":65,"name":"Sganarelle","play_id":5155,"gender":"Mrs."},{"id":72,"name":"Jacqueline","play_id":5155,"gender":"Mes."},{"id":4042,"name":"M. Robert","play_id":5155,"gender":"Mrs."},{"id":2284,"name":"Champagne","play_id":5156,"gender":"Mrs."},{"id":2283,"name":"Cléon","play_id":5156,"gender":"Mrs."},{"id":2281,"name":"Montval","play_id":5156,"gender":"Mrs."},{"id":2285,"name":"Lucile","play_id":5156,"gender":"Mes."},{"id":2282,"name":"Le Baron","play_id":5156,"gender":"Mrs."},{"id":2287,"name":"Lisette","play_id":5156,"gender":"Mes."},{"id":2286,"name":"La Marquise","play_id":5156,"gender":"Mes."},{"id":2071,"name":"Javotte","play_id":5157,"gender":"Mes."},{"id":2070,"name":"Lisette","play_id":5157,"gender":"Mes."},{"id":2060,"name":"Damon","play_id":5157,"gender":"Mrs."},{"id":2063,"name":"Léandre","play_id":5157,"gender":"Mrs."},{"id":2064,"name":"Valère","play_id":5157,"gender":"Mrs."},{"id":2068,"name":"Isabelle","play_id":5157,"gender":"Mes."},{"id":2066,"name":"Le Marquis","play_id":5157,"gender":"Mrs."},{"id":2065,"name":"Richesource","play_id":5157,"gender":"Mrs."},{"id":2069,"name":"Mariane","play_id":5157,"gender":"Mes."},{"id":2059,"name":"Le Baron","play_id":5157,"gender":"Mrs."},<text:soft-page-break/>{"id":2067,"name":"La Baronne","play_id":5157,"gender":"Mes."},{"id":2061,"name":"Frontin","play_id":5157,"gender":"Mrs."},{"id":2062,"name":"L'Écuyer","play_id":5157,"gender":"Mrs."},{"id":1732,"name":"Licas","play_id":5158,"gender":"Mrs."},{"id":100,"name":"Lucrèce","play_id":5158,"gender":"Mes."},{"id":99,"name":"Cliton","play_id":5158,"gender":"Mrs."},{"id":97,"name":"Alcipe","play_id":5158,"gender":"Mrs."},{"id":95,"name":"Géronte","play_id":5158,"gender":"Mrs."},{"id":103,"name":"Isabelle","play_id":5158,"gender":"Mes."},{"id":96,"name":"Dorante","play_id":5158,"gender":"Mrs."},{"id":98,"name":"Philiste","play_id":5158,"gender":"Mrs."},{"id":4373,"name":"Clarice","play_id":5158,"gender":"Mes."},{"id":102,"name":"Sabine","play_id":5158,"gender":"Mes."},{"id":101,"name":"Clarice","play_id":5158,"gender":"Mes."},{"id":4316,"name":"Lucile","play_id":5159,"gender":"Mes."},{"id":291,"name":"Michaut","play_id":5159,"gender":"Mrs."},{"id":275,"name":"Elise","play_id":5159,"gender":"Mes."},{"id":292,"name":"Cécile","play_id":5159,"gender":"Mes."},{"id":276,"name":"Oriane","play_id":5159,"gender":"Mes."},{"id":289,"name":"Oronte","play_id":5159,"gender":"Mrs."},{"id":283,"name":"Les Cinq Rôles","play_id":5159,"gender":"Mrs."},{"id":286,"name":"Merlin","play_id":5159,"gender":"Mrs."},{"id":273,"name":"Claire","play_id":5159,"gender":"Mes."},{"id":288,"name":"Boisluisant","play_id":5159,"gender":"Mrs."},{"id":274,"name":"Lisette","play_id":5159,"gender":"Mes."},{"id":290,"name":"Brigandeau","play_id":5159,"gender":"Mrs."},{"id":1105,"name":"Basque","play_id":5160,"gender":"Mrs."},{"id":24,"name":"Dubois","play_id":5160,"gender":"Mrs."},{"id":19,"name":"Philinte","play_id":5160,"gender":"Mrs."},{"id":22,"name":"Clitandre","play_id":5160,"gender":"Mrs."},{"id":27,"name":"Arsinoé","play_id":5160,"gender":"Mes."},{"id":21,"name":"Acaste","play_id":5160,"gender":"Mrs."},{"id":18,"name":"Alceste","play_id":5160,"gender":"Mrs."},{"id":26,"name":"Éliante","play_id":5160,"gender":"Mes."},{"id":20,"name":"Oronte","play_id":5160,"gender":"Mrs."},{"id":2874,"name":"Ariste","play_id":5160,"gender":"Mrs."},{"id":25,"name":"Célimène","play_id":5160,"gender":"Mes."},{"id":23,"name":"Le Garde","play_id":5160,"gender":"Mrs."},{"id":2142,"name":"Me. Du Rollet","play_id":5161,"gender":"Mes."},{"id":2128,"name":"Bertrand","play_id":5161,"gender":"Mrs."},{"id":2131,"name":"Lolive","play_id":5161,"gender":"Mrs."},{"id":2132,"name":"Simoneau","play_id":5161,"gender":"Mrs."},{"id":4555,"name":"Jasmin","play_id":5161,"gender":"Mrs."},{"id":2133,"name":"Dorante","play_id":5161,"gender":"Mrs."},{"id":2130,"name":"Ganivet","play_id":5161,"gender":"Mrs."},{"id":2137,"name":"La Comtesse","play_id":5161,"gender":"Mes."},{"id":2134,"name":"Du Rollet","play_id":5161,"gender":"Mrs."},{"id":3028,"name":"La Cousine","play_id":5161,"gender":"Mes."},{"id":2944,"name":"Le Laquais","play_id":5161,"gender":"Mrs."},{"id":2135,"name":"Le Cocher","play_id":5161,"gender":"Mrs."},{"id":2140,"name":"Finette","play_id":5161,"gender":"Mes."},{"id":2143,"name":"La Mariée","play_id":5161,"gender":"Mes."},{"id":2129,"name":"Le Chevalier","play_id":5161,"gender":"Mrs."},{"id":2141,"name":"Me. Simoneau","play_id":5161,"gender":"Mes."},{"id":4547,"name":"La Fleur","play_id":5161,"gender":"Mrs."},{"id":2144,"name":"La Mere de la Mariée","play_id":5161,"gender":"Mes."},{"id":2139,"name":"Me. Bertrand","play_id":5161,"gender":"Mes."},{"id":4349,"name":"La Tante","play_id":5161,"gender":"Mes."},{"id":2136,"name":"Nicolas","play_id":5161,"gender":"Mrs."},{"id":2368,"name":"M. Grimaudin","play_id":5161,"gender":"Mrs."},{"id":2145,"name":"Marotte","play_id":5161,"gender":"Mes."},{"id":2138,"name":"Le Marié","play_id":5161,"gender":"Mrs."},{"id":1839,"name":"Le Chevalier","play_id":5162,"gender":"Mrs."},{"id":1844,"name":"Gusman","play_id":5162,"gender":"Mrs."},<text:soft-page-break/>{"id":1841,"name":"Simon","play_id":5162,"gender":"Mrs."},{"id":1837,"name":"Frontin","play_id":5162,"gender":"Mrs."},{"id":4428,"name":"Nérine","play_id":5162,"gender":"Mes."},{"id":1836,"name":"Timante","play_id":5162,"gender":"Mrs."},{"id":1840,"name":"Zaïde","play_id":5162,"gender":"Mes."},{"id":1835,"name":"Le Marquis de Sardan","play_id":5162,"gender":"Mrs."},{"id":1834,"name":"Le Baron d'Orfigny","play_id":5162,"gender":"Mrs."},{"id":1843,"name":"Le Capitaine","play_id":5162,"gender":"Mrs."},{"id":1838,"name":"La Comtesse","play_id":5162,"gender":"Mes."},{"id":1842,"name":"Marine","play_id":5162,"gender":"Mes."},{"id":2776,"name":"Le Laquais","play_id":5162,"gender":"Mrs."},{"id":2686,"name":"La Prêtresse","play_id":5164,"gender":"Mes."},{"id":2680,"name":"Licandre","play_id":5164,"gender":"Mrs."},{"id":2681,"name":"Crispin","play_id":5164,"gender":"Mrs."},{"id":2679,"name":"Piracmon","play_id":5164,"gender":"Mrs."},{"id":2683,"name":"Le Grand Prêtre","play_id":5164,"gender":"Mrs."},{"id":2678,"name":"Le Gouverneur","play_id":5164,"gender":"Mrs."},{"id":2684,"name":"Éliante","play_id":5164,"gender":"Mes."},{"id":2685,"name":"Marine","play_id":5164,"gender":"Mes."},{"id":2682,"name":"Un Insulaire","play_id":5164,"gender":"Mrs."},{"id":3754,"name":"Garçon de Crespo","play_id":5166,"gender":"Mrs."},{"id":3756,"name":"Garçon de Crespo","play_id":5166,"gender":"Mrs."},{"id":3755,"name":"Un Officier de Justice","play_id":5166,"gender":"Mrs."},{"id":3758,"name":"Inès","play_id":5166,"gender":"Mes."},{"id":3753,"name":"Le Greffier","play_id":5166,"gender":"Mrs."},{"id":3748,"name":"Le Général (D. Lope)","play_id":5166,"gender":"Mrs."},{"id":3757,"name":"Isabelle","play_id":5166,"gender":"Mes."},{"id":3750,"name":"Crespo","play_id":5166,"gender":"Mrs."},{"id":3752,"name":"Juan","play_id":5166,"gender":"Mrs."},{"id":3751,"name":"Reboleldo","play_id":5166,"gender":"Mrs."},{"id":3749,"name":"D. Louis","play_id":5166,"gender":"Mrs."},{"id":1270,"name":"Mme. Hébert","play_id":5167,"gender":"Mes."},{"id":4728,"name":"Mlle. Clairet","play_id":5167,"gender":"Mes."},{"id":1264,"name":"Germeuil","play_id":5167,"gender":"Mrs."},{"id":1263,"name":"Le Bon","play_id":5167,"gender":"Mrs."},{"id":1266,"name":"Philippe","play_id":5167,"gender":"Mrs."},{"id":1269,"name":"Cécile","play_id":5167,"gender":"Mes."},{"id":1262,"name":"Le Commandeur d'Auvilé","play_id":5167,"gender":"Mrs."},{"id":1265,"name":"La Brie","play_id":5167,"gender":"Mrs."},{"id":1271,"name":"Clairet","play_id":5167,"gender":"Mes."},{"id":1268,"name":"Sophie","play_id":5167,"gender":"Mes."},{"id":1261,"name":"St. Albin","play_id":5167,"gender":"Mrs."},{"id":1750,"name":"Deschamps","play_id":5167,"gender":"Mrs."},{"id":3123,"name":"Le Fermier","play_id":5167,"gender":"Mrs."},{"id":1668,"name":"L'Exempt","play_id":5167,"gender":"Mrs."},{"id":1267,"name":"Le Paysan","play_id":5167,"gender":"Mrs."},{"id":1260,"name":"M. D'Orbesson","play_id":5167,"gender":"Mrs."},{"id":1667,"name":"Le Pauvre Honteux","play_id":5167,"gender":"Mrs."},{"id":1814,"name":"La Vicomtesse","play_id":5169,"gender":"Mes."},{"id":1809,"name":"Le Comte de Vilsin","play_id":5169,"gender":"Mrs."},{"id":1817,"name":"Sophie","play_id":5169,"gender":"Mes."},{"id":1812,"name":"Un Maître d'hôtel","play_id":5169,"gender":"Mrs."},{"id":1816,"name":"La Marquise d'Herville","play_id":5169,"gender":"Mes."},{"id":1811,"name":"Un Valet de Chambre","play_id":5169,"gender":"Mrs."},{"id":1808,"name":"Un Courier","play_id":5169,"gender":"Mrs."},{"id":1815,"name":"La Baronne","play_id":5169,"gender":"Mes."},{"id":1813,"name":"La Comtesse de Ponthieu","play_id":5169,"gender":"Mes."},{"id":1810,"name":"Le Marquis de S. Clar","play_id":5169,"gender":"Mrs."},{"id":218,"name":"Duraminte","play_id":5170,"gender":"Mes."},{"id":209,"name":"Philandre","play_id":5170,"gender":"Mrs."},{"id":219,"name":"Hortense","play_id":5170,"gender":"Mes."},{"id":214,"name":"Rondin","play_id":5170,"gender":"Mrs."},{"id":213,"name":"L'Étrille","play_id":5170,"gender":"Mrs."},{"id":215,"name":"Formicin","play_id":5170,"gender":"Mrs."},<text:soft-page-break/>{"id":211,"name":"Fastidas","play_id":5170,"gender":"Mrs."},{"id":206,"name":"Lisimon","play_id":5170,"gender":"Mrs."},{"id":217,"name":"Douillet","play_id":5170,"gender":"Mrs."},{"id":205,"name":"Clarine","play_id":5170,"gender":"Mes."},{"id":216,"name":"Jasmin","play_id":5170,"gender":"Mrs."},{"id":3846,"name":"Dubois","play_id":5171,"gender":"Mrs."},{"id":3849,"name":"Éliante","play_id":5171,"gender":"Mes."},{"id":3845,"name":"Le Procureur","play_id":5171,"gender":"Mrs."},{"id":3843,"name":"Philinte","play_id":5171,"gender":"Mrs."},{"id":3844,"name":"L'Avocat","play_id":5171,"gender":"Mrs."},{"id":3847,"name":"L'Huissier","play_id":5171,"gender":"Mrs."},{"id":3848,"name":"Le Commissaire","play_id":5171,"gender":"Mrs."},{"id":3842,"name":"Alceste","play_id":5171,"gender":"Mrs."},{"id":110,"name":"Damon","play_id":5172,"gender":"Mrs."},{"id":114,"name":"Un Laquais","play_id":5172,"gender":"Mrs."},{"id":117,"name":"Finette","play_id":5172,"gender":"Mes."},{"id":1028,"name":"Picard","play_id":5172,"gender":"Mrs."},{"id":112,"name":"Le Marquis du Lauret","play_id":5172,"gender":"Mrs."},{"id":113,"name":"Géronte","play_id":5172,"gender":"Mrs."},{"id":116,"name":"Mélite","play_id":5172,"gender":"Mes."},{"id":111,"name":"Lisimon","play_id":5172,"gender":"Mrs."},{"id":115,"name":"Céliante","play_id":5172,"gender":"Mes."},{"id":109,"name":"Ariste","play_id":5172,"gender":"Mrs."},{"id":571,"name":"Desparville F.","play_id":5173,"gender":"Mrs."},{"id":582,"name":"Victorine","play_id":5173,"gender":"Mes."},{"id":581,"name":"Sophie","play_id":5173,"gender":"Mes."},{"id":573,"name":"Antoine","play_id":5173,"gender":"Mrs."},{"id":575,"name":"Le Président","play_id":5173,"gender":"Mrs."},{"id":4265,"name":"Le Gendre","play_id":5173,"gender":"Mrs."},{"id":578,"name":"La Marquise","play_id":5173,"gender":"Mes."},{"id":576,"name":"Le Domestique de M. Desparville","play_id":5173,"gender":"Mrs."},{"id":583,"name":"Une Dame de la Noce","play_id":5173,"gender":"Mes."},{"id":572,"name":"Une Dame de la Noce","play_id":5173,"gender":"Mes."},{"id":5240,"name":"Monsieur de la Noce","play_id":5173,"gender":"Mrs."},{"id":579,"name":"Un Homme de la Noce","play_id":5173,"gender":"Mrs."},{"id":574,"name":"Desparville P.","play_id":5173,"gender":"Mrs."},{"id":4861,"name":"Un Musicien","play_id":5173,"gender":"Mrs."},{"id":5238,"name":"Monsieur de la Noce","play_id":5173,"gender":"Mrs."},{"id":4266,"name":"Le Domestique de M. Wanderk P.","play_id":5173,"gender":"Mrs."},{"id":570,"name":"Le Domestique de M. Wanderk F.","play_id":5173,"gender":"Mrs."},{"id":2403,"name":"Mlle. Wanderk","play_id":5173,"gender":"Mes."},{"id":2105,"name":"Le Domestique de M. Desparville P.","play_id":5173,"gender":"Mrs."},{"id":5239,"name":"Monsieur de la Noce","play_id":5173,"gender":"Mrs."},{"id":569,"name":"Wanderk F.","play_id":5173,"gender":"Mrs."},{"id":5168,"name":"Un Homme de la Noce","play_id":5173,"gender":"Mrs."},{"id":1713,"name":"La Tante","play_id":5173,"gender":"Mes."},{"id":2005,"name":"Un Homme de la Noce","play_id":5173,"gender":"Mrs."},{"id":4947,"name":"Champagne","play_id":5173,"gender":"Mrs."},{"id":2106,"name":"Le Domestique de M. Desparville F.","play_id":5173,"gender":"Mrs."},{"id":568,"name":"Wanderk P.","play_id":5173,"gender":"Mrs."},{"id":1761,"name":"Le Domestique de la Marquise","play_id":5173,"gender":"Mrs."},{"id":580,"name":"Le Domestique de la Maison","play_id":5173,"gender":"Mrs."},{"id":1289,"name":"Un Homme de la Noce","play_id":5173,"gender":"Mrs."},{"id":577,"name":"Mme. Wanderk","play_id":5173,"gender":"Mes."},{"id":2107,"name":"Une Dame de la Noce","play_id":5173,"gender":"Mes."},{"id":1608,"name":"Sabatin","play_id":5175,"gender":"Mrs."},{"id":1613,"name":"Marine","play_id":5175,"gender":"Mes."},{"id":1611,"name":"Hali","play_id":5175,"gender":"Mrs."},{"id":1612,"name":"Benjamine","play_id":5175,"gender":"Mes."},{"id":1610,"name":"Léandre","play_id":5175,"gender":"Mrs."},{"id":1607,"name":"La Saline","play_id":5175,"gender":"Mrs."},{"id":1609,"name":"Doutremer","play_id":5175,"gender":"Mrs."},{"id":1614,"name":"Brigantin","play_id":5175,"gender":"Mrs."},<text:soft-page-break/>{"id":4918,"name":"Gerseuil","play_id":5176,"gender":"Mrs."},{"id":4921,"name":"Un Laquais","play_id":5176,"gender":"Mrs."},{"id":4919,"name":"Picard, Laquais de Dorimon","play_id":5176,"gender":"Mrs."},{"id":4923,"name":"Justin, Enfant","play_id":5176,"gender":"Mrs."},{"id":4917,"name":"Dorimon","play_id":5176,"gender":"Mrs."},{"id":4916,"name":"M. de Merseil","play_id":5176,"gender":"Mrs."},{"id":4920,"name":"Mme de Merseil","play_id":5176,"gender":"Mes."},{"id":4922,"name":"La Bonne","play_id":5176,"gender":"Mes."},{"id":5086,"name":"Justin, Enfant","play_id":5176,"gender":"Mes."},{"id":770,"name":"Argant","play_id":5177,"gender":"Mrs."},{"id":763,"name":"Durval","play_id":5177,"gender":"Mrs."},{"id":765,"name":"Sophie","play_id":5177,"gender":"Mes."},{"id":762,"name":"Constance","play_id":5177,"gender":"Mes."},{"id":772,"name":"Henri","play_id":5177,"gender":"Mrs."},{"id":768,"name":"Clitandre","play_id":5177,"gender":"Mrs."},{"id":766,"name":"Damis","play_id":5177,"gender":"Mrs."},{"id":764,"name":"Damon","play_id":5177,"gender":"Mrs."},{"id":767,"name":"Florine","play_id":5177,"gender":"Mes."},{"id":2008,"name":"Dorante","play_id":5178,"gender":"Mrs."},{"id":2010,"name":"Lisette","play_id":5178,"gender":"Mes."},{"id":2007,"name":"Lépine","play_id":5178,"gender":"Mrs."},{"id":2006,"name":"Le Marquis","play_id":5178,"gender":"Mrs."},{"id":2009,"name":"Angélique","play_id":5178,"gender":"Mes."},{"id":3933,"name":"Dorsange","play_id":5179,"gender":"Mrs."},{"id":3543,"name":"Un Messager","play_id":5179,"gender":"Mrs."},{"id":3540,"name":"Valère","play_id":5179,"gender":"Mrs."},{"id":3542,"name":"Germon","play_id":5179,"gender":"Mrs."},{"id":3544,"name":"Mme. Franval","play_id":5179,"gender":"Mes."},{"id":3539,"name":"M. Franval","play_id":5179,"gender":"Mrs."},{"id":3546,"name":"Juliette","play_id":5179,"gender":"Mes."},{"id":3541,"name":"Crécy","play_id":5179,"gender":"Mrs."},{"id":3545,"name":"Lucile","play_id":5179,"gender":"Mes."},{"id":4526,"name":"Bellemont","play_id":5180,"gender":"Mrs."},{"id":4528,"name":"Méricourt","play_id":5180,"gender":"Mrs."},{"id":4530,"name":"Lise","play_id":5180,"gender":"Mes."},{"id":4527,"name":"Grancourt","play_id":5180,"gender":"Mrs."},{"id":4525,"name":"Clément","play_id":5180,"gender":"Mrs."},{"id":4529,"name":"Agathe","play_id":5180,"gender":"Mes."},{"id":1117,"name":"Desquivas","play_id":5181,"gender":"Mrs."},{"id":1116,"name":"Ariste","play_id":5181,"gender":"Mrs."},{"id":5195,"name":"Angélique","play_id":5181,"gender":"Mes."},{"id":1121,"name":"La Veuve","play_id":5181,"gender":"Mes."},{"id":1118,"name":"De Verdac","play_id":5181,"gender":"Mrs."},{"id":1125,"name":"Isabelle","play_id":5181,"gender":"Mes."},{"id":1122,"name":"La Baronne","play_id":5181,"gender":"Mes."},{"id":1123,"name":"Agénor","play_id":5181,"gender":"Mes."},{"id":1120,"name":"Lisidor","play_id":5181,"gender":"Mrs."},{"id":1119,"name":"Géronte","play_id":5181,"gender":"Mrs."},{"id":1124,"name":"Lisette","play_id":5181,"gender":"Mes."},{"id":3059,"name":"Henriette","play_id":5182,"gender":"Mes."},{"id":3055,"name":"Le Baron","play_id":5182,"gender":"Mrs."},{"id":3058,"name":"La Comtesse","play_id":5182,"gender":"Mes."},{"id":3057,"name":"La Baronne","play_id":5182,"gender":"Mes."},{"id":3056,"name":"Le Marquis d'Orval","play_id":5182,"gender":"Mrs."},{"id":3132,"name":"Le Comte","play_id":5183,"gender":"Mrs."},{"id":3135,"name":"Le Président","play_id":5183,"gender":"Mrs."},{"id":3141,"name":"Cidalise","play_id":5183,"gender":"Mes."},{"id":3137,"name":"Un Maître d'hôtel","play_id":5183,"gender":"Mrs."},{"id":3144,"name":"Un Laquais","play_id":5183,"gender":"Mrs."},{"id":3140,"name":"La Comtesse","play_id":5183,"gender":"Mes."},{"id":3142,"name":"Araminte","play_id":5183,"gender":"Mes."},{"id":3133,"name":"Melcour","play_id":5183,"gender":"Mrs."},{"id":3139,"name":"La Fleur","play_id":5183,"gender":"Mrs."},{"id":3134,"name":"Le Commandeur","play_id":5183,"gender":"Mrs."},<text:soft-page-break/>{"id":3136,"name":"Trasimon","play_id":5183,"gender":"Mrs."},{"id":3143,"name":"Un Valet de chambre","play_id":5183,"gender":"Mrs."},{"id":3138,"name":"M. Pensif","play_id":5183,"gender":"Mrs."},{"id":171,"name":"M. Jaquemin","play_id":5184,"gender":"Mrs."},{"id":173,"name":"Lucile","play_id":5184,"gender":"Mes."},{"id":161,"name":"Lisette","play_id":5184,"gender":"Mes."},{"id":168,"name":"Charlot","play_id":5184,"gender":"Mrs."},{"id":169,"name":"Crispin","play_id":5184,"gender":"Mrs."},{"id":172,"name":"Valère","play_id":5184,"gender":"Mrs."},{"id":170,"name":"Le Laquais de M. Jaquemin","play_id":5184,"gender":"Mrs."},{"id":2839,"name":"Eraste","play_id":5185,"gender":"Mrs."},{"id":2843,"name":"Toinette","play_id":5185,"gender":"Mes."},{"id":2836,"name":"M. Rapineau","play_id":5185,"gender":"Mrs."},{"id":2841,"name":"Mathurin","play_id":5185,"gender":"Mrs."},{"id":2837,"name":"Clitandre","play_id":5185,"gender":"Mrs."},{"id":2842,"name":"Henriette","play_id":5185,"gender":"Mes."},{"id":2929,"name":"Lisette","play_id":5185,"gender":"Mes."},{"id":2840,"name":"Mme. Thomas","play_id":5185,"gender":"Mes."},{"id":2844,"name":"Isabelle","play_id":5185,"gender":"Mes."},{"id":2838,"name":"M. des Baliveaux","play_id":5185,"gender":"Mrs."},{"id":4405,"name":"Le Baron","play_id":5186,"gender":"Mrs."},{"id":4407,"name":"La Baronne","play_id":5186,"gender":"Mes."},{"id":4406,"name":"Lindor","play_id":5186,"gender":"Mrs."},{"id":4408,"name":"Lisette","play_id":5186,"gender":"Mes."},{"id":873,"name":"Merlin","play_id":5187,"gender":"Mrs."},{"id":877,"name":"Géronte","play_id":5187,"gender":"Mrs."},{"id":880,"name":"Cidalise","play_id":5187,"gender":"Mes."},{"id":872,"name":"Le Marquis","play_id":5187,"gender":"Mrs."},{"id":866,"name":"Mme. Bertrand","play_id":5187,"gender":"Mes."},{"id":878,"name":"Lucile","play_id":5187,"gender":"Mes."},{"id":879,"name":"André","play_id":5187,"gender":"Mrs."},{"id":868,"name":"Clitandre","play_id":5187,"gender":"Mrs."},{"id":874,"name":"Jaquinet","play_id":5187,"gender":"Mrs."},{"id":876,"name":"Lisette","play_id":5187,"gender":"Mes."},{"id":3790,"name":"Fatras","play_id":5188,"gender":"Mrs."},{"id":3795,"name":"Le Notaire","play_id":5188,"gender":"Mrs."},{"id":3793,"name":"Nicolas","play_id":5188,"gender":"Mrs."},{"id":3788,"name":"Gorgi","play_id":5188,"gender":"Mrs."},{"id":3798,"name":"Joséphine","play_id":5188,"gender":"Mes."},{"id":3817,"name":"Mme Brochure","play_id":5188,"gender":"Mes."},{"id":3797,"name":"Un Tailleur","play_id":5188,"gender":"Mrs."},{"id":3794,"name":"Le Grenadier","play_id":5188,"gender":"Mrs."},{"id":3838,"name":"Le Fusilier","play_id":5188,"gender":"Mrs."},{"id":3789,"name":"Ariste","play_id":5188,"gender":"Mrs."},{"id":3786,"name":"D'Harcourt","play_id":5188,"gender":"Mrs."},{"id":3787,"name":"L'Abbé","play_id":5188,"gender":"Mrs."},{"id":3944,"name":"Un Soldat","play_id":5188,"gender":"Mrs."},{"id":3816,"name":"Damon","play_id":5188,"gender":"Mrs."},{"id":3839,"name":"Le Capitaine","play_id":5188,"gender":"Mrs."},{"id":3785,"name":"Épiménide","play_id":5188,"gender":"Mrs."},{"id":3792,"name":"Nature","play_id":5188,"gender":"Mrs."},{"id":3796,"name":"Crisante","play_id":5188,"gender":"Mrs."},{"id":3791,"name":"Cabriole","play_id":5188,"gender":"Mrs."},{"id":2966,"name":"Un Officier","play_id":5190,"gender":"Mrs."},{"id":2969,"name":"Bombance","play_id":5190,"gender":"Mrs."},{"id":2964,"name":"Hortulan","play_id":5190,"gender":"Mrs."},{"id":2970,"name":"Félicine","play_id":5190,"gender":"Mes."},{"id":2961,"name":"Philandre","play_id":5190,"gender":"Mrs."},{"id":2963,"name":"Guillot","play_id":5190,"gender":"Mrs."},{"id":2956,"name":"Plaisantinet","play_id":5190,"gender":"Mrs."},{"id":4863,"name":"La Musicienne","play_id":5190,"gender":"Mes."},{"id":2954,"name":"La Muse triviale","play_id":5190,"gender":"Mrs."},{"id":2975,"name":"Le Souci","play_id":5190,"gender":"Mes."},{"id":2958,"name":"Thalie","play_id":5190,"gender":"Mes."},{"id":2957,"name":"La <text:soft-page-break/>Farinière","play_id":5190,"gender":"Mrs."},{"id":2973,"name":"Alquif","play_id":5190,"gender":"Mrs."},{"id":2967,"name":"Un Chanteur","play_id":5190,"gender":"Mrs."},{"id":2960,"name":"Ripaille","play_id":5190,"gender":"Mrs."},{"id":2971,"name":"La Rose","play_id":5190,"gender":"Mes."},{"id":2968,"name":"Lucelle","play_id":5190,"gender":"Mes."},{"id":2965,"name":"Floribel","play_id":5190,"gender":"Mrs."},{"id":2974,"name":"La Violette","play_id":5190,"gender":"Mes."},{"id":2986,"name":"Une Chanteuse","play_id":5190,"gender":"Mes."},{"id":2955,"name":"Géniot","play_id":5190,"gender":"Mrs."},{"id":2972,"name":"Fortunate","play_id":5190,"gender":"Mes."},{"id":2959,"name":"Le Roi de Cocagne","play_id":5190,"gender":"Mrs."},{"id":2962,"name":"Zacorin","play_id":5190,"gender":"Mrs."},{"id":3164,"name":"Un Suivant","play_id":5190,"gender":"Mrs."},{"id":3971,"name":"Volwick","play_id":5191,"gender":"Mrs."},{"id":3968,"name":"Lénox","play_id":5191,"gender":"Mrs."},{"id":3970,"name":"Oswald","play_id":5191,"gender":"Mrs."},{"id":3973,"name":"Norclète","play_id":5191,"gender":"Mrs."},{"id":3975,"name":"Régane","play_id":5191,"gender":"Mes."},{"id":3965,"name":"Léar","play_id":5191,"gender":"Mrs."},{"id":3972,"name":"Strumord","play_id":5191,"gender":"Mrs."},{"id":3966,"name":"Le Duc de Cornouailles","play_id":5191,"gender":"Mrs."},{"id":3967,"name":"Le Comte de Kent","play_id":5191,"gender":"Mrs."},{"id":3969,"name":"Edgard","play_id":5191,"gender":"Mrs."},{"id":3974,"name":"Helmonde","play_id":5191,"gender":"Mes."},{"id":3964,"name":"Le Duc d'Albanie","play_id":5191,"gender":"Mrs."},{"id":359,"name":"Oronte","play_id":5192,"gender":"Mrs."},{"id":356,"name":"Marton","play_id":5192,"gender":"Mes."},{"id":358,"name":"Éliante","play_id":5192,"gender":"Mes."},{"id":360,"name":"Léandre","play_id":5192,"gender":"Mrs."},{"id":1018,"name":"Lucinde","play_id":5192,"gender":"Mes."},{"id":361,"name":"Frontin","play_id":5192,"gender":"Mrs."},{"id":357,"name":"Eraste","play_id":5192,"gender":"Mrs."},{"id":3261,"name":"Julie","play_id":5193,"gender":"Mes."},{"id":3256,"name":"Valère","play_id":5193,"gender":"Mrs."},{"id":3259,"name":"M. Pamphlet","play_id":5193,"gender":"Mrs."},{"id":3260,"name":"Un Laquais","play_id":5193,"gender":"Mrs."},{"id":3257,"name":"Dorante","play_id":5193,"gender":"Mrs."},{"id":3255,"name":"Oronte","play_id":5193,"gender":"Mrs."},{"id":3258,"name":"Pasquin","play_id":5193,"gender":"Mrs."},{"id":3262,"name":"Marton","play_id":5193,"gender":"Mes."},{"id":3357,"name":"Damis","play_id":5194,"gender":"Mrs."},{"id":3358,"name":"Un Domestique","play_id":5194,"gender":"Mrs."},{"id":3355,"name":"Le Marquis","play_id":5194,"gender":"Mrs."},{"id":3364,"name":"Mélise","play_id":5194,"gender":"Mes."},{"id":3362,"name":"Rosalie","play_id":5194,"gender":"Mes."},{"id":3363,"name":"Orphise","play_id":5194,"gender":"Mes."},{"id":3359,"name":"Zéronès","play_id":5194,"gender":"Mrs."},{"id":3360,"name":"Darmance","play_id":5194,"gender":"Mrs."},{"id":3361,"name":"Le Maître d'Hôtel","play_id":5194,"gender":"Mrs."},{"id":3356,"name":"Orgon","play_id":5194,"gender":"Mrs."},{"id":988,"name":"Isidore","play_id":5195,"gender":"Mes."},{"id":984,"name":"Climène","play_id":5195,"gender":"Mes."},{"id":979,"name":"Adraste","play_id":5195,"gender":"Mrs."},{"id":986,"name":"Un Laquais","play_id":5195,"gender":"Mrs."},{"id":983,"name":"Le Sénateur","play_id":5195,"gender":"Mrs."},{"id":2721,"name":"La Cantatrice","play_id":5195,"gender":"Mes."},{"id":985,"name":"D. Pèdre","play_id":5195,"gender":"Mrs."},{"id":3131,"name":"Un Chanteur","play_id":5195,"gender":"Mes."},{"id":978,"name":"Hali","play_id":5195,"gender":"Mrs."},{"id":987,"name":"La Musicienne","play_id":5195,"gender":"Mes."},{"id":1514,"name":"Un Officier Anglais","play_id":5196,"gender":"Mrs."},{"id":4754,"name":"L'Officier","play_id":5196,"gender":"Mrs."},{"id":1506,"name":"Aliénor","play_id":5196,"gender":"Mes."},<text:soft-page-break/>{"id":1508,"name":"Mauni","play_id":5196,"gender":"Mrs."},{"id":2150,"name":"Dévoué","play_id":5196,"gender":"Mrs."},{"id":1507,"name":"Le Comte de Melun","play_id":5196,"gender":"Mrs."},{"id":1512,"name":"Daire","play_id":5196,"gender":"Mrs."},{"id":2149,"name":"Dévoué","play_id":5196,"gender":"Mrs."},{"id":3615,"name":"St. Pierre","play_id":5196,"gender":"Mrs."},{"id":1505,"name":"Godefroi de Harcourt, Général de l'Armée Anglaise","play_id":5196,"gender":"Mrs."},{"id":1513,"name":"Un Hérault d'Armes","play_id":5196,"gender":"Mrs."},{"id":1509,"name":"Eustache de Saint-Pierre, Maire de Calais","play_id":5196,"gender":"Mrs."},{"id":2018,"name":"Figurant - chevalier, bourgeois ou gardes","play_id":5196,"gender":"Mrs."},{"id":1510,"name":"Aurèle","play_id":5196,"gender":"Mrs."},{"id":1504,"name":"Édouard III Roi d'Angleterre","play_id":5196,"gender":"Mrs."},{"id":1511,"name":"Amblétuse","play_id":5196,"gender":"Mrs."},{"id":4071,"name":"Une Suivante","play_id":5196,"gender":"Mes."},{"id":2031,"name":"Figurant - chevalier, bourgeois ou gardes","play_id":5196,"gender":"Mrs."},{"id":175,"name":"Valère","play_id":5197,"gender":"Mrs."},{"id":176,"name":"Dorante","play_id":5197,"gender":"Mrs."},{"id":177,"name":"Rosalie","play_id":5197,"gender":"Mes."},{"id":3273,"name":"Damis","play_id":5197,"gender":"Mrs."},{"id":180,"name":"Frontin","play_id":5197,"gender":"Mrs."},{"id":178,"name":"Le Maître d'hôtel","play_id":5197,"gender":"Mrs."},{"id":181,"name":"La Comtesse","play_id":5197,"gender":"Mes."},{"id":179,"name":"Thibaut","play_id":5197,"gender":"Mrs."},{"id":174,"name":"Le Baron","play_id":5197,"gender":"Mrs."},{"id":3826,"name":"Mélise","play_id":5198,"gender":"Mes."},{"id":3821,"name":"Colbert","play_id":5198,"gender":"Mrs."},{"id":3820,"name":"Cagliostro","play_id":5198,"gender":"Mrs."},{"id":3827,"name":"Ninon","play_id":5198,"gender":"Mes."},{"id":3823,"name":"La Fontaine","play_id":5198,"gender":"Mrs."},{"id":3824,"name":"Chapelle","play_id":5198,"gender":"Mrs."},{"id":3819,"name":"Verseuil","play_id":5198,"gender":"Mrs."},{"id":3828,"name":"Le Valet de Cagliostro","play_id":5198,"gender":"Mrs."},{"id":3825,"name":"Molière","play_id":5198,"gender":"Mrs."},{"id":3829,"name":"La Valière","play_id":5198,"gender":"Mes."},{"id":3822,"name":"Le Masque de Fer","play_id":5198,"gender":"Mrs."},{"id":719,"name":"La Baronne","play_id":5199,"gender":"Mes."},{"id":717,"name":"M. Nicolas","play_id":5199,"gender":"Mrs."},{"id":1406,"name":"Jonquille","play_id":5199,"gender":"Mrs."},{"id":1967,"name":"Un Laquais","play_id":5199,"gender":"Mrs."},{"id":714,"name":"Le Marquis","play_id":5199,"gender":"Mrs."},{"id":712,"name":"Le Baron","play_id":5199,"gender":"Mrs."},{"id":715,"name":"Léandre","play_id":5199,"gender":"Mrs."},{"id":718,"name":"La Ramée","play_id":5199,"gender":"Mrs."},{"id":720,"name":"Mme. Catau","play_id":5199,"gender":"Mes."},{"id":1966,"name":"Le Sommelier","play_id":5199,"gender":"Mrs."},{"id":716,"name":"M. Pincé","play_id":5199,"gender":"Mrs."},{"id":713,"name":"M. Pierre","play_id":5199,"gender":"Mrs."},{"id":2736,"name":"Cléon","play_id":5200,"gender":"Mrs."},{"id":2739,"name":"Drillot","play_id":5200,"gender":"Mrs."},{"id":2740,"name":"Isabelle","play_id":5200,"gender":"Mes."},{"id":2737,"name":"Léandre","play_id":5200,"gender":"Mrs."},{"id":2738,"name":"Mme. Roquentin","play_id":5200,"gender":"Mes."},{"id":2741,"name":"Dorinette","play_id":5200,"gender":"Mes."},{"id":3998,"name":"Julienne","play_id":5201,"gender":"Mes."},{"id":3992,"name":"Charles","play_id":5201,"gender":"Mrs."},{"id":3999,"name":"Choeur","play_id":5201,"gender":"Mes."},{"id":3996,"name":"Choeur","play_id":5201,"gender":"Mes."},{"id":3994,"name":"Rémi","play_id":5201,"gender":"Mrs."},{"id":3989,"name":"Victor","play_id":5201,"gender":"Mrs."},{"id":3995,"name":"Choeur","play_id":5201,"gender":"Mes."},<text:soft-page-break/>{"id":3997,"name":"Choeur","play_id":5201,"gender":"Mes."},{"id":3990,"name":"Henri","play_id":5201,"gender":"Mrs."},{"id":3991,"name":"M. Frick","play_id":5201,"gender":"Mrs."},{"id":3993,"name":"Roc","play_id":5201,"gender":"Mrs."},{"id":3163,"name":"D'Artimon","play_id":5206,"gender":"Mrs."},{"id":2643,"name":"Mathurine","play_id":5206,"gender":"Mes."},{"id":929,"name":"Dorante","play_id":5206,"gender":"Mrs."},{"id":927,"name":"Lisette","play_id":5206,"gender":"Mes."},{"id":928,"name":"Angélique","play_id":5206,"gender":"Mes."},{"id":925,"name":"M. Bernard","play_id":5206,"gender":"Mrs."},{"id":931,"name":"Le Chevalier","play_id":5206,"gender":"Mrs."},{"id":926,"name":"Lolive","play_id":5206,"gender":"Mrs."},{"id":930,"name":"Lucas","play_id":5206,"gender":"Mrs."},{"id":333,"name":"Marton","play_id":5208,"gender":"Mes."},{"id":4331,"name":"Grégoire","play_id":5208,"gender":"Mrs."},{"id":328,"name":"Merlin","play_id":5208,"gender":"Mrs."},{"id":329,"name":"Mme Argante","play_id":5208,"gender":"Mes."},{"id":335,"name":"Un Clerc","play_id":5208,"gender":"Mrs."},{"id":330,"name":"Damis","play_id":5208,"gender":"Mrs."},{"id":327,"name":"M. Richard","play_id":5208,"gender":"Mrs."},{"id":334,"name":"Grégoire","play_id":5208,"gender":"Mrs."},{"id":331,"name":"Emilie","play_id":5208,"gender":"Mes."},{"id":332,"name":"Le Notaire","play_id":5208,"gender":"Mrs."},{"id":5180,"name":"Monrose, Epoux d'Amélie","play_id":5209,"gender":"Mrs."},{"id":5179,"name":"Sir Verthy, colonel de Dragons","play_id":5209,"gender":"Mrs."},{"id":5182,"name":"Un Domestique de Sir George","play_id":5209,"gender":"Mrs."},{"id":5181,"name":"Amélie","play_id":5209,"gender":"Mes."},{"id":5228,"name":"Orton","play_id":5209,"gender":"Mrs."},{"id":5183,"name":"Orphise","play_id":5209,"gender":"Mes."},{"id":5178,"name":"Sir George, Gentilhomme anglais","play_id":5209,"gender":"Mrs."},{"id":4437,"name":"Un Cousin","play_id":5210,"gender":"Mrs."},{"id":4440,"name":"Me. Evrard","play_id":5210,"gender":"Mes."},{"id":4438,"name":"Ambroise","play_id":5210,"gender":"Mrs."},{"id":4436,"name":"Un Cousin","play_id":5210,"gender":"Mrs."},{"id":4430,"name":"George","play_id":5210,"gender":"Mrs."},{"id":4432,"name":"Un Enfan","play_id":5210,"gender":"Mrs."},{"id":4441,"name":"Laure","play_id":5210,"gender":"Mes."},{"id":4443,"name":"Un Enfan","play_id":5210,"gender":"Mes."},{"id":4439,"name":"M. Dubriage","play_id":5210,"gender":"Mrs."},{"id":4434,"name":"Un Cousin","play_id":5210,"gender":"Mrs."},{"id":4435,"name":"Un Cousin","play_id":5210,"gender":"Mrs."},{"id":4429,"name":"Charle","play_id":5210,"gender":"Mrs."},{"id":4433,"name":"Un Cousin","play_id":5210,"gender":"Mrs."},{"id":4431,"name":"Un Enfan","play_id":5210,"gender":"Mrs."},{"id":4444,"name":"Armand","play_id":5210,"gender":"Mrs."},{"id":3870,"name":"Sophie","play_id":5211,"gender":"Mes."},{"id":3866,"name":"Gercour","play_id":5211,"gender":"Mrs."},{"id":3872,"name":"Lucile","play_id":5211,"gender":"Mes."},{"id":3874,"name":"Mlle. Armand","play_id":5211,"gender":"Mes."},{"id":3867,"name":"Dorimon","play_id":5211,"gender":"Mrs."},{"id":3869,"name":"Dorval","play_id":5211,"gender":"Mrs."},{"id":3873,"name":"Claudine","play_id":5211,"gender":"Mes."},{"id":3868,"name":"Sainfar","play_id":5211,"gender":"Mrs."},{"id":3871,"name":"Germain","play_id":5211,"gender":"Mrs."},{"id":3875,"name":"Martin","play_id":5211,"gender":"Mrs."},{"id":2688,"name":"Milord St. Alban","play_id":5212,"gender":"Mrs."},{"id":2692,"name":"Un Sergent","play_id":5212,"gender":"Mrs."},{"id":2693,"name":"Un Témoin","play_id":5212,"gender":"Mrs."},{"id":2698,"name":"Miss Worthy","play_id":5212,"gender":"Mes."},{"id":2694,"name":"Le Secrétaire de Milord St. Alban","play_id":5212,"gender":"Mrs."},{"id":2691,"name":"Le Lord Dély","play_id":5212,"gender":"Mrs."},{"id":2695,"name":"Témoin muet","play_id":5212,"gender":"Mrs."},{"id":2689,"name":"Sir St. <text:soft-page-break/>Alban","play_id":5212,"gender":"Mrs."},{"id":2690,"name":"Sir James/ Fleins","play_id":5212,"gender":"Mrs."},{"id":2696,"name":"Témoin muet","play_id":5212,"gender":"Mrs."},{"id":2697,"name":"Témoin muet","play_id":5212,"gender":"Mrs."},{"id":104,"name":"Cléon","play_id":5213,"gender":"Mrs."},{"id":108,"name":"Chloé","play_id":5213,"gender":"Mes."},{"id":106,"name":"Dorine","play_id":5213,"gender":"Mes."},{"id":105,"name":"Julie","play_id":5213,"gender":"Mes."},{"id":107,"name":"Florise","play_id":5213,"gender":"Mes."},{"id":1151,"name":"Clorine","play_id":5215,"gender":"Mes."},{"id":1147,"name":"Aramont","play_id":5215,"gender":"Mrs."},{"id":1149,"name":"Le Garde","play_id":5215,"gender":"Mrs."},{"id":1146,"name":"Dornane","play_id":5215,"gender":"Mrs."},{"id":2099,"name":"Le Laquais","play_id":5215,"gender":"Mrs."},{"id":1148,"name":"Ariste","play_id":5215,"gender":"Mrs."},{"id":1150,"name":"Hortense","play_id":5215,"gender":"Mes."},{"id":1145,"name":"Monrose","play_id":5215,"gender":"Mrs."},{"id":4295,"name":"Angélique","play_id":5216,"gender":"Mes."},{"id":1200,"name":"Le Marquis de Moncade","play_id":5216,"gender":"Mrs."},{"id":1195,"name":"M. Mathieu","play_id":5216,"gender":"Mrs."},{"id":1206,"name":"Marthon","play_id":5216,"gender":"Mes."},{"id":1199,"name":"Pot de Vin","play_id":5216,"gender":"Mrs."},{"id":1202,"name":"Le Coureur","play_id":5216,"gender":"Mrs."},{"id":1207,"name":"Benjamine","play_id":5216,"gender":"Mes."},{"id":1201,"name":"Picard","play_id":5216,"gender":"Mrs."},{"id":1205,"name":"Le Commandeur","play_id":5216,"gender":"Mrs."},{"id":1203,"name":"Mme. Abraham","play_id":5216,"gender":"Mes."},{"id":5153,"name":"Le Marquis de Moncade","play_id":5216,"gender":"Mrs."},{"id":1204,"name":"Le Comte","play_id":5216,"gender":"Mrs."},{"id":1197,"name":"Le Commissaire","play_id":5216,"gender":"Mrs."},{"id":4296,"name":"Un Laquais","play_id":5216,"gender":"Mrs."},{"id":5154,"name":"Marton","play_id":5216,"gender":"Mes."},{"id":5080,"name":"Un Coureur","play_id":5216,"gender":"Mrs."},{"id":1196,"name":"Damis","play_id":5216,"gender":"Mrs."},{"id":1198,"name":"Le Notaire","play_id":5216,"gender":"Mrs."},{"id":4870,"name":"Lisette","play_id":5217,"gender":"Mes."},{"id":466,"name":"Horace","play_id":5217,"gender":"Mrs."},{"id":469,"name":"Oronte","play_id":5217,"gender":"Mrs."},{"id":472,"name":"Chrisalde","play_id":5217,"gender":"Mrs."},{"id":468,"name":"Enrique","play_id":5217,"gender":"Mrs."},{"id":467,"name":"Agnès","play_id":5217,"gender":"Mes."},{"id":470,"name":"Arnolphe","play_id":5217,"gender":"Mrs."},{"id":471,"name":"Alain","play_id":5217,"gender":"Mrs."},{"id":474,"name":"Georgette","play_id":5217,"gender":"Mes."},{"id":473,"name":"Un Notaire","play_id":5217,"gender":"Mrs."},{"id":15,"name":"Isabelle","play_id":5218,"gender":"Mes."},{"id":16,"name":"Léonor","play_id":5218,"gender":"Mes."},{"id":10,"name":"Ergaste","play_id":5218,"gender":"Mrs."},{"id":11,"name":"Ariste","play_id":5218,"gender":"Mrs."},{"id":8,"name":"Sganarelle","play_id":5218,"gender":"Mrs."},{"id":13,"name":"Le Commissaire","play_id":5218,"gender":"Mrs."},{"id":17,"name":"Lisette","play_id":5218,"gender":"Mes."},{"id":14,"name":"Le Notaire","play_id":5218,"gender":"Mrs."},{"id":12,"name":"Valère","play_id":5218,"gender":"Mrs."},{"id":609,"name":"Le Coureur","play_id":5219,"gender":"Mrs."},{"id":611,"name":"Le Marquis","play_id":5219,"gender":"Mrs."},{"id":624,"name":"Doligny F.","play_id":5219,"gender":"Mrs."},{"id":614,"name":"Doligny P.","play_id":5219,"gender":"Mrs."},{"id":1797,"name":"Un Laquais","play_id":5219,"gender":"Mrs."},{"id":620,"name":"Le Maître d'hôtel","play_id":5219,"gender":"Mrs."},{"id":610,"name":"M. Argant","play_id":5219,"gender":"Mrs."},{"id":617,"name":"La Fleur","play_id":5219,"gender":"Mrs."},{"id":1798,"name":"Un Laquais","play_id":5219,"gender":"Mrs."},{"id":615,"name":"Mme. Argant","play_id":5219,"gender":"Mes."},<text:soft-page-break/>{"id":612,"name":"Mariane","play_id":5219,"gender":"Mes."},{"id":616,"name":"Rosette","play_id":5219,"gender":"Mes."},{"id":613,"name":"Le Suisse","play_id":5219,"gender":"Mrs."},{"id":2728,"name":"Le Géolier","play_id":5220,"gender":"Mrs."},{"id":2731,"name":"Patrice","play_id":5220,"gender":"Mrs."},{"id":2726,"name":"Le Sergent","play_id":5220,"gender":"Mrs."},{"id":2732,"name":"Roger","play_id":5220,"gender":"Mrs."},{"id":2733,"name":"Ladi Belton","play_id":5220,"gender":"Mes."},{"id":2723,"name":"Sir Charles","play_id":5220,"gender":"Mrs."},{"id":2725,"name":"Duling","play_id":5220,"gender":"Mrs."},{"id":2729,"name":"Johnson","play_id":5220,"gender":"Mrs."},{"id":2722,"name":"Le Lord Belton","play_id":5220,"gender":"Mrs."},{"id":2727,"name":"Le Juge de Pain","play_id":5220,"gender":"Mrs."},{"id":2724,"name":"Sir James","play_id":5220,"gender":"Mrs."},{"id":2730,"name":"Jonathan, Valet de Chambre","play_id":5220,"gender":"Mrs."},{"id":2734,"name":"Henriette","play_id":5220,"gender":"Mes."},{"id":2735,"name":"Nelly","play_id":5220,"gender":"Mes."},{"id":3634,"name":"Pasquin","play_id":5221,"gender":"Mrs."},{"id":3629,"name":"Damis","play_id":5221,"gender":"Mrs."},{"id":3628,"name":"Chrisalde","play_id":5221,"gender":"Mrs."},{"id":3636,"name":"Nérine","play_id":5221,"gender":"Mes."},{"id":3633,"name":"Un Laquais","play_id":5221,"gender":"Mrs."},{"id":3631,"name":"Valère","play_id":5221,"gender":"Mrs."},{"id":3635,"name":"Angélique","play_id":5221,"gender":"Mes."},{"id":3627,"name":"Géronte","play_id":5221,"gender":"Mrs."},{"id":3630,"name":"Eraste","play_id":5221,"gender":"Mrs."},{"id":3632,"name":"Grégoire","play_id":5221,"gender":"Mrs."},{"id":3376,"name":"St Fons","play_id":5222,"gender":"Mrs."},{"id":3375,"name":"Courval","play_id":5222,"gender":"Mrs."},{"id":3377,"name":"Dermont F","play_id":5222,"gender":"Mrs."},{"id":3380,"name":"Dermont P","play_id":5222,"gender":"Mrs."},{"id":3462,"name":"Un Laquais","play_id":5222,"gender":"Mrs."},{"id":4656,"name":"Emilie","play_id":5222,"gender":"Mes."},{"id":3381,"name":"Mme de Courval","play_id":5222,"gender":"Mes."},{"id":3379,"name":"Marcelin","play_id":5222,"gender":"Mrs."},{"id":3382,"name":"André","play_id":5222,"gender":"Mrs."},{"id":3378,"name":"Dorsini","play_id":5222,"gender":"Mrs."},{"id":3383,"name":"Rosalie","play_id":5222,"gender":"Mes."},{"id":3302,"name":"Rosalie","play_id":5223,"gender":"Mes."},{"id":3304,"name":"Erminie","play_id":5223,"gender":"Mes."},{"id":3299,"name":"Un Cocher de Remise","play_id":5223,"gender":"Mrs."},{"id":3303,"name":"Clorinde","play_id":5223,"gender":"Mes."},{"id":3301,"name":"Marton","play_id":5223,"gender":"Mes."},{"id":3300,"name":"Un Laquais de Lysimon","play_id":5223,"gender":"Mrs."},{"id":3296,"name":"M. Sophanès","play_id":5223,"gender":"Mrs."},{"id":4139,"name":"Le Laquais","play_id":5223,"gender":"Mrs."},{"id":3295,"name":"Lysimon","play_id":5223,"gender":"Mrs."},{"id":3298,"name":"L'Abbé Flutet","play_id":5223,"gender":"Mrs."},{"id":3294,"name":"Gernance","play_id":5223,"gender":"Mrs."},{"id":3297,"name":"Mondor","play_id":5223,"gender":"Mrs."},{"id":4417,"name":"Colette","play_id":5224,"gender":"Mes."},{"id":4414,"name":"Acante","play_id":5224,"gender":"Mes."},{"id":4415,"name":"Champagne","play_id":5224,"gender":"Mrs."},{"id":4410,"name":"Le Chevalier Gernance","play_id":5224,"gender":"Mrs."},{"id":4411,"name":"Métaprose, Bailli","play_id":5224,"gender":"Mrs."},{"id":4413,"name":"Maturin","play_id":5224,"gender":"Mrs."},{"id":4418,"name":"Berthe, seconde femme de Dignant","play_id":5224,"gender":"Mes."},{"id":4416,"name":"Dignant","play_id":5224,"gender":"Mrs."},{"id":4412,"name":"Le Marquis de Carrage","play_id":5224,"gender":"Mrs."},{"id":2796,"name":"Mme. Florimon","play_id":5225,"gender":"Mes."},{"id":2797,"name":"Marton","play_id":5225,"gender":"Mes."},{"id":2790,"name":"Le Chevalier","play_id":5225,"gender":"Mrs."},{"id":2798,"name":"Constance","play_id":5225,"gender":"Mes."},<text:soft-page-break/>{"id":2788,"name":"M. Florimon","play_id":5225,"gender":"Mrs."},{"id":2794,"name":"Durand","play_id":5225,"gender":"Mrs."},{"id":2791,"name":"Polidor","play_id":5225,"gender":"Mrs."},{"id":2793,"name":"Clermon","play_id":5225,"gender":"Mrs."},{"id":2789,"name":"Philémon","play_id":5225,"gender":"Mrs."},{"id":2792,"name":"La Pierre","play_id":5225,"gender":"Mrs."},{"id":2795,"name":"Le Notaire","play_id":5225,"gender":"Mrs."},{"id":559,"name":"Fierenfat","play_id":5226,"gender":"Mrs."},{"id":563,"name":"La Baronne","play_id":5226,"gender":"Mes."},{"id":5241,"name":"Martine","play_id":5226,"gender":"Mes."},{"id":561,"name":"Euphemon F.","play_id":5226,"gender":"Mrs."},{"id":564,"name":"Lise","play_id":5226,"gender":"Mes."},{"id":3037,"name":"Me. Croupillac","play_id":5226,"gender":"Mes."},{"id":562,"name":"Rondon","play_id":5226,"gender":"Mrs."},{"id":560,"name":"Euphemon P.","play_id":5226,"gender":"Mrs."},{"id":566,"name":"Le Laquais","play_id":5226,"gender":"Mrs."},{"id":567,"name":"Jasmin","play_id":5226,"gender":"Mrs."},{"id":565,"name":"Marthe","play_id":5226,"gender":"Mes."},{"id":3730,"name":"M. Florville","play_id":5227,"gender":"Mrs."},{"id":3507,"name":"Lisette","play_id":5227,"gender":"Mes."},{"id":3935,"name":"Le Marquis","play_id":5227,"gender":"Mrs."},{"id":3503,"name":"M. de Gernicourt","play_id":5227,"gender":"Mrs."},{"id":3502,"name":"M. de Valmont","play_id":5227,"gender":"Mrs."},{"id":3505,"name":"Frontin","play_id":5227,"gender":"Mrs."},{"id":3504,"name":"La Fleur","play_id":5227,"gender":"Mrs."},{"id":3506,"name":"La Marquise de Valmont","play_id":5227,"gender":"Mes."},{"id":3934,"name":"Le Chevalier","play_id":5227,"gender":"Mrs."},{"id":5177,"name":"Dorville","play_id":5229,"gender":"Mrs."},{"id":90,"name":"Le Marquis","play_id":5229,"gender":"Mrs."},{"id":93,"name":"Constance","play_id":5229,"gender":"Mes."},{"id":94,"name":"Émilie","play_id":5229,"gender":"Mes."},{"id":91,"name":"Belfort","play_id":5229,"gender":"Mrs."},{"id":92,"name":"La Fleur","play_id":5229,"gender":"Mrs."},{"id":2014,"name":"Le Lord","play_id":5229,"gender":"Mrs."},{"id":5194,"name":"Mylford","play_id":5229,"gender":"Mrs."},{"id":1850,"name":"Lisette","play_id":5230,"gender":"Mes."},{"id":1849,"name":"Me de Falignac","play_id":5230,"gender":"Mes."},{"id":1845,"name":"Valère","play_id":5230,"gender":"Mrs."},{"id":2606,"name":"Blaise","play_id":5230,"gender":"Mrs."},{"id":2608,"name":"Me. Argante","play_id":5230,"gender":"Mes."},{"id":1851,"name":"Criquet","play_id":5230,"gender":"Mes."},{"id":1847,"name":"Philaminte","play_id":5230,"gender":"Mes."},{"id":1848,"name":"Frontin","play_id":5230,"gender":"Mrs."},{"id":2605,"name":"Lucidor","play_id":5230,"gender":"Mrs."},{"id":2607,"name":"Angélique","play_id":5230,"gender":"Mes."},{"id":4424,"name":"La Comtesse d'Ormoi","play_id":5231,"gender":"Mes."},{"id":4425,"name":"Justine, Femme de Chambre de la Comtesse","play_id":5231,"gender":"Mes."},{"id":4423,"name":"Un Médecin","play_id":5231,"gender":"Mrs."},{"id":4427,"name":"Un Laquais","play_id":5231,"gender":"Mrs."},{"id":4426,"name":"Un Particulier","play_id":5231,"gender":"Mrs."},{"id":4421,"name":"Le Marquis d'Armance","play_id":5231,"gender":"Mrs."},{"id":4422,"name":"Germain, Valet du Marquis","play_id":5231,"gender":"Mrs."},{"id":424,"name":"Mme. de Folignac","play_id":5234,"gender":"Mes."},{"id":423,"name":"Criquet","play_id":5234,"gender":"Mrs."},{"id":5169,"name":"Un Laquais","play_id":5234,"gender":"Mrs."},{"id":426,"name":"Lisette","play_id":5234,"gender":"Mes."},{"id":422,"name":"Frontin","play_id":5234,"gender":"Mrs."},{"id":2238,"name":"Criquet","play_id":5234,"gender":"Mes."},{"id":5191,"name":"Criquet","play_id":5234,"gender":"Mes."},{"id":421,"name":"Valère","play_id":5234,"gender":"Mrs."},{"id":425,"name":"Philaminte","play_id":5234,"gender":"Mes."},{"id":3656,"name":"Cornélie","play_id":5236,"gender":"Mes."},{"id":3648,"name":"Castillan","play_id":5236,"gender":"Mrs."},<text:soft-page-break/>{"id":3645,"name":"Firmin","play_id":5236,"gender":"Mrs."},{"id":3653,"name":"Domestique","play_id":5236,"gender":"Mrs."},{"id":3651,"name":"Domestique","play_id":5236,"gender":"Mrs."},{"id":3657,"name":"Inésilla","play_id":5236,"gender":"Mes."},{"id":3644,"name":"Cadrille","play_id":5236,"gender":"Mrs."},{"id":3658,"name":"Léonore","play_id":5236,"gender":"Mes."},{"id":3654,"name":"Domestique","play_id":5236,"gender":"Mrs."},{"id":3646,"name":"Gusman","play_id":5236,"gender":"Mrs."},{"id":3649,"name":"Fabricio","play_id":5236,"gender":"Mrs."},{"id":3642,"name":"Uriquès","play_id":5236,"gender":"Mrs."},{"id":3655,"name":"Une Musicienne","play_id":5236,"gender":"Mes."},{"id":3652,"name":"Domestique","play_id":5236,"gender":"Mrs."},{"id":3643,"name":"Comte d'Altamo","play_id":5236,"gender":"Mrs."},{"id":3647,"name":"Un Alcade","play_id":5236,"gender":"Mrs."},{"id":3650,"name":"Un Alguasil","play_id":5236,"gender":"Mrs."},{"id":2657,"name":"Le Comte de Bruxhal","play_id":5237,"gender":"Mrs."},{"id":2661,"name":"La Comtesse Minna","play_id":5237,"gender":"Mes."},{"id":2663,"name":"Fanchette","play_id":5237,"gender":"Mes."},{"id":2659,"name":"Verner","play_id":5237,"gender":"Mrs."},{"id":2664,"name":"L'Hôte","play_id":5237,"gender":"Mrs."},{"id":2662,"name":"Justin","play_id":5237,"gender":"Mrs."},{"id":2660,"name":"Un Domestique du Comte","play_id":5237,"gender":"Mrs."},{"id":2658,"name":"Téleim","play_id":5237,"gender":"Mrs."},{"id":1962,"name":"La Présidente du Candeuse","play_id":5238,"gender":"Mes."},{"id":1956,"name":"Le Comte d'Aurai","play_id":5238,"gender":"Mrs."},{"id":1958,"name":"Le Chevalier de Candeuse","play_id":5238,"gender":"Mrs."},{"id":1960,"name":"Un Laquais du Comte","play_id":5238,"gender":"Mrs."},{"id":1964,"name":"Henriette","play_id":5238,"gender":"Mes."},{"id":1961,"name":"La Comtesse d'Aurai","play_id":5238,"gender":"Mes."},{"id":1963,"name":"Lise, Femme de Chambre","play_id":5238,"gender":"Mes."},{"id":1959,"name":"Germon, Valet du Marquis","play_id":5238,"gender":"Mrs."},{"id":1957,"name":"Le Marquis de Sainville","play_id":5238,"gender":"Mrs."},{"id":1158,"name":"Léandre","play_id":5240,"gender":"Mrs."},{"id":1170,"name":"Nérine","play_id":5240,"gender":"Mes."},{"id":1171,"name":"Marton","play_id":5240,"gender":"Mes."},{"id":1169,"name":"Sévéride","play_id":5240,"gender":"Mes."},{"id":1167,"name":"Julie","play_id":5240,"gender":"Mes."},{"id":1162,"name":"Cornardet","play_id":5240,"gender":"Mrs."},{"id":1173,"name":"Clorinde","play_id":5240,"gender":"Mes."},{"id":1159,"name":"Robert","play_id":5240,"gender":"Mrs."},{"id":1163,"name":"Pestenville","play_id":5240,"gender":"Mrs."},{"id":1172,"name":"Bellonnette","play_id":5240,"gender":"Mes."},{"id":1161,"name":"Lorgnenville","play_id":5240,"gender":"Mrs."},{"id":4658,"name":"Marthon","play_id":5240,"gender":"Mes."},{"id":1165,"name":"Canon","play_id":5240,"gender":"Mrs."},{"id":1157,"name":"Valère","play_id":5240,"gender":"Mrs."},{"id":1168,"name":"La Major","play_id":5240,"gender":"Mes."},{"id":1164,"name":"Angélique","play_id":5240,"gender":"Mes."},{"id":1208,"name":"Amant","play_id":5240,"gender":"Mrs."},{"id":1160,"name":"Crispin","play_id":5240,"gender":"Mrs."},{"id":1760,"name":"L'Officier","play_id":5240,"gender":"Mrs."},{"id":1166,"name":"Finette","play_id":5240,"gender":"Mes."},{"id":4657,"name":"Lisette","play_id":5240,"gender":"Mes."},{"id":4297,"name":"Forville","play_id":5241,"gender":"Mrs."},{"id":4299,"name":"Floricourt","play_id":5241,"gender":"Mrs."},{"id":4301,"name":"Elise","play_id":5241,"gender":"Mes."},{"id":4300,"name":"Picard","play_id":5241,"gender":"Mrs."},{"id":4298,"name":"Dorival","play_id":5241,"gender":"Mrs."},{"id":2493,"name":"Orban","play_id":5242,"gender":"Mrs."},{"id":2498,"name":"Volgésie","play_id":5242,"gender":"Mes."},{"id":2499,"name":"Barsenice","play_id":5242,"gender":"Mes."},{"id":2491,"name":"Tigrane","play_id":5242,"gender":"Mrs."},{"id":2495,"name":"Ismane","play_id":5242,"gender":"Mrs."},{"id":2496,"name":"Narsès","play_id":5242,"gender":"Mrs."},<text:soft-page-break/>{"id":2501,"name":"Cléone","play_id":5242,"gender":"Mes."},{"id":2494,"name":"Pharbase","play_id":5242,"gender":"Mrs."},{"id":2492,"name":"Thermodate","play_id":5242,"gender":"Mrs."},{"id":2497,"name":"Arbate","play_id":5242,"gender":"Mrs."},{"id":2500,"name":"Glaphire","play_id":5242,"gender":"Mes."},{"id":4029,"name":"Frontin","play_id":5243,"gender":"Mrs."},{"id":4030,"name":"Mélite","play_id":5243,"gender":"Mes."},{"id":4031,"name":"Lisette","play_id":5243,"gender":"Mes."},{"id":4027,"name":"Cléante","play_id":5243,"gender":"Mrs."},{"id":4028,"name":"Merval","play_id":5243,"gender":"Mrs."},{"id":4249,"name":"Aaron","play_id":5244,"gender":"Mrs."},{"id":4252,"name":"Saëd","play_id":5244,"gender":"Mrs."},{"id":4253,"name":"Nasser","play_id":5244,"gender":"Mrs."},{"id":4255,"name":"Ilcan","play_id":5244,"gender":"Mrs."},{"id":4251,"name":"Barmécide","play_id":5244,"gender":"Mrs."},{"id":4254,"name":"Un Officier","play_id":5244,"gender":"Mrs."},{"id":4257,"name":"Sulmé","play_id":5244,"gender":"Mes."},{"id":4256,"name":"Sémire","play_id":5244,"gender":"Mes."},{"id":4250,"name":"Amorassan","play_id":5244,"gender":"Mrs."},{"id":702,"name":"Mariane","play_id":5245,"gender":"Mes."},{"id":700,"name":"Frontin","play_id":5245,"gender":"Mrs."},{"id":701,"name":"Le Chevalier","play_id":5245,"gender":"Mrs."},{"id":703,"name":"Araminte","play_id":5245,"gender":"Mes."},{"id":699,"name":"Lisette","play_id":5245,"gender":"Mes."},{"id":696,"name":"M. Simon","play_id":5245,"gender":"Mrs."},{"id":2247,"name":"Jasmin","play_id":5245,"gender":"Mrs."},{"id":705,"name":"Angélique","play_id":5245,"gender":"Mes."},{"id":704,"name":"Mme. Amelin","play_id":5245,"gender":"Mes."},{"id":697,"name":"M. Griffard","play_id":5245,"gender":"Mrs."},{"id":698,"name":"M. Josse","play_id":5245,"gender":"Mrs."},{"id":4169,"name":"Timur-Kan","play_id":5246,"gender":"Mrs."},{"id":4171,"name":"Obarès","play_id":5246,"gender":"Mrs."},{"id":4175,"name":"Indamène","play_id":5246,"gender":"Mes."},{"id":4170,"name":"Akébar","play_id":5246,"gender":"Mrs."},{"id":4172,"name":"Tamor","play_id":5246,"gender":"Mrs."},{"id":4176,"name":"Zamé","play_id":5246,"gender":"Mes."},{"id":4173,"name":"Ariès","play_id":5246,"gender":"Mrs."},{"id":4174,"name":"Un Chef des Patanes","play_id":5246,"gender":"Mrs."},{"id":3570,"name":"François","play_id":5248,"gender":"Mrs."},{"id":3569,"name":"Victor","play_id":5248,"gender":"Mrs."},{"id":3574,"name":"Justine","play_id":5248,"gender":"Mes."},{"id":3571,"name":"M. de Florville","play_id":5248,"gender":"Mrs."},{"id":3575,"name":"Mlle. Dorfeuil","play_id":5248,"gender":"Mes."},{"id":3568,"name":"M. Dorfeuil","play_id":5248,"gender":"Mrs."},{"id":3576,"name":"Un Laquais","play_id":5248,"gender":"Mrs."},{"id":3573,"name":"Olivier","play_id":5248,"gender":"Mrs."},{"id":3572,"name":"M. Dorlange","play_id":5248,"gender":"Mrs."},{"id":1977,"name":"Thusnelde","play_id":5249,"gender":"Mes."},{"id":1969,"name":"Ségismar","play_id":5249,"gender":"Mrs."},{"id":1976,"name":"Marcus","play_id":5249,"gender":"Mrs."},{"id":1974,"name":"Un Chef des Cates","play_id":5249,"gender":"Mrs."},{"id":1970,"name":"Arminius","play_id":5249,"gender":"Mrs."},{"id":1973,"name":"Varus","play_id":5249,"gender":"Mrs."},{"id":2156,"name":"Un Officier","play_id":5249,"gender":"Mrs."},{"id":1975,"name":"Adélinde","play_id":5249,"gender":"Mes."},{"id":1972,"name":"Sigismond","play_id":5249,"gender":"Mrs."},{"id":1971,"name":"Flavius","play_id":5249,"gender":"Mrs."},{"id":1978,"name":"Giselle","play_id":5249,"gender":"Mes."},{"id":4979,"name":"Un Laquais","play_id":5251,"gender":"Mrs."},{"id":4974,"name":"Le Marquis de Champfleur","play_id":5251,"gender":"Mrs."},{"id":4973,"name":"Darvieux","play_id":5251,"gender":"Mrs."},{"id":4977,"name":"Dubois","play_id":5251,"gender":"Mrs."},{"id":4975,"name":"Clairfons","play_id":5251,"gender":"Mrs."},{"id":4978,"name":"Dumont","play_id":5251,"gender":"Mrs."},<text:soft-page-break/>{"id":4976,"name":"Dansilly","play_id":5251,"gender":"Mrs."},{"id":4982,"name":"Rosette","play_id":5251,"gender":"Mes."},{"id":4980,"name":"Emilie","play_id":5251,"gender":"Mes."},{"id":4981,"name":"La Comtesse","play_id":5251,"gender":"Mes."},{"id":3986,"name":"Diane","play_id":5252,"gender":"Mes."},{"id":3987,"name":"Elvire","play_id":5252,"gender":"Mes."},{"id":3980,"name":"Carlos","play_id":5252,"gender":"Mrs."},{"id":3985,"name":"Stéle","play_id":5252,"gender":"Mes."},{"id":3984,"name":"Le Comte d'Urgel","play_id":5252,"gender":"Mrs."},{"id":3978,"name":"Roger","play_id":5252,"gender":"Mrs."},{"id":3981,"name":"Lazarille","play_id":5252,"gender":"Mrs."},{"id":3979,"name":"Lothaire","play_id":5252,"gender":"Mrs."},{"id":3982,"name":"Gusman","play_id":5252,"gender":"Mrs."},{"id":3983,"name":"Aurore","play_id":5252,"gender":"Mes."},{"id":1103,"name":"Mme. Valentin","play_id":5253,"gender":"Mes."},{"id":1104,"name":"Angélique","play_id":5253,"gender":"Mes."},{"id":1102,"name":"Mme. Robin","play_id":5253,"gender":"Mes."},{"id":1094,"name":"Le Chevalier","play_id":5253,"gender":"Mrs."},{"id":1101,"name":"Mme. Pinvin","play_id":5253,"gender":"Mes."},{"id":1095,"name":"Guillaume","play_id":5253,"gender":"Mrs."},{"id":1099,"name":"Valentin","play_id":5253,"gender":"Mrs."},{"id":1096,"name":"Frontin","play_id":5253,"gender":"Mrs."},{"id":1100,"name":"Fusillard","play_id":5253,"gender":"Mrs."},{"id":1098,"name":"Mouffart","play_id":5253,"gender":"Mrs."},{"id":1097,"name":"Clitandre","play_id":5253,"gender":"Mrs."},{"id":3807,"name":"M. de St Helmonde","play_id":5254,"gender":"Mrs."},{"id":3814,"name":"Cécile","play_id":5254,"gender":"Mes."},{"id":3810,"name":"Dartigny","play_id":5254,"gender":"Mrs."},{"id":3815,"name":"Lisette","play_id":5254,"gender":"Mes."},{"id":3812,"name":"Picard","play_id":5254,"gender":"Mrs."},{"id":3808,"name":"Darleville","play_id":5254,"gender":"Mrs."},{"id":3813,"name":"Mme de St Helmonde","play_id":5254,"gender":"Mes."},{"id":3809,"name":"Milord","play_id":5254,"gender":"Mrs."},{"id":3811,"name":"Un Domestique","play_id":5254,"gender":"Mrs."},{"id":917,"name":"Le Baron","play_id":5255,"gender":"Mrs."},{"id":921,"name":"Céliante","play_id":5255,"gender":"Mes."},{"id":919,"name":"Le Marquis","play_id":5255,"gender":"Mrs."},{"id":920,"name":"Lisette","play_id":5255,"gender":"Mes."},{"id":1864,"name":"Le Laquais","play_id":5255,"gender":"Mrs."},{"id":924,"name":"Forlis","play_id":5255,"gender":"Mrs."},{"id":918,"name":"Champagne","play_id":5255,"gender":"Mrs."},{"id":922,"name":"Lucile","play_id":5255,"gender":"Mes."},{"id":923,"name":"La Comtesse","play_id":5255,"gender":"Mes."},{"id":1887,"name":"Dabins","play_id":5257,"gender":"Mrs."},{"id":1885,"name":"Mélac F.","play_id":5257,"gender":"Mrs."},{"id":1886,"name":"Saint-Alban","play_id":5257,"gender":"Mrs."},{"id":1884,"name":"Mélac P.","play_id":5257,"gender":"Mrs."},{"id":1889,"name":"Pauline","play_id":5257,"gender":"Mes."},{"id":1888,"name":"André","play_id":5257,"gender":"Mrs."},{"id":1883,"name":"Aurelly","play_id":5257,"gender":"Mrs."},{"id":4085,"name":"Frontin","play_id":5258,"gender":"Mrs."},{"id":4084,"name":"Le Marquis d'Ormond","play_id":5258,"gender":"Mrs."},{"id":4091,"name":"Lucile","play_id":5258,"gender":"Mes."},{"id":4086,"name":"Varin","play_id":5258,"gender":"Mrs."},{"id":4083,"name":"Le Comte d'Ormont","play_id":5258,"gender":"Mrs."},{"id":4089,"name":"Marton","play_id":5258,"gender":"Mes."},{"id":4087,"name":"Un Laquais","play_id":5258,"gender":"Mrs."},{"id":4088,"name":"Le Vieillard","play_id":5258,"gender":"Mrs."},{"id":4090,"name":"Le Chevalier","play_id":5258,"gender":"Mrs."},{"id":1947,"name":"Oronte","play_id":5259,"gender":"Mrs."},{"id":1952,"name":"Le Chevalier","play_id":5259,"gender":"Mrs."},{"id":1948,"name":"Fontaubin","play_id":5259,"gender":"Mrs."},{"id":1950,"name":"Le Marquis","play_id":5259,"gender":"Mrs."},{"id":1951,"name":"Laurette","play_id":5259,"gender":"Mes."},<text:soft-page-break/>{"id":1953,"name":"Frontin","play_id":5259,"gender":"Mrs."},{"id":1954,"name":"Madame Dorigny","play_id":5259,"gender":"Mes."},{"id":1949,"name":"Orphise","play_id":5259,"gender":"Mes."},{"id":4490,"name":"Zélide","play_id":5261,"gender":"Mes."},{"id":1442,"name":"Le Baron","play_id":5261,"gender":"Mrs."},{"id":1443,"name":"Melcour","play_id":5261,"gender":"Mrs."},{"id":1446,"name":"Lisette (Melle Le Brun)","play_id":5261,"gender":"Mes."},{"id":1445,"name":"Lucile","play_id":5261,"gender":"Mes."},{"id":1444,"name":"Terman","play_id":5261,"gender":"Mrs."},{"id":2202,"name":"Emirène","play_id":5262,"gender":"Mes."},{"id":2201,"name":"Clodomir","play_id":5262,"gender":"Mrs."},{"id":2203,"name":"Luthar","play_id":5262,"gender":"Mrs."},{"id":2198,"name":"Cyndonax","play_id":5262,"gender":"Mrs."},{"id":5163,"name":"1ere Prêtresse muette","play_id":5262,"gender":"Mes."},{"id":2200,"name":"Indumar","play_id":5262,"gender":"Mrs."},{"id":5164,"name":"2e Prêtresse muette","play_id":5262,"gender":"Mes."},{"id":2206,"name":"Axénoé","play_id":5262,"gender":"Mes."},{"id":2199,"name":"Emnon","play_id":5262,"gender":"Mrs."},{"id":2205,"name":"Eubage","play_id":5262,"gender":"Mrs."},{"id":2208,"name":"Une Druïdesse","play_id":5262,"gender":"Mes."},{"id":2204,"name":"Varsorix","play_id":5262,"gender":"Mrs."},{"id":2207,"name":"Idesès","play_id":5262,"gender":"Mes."},{"id":3727,"name":"La Comtesse","play_id":5265,"gender":"Mes."},{"id":3725,"name":"Damis","play_id":5265,"gender":"Mrs."},{"id":3726,"name":"Florville","play_id":5265,"gender":"Mrs."},{"id":3728,"name":"Émilie","play_id":5265,"gender":"Mes."},{"id":1211,"name":"L'Abbé","play_id":5266,"gender":"Mrs."},{"id":1215,"name":"Zirphé","play_id":5266,"gender":"Mes."},{"id":1216,"name":"La Comtesse","play_id":5266,"gender":"Mes."},{"id":2474,"name":"Lindor","play_id":5266,"gender":"Mes."},{"id":1212,"name":"Mondor","play_id":5266,"gender":"Mrs."},{"id":1210,"name":"L'Acteur","play_id":5266,"gender":"Mrs."},{"id":1214,"name":"L'Amour","play_id":5266,"gender":"Mes."},{"id":1209,"name":"Lindor","play_id":5266,"gender":"Mrs."},{"id":1213,"name":"L'Hymen","play_id":5266,"gender":"Mrs."},{"id":4591,"name":"Le Petit St. Franc","play_id":5267,"gender":"Mes."},{"id":4590,"name":"Sophie","play_id":5267,"gender":"Mes."},{"id":4587,"name":"Un Valet","play_id":5267,"gender":"Mrs."},{"id":4586,"name":"M. Prudhomme","play_id":5267,"gender":"Mrs."},{"id":4592,"name":"Me. Dorimont","play_id":5267,"gender":"Mes."},{"id":4584,"name":"M. D'Herbain","play_id":5267,"gender":"Mrs."},{"id":4585,"name":"D'Inville","play_id":5267,"gender":"Mrs."},{"id":4583,"name":"M. St. Franc","play_id":5267,"gender":"Mrs."},{"id":4589,"name":"Me. St. Franc","play_id":5267,"gender":"Mes."},{"id":4588,"name":"Un Notaire","play_id":5267,"gender":"Mrs."},{"id":2058,"name":"Le Marquis de Valsain","play_id":5272,"gender":"Mrs."},{"id":1014,"name":"Angélique","play_id":5272,"gender":"Mes."},{"id":5215,"name":"Un Laquais (muet)","play_id":5272,"gender":"Mrs."},{"id":1013,"name":"Dorimène","play_id":5272,"gender":"Mes."},{"id":1011,"name":"Chevalier de Dormilli","play_id":5272,"gender":"Mrs."},{"id":1012,"name":"Mondor","play_id":5272,"gender":"Mrs."},{"id":3661,"name":"Le Marquis de Belval","play_id":5273,"gender":"Mrs."},{"id":3660,"name":"Le Chevalier Dorsainval","play_id":5273,"gender":"Mrs."},{"id":3666,"name":"Lucrèce","play_id":5273,"gender":"Mes."},{"id":3662,"name":"Duval","play_id":5273,"gender":"Mrs."},{"id":3665,"name":"La Baronne","play_id":5273,"gender":"Mes."},{"id":3664,"name":"Florise","play_id":5273,"gender":"Mes."},{"id":3667,"name":"Justine","play_id":5273,"gender":"Mes."},{"id":3663,"name":"Un Laquais","play_id":5273,"gender":"Mrs."},{"id":3659,"name":"Le Duc de Belval","play_id":5273,"gender":"Mrs."},{"id":316,"name":"Armande","play_id":5276,"gender":"Mes."},{"id":307,"name":"Martine","play_id":5276,"gender":"Mes."},{"id":315,"name":"Bélise","play_id":5276,"gender":"Mes."},{"id":305,"name":"Le Notaire","play_id":5276,"gender":"Mrs."},<text:soft-page-break/>{"id":314,"name":"L'Épine","play_id":5276,"gender":"Mrs."},{"id":312,"name":"Henriette","play_id":5276,"gender":"Mes."},{"id":310,"name":"Ariste","play_id":5276,"gender":"Mrs."},{"id":309,"name":"Vadius","play_id":5276,"gender":"Mrs."},{"id":313,"name":"Trissotin","play_id":5276,"gender":"Mrs."},{"id":311,"name":"Clitandre","play_id":5276,"gender":"Mrs."},{"id":306,"name":"Chrysale","play_id":5276,"gender":"Mrs."},{"id":308,"name":"Julien","play_id":5276,"gender":"Mrs."},{"id":304,"name":"Philaminte","play_id":5276,"gender":"Mes."},{"id":388,"name":"Crispin","play_id":5277,"gender":"Mrs."},{"id":387,"name":"Albert","play_id":5277,"gender":"Mrs."},{"id":386,"name":"Eraste","play_id":5277,"gender":"Mrs."},{"id":389,"name":"Lisette","play_id":5277,"gender":"Mes."},{"id":390,"name":"Agathe","play_id":5277,"gender":"Mes."},{"id":29,"name":"Géronte","play_id":5278,"gender":"Mrs."},{"id":32,"name":"Scapin","play_id":5278,"gender":"Mrs."},{"id":33,"name":"Silvestre","play_id":5278,"gender":"Mrs."},{"id":36,"name":"Hiacinthe","play_id":5278,"gender":"Mes."},{"id":35,"name":"Zerbinette","play_id":5278,"gender":"Mes."},{"id":31,"name":"Léandre","play_id":5278,"gender":"Mrs."},{"id":28,"name":"Argante","play_id":5278,"gender":"Mrs."},{"id":30,"name":"Octave","play_id":5278,"gender":"Mrs."},{"id":37,"name":"Nérine","play_id":5278,"gender":"Mes."},{"id":34,"name":"Carle","play_id":5278,"gender":"Mrs."},{"id":1333,"name":"Cyane","play_id":5279,"gender":"Mes."},{"id":1334,"name":"Euphrosine","play_id":5279,"gender":"Mes."},{"id":1332,"name":"Aglaé","play_id":5279,"gender":"Mes."},{"id":1335,"name":"Vénus","play_id":5279,"gender":"Mes."},{"id":1331,"name":"Mercure","play_id":5279,"gender":"Mrs."},{"id":1336,"name":"L'Amour","play_id":5279,"gender":"Mes."},{"id":4113,"name":"Amélie","play_id":5283,"gender":"Mes."},{"id":4725,"name":"Lincour","play_id":5283,"gender":"Mrs."},{"id":4126,"name":"Montcalme","play_id":5283,"gender":"Mrs."},{"id":4114,"name":"Julie","play_id":5283,"gender":"Mes."},{"id":4124,"name":"Dumât","play_id":5283,"gender":"Mrs."},{"id":4110,"name":"Basile","play_id":5283,"gender":"Mrs."},{"id":4106,"name":"Beaupré","play_id":5283,"gender":"Mrs."},{"id":4112,"name":"Me. Beaupré","play_id":5283,"gender":"Mes."},{"id":4109,"name":"Gerseuil","play_id":5283,"gender":"Mrs."},{"id":4108,"name":"Darcy","play_id":5283,"gender":"Mrs."},{"id":679,"name":"Valentin","play_id":5284,"gender":"Mrs."},{"id":686,"name":"Démophon","play_id":5284,"gender":"Mrs."},{"id":682,"name":"Le Chevalier","play_id":5284,"gender":"Mrs."},{"id":680,"name":"Finette","play_id":5284,"gender":"Mes."},{"id":684,"name":"Coquelet","play_id":5284,"gender":"Mrs."},{"id":681,"name":"Le Marquis Gascon","play_id":5284,"gender":"Mrs."},{"id":685,"name":"Isabelle","play_id":5284,"gender":"Mes."},{"id":677,"name":"Ménechme","play_id":5284,"gender":"Mrs."},{"id":683,"name":"Robertin","play_id":5284,"gender":"Mrs."},{"id":678,"name":"Araminte","play_id":5284,"gender":"Mes."},{"id":4965,"name":"Frontin","play_id":5285,"gender":"Mrs."},{"id":4961,"name":"Le Marquis","play_id":5285,"gender":"Mrs."},{"id":4963,"name":"Valère","play_id":5285,"gender":"Mrs."},{"id":4959,"name":"Clerval","play_id":5285,"gender":"Mrs."},{"id":4960,"name":"Cléon","play_id":5285,"gender":"Mrs."},{"id":4958,"name":"Dorimon","play_id":5285,"gender":"Mrs."},{"id":4962,"name":"Clitandre","play_id":5285,"gender":"Mrs."},{"id":4967,"name":"Lisette","play_id":5285,"gender":"Mes."},{"id":4964,"name":"Lucile","play_id":5285,"gender":"Mes."},{"id":4966,"name":"Pasquin","play_id":5285,"gender":"Mrs."},{"id":4951,"name":"Le Marquis","play_id":5286,"gender":"Mrs."},{"id":4952,"name":"Clitandre","play_id":5286,"gender":"Mrs."},{"id":4955,"name":"Lisette","play_id":5286,"gender":"Mes."},{"id":4953,"name":"Valère","play_id":5286,"gender":"Mrs."},<text:soft-page-break/>{"id":4949,"name":"Clerval","play_id":5286,"gender":"Mrs."},{"id":4948,"name":"Dorimon","play_id":5286,"gender":"Mrs."},{"id":4950,"name":"Cléon","play_id":5286,"gender":"Mrs."},{"id":4957,"name":"Pasquin","play_id":5286,"gender":"Mrs."},{"id":4954,"name":"Frontin","play_id":5286,"gender":"Mrs."},{"id":4956,"name":"Lucile","play_id":5286,"gender":"Mes."},{"id":831,"name":"Le Marquis","play_id":5287,"gender":"Mrs."},{"id":2542,"name":"Seconde Femme de Chambre","play_id":5287,"gender":"Mes."},{"id":826,"name":"Géronte","play_id":5287,"gender":"Mrs."},{"id":832,"name":"La Comtesse","play_id":5287,"gender":"Mes."},{"id":1432,"name":"La Suivante (muette)","play_id":5287,"gender":"Mes."},{"id":834,"name":"Julie","play_id":5287,"gender":"Mes."},{"id":3089,"name":"Lisette","play_id":5287,"gender":"Mes."},{"id":835,"name":"Dumont","play_id":5287,"gender":"Mrs."},{"id":4726,"name":"Oronte","play_id":5287,"gender":"Mrs."},{"id":833,"name":"Cidalise","play_id":5287,"gender":"Mes."},{"id":827,"name":"Dorante","play_id":5287,"gender":"Mrs."},{"id":4248,"name":"La 2e. Suivante","play_id":5287,"gender":"Mes."},{"id":1402,"name":"Une Femme de Chambre","play_id":5287,"gender":"Mes."},{"id":821,"name":"Finette","play_id":5287,"gender":"Mes."},{"id":2781,"name":"Momus","play_id":5288,"gender":"Mrs."},{"id":2786,"name":"Euphrosine, une des Graces","play_id":5288,"gender":"Mes."},{"id":2783,"name":"Calliope","play_id":5288,"gender":"Mes."},{"id":2778,"name":"Apollon","play_id":5288,"gender":"Mrs."},{"id":2782,"name":"Erato","play_id":5288,"gender":"Mes."},{"id":2784,"name":"Clio","play_id":5288,"gender":"Mes."},{"id":2787,"name":"Melpomène","play_id":5288,"gender":"Mes."},{"id":2785,"name":"Thalie","play_id":5288,"gender":"Mes."},{"id":2780,"name":"Uranie","play_id":5288,"gender":"Mes."},{"id":2779,"name":"Mercure","play_id":5288,"gender":"Mrs."},{"id":4987,"name":"Ruzai","play_id":5289,"gender":"Mrs."},{"id":4993,"name":"Marine, suivante","play_id":5289,"gender":"Mes."},{"id":4990,"name":"Lindor","play_id":5289,"gender":"Mrs."},{"id":4989,"name":"Me. Subtile, ou la Baronne de Jarnoncourt","play_id":5289,"gender":"Mes."},{"id":4988,"name":"La Fleur, valet de M. Subtile","play_id":5289,"gender":"Mrs."},{"id":4994,"name":"Léonor","play_id":5289,"gender":"Mes."},{"id":4992,"name":"Griffard","play_id":5289,"gender":"Mrs."},{"id":4991,"name":"M. Subtile","play_id":5289,"gender":"Mrs."},{"id":2374,"name":"Crispin","play_id":5290,"gender":"Mrs."},{"id":2376,"name":"Isabelle","play_id":5290,"gender":"Mes."},{"id":2375,"name":"Araminte","play_id":5290,"gender":"Mes."},{"id":2371,"name":"Valère","play_id":5290,"gender":"Mrs."},{"id":2373,"name":"Pasquin","play_id":5290,"gender":"Mrs."},{"id":2370,"name":"Léandre","play_id":5290,"gender":"Mrs."},{"id":2377,"name":"Valentine","play_id":5290,"gender":"Mes."},{"id":2372,"name":"Oronte","play_id":5290,"gender":"Mrs."},{"id":777,"name":"Hortense","play_id":5291,"gender":"Mes."},{"id":775,"name":"Le Marquis","play_id":5291,"gender":"Mrs."},{"id":776,"name":"La Marquise","play_id":5291,"gender":"Mes."},{"id":774,"name":"Le Baron","play_id":5291,"gender":"Mrs."},{"id":769,"name":"Le Sénéchal","play_id":5291,"gender":"Mrs."},{"id":3626,"name":"Frosine","play_id":5291,"gender":"Mes."},{"id":3625,"name":"Gélaste","play_id":5291,"gender":"Mrs."},{"id":771,"name":"Le Chevalier","play_id":5291,"gender":"Mrs."},{"id":773,"name":"M. de Brettanville","play_id":5291,"gender":"Mrs."},{"id":4626,"name":"Me. Vertugadin","play_id":5292,"gender":"Mes."},{"id":4323,"name":"Fine-mouche","play_id":5292,"gender":"Mrs."},{"id":4321,"name":"Merlin","play_id":5292,"gender":"Mrs."},{"id":4320,"name":"Soltinot","play_id":5292,"gender":"Mrs."},{"id":4328,"name":"Isabelle","play_id":5292,"gender":"Mes."},{"id":4329,"name":"Dorinette","play_id":5292,"gender":"Mes."},{"id":4319,"name":"Valère","play_id":5292,"gender":"Mrs."},{"id":4327,"name":"Me. Préfané","play_id":5292,"gender":"Mes."},<text:soft-page-break/>{"id":4330,"name":"Mlle. Timber","play_id":5292,"gender":"Mes."},{"id":4322,"name":"Guillaume","play_id":5292,"gender":"Mrs."},{"id":4326,"name":"M. Larbeau","play_id":5292,"gender":"Mrs."},{"id":4325,"name":"La Famine","play_id":5292,"gender":"Mrs."},{"id":4324,"name":"Piquerosse","play_id":5292,"gender":"Mrs."},{"id":4625,"name":"Me. Fricfrac","play_id":5292,"gender":"Mes."},{"id":3264,"name":"Valère","play_id":5293,"gender":"Mrs."},{"id":3269,"name":"Cidalise","play_id":5293,"gender":"Mes."},{"id":3267,"name":"Crispin","play_id":5293,"gender":"Mrs."},{"id":3271,"name":"Marton","play_id":5293,"gender":"Mes."},{"id":3270,"name":"Rosalie","play_id":5293,"gender":"Mes."},{"id":3265,"name":"Marphurius (Dortidius)","play_id":5293,"gender":"Mrs."},{"id":3268,"name":"Carondas","play_id":5293,"gender":"Mrs."},{"id":3263,"name":"Damis","play_id":5293,"gender":"Mrs."},{"id":3266,"name":"Théophraste","play_id":5293,"gender":"Mrs."},{"id":1341,"name":"La Comtesse","play_id":5294,"gender":"Mes."},{"id":1337,"name":"Petit Jean","play_id":5294,"gender":"Mrs."},{"id":1340,"name":"L'Intimé","play_id":5294,"gender":"Mrs."},{"id":2620,"name":"La Brie","play_id":5294,"gender":"Mrs."},{"id":1343,"name":"Isabelle","play_id":5294,"gender":"Mes."},{"id":3007,"name":"Un Valet","play_id":5294,"gender":"Mrs."},{"id":3614,"name":"Le Souffleur","play_id":5294,"gender":"Mrs."},{"id":1342,"name":"Léandre","play_id":5294,"gender":"Mrs."},{"id":1338,"name":"Le Souffleur","play_id":5294,"gender":"Mrs."},{"id":1339,"name":"Chicaneau","play_id":5294,"gender":"Mrs."},{"id":1344,"name":"Dandin","play_id":5294,"gender":"Mrs."},{"id":3096,"name":"Un Laquais","play_id":5294,"gender":"Mrs."},{"id":4246,"name":"Marotte","play_id":5295,"gender":"Mes."},{"id":1941,"name":"Aveugle joueur de Basse","play_id":5295,"gender":"Mrs."},{"id":1942,"name":"Joueur de violon en homme","play_id":5295,"gender":"Mes."},{"id":1931,"name":"Porteur de Chaise","play_id":5295,"gender":"Mrs."},{"id":1502,"name":"Le Vicomte de Jodelet","play_id":5295,"gender":"Mrs."},{"id":840,"name":"Cathos","play_id":5295,"gender":"Mes."},{"id":4791,"name":"Madelon","play_id":5295,"gender":"Mes."},{"id":836,"name":"La Grange","play_id":5295,"gender":"Mrs."},{"id":1501,"name":"Le Marquis de Mascarille","play_id":5295,"gender":"Mrs."},{"id":1940,"name":"Aveugle joueur de Hautbois","play_id":5295,"gender":"Mes."},{"id":837,"name":"Ducroisy","play_id":5295,"gender":"Mrs."},{"id":838,"name":"Madelon","play_id":5295,"gender":"Mes."},{"id":841,"name":"Marotte","play_id":5295,"gender":"Mes."},{"id":844,"name":"Gorgibus","play_id":5295,"gender":"Mrs."},{"id":1930,"name":"Porteur de Chaise","play_id":5295,"gender":"Mrs."},{"id":842,"name":"Almanzor","play_id":5295,"gender":"Mrs."},{"id":5015,"name":"Damon","play_id":5297,"gender":"Mrs."},{"id":5013,"name":"Le Chevalier","play_id":5297,"gender":"Mrs."},{"id":5021,"name":"L'Abbé","play_id":5297,"gender":"Mrs."},{"id":5022,"name":"Un Laquais","play_id":5297,"gender":"Mrs."},{"id":5012,"name":"Dramineau","play_id":5297,"gender":"Mrs."},{"id":5016,"name":"Le Marquis","play_id":5297,"gender":"Mrs."},{"id":5011,"name":"Cléante","play_id":5297,"gender":"Mrs."},{"id":5024,"name":"Lucile","play_id":5297,"gender":"Mes."},{"id":5019,"name":"Un Laquais","play_id":5297,"gender":"Mrs."},{"id":5025,"name":"2e Journaliste","play_id":5297,"gender":"Mrs."},{"id":5026,"name":"La Marquise","play_id":5297,"gender":"Mes."},{"id":5017,"name":"1er Journaliste","play_id":5297,"gender":"Mrs."},{"id":5014,"name":"Valère","play_id":5297,"gender":"Mrs."},{"id":5027,"name":"La Vicomtesse","play_id":5297,"gender":"Mes."},{"id":5020,"name":"Le Médecin","play_id":5297,"gender":"Mrs."},{"id":5023,"name":"Le Duc","play_id":5297,"gender":"Mrs."},{"id":5018,"name":"La Comtesse","play_id":5297,"gender":"Mes."},{"id":4872,"name":"Sir Oliver","play_id":5298,"gender":"Mrs."},{"id":4873,"name":"Acres","play_id":5298,"gender":"Mrs."},{"id":4881,"name":"Maitre Kelsy","play_id":5298,"gender":"Mrs."},{"id":4871,"name":"Le Capitaine","play_id":5298,"gender":"Mrs."},<text:soft-page-break/>{"id":4879,"name":"Mistris Volface","play_id":5298,"gender":"Mes."},{"id":4876,"name":"Lydia","play_id":5298,"gender":"Mes."},{"id":4875,"name":"James","play_id":5298,"gender":"Mrs."},{"id":4877,"name":"Un Laquais","play_id":5298,"gender":"Mrs."},{"id":4880,"name":"Luci","play_id":5298,"gender":"Mes."},{"id":4878,"name":"Thomas","play_id":5298,"gender":"Mrs."},{"id":4874,"name":"Fag","play_id":5298,"gender":"Mrs."},{"id":3781,"name":"La Comtesse","play_id":5299,"gender":"Mes."},{"id":3782,"name":"Lisette","play_id":5299,"gender":"Mes."},{"id":5041,"name":"Icare","play_id":5299,"gender":"Mes."},{"id":3780,"name":"Damis","play_id":5299,"gender":"Mrs."},{"id":3779,"name":"Melcour","play_id":5299,"gender":"Mrs."},{"id":2815,"name":"Isabelle","play_id":5300,"gender":"Mes."},{"id":2810,"name":"Le Laquais","play_id":5300,"gender":"Mrs."},{"id":2813,"name":"M. Dorimon","play_id":5300,"gender":"Mrs."},{"id":2812,"name":"Clitandre","play_id":5300,"gender":"Mrs."},{"id":2814,"name":"M. Zéro","play_id":5300,"gender":"Mrs."},{"id":2811,"name":"Frontin","play_id":5300,"gender":"Mrs."},{"id":2816,"name":"Lisette","play_id":5300,"gender":"Mes."},{"id":1928,"name":"Une Scythe","play_id":5301,"gender":"Mes."},{"id":1924,"name":"Sulma","play_id":5301,"gender":"Mes."},{"id":1920,"name":"Athamare","play_id":5301,"gender":"Mrs."},{"id":1926,"name":"Un Scythe","play_id":5301,"gender":"Mrs."},{"id":1922,"name":"Indatire","play_id":5301,"gender":"Mrs."},{"id":1927,"name":"Sozame","play_id":5301,"gender":"Mrs."},{"id":1923,"name":"Hermodan","play_id":5301,"gender":"Mrs."},{"id":1925,"name":"Obéide","play_id":5301,"gender":"Mes."},{"id":1921,"name":"Hircan","play_id":5301,"gender":"Mrs."},{"id":804,"name":"Louison","play_id":5303,"gender":"Mes."},{"id":806,"name":"Marotte","play_id":5303,"gender":"Mes."},{"id":811,"name":"Blaise","play_id":5303,"gender":"Mrs."},{"id":4766,"name":"La Chanteuse","play_id":5303,"gender":"Mes."},{"id":4385,"name":"Mathurin","play_id":5303,"gender":"Mrs."},{"id":810,"name":"De Lorme","play_id":5303,"gender":"Mrs."},{"id":1787,"name":"Un Musicien","play_id":5303,"gender":"Mrs."},{"id":798,"name":"Le Bailli","play_id":5303,"gender":"Mrs."},{"id":803,"name":"La Meunière","play_id":5303,"gender":"Mes."},{"id":813,"name":"Mathurine","play_id":5303,"gender":"Mes."},{"id":812,"name":"M. Giflot","play_id":5303,"gender":"Mrs."},{"id":809,"name":"M. de Lépine","play_id":5303,"gender":"Mrs."},{"id":808,"name":"Colette","play_id":5303,"gender":"Mes."},{"id":3854,"name":"Un Officier","play_id":5306,"gender":"Mrs."},{"id":3855,"name":"La Marquise","play_id":5306,"gender":"Mes."},{"id":3860,"name":"Lison","play_id":5306,"gender":"Mes."},{"id":3861,"name":"Colette","play_id":5306,"gender":"Mes."},{"id":3863,"name":"Babet","play_id":5306,"gender":"Mes."},{"id":3850,"name":"Le Bailli","play_id":5306,"gender":"Mrs."},{"id":3864,"name":"Une Assistante","play_id":5306,"gender":"Mes."},{"id":3856,"name":"La Comtesse","play_id":5306,"gender":"Mes."},{"id":3862,"name":"Mme Simone","play_id":5306,"gender":"Mes."},{"id":3859,"name":"Rose","play_id":5306,"gender":"Mes."},{"id":3857,"name":"Julien","play_id":5306,"gender":"Mes."},{"id":3852,"name":"Thibaut","play_id":5306,"gender":"Mrs."},{"id":3851,"name":"Thomas","play_id":5306,"gender":"Mrs."},{"id":3853,"name":"Le Père Ambroise","play_id":5306,"gender":"Mrs."},{"id":3858,"name":"Mme Robert","play_id":5306,"gender":"Mes."},{"id":1568,"name":"Assistante","play_id":5307,"gender":"Mes."},{"id":1561,"name":"Hilus","play_id":5307,"gender":"Mrs."},{"id":1567,"name":"Céphise","play_id":5307,"gender":"Mes."},{"id":1563,"name":"Iphis","play_id":5307,"gender":"Mrs."},{"id":1570,"name":"Le second Enfant","play_id":5307,"gender":"Mrs."},{"id":1566,"name":"Polixène","play_id":5307,"gender":"Mes."},{"id":1564,"name":"Cassandre","play_id":5307,"gender":"Mes."},{"id":1562,"name":"Hécube","play_id":5307,"gender":"Mes."},<text:soft-page-break/>{"id":1569,"name":"Astianax","play_id":5307,"gender":"Mes."},{"id":1559,"name":"Testor","play_id":5307,"gender":"Mrs."},{"id":1558,"name":"Ulisse","play_id":5307,"gender":"Mrs."},{"id":1565,"name":"Andromaque","play_id":5307,"gender":"Mes."},{"id":1560,"name":"Idas","play_id":5307,"gender":"Mrs."},{"id":3241,"name":"Julie","play_id":5308,"gender":"Mes."},{"id":3237,"name":"Géronte","play_id":5308,"gender":"Mrs."},{"id":3238,"name":"Orgon","play_id":5308,"gender":"Mrs."},{"id":3240,"name":"Damis","play_id":5308,"gender":"Mrs."},{"id":3239,"name":"Bavardin","play_id":5308,"gender":"Mrs."},{"id":3242,"name":"Crispin","play_id":5308,"gender":"Mrs."},{"id":3243,"name":"Marton","play_id":5308,"gender":"Mes."},{"id":1355,"name":"Maugrebleu","play_id":5309,"gender":"Mrs."},{"id":1353,"name":"La Meunière","play_id":5309,"gender":"Mes."},{"id":2255,"name":"La Paraphardière","play_id":5309,"gender":"Mrs."},{"id":1348,"name":"Le Magister","play_id":5309,"gender":"Mrs."},{"id":1356,"name":"Angélique","play_id":5309,"gender":"Mes."},{"id":1351,"name":"Mme. Perrinelle","play_id":5309,"gender":"Mes."},{"id":1352,"name":"Le Greffier","play_id":5309,"gender":"Mrs."},{"id":1346,"name":"Grimaudin","play_id":5309,"gender":"Mrs."},{"id":1357,"name":"Le Barbier","play_id":5309,"gender":"Mrs."},{"id":1347,"name":"Lépine","play_id":5309,"gender":"Mrs."},{"id":1354,"name":"Martine","play_id":5309,"gender":"Mes."},{"id":2256,"name":"Un Assistant à la Cérémonie","play_id":5309,"gender":"Mrs."},{"id":4374,"name":"Martin","play_id":5309,"gender":"Mrs."},{"id":2571,"name":"Mathurine","play_id":5309,"gender":"Mes."},{"id":1349,"name":"Clitandre","play_id":5309,"gender":"Mrs."},{"id":2257,"name":"Une Assistante à la Cérémonie","play_id":5309,"gender":"Mes."},{"id":1644,"name":"Colin","play_id":5309,"gender":"Mrs."},{"id":1350,"name":"Mme. La Roche","play_id":5309,"gender":"Mes."},{"id":1623,"name":"Champagne","play_id":5310,"gender":"Mrs."},{"id":1627,"name":"Rigaudon","play_id":5310,"gender":"Mrs."},{"id":1634,"name":"La Bonne grace, madame des modes","play_id":5310,"gender":"Mes."},{"id":1629,"name":"Garçon de café (Abbé)","play_id":5310,"gender":"Mrs."},{"id":1626,"name":"Monsieur Brillantin","play_id":5310,"gender":"Mrs."},{"id":1630,"name":"Clerc d'Huissier (Notaire)","play_id":5310,"gender":"Mrs."},{"id":2665,"name":"Le Jouaillier","play_id":5310,"gender":"Mrs."},{"id":1625,"name":"Génicour","play_id":5310,"gender":"Mrs."},{"id":1635,"name":"Finette","play_id":5310,"gender":"Mes."},{"id":1633,"name":"Marine","play_id":5310,"gender":"Mes."},{"id":1621,"name":"Monsieur Vermeuil","play_id":5310,"gender":"Mrs."},{"id":1624,"name":"La Fleur","play_id":5310,"gender":"Mrs."},{"id":1622,"name":"Blanchard","play_id":5310,"gender":"Mrs."},{"id":1628,"name":"Valet de chambre (Militaire)","play_id":5310,"gender":"Mrs."},{"id":1631,"name":"Garçon fripier (Négociant)","play_id":5310,"gender":"Mrs."},{"id":1632,"name":"Madame Vermeuil","play_id":5310,"gender":"Mes."},{"id":641,"name":"Vivien","play_id":5311,"gender":"Mrs."},{"id":647,"name":"Thibaut","play_id":5311,"gender":"Mrs."},{"id":633,"name":"Angélique","play_id":5311,"gender":"Mes."},{"id":644,"name":"M. Thomasseau","play_id":5311,"gender":"Mrs."},{"id":645,"name":"Bastien","play_id":5311,"gender":"Mrs."},{"id":2011,"name":"Un Chanteur","play_id":5311,"gender":"Mrs."},{"id":640,"name":"Lorange","play_id":5311,"gender":"Mrs."},{"id":631,"name":"Mme. Desmartins","play_id":5311,"gender":"Mes."},{"id":643,"name":"Clitandre","play_id":5311,"gender":"Mrs."},{"id":646,"name":"Mariane","play_id":5311,"gender":"Mes."},{"id":629,"name":"Mme. Dubuisson","play_id":5311,"gender":"Mes."},{"id":4151,"name":"Le Père Ambroise","play_id":5312,"gender":"Mrs."},{"id":4150,"name":"Dorval","play_id":5312,"gender":"Mrs."},{"id":4152,"name":"Le Père André","play_id":5312,"gender":"Mrs."},{"id":4454,"name":"Un Religieux","play_id":5312,"gender":"Mrs."},{"id":4154,"name":"La Femme de <text:soft-page-break/>Charge","play_id":5312,"gender":"Mes."},{"id":4147,"name":"Le Père Laurent","play_id":5312,"gender":"Mrs."},{"id":4149,"name":"Le Père Louis","play_id":5312,"gender":"Mrs."},{"id":4148,"name":"1er. Domestique","play_id":5312,"gender":"Mrs."},{"id":4146,"name":"2e. Domestique","play_id":5312,"gender":"Mrs."},{"id":4144,"name":"M. de St. Alban","play_id":5312,"gender":"Mrs."},{"id":4145,"name":"Picard","play_id":5312,"gender":"Mrs."},{"id":4155,"name":"Eugénie","play_id":5312,"gender":"Mes."},{"id":4153,"name":"Me. de St. Alban","play_id":5312,"gender":"Mes."},{"id":4453,"name":"Le Père Anastase","play_id":5312,"gender":"Mrs."},{"id":4143,"name":"M. Francheville","play_id":5312,"gender":"Mrs."},{"id":3767,"name":"M. Le Bel","play_id":5314,"gender":"Mrs."},{"id":3768,"name":"Azor","play_id":5314,"gender":"Mrs."},{"id":3763,"name":"Belfort","play_id":5314,"gender":"Mrs."},{"id":3775,"name":"Sophie","play_id":5314,"gender":"Mes."},{"id":3769,"name":"Le Juge","play_id":5314,"gender":"Mrs."},{"id":3770,"name":"Le Capitaine","play_id":5314,"gender":"Mrs."},{"id":3772,"name":"Le Commandeur","play_id":5314,"gender":"Mrs."},{"id":3773,"name":"Mme de St Frémont","play_id":5314,"gender":"Mes."},{"id":3765,"name":"Zamore","play_id":5314,"gender":"Mrs."},{"id":3784,"name":"Caroline","play_id":5314,"gender":"Mes."},{"id":3771,"name":"Un Indien","play_id":5314,"gender":"Mrs."},{"id":3776,"name":"Betsy","play_id":5314,"gender":"Mes."},{"id":3762,"name":"M. de St Frémont","play_id":5314,"gender":"Mrs."},{"id":3774,"name":"Mirza","play_id":5314,"gender":"Mes."},{"id":3764,"name":"Valère","play_id":5314,"gender":"Mrs."},{"id":3766,"name":"Félicio","play_id":5314,"gender":"Mrs."},{"id":545,"name":"Lisette","play_id":5316,"gender":"Mes."},{"id":542,"name":"La Ramée","play_id":5316,"gender":"Mrs."},{"id":2086,"name":"Carcaret","play_id":5316,"gender":"Mrs."},{"id":543,"name":"La Forêt","play_id":5316,"gender":"Mrs."},{"id":556,"name":"Alcidor","play_id":5316,"gender":"Mrs."},{"id":540,"name":"Léonor","play_id":5316,"gender":"Mes."},{"id":3777,"name":"Flamand","play_id":5316,"gender":"Mrs."},{"id":557,"name":"Pontignan","play_id":5316,"gender":"Mrs."},{"id":541,"name":"Angélique","play_id":5316,"gender":"Mes."},{"id":558,"name":"Scapin","play_id":5316,"gender":"Mrs."},{"id":5197,"name":"Mlle Cléonte","play_id":5318,"gender":"Mes."},{"id":1143,"name":"Mlle. Cléonte","play_id":5318,"gender":"Mes."},{"id":1138,"name":"M. Cléonte","play_id":5318,"gender":"Mrs."},{"id":1139,"name":"Mondor","play_id":5318,"gender":"Mrs."},{"id":4968,"name":"Une Servante","play_id":5318,"gender":"Mes."},{"id":1144,"name":"Mme. Cléonte","play_id":5318,"gender":"Mes."},{"id":1141,"name":"Pyrante","play_id":5318,"gender":"Mrs."},{"id":1140,"name":"L'Assesseur","play_id":5318,"gender":"Mrs."},{"id":1142,"name":"Crispin","play_id":5318,"gender":"Mrs."},{"id":4969,"name":"Une Servante","play_id":5318,"gender":"Mes."},{"id":5102,"name":"Un Valet","play_id":5318,"gender":"Mrs."},{"id":2158,"name":"Un Laquais","play_id":5318,"gender":"Mrs."},{"id":1863,"name":"Un Laquais","play_id":5318,"gender":"Mrs."},{"id":227,"name":"Célie","play_id":5319,"gender":"Mes."},{"id":223,"name":"Léandre","play_id":5319,"gender":"Mrs."},{"id":221,"name":"Mascarille","play_id":5319,"gender":"Mrs."},{"id":222,"name":"Lélie","play_id":5319,"gender":"Mrs."},{"id":237,"name":"Pandolfe","play_id":5319,"gender":"Mrs."},{"id":228,"name":"Ergaste","play_id":5319,"gender":"Mrs."},{"id":225,"name":"Andrès","play_id":5319,"gender":"Mrs."},{"id":220,"name":"Anselme","play_id":5319,"gender":"Mrs."},{"id":2305,"name":"Un Courrier","play_id":5319,"gender":"Mrs."},{"id":224,"name":"Trufaldin","play_id":5319,"gender":"Mrs."},{"id":226,"name":"Hippolyte","play_id":5319,"gender":"Mes."},{"id":1879,"name":"Laurence Vincent","play_id":5320,"gender":"Mes."},{"id":1882,"name":"Le Sergent","play_id":5320,"gender":"Mrs."},{"id":1878,"name":"Eustache Vincent, dit la <text:soft-page-break/>Valeur","play_id":5320,"gender":"Mrs."},{"id":1877,"name":"Vincent","play_id":5320,"gender":"Mrs."},{"id":1880,"name":"Valentin Raymond","play_id":5320,"gender":"Mrs."},{"id":1881,"name":"Me. Vincent","play_id":5320,"gender":"Mes."},{"id":628,"name":"Moncade","play_id":5322,"gender":"Mrs."},{"id":636,"name":"Martin","play_id":5322,"gender":"Mrs."},{"id":638,"name":"Cidalise","play_id":5322,"gender":"Mes."},{"id":1345,"name":"Le Laquais d'Araminte","play_id":5322,"gender":"Mrs."},{"id":642,"name":"Marton","play_id":5322,"gender":"Mes."},{"id":630,"name":"Eraste","play_id":5322,"gender":"Mrs."},{"id":637,"name":"Lucinde","play_id":5322,"gender":"Mes."},{"id":634,"name":"Ergaste","play_id":5322,"gender":"Mrs."},{"id":3961,"name":"Un Laquais","play_id":5322,"gender":"Mrs."},{"id":632,"name":"Pasquin","play_id":5322,"gender":"Mrs."},{"id":639,"name":"Araminte","play_id":5322,"gender":"Mes."},{"id":2210,"name":"Bélise","play_id":5322,"gender":"Mes."},{"id":635,"name":"Léonor","play_id":5322,"gender":"Mes."},{"id":3962,"name":"Un Laquais","play_id":5322,"gender":"Mrs."},{"id":2885,"name":"Gercour","play_id":5323,"gender":"Mrs."},{"id":2892,"name":"Julie","play_id":5323,"gender":"Mes."},{"id":2888,"name":"Un Médecin","play_id":5323,"gender":"Mrs."},{"id":2889,"name":"Dupré","play_id":5323,"gender":"Mrs."},{"id":2894,"name":"Me. de Melfon","play_id":5323,"gender":"Mes."},{"id":2890,"name":"Un Notaire","play_id":5323,"gender":"Mrs."},{"id":2884,"name":"Soligni","play_id":5323,"gender":"Mrs."},{"id":2895,"name":"Me. de Limeuil","play_id":5323,"gender":"Mes."},{"id":2886,"name":"M. de Limeuil","play_id":5323,"gender":"Mrs."},{"id":2893,"name":"Un Laquais","play_id":5323,"gender":"Mrs."},{"id":2891,"name":"Un Portier","play_id":5323,"gender":"Mrs."},{"id":2887,"name":"M. de St. Géran","play_id":5323,"gender":"Mrs."},{"id":2820,"name":"Pasquin","play_id":5324,"gender":"Mrs."},{"id":2822,"name":"Le Baron de la Garoufière","play_id":5324,"gender":"Mrs."},{"id":2825,"name":"Julie","play_id":5324,"gender":"Mes."},{"id":2823,"name":"La Comtesse","play_id":5324,"gender":"Mes."},{"id":2819,"name":"Le Marquis d'Arbois","play_id":5324,"gender":"Mrs."},{"id":2818,"name":"Sans-pair","play_id":5324,"gender":"Mrs."},{"id":2824,"name":"Gorju","play_id":5324,"gender":"Mrs."},{"id":2821,"name":"Le Comte d'Arbois","play_id":5324,"gender":"Mrs."},{"id":2827,"name":"Lisette","play_id":5324,"gender":"Mes."},{"id":2898,"name":"Le Comte","play_id":5324,"gender":"Mrs."},{"id":2826,"name":"La Fleur","play_id":5324,"gender":"Mrs."},{"id":3806,"name":"Amélie","play_id":5325,"gender":"Mes."},{"id":3801,"name":"Picard","play_id":5325,"gender":"Mrs."},{"id":3805,"name":"Cécile","play_id":5325,"gender":"Mes."},{"id":3804,"name":"M. Dolban","play_id":5325,"gender":"Mrs."},{"id":3800,"name":"André","play_id":5325,"gender":"Mrs."},{"id":3803,"name":"Lisimon","play_id":5325,"gender":"Mrs."},{"id":3802,"name":"La Brie","play_id":5325,"gender":"Mrs."},{"id":3799,"name":"Le Comte","play_id":5325,"gender":"Mrs."},{"id":4889,"name":"Le Comte de Verlin","play_id":5326,"gender":"Mrs."},{"id":4896,"name":"Adélaïde, Suivante","play_id":5326,"gender":"Mes."},{"id":4886,"name":"Le Baron de Thorck","play_id":5326,"gender":"Mrs."},{"id":4895,"name":"Mme Dormin","play_id":5326,"gender":"Mes."},{"id":4890,"name":"Promer","play_id":5326,"gender":"Mrs."},{"id":4888,"name":"Le Comte d'Olborn","play_id":5326,"gender":"Mrs."},{"id":4893,"name":"Ernest, valet du Comte de Verlin","play_id":5326,"gender":"Mrs."},{"id":4887,"name":"Pips, Aubergiste","play_id":5326,"gender":"Mrs."},{"id":4891,"name":"Armand, valet du Comte d'Olborn","play_id":5326,"gender":"Mrs."},{"id":4894,"name":"Un Commissionnaire","play_id":5326,"gender":"Mrs."},{"id":4892,"name":"Henri, valet de Dormin","play_id":5326,"gender":"Mrs."},{"id":4885,"name":"M. Dormin","play_id":5326,"gender":"Mrs."},{"id":2108,"name":"Ferdinand","play_id":5327,"gender":"Mrs."},{"id":2111,"name":"Constance","play_id":5327,"gender":"Mes."},{"id":2109,"name":"Timante","play_id":5327,"gender":"Mrs."},<text:soft-page-break/>{"id":2112,"name":"Silvie","play_id":5327,"gender":"Mes."},{"id":2110,"name":"Un Matelot","play_id":5327,"gender":"Mrs."},{"id":2869,"name":"La Fleur","play_id":5329,"gender":"Mrs."},{"id":3977,"name":"Le Peintre","play_id":5329,"gender":"Mrs."},{"id":2867,"name":"Damon","play_id":5329,"gender":"Mrs."},{"id":4569,"name":"Dorlis","play_id":5329,"gender":"Mrs."},{"id":2872,"name":"Le Notaire","play_id":5329,"gender":"Mrs."},{"id":2871,"name":"Julie","play_id":5329,"gender":"Mrs."},{"id":2873,"name":"Damis","play_id":5329,"gender":"Mrs."},{"id":2897,"name":"Julie","play_id":5329,"gender":"Mes."},{"id":2868,"name":"Borchamp","play_id":5329,"gender":"Mrs."},{"id":2870,"name":"Flamant","play_id":5329,"gender":"Mrs."},{"id":2639,"name":"Pasquin","play_id":5331,"gender":"Mrs."},{"id":2642,"name":"Julie","play_id":5331,"gender":"Mes."},{"id":2640,"name":"Lindor","play_id":5331,"gender":"Mrs."},{"id":2638,"name":"Damis","play_id":5331,"gender":"Mrs."},{"id":2641,"name":"Rosalie","play_id":5331,"gender":"Mes."},{"id":4310,"name":"La Branche","play_id":5332,"gender":"Mrs."},{"id":4314,"name":"Ninon","play_id":5332,"gender":"Mes."},{"id":4311,"name":"Le Commis d'un Banquier","play_id":5332,"gender":"Mrs."},{"id":4313,"name":"Mariane","play_id":5332,"gender":"Mes."},{"id":4315,"name":"Marton","play_id":5332,"gender":"Mes."},{"id":4309,"name":"M. de Vieusancour","play_id":5332,"gender":"Mrs."},{"id":4865,"name":"Le Banquier","play_id":5332,"gender":"Mrs."},{"id":4312,"name":"La Marquise","play_id":5332,"gender":"Mes."},{"id":4306,"name":"Le Comte de Clincan","play_id":5332,"gender":"Mrs."},{"id":4308,"name":"Dorante","play_id":5332,"gender":"Mrs."},{"id":4307,"name":"M. de Cornichon","play_id":5332,"gender":"Mrs."},{"id":140,"name":"La Comtesse","play_id":5333,"gender":"Mes."},{"id":138,"name":"Lucas","play_id":5333,"gender":"Mrs."},{"id":4140,"name":"Javotte","play_id":5333,"gender":"Mes."},{"id":143,"name":"Frontin","play_id":5333,"gender":"Mrs."},{"id":144,"name":"Lisette","play_id":5333,"gender":"Mes."},{"id":141,"name":"Damis","play_id":5333,"gender":"Mrs."},{"id":142,"name":"Isabelle","play_id":5333,"gender":"Mes."},{"id":139,"name":"Eraste","play_id":5333,"gender":"Mrs."},{"id":136,"name":"Le Comte","play_id":5333,"gender":"Mrs."},{"id":1006,"name":"Un Laquais","play_id":5333,"gender":"Mrs."},{"id":3220,"name":"Un Auteur Comique","play_id":5334,"gender":"Mrs."},{"id":3215,"name":"Apollon","play_id":5334,"gender":"Mrs."},{"id":3224,"name":"Le Mauvais Goût","play_id":5334,"gender":"Mrs."},{"id":3216,"name":"Mercure","play_id":5334,"gender":"Mrs."},{"id":3217,"name":"Le Génie de Corneille","play_id":5334,"gender":"Mrs."},{"id":3225,"name":"Thalie","play_id":5334,"gender":"Mes."},{"id":3218,"name":"Un Auteur Tragique","play_id":5334,"gender":"Mrs."},{"id":3226,"name":"Melpomène","play_id":5334,"gender":"Mes."},{"id":3222,"name":"Un Acteur Tragique","play_id":5334,"gender":"Mrs."},{"id":3223,"name":"Un Acteur Comique","play_id":5334,"gender":"Mrs."},{"id":3221,"name":"La Cabale","play_id":5334,"gender":"Mrs."},{"id":3219,"name":"Le Génie de Molière","play_id":5334,"gender":"Mrs."},{"id":3227,"name":"La Critique","play_id":5334,"gender":"Mes."},{"id":5147,"name":"Assistant","play_id":5336,"gender":"Mrs."},{"id":5138,"name":"Le Comte de Beausang","play_id":5336,"gender":"Mrs."},{"id":5139,"name":"Surville","play_id":5336,"gender":"Mrs."},{"id":5149,"name":"Sophie","play_id":5336,"gender":"Mes."},{"id":5144,"name":"Laurent","play_id":5336,"gender":"Mrs."},{"id":5146,"name":"Assistant","play_id":5336,"gender":"Mrs."},{"id":5140,"name":"Le Baron","play_id":5336,"gender":"Mrs."},{"id":5135,"name":"Saint-Léger","play_id":5336,"gender":"Mrs."},{"id":5150,"name":"La Baronne","play_id":5336,"gender":"Mes."},{"id":5143,"name":"Dubois","play_id":5336,"gender":"Mrs."},{"id":5148,"name":"Cécile","play_id":5336,"gender":"Mes."},{"id":5142,"name":"André","play_id":5336,"gender":"Mrs."},{"id":5137,"name":"Le Docteur","play_id":5336,"gender":"Mrs."},{"id":5141,"name":"Un <text:soft-page-break/>Notaire","play_id":5336,"gender":"Mrs."},{"id":5136,"name":"Rosamon","play_id":5336,"gender":"Mrs."},{"id":5145,"name":"Un Laquais","play_id":5336,"gender":"Mrs."},{"id":5151,"name":"Justine","play_id":5336,"gender":"Mes."},{"id":5252,"name":"Julie","play_id":5337,"gender":"Mes."},{"id":5254,"name":"Fanchette","play_id":5337,"gender":"Mes."},{"id":5256,"name":"Marton","play_id":5337,"gender":"Mes."},{"id":5248,"name":"M. de Valsain","play_id":5337,"gender":"Mrs."},{"id":5249,"name":"Le Comte de St. Fard","play_id":5337,"gender":"Mrs."},{"id":5251,"name":"Dubois","play_id":5337,"gender":"Mrs."},{"id":5250,"name":"M. Josse","play_id":5337,"gender":"Mrs."},{"id":5247,"name":"Dorcet","play_id":5337,"gender":"Mrs."},{"id":5255,"name":"Lisette","play_id":5337,"gender":null},{"id":5253,"name":"Mlle Dutour","play_id":5337,"gender":"Mes."},{"id":5246,"name":"Le Marquis de Alluets","play_id":5337,"gender":"Mrs."},{"id":3327,"name":"Éliante","play_id":5338,"gender":"Mes."},{"id":4729,"name":"Valmont, Conseiller au Parlement","play_id":5338,"gender":"Mrs."},{"id":5072,"name":"M. Dolban","play_id":5338,"gender":"Mrs."},{"id":4732,"name":"Justine, Suivante de Léonor","play_id":5338,"gender":"Mes."},{"id":4730,"name":"Picard, vieux Valet de Kerbanton","play_id":5338,"gender":"Mrs."},{"id":3326,"name":"Kerbauton","play_id":5338,"gender":"Mrs."},{"id":4731,"name":"Léonor","play_id":5338,"gender":"Mes."},{"id":3323,"name":"Florimon","play_id":5338,"gender":"Mrs."},{"id":3759,"name":"Finette","play_id":5338,"gender":"Mes."},{"id":3324,"name":"M. Dolbau","play_id":5338,"gender":"Mrs."},{"id":3328,"name":"Padrige","play_id":5338,"gender":"Mrs."},{"id":3329,"name":"Lisette","play_id":5338,"gender":"Mes."},{"id":3325,"name":"Crispin","play_id":5338,"gender":"Mrs."},{"id":5071,"name":"M. Kerbanton","play_id":5338,"gender":"Mrs."},{"id":1905,"name":"Euphémie","play_id":5340,"gender":"Mes."},{"id":1901,"name":"Trasimon","play_id":5340,"gender":"Mrs."},{"id":1904,"name":"Damis","play_id":5340,"gender":"Mrs."},{"id":1902,"name":"Clitandre","play_id":5340,"gender":"Mrs."},{"id":1907,"name":"Nérine","play_id":5340,"gender":"Mes."},{"id":2655,"name":"Un Laquais","play_id":5340,"gender":"Mrs."},{"id":1906,"name":"Hortense","play_id":5340,"gender":"Mes."},{"id":1903,"name":"Pasquin","play_id":5340,"gender":"Mrs."},{"id":4853,"name":"Damis","play_id":5342,"gender":"Mrs."},{"id":4852,"name":"Champagne","play_id":5342,"gender":"Mrs."},{"id":4854,"name":"Marton","play_id":5342,"gender":"Mes."},{"id":4849,"name":"Timante","play_id":5342,"gender":"Mrs."},{"id":4851,"name":"Lucile","play_id":5342,"gender":"Mes."},{"id":4850,"name":"Un Laquais","play_id":5342,"gender":"Mrs."},{"id":909,"name":"Julie","play_id":5343,"gender":"Mes."},{"id":913,"name":"Nérine","play_id":5343,"gender":"Mes."},{"id":916,"name":"Célimène","play_id":5343,"gender":"Mes."},{"id":915,"name":"Dorante","play_id":5343,"gender":"Mrs."},{"id":910,"name":"Mme. Argante","play_id":5343,"gender":"Mes."},{"id":911,"name":"Frontin","play_id":5343,"gender":"Mrs."},{"id":912,"name":"Lysimon","play_id":5343,"gender":"Mrs."},{"id":908,"name":"Pyrante","play_id":5343,"gender":"Mrs."},{"id":914,"name":"Le Chevalier","play_id":5343,"gender":"Mrs."},{"id":4232,"name":"Crispin","play_id":5344,"gender":"Mrs."},{"id":4224,"name":"Lisimon","play_id":5344,"gender":"Mrs."},{"id":4231,"name":"Angélique","play_id":5344,"gender":"Mes."},{"id":4226,"name":"Jasmin","play_id":5344,"gender":"Mrs."},{"id":4225,"name":"Léandre","play_id":5344,"gender":"Mrs."},{"id":4227,"name":"Nérine","play_id":5344,"gender":"Mes."},{"id":4230,"name":"Valère","play_id":5344,"gender":"Mrs."},{"id":4223,"name":"Licandre","play_id":5344,"gender":"Mrs."},{"id":4228,"name":"Julie","play_id":5344,"gender":"Mes."},{"id":4233,"name":"La Comtesse","play_id":5344,"gender":"Mes."},{"id":4229,"name":"Pasquin","play_id":5344,"gender":"Mrs."},<text:soft-page-break/>{"id":4930,"name":"Pasquin","play_id":5345,"gender":"Mrs."},{"id":4934,"name":"La Comtesse","play_id":5345,"gender":"Mes."},{"id":4937,"name":"Marton","play_id":5345,"gender":"Mes."},{"id":4928,"name":"La Baron","play_id":5345,"gender":"Mrs."},{"id":4932,"name":"Un Laquais","play_id":5345,"gender":"Mrs."},{"id":4929,"name":"Florville","play_id":5345,"gender":"Mrs."},{"id":4933,"name":"Bonnefoi","play_id":5345,"gender":"Mrs."},{"id":4931,"name":"Thibaud","play_id":5345,"gender":"Mrs."},{"id":4936,"name":"La Présidente","play_id":5345,"gender":"Mes."},{"id":4935,"name":"Henriette","play_id":5345,"gender":"Mes."},{"id":3346,"name":"Mme. de Roselle","play_id":5346,"gender":"Mes."},{"id":5052,"name":"Jasmin","play_id":5346,"gender":"Mrs."},{"id":3347,"name":"Rosalie","play_id":5346,"gender":"Mes."},{"id":3337,"name":"M. Plinville","play_id":5346,"gender":"Mrs."},{"id":3339,"name":"M. Belfort","play_id":5346,"gender":"Mrs."},{"id":3343,"name":"Lucas","play_id":5346,"gender":"Mrs."},{"id":3345,"name":"Mme. Plinville","play_id":5346,"gender":"Mes."},{"id":3365,"name":"André","play_id":5346,"gender":"Mrs."},{"id":3342,"name":"Picard","play_id":5346,"gender":"Mrs."},{"id":3464,"name":"Angélique","play_id":5346,"gender":"Mes."},{"id":3340,"name":"M. Dormeuil","play_id":5346,"gender":"Mrs."},{"id":3818,"name":"Betsy","play_id":5346,"gender":"Mes."},{"id":3338,"name":"M. Morinval","play_id":5346,"gender":"Mrs."},{"id":3344,"name":"Un Postillon","play_id":5346,"gender":"Mrs."},{"id":3341,"name":"Lépine","play_id":5346,"gender":"Mrs."},{"id":3348,"name":"Rose","play_id":5346,"gender":"Mes."},{"id":602,"name":"Lucinde","play_id":5347,"gender":"Mes."},{"id":603,"name":"La Fée","play_id":5347,"gender":"Mes."},{"id":600,"name":"Alcindor","play_id":5347,"gender":"Mrs."},{"id":2667,"name":"Lorédan","play_id":5348,"gender":"Mrs."},{"id":2670,"name":"Un Géolier","play_id":5348,"gender":"Mrs."},{"id":2669,"name":"Léonor Priuli","play_id":5348,"gender":"Mes."},{"id":2671,"name":"Fingal","play_id":5348,"gender":"Mrs."},{"id":2666,"name":"Oltobon","play_id":5348,"gender":"Mrs."},{"id":2668,"name":"Contarini","play_id":5348,"gender":"Mrs."},{"id":1284,"name":"Jones","play_id":5349,"gender":"Mrs."},{"id":1282,"name":"Le Lord Kiston","play_id":5349,"gender":"Mrs."},{"id":1594,"name":"Frank","play_id":5349,"gender":"Mrs."},{"id":2834,"name":"L'Exempt","play_id":5349,"gender":"Mrs."},{"id":1281,"name":"Thomas Spencer","play_id":5349,"gender":"Mrs."},{"id":2833,"name":"L'Enfant","play_id":5349,"gender":"Mrs."},{"id":1280,"name":"Thomas Frick","play_id":5349,"gender":"Mrs."},{"id":1288,"name":"Le fils de Molly","play_id":5349,"gender":"Mes."},{"id":1285,"name":"Le Sergent","play_id":5349,"gender":"Mrs."},{"id":1287,"name":"Molly","play_id":5349,"gender":"Mes."},{"id":1238,"name":"Gengis-Kan","play_id":5350,"gender":"Mrs."},{"id":1243,"name":"Idamé","play_id":5350,"gender":"Mes."},{"id":1241,"name":"Asséli","play_id":5350,"gender":"Mes."},{"id":1240,"name":"Zamti","play_id":5350,"gender":"Mrs."},{"id":1237,"name":"Octar","play_id":5350,"gender":"Mrs."},{"id":1239,"name":"Osman","play_id":5350,"gender":"Mrs."},{"id":1242,"name":"Azir","play_id":5350,"gender":"Mrs."},{"id":3832,"name":"Le Duc de Milan","play_id":5351,"gender":"Mrs."},{"id":3837,"name":"Un Citoyen","play_id":5351,"gender":"Mrs."},{"id":3836,"name":"Monlac","play_id":5351,"gender":"Mrs."},{"id":3834,"name":"Lautrec","play_id":5351,"gender":"Mrs."},{"id":3831,"name":"Le Chevalier Baïard","play_id":5351,"gender":"Mrs."},{"id":3830,"name":"Louis XII","play_id":5351,"gender":"Mrs."},{"id":3833,"name":"Héroët","play_id":5351,"gender":"Mrs."},{"id":3835,"name":"Volmar","play_id":5351,"gender":"Mrs."},{"id":747,"name":"Licaste","play_id":5354,"gender":"Mrs."},{"id":751,"name":"Ragotin","play_id":5354,"gender":"Mrs."},{"id":748,"name":"Colas","play_id":5354,"gender":"Mrs."},{"id":752,"name":"Frontin","play_id":5354,"gender":"Mrs."},<text:soft-page-break/>{"id":2406,"name":"Fontaubin","play_id":5354,"gender":"Mrs."},{"id":4346,"name":"Ragotin","play_id":5354,"gender":"Mes."},{"id":743,"name":"Mananville","play_id":5354,"gender":"Mrs."},{"id":753,"name":"Mme. Mananville","play_id":5354,"gender":"Mes."},{"id":2013,"name":"Un Chanteur","play_id":5354,"gender":"Mrs."},{"id":2304,"name":"Pasquin","play_id":5354,"gender":"Mrs."},{"id":749,"name":"Le Baron","play_id":5354,"gender":"Mrs."},{"id":2687,"name":"La Chanteuse","play_id":5354,"gender":"Mes."},{"id":734,"name":"Lisette","play_id":5354,"gender":"Mes."},{"id":750,"name":"Henriette","play_id":5354,"gender":"Mes."},{"id":1251,"name":"La Musicienne (un homme)","play_id":5354,"gender":"Mes."},{"id":3931,"name":"Glamis","play_id":5355,"gender":"Mrs."},{"id":3194,"name":"Seyton","play_id":5355,"gender":"Mrs."},{"id":3193,"name":"Le J. Syward","play_id":5355,"gender":"Mrs."},{"id":3932,"name":"Erichtone","play_id":5355,"gender":"Mes."},{"id":3190,"name":"Le V. Syward","play_id":5355,"gender":"Mrs."},{"id":3930,"name":"Sévar","play_id":5355,"gender":"Mrs."},{"id":3191,"name":"Angus","play_id":5355,"gender":"Mrs."},{"id":3187,"name":"Duncan (Le Spectre de)","play_id":5355,"gender":"Mrs."},{"id":4177,"name":"Duncan (La voix de)","play_id":5355,"gender":"Mrs."},{"id":3192,"name":"Loclin","play_id":5355,"gender":"Mrs."},{"id":3196,"name":"Frédégonde","play_id":5355,"gender":"Mes."},{"id":3189,"name":"Macbeth","play_id":5355,"gender":"Mrs."},{"id":3188,"name":"Malcôme","play_id":5355,"gender":"Mrs."},{"id":3195,"name":"Clotal","play_id":5355,"gender":"Mrs."},{"id":1587,"name":"Mahomet","play_id":5356,"gender":"Mrs."},{"id":1589,"name":"Phanor","play_id":5356,"gender":"Mrs."},{"id":1591,"name":"Séide","play_id":5356,"gender":"Mrs."},{"id":1592,"name":"Palmire","play_id":5356,"gender":"Mes."},{"id":1588,"name":"Zopire","play_id":5356,"gender":"Mrs."},{"id":5085,"name":"Omar","play_id":5356,"gender":"Mrs."},{"id":1590,"name":"Omar","play_id":5356,"gender":"Mrs."},{"id":3510,"name":"Théodore","play_id":5357,"gender":"Mrs."},{"id":3512,"name":"Le Muphti","play_id":5357,"gender":"Mrs."},{"id":3515,"name":"Irène","play_id":5357,"gender":"Mes."},{"id":3513,"name":"L'Aga","play_id":5357,"gender":"Mrs."},{"id":3517,"name":"Zamire","play_id":5357,"gender":"Mes."},{"id":3518,"name":"Achmet","play_id":5357,"gender":"Mrs."},{"id":3511,"name":"Le Visir","play_id":5357,"gender":"Mrs."},{"id":3516,"name":"Nassy","play_id":5357,"gender":"Mrs."},{"id":3509,"name":"Mahomet","play_id":5357,"gender":"Mrs."},{"id":3514,"name":"Tadil","play_id":5357,"gender":"Mrs."},{"id":3170,"name":"Un Chef des Antis","play_id":5358,"gender":"Mrs."},{"id":3166,"name":"Tamzi","play_id":5358,"gender":"Mrs."},{"id":3165,"name":"Manco Capac","play_id":5358,"gender":"Mrs."},{"id":3169,"name":"Un Chef péruvien","play_id":5358,"gender":"Mrs."},{"id":3167,"name":"Zérophis","play_id":5358,"gender":"Mrs."},{"id":3172,"name":"Huascar","play_id":5358,"gender":"Mrs."},{"id":3171,"name":"Idamore","play_id":5358,"gender":"Mrs."},{"id":3173,"name":"Imzaé","play_id":5358,"gender":"Mes."},{"id":3168,"name":"Mirzime","play_id":5358,"gender":"Mrs."},{"id":2348,"name":"Manlius","play_id":5359,"gender":"Mrs."},{"id":2355,"name":"Tullie","play_id":5359,"gender":"Mes."},{"id":2350,"name":"Valérius","play_id":5359,"gender":"Mrs."},{"id":2352,"name":"Albin","play_id":5359,"gender":"Mrs."},{"id":2354,"name":"Valérie","play_id":5359,"gender":"Mes."},{"id":2353,"name":"Proculus","play_id":5359,"gender":"Mrs."},{"id":2349,"name":"Servilius","play_id":5359,"gender":"Mrs."},{"id":2351,"name":"Rutile","play_id":5359,"gender":"Mrs."},{"id":3678,"name":"Le Duc","play_id":5360,"gender":"Mrs."},{"id":3681,"name":"Un Vieillard","play_id":5360,"gender":"Mrs."},{"id":3697,"name":"D'Homfleur","play_id":5360,"gender":"Mrs."},{"id":3677,"name":"Philippe","play_id":5360,"gender":"Mrs."},{"id":3687,"name":"Marie","play_id":5360,"gender":"Mes."},{"id":3688,"name":"La <text:soft-page-break/>Suivante","play_id":5360,"gender":"Mes."},{"id":3679,"name":"La Brosse","play_id":5360,"gender":"Mrs."},{"id":3680,"name":"Arnould","play_id":5360,"gender":"Mrs."},{"id":3683,"name":"Un Officier","play_id":5360,"gender":"Mrs."},{"id":3684,"name":"Davenel","play_id":5360,"gender":"Mrs."},{"id":3686,"name":"Darméri","play_id":5360,"gender":"Mrs."},{"id":3685,"name":"Élénor","play_id":5360,"gender":"Mes."},{"id":5297,"name":"Enfant","play_id":5360,"gender":null},{"id":5298,"name":"Enfant","play_id":5360,"gender":null},{"id":3682,"name":"Le Capitaine","play_id":5360,"gender":"Mrs."},{"id":3536,"name":"Numérius","play_id":5361,"gender":"Mrs."},{"id":3537,"name":"Arisbe","play_id":5361,"gender":"Mes."},{"id":3538,"name":"Phénice","play_id":5361,"gender":"Mes."},{"id":3533,"name":"Céthégus","play_id":5361,"gender":"Mrs."},{"id":3535,"name":"Nerbal","play_id":5361,"gender":"Mrs."},{"id":3534,"name":"Marius","play_id":5361,"gender":"Mrs."},{"id":3532,"name":"Caïus Marius","play_id":5361,"gender":"Mrs."},{"id":3531,"name":"Hyempsal","play_id":5361,"gender":"Mrs."},{"id":4194,"name":"Amiclus","play_id":5362,"gender":"Mrs."},{"id":4190,"name":"Marius Père","play_id":5362,"gender":"Mrs."},{"id":4197,"name":"Albin","play_id":5362,"gender":"Mrs."},{"id":4196,"name":"Rutile","play_id":5362,"gender":"Mrs."},{"id":4195,"name":"Un Cimbre","play_id":5362,"gender":"Mrs."},{"id":4192,"name":"Géminius","play_id":5362,"gender":"Mrs."},{"id":4191,"name":"Le Jeune Marius","play_id":5362,"gender":"Mrs."},{"id":4193,"name":"Céthégus","play_id":5362,"gender":"Mrs."},{"id":608,"name":"Iphite","play_id":5363,"gender":"Mrs."},{"id":1908,"name":"Enfant","play_id":5363,"gender":"Mrs."},{"id":606,"name":"Médée","play_id":5363,"gender":"Mes."},{"id":2258,"name":"Un Suivant de Jason","play_id":5363,"gender":"Mrs."},{"id":601,"name":"Rodhope","play_id":5363,"gender":"Mes."},{"id":599,"name":"Jason","play_id":5363,"gender":"Mrs."},{"id":605,"name":"Créuse","play_id":5363,"gender":"Mes."},{"id":604,"name":"Cidipe","play_id":5363,"gender":"Mes."},{"id":607,"name":"Créon","play_id":5363,"gender":"Mrs."},{"id":1909,"name":"Enfant","play_id":5363,"gender":"Mes."},{"id":2103,"name":"Iphite","play_id":5363,"gender":"Mes."},{"id":3092,"name":"Un Enfan de Médée","play_id":5365,"gender":"Mrs."},{"id":3091,"name":"Jason","play_id":5365,"gender":"Mrs."},{"id":3095,"name":"Phénice","play_id":5365,"gender":"Mes."},{"id":3094,"name":"Médée","play_id":5365,"gender":"Mes."},{"id":3093,"name":"Un Enfan de Médée","play_id":5365,"gender":"Mrs."},{"id":3090,"name":"Créon","play_id":5365,"gender":"Mrs."},{"id":271,"name":"Darviane","play_id":5367,"gender":"Mrs."},{"id":270,"name":"Mélanide","play_id":5367,"gender":"Mes."},{"id":264,"name":"Théodon","play_id":5367,"gender":"Mrs."},{"id":265,"name":"Le Marquis","play_id":5367,"gender":"Mrs."},{"id":266,"name":"Dorisée","play_id":5367,"gender":"Mes."},{"id":269,"name":"Rosalie","play_id":5367,"gender":"Mes."},{"id":267,"name":"Le Laquais","play_id":5367,"gender":"Mrs."},{"id":4630,"name":"Nérine","play_id":5368,"gender":"Mes."},{"id":4995,"name":"Lisette","play_id":5368,"gender":"Mes."},{"id":4627,"name":"Melcour","play_id":5368,"gender":"Mrs."},{"id":4628,"name":"Verseuil","play_id":5368,"gender":"Mrs."},{"id":4631,"name":"Angélique","play_id":5368,"gender":"Mes."},{"id":4629,"name":"Dumont","play_id":5368,"gender":"Mrs."},{"id":5063,"name":"Un Laquais","play_id":5368,"gender":"Mrs."},{"id":5057,"name":"Pharès","play_id":5369,"gender":"Mrs."},{"id":5061,"name":"Althée","play_id":5369,"gender":"Mes."},{"id":5060,"name":"Zulmie","play_id":5369,"gender":"Mes."},{"id":5053,"name":"Méléagre","play_id":5369,"gender":"Mrs."},{"id":5054,"name":"Zoroas","play_id":5369,"gender":"Mrs."},{"id":5059,"name":"Climene","play_id":5369,"gender":"Mes."},{"id":5056,"name":"Phoédime","play_id":5369,"gender":"Mrs."},<text:soft-page-break/>{"id":5055,"name":"Pléxipe","play_id":5369,"gender":"Mrs."},{"id":5058,"name":"Athalante","play_id":5369,"gender":"Mes."},{"id":252,"name":"Mérope","play_id":5370,"gender":"Mes."},{"id":247,"name":"Polifonte","play_id":5370,"gender":"Mrs."},{"id":245,"name":"Isménie","play_id":5370,"gender":"Mes."},{"id":249,"name":"Euriclès","play_id":5370,"gender":"Mrs."},{"id":248,"name":"Erox","play_id":5370,"gender":"Mrs."},{"id":246,"name":"Narbas","play_id":5370,"gender":"Mrs."},{"id":254,"name":"Egiste","play_id":5370,"gender":"Mrs."},{"id":4403,"name":"Floridore","play_id":5371,"gender":"Mes."},{"id":4401,"name":"Séraphine","play_id":5371,"gender":"Mes."},{"id":4488,"name":"L'Oncle","play_id":5371,"gender":"Mrs."},{"id":4404,"name":"Mondor","play_id":5371,"gender":"Mes."},{"id":4402,"name":"Clérine","play_id":5371,"gender":"Mes."},{"id":4487,"name":"La Tante","play_id":5371,"gender":"Mes."},{"id":814,"name":"Mithridate","play_id":5372,"gender":"Mrs."},{"id":817,"name":"Monime","play_id":5372,"gender":"Mes."},{"id":816,"name":"Xipharès","play_id":5372,"gender":"Mrs."},{"id":819,"name":"Arcas","play_id":5372,"gender":"Mrs."},{"id":820,"name":"Pharnace","play_id":5372,"gender":"Mrs."},{"id":818,"name":"Arbate","play_id":5372,"gender":"Mrs."},{"id":815,"name":"Phoedime","play_id":5372,"gender":"Mes."},{"id":3228,"name":"Apollon","play_id":5373,"gender":"Mrs."},{"id":3230,"name":"Molière","play_id":5373,"gender":"Mrs."},{"id":3234,"name":"Le Vaudeville","play_id":5373,"gender":"Mes."},{"id":3231,"name":"M. Mizogramme","play_id":5373,"gender":"Mrs."},{"id":3235,"name":"Melpomène","play_id":5373,"gender":"Mes."},{"id":3236,"name":"Thalie","play_id":5373,"gender":"Mes."},{"id":3229,"name":"M. Baptiste","play_id":5373,"gender":"Mrs."},{"id":3232,"name":"La Muse du Drame","play_id":5373,"gender":"Mrs."},{"id":3233,"name":"M. Claque","play_id":5373,"gender":"Mrs."},{"id":4338,"name":"Mars","play_id":5374,"gender":"Mrs."},{"id":4335,"name":"Jupiter","play_id":5374,"gender":"Mrs."},{"id":4345,"name":"Venus","play_id":5374,"gender":"Mes."},{"id":4343,"name":"Junon","play_id":5374,"gender":"Mes."},{"id":4344,"name":"Aeglé","play_id":5374,"gender":"Mes."},{"id":4341,"name":"Mercure","play_id":5374,"gender":"Mrs."},{"id":4339,"name":"Plutus","play_id":5374,"gender":"Mrs."},{"id":4342,"name":"Momus","play_id":5374,"gender":"Mrs."},{"id":4340,"name":"Vulcain","play_id":5374,"gender":"Mrs."},{"id":4337,"name":"Apollon","play_id":5374,"gender":"Mrs."},{"id":4336,"name":"Neptune","play_id":5374,"gender":"Mrs."},{"id":4118,"name":"St Brise","play_id":5375,"gender":"Mrs."},{"id":4122,"name":"Mlle de Crac","play_id":5375,"gender":"Mes."},{"id":4119,"name":"Francheval","play_id":5375,"gender":"Mrs."},{"id":4120,"name":"Le Magistaire","play_id":5375,"gender":"Mrs."},{"id":4117,"name":"Verdac","play_id":5375,"gender":"Mrs."},{"id":4121,"name":"Thomas","play_id":5375,"gender":"Mrs."},{"id":4442,"name":"M. d'Irlac","play_id":5375,"gender":"Mrs."},{"id":4116,"name":"M. de Crac","play_id":5375,"gender":"Mrs."},{"id":4123,"name":"Jack","play_id":5375,"gender":"Mes."},{"id":1043,"name":"Sbrigani","play_id":5376,"gender":"Mrs."},{"id":1049,"name":"L'Exempt","play_id":5376,"gender":"Mrs."},{"id":1042,"name":"Second Médecin","play_id":5376,"gender":"Mrs."},{"id":1044,"name":"L'Apotiquaire","play_id":5376,"gender":"Mrs."},{"id":1040,"name":"Oronte","play_id":5376,"gender":"Mrs."},{"id":1048,"name":"Premier Suisse","play_id":5376,"gender":"Mrs."},{"id":1045,"name":"Second Musicien et Second Avocat","play_id":5376,"gender":"Mrs."},{"id":1051,"name":"Nérine","play_id":5376,"gender":"Mes."},{"id":1041,"name":"Premier Médecin","play_id":5376,"gender":"Mrs."},{"id":1047,"name":"Second Suisse","play_id":5376,"gender":"Mrs."},{"id":1046,"name":"Premier Musicien et Premier Avocat","play_id":5376,"gender":"Mrs."},<text:soft-page-break/>{"id":1050,"name":"Julie","play_id":5376,"gender":"Mes."},{"id":1052,"name":"Lucette","play_id":5376,"gender":"Mes."},{"id":1038,"name":"La Picarde","play_id":5376,"gender":"Mes."},{"id":1039,"name":"Eraste","play_id":5376,"gender":"Mrs."},{"id":5245,"name":"Lisette","play_id":5376,"gender":"Mes."},{"id":1037,"name":"Pourceaugnac","play_id":5376,"gender":"Mrs."},{"id":1481,"name":"La Gasconne","play_id":5376,"gender":"Mes."},{"id":2748,"name":"Roxelane","play_id":5377,"gender":"Mes."},{"id":4774,"name":"Nessir","play_id":5377,"gender":"Mrs."},{"id":2747,"name":"Osman","play_id":5377,"gender":"Mrs."},{"id":2745,"name":"Ali","play_id":5377,"gender":"Mrs."},{"id":2746,"name":"Achmet","play_id":5377,"gender":"Mrs."},{"id":4773,"name":"L'Aga","play_id":5377,"gender":"Mrs."},{"id":2743,"name":"Mustapha","play_id":5377,"gender":"Mrs."},{"id":2744,"name":"Zéangir","play_id":5377,"gender":"Mrs."},{"id":2742,"name":"Soliman","play_id":5377,"gender":"Mrs."},{"id":2750,"name":"Félime","play_id":5377,"gender":"Mes."},{"id":2749,"name":"Azémire","play_id":5377,"gender":"Mes."},{"id":2860,"name":"Mirza","play_id":5378,"gender":"Mrs."},{"id":2865,"name":"Axiane","play_id":5378,"gender":"Mes."},{"id":2862,"name":"Morad","play_id":5378,"gender":"Mrs."},{"id":2861,"name":"Ali","play_id":5378,"gender":"Mrs."},{"id":2864,"name":"Un Conjuré","play_id":5378,"gender":"Mrs."},{"id":2863,"name":"Sélim","play_id":5378,"gender":"Mrs."},{"id":2859,"name":"Thamas Kouli-Kan, ou Nadir","play_id":5378,"gender":"Mrs."},{"id":2866,"name":"Fatime","play_id":5378,"gender":"Mes."},{"id":722,"name":"Nanine","play_id":5380,"gender":"Mes."},{"id":2275,"name":"Le Marquis","play_id":5380,"gender":"Mrs."},{"id":2279,"name":"Lisette","play_id":5380,"gender":"Mes."},{"id":2699,"name":"Thibaud","play_id":5380,"gender":"Mrs."},{"id":725,"name":"La Baronne d'Orme","play_id":5380,"gender":"Mes."},{"id":724,"name":"Germon","play_id":5380,"gender":"Mrs."},{"id":726,"name":"Blaise","play_id":5380,"gender":"Mrs."},{"id":2277,"name":"Lépine","play_id":5380,"gender":"Mrs."},{"id":723,"name":"Le Comte d'Olban","play_id":5380,"gender":"Mrs."},{"id":2276,"name":"Dorante","play_id":5380,"gender":"Mrs."},{"id":721,"name":"Marin","play_id":5380,"gender":"Mrs."},{"id":2278,"name":"Angélique","play_id":5380,"gender":"Mes."},{"id":727,"name":"La Marquise d'Olban","play_id":5380,"gender":"Mes."},{"id":728,"name":"Philippe Hombert","play_id":5380,"gender":"Mrs."},{"id":1939,"name":"Flaminius","play_id":5382,"gender":"Mrs."},{"id":1935,"name":"Arsinoé","play_id":5382,"gender":"Mes."},{"id":1936,"name":"Laodice","play_id":5382,"gender":"Mes."},{"id":1932,"name":"Prusias","play_id":5382,"gender":"Mrs."},{"id":1934,"name":"Attale","play_id":5382,"gender":"Mrs."},{"id":1938,"name":"Cléone","play_id":5382,"gender":"Mes."},{"id":1933,"name":"Nicomède","play_id":5382,"gender":"Mrs."},{"id":1937,"name":"Araspe","play_id":5382,"gender":"Mrs."},{"id":4897,"name":"Fernand","play_id":5384,"gender":"Mrs."},{"id":4898,"name":"Iskard","play_id":5384,"gender":"Mrs."},{"id":4905,"name":"Un Enfant","play_id":5384,"gender":"Mes."},{"id":4900,"name":"Un Américain","play_id":5384,"gender":"Mrs."},{"id":4904,"name":"Almérie","play_id":5384,"gender":"Mes."},{"id":4903,"name":"Zulna","play_id":5384,"gender":"Mes."},{"id":4906,"name":"Alvénor","play_id":5384,"gender":"Mrs."},{"id":4902,"name":"Hermandès","play_id":5384,"gender":"Mrs."},{"id":4901,"name":"Odmar","play_id":5384,"gender":"Mrs."},{"id":4899,"name":"Vasquès","play_id":5384,"gender":"Mrs."},{"id":4907,"name":"Le fils de Vasquès","play_id":5384,"gender":"Mes."},{"id":1315,"name":"Œdipe","play_id":5385,"gender":"Mrs."},{"id":1318,"name":"Phorbas","play_id":5385,"gender":"Mrs."},{"id":1322,"name":"Jocaste","play_id":5385,"gender":"Mes."},{"id":1316,"name":"Le Grand Prêtre","play_id":5385,"gender":"Mrs."},{"id":1314,"name":"Philoctète","play_id":5385,"gender":"Mrs."},<text:soft-page-break/>{"id":1317,"name":"Dimas","play_id":5385,"gender":"Mrs."},{"id":1321,"name":"Hidaspe","play_id":5385,"gender":"Mrs."},{"id":1320,"name":"Égine","play_id":5385,"gender":"Mes."},{"id":2211,"name":"Une Suivante","play_id":5385,"gender":"Mes."},{"id":1758,"name":"Un Suivant","play_id":5385,"gender":"Mrs."},{"id":1319,"name":"Icare","play_id":5385,"gender":"Mrs."},{"id":2554,"name":"Le Principal Habitant","play_id":5386,"gender":"Mrs."},{"id":2561,"name":"Antigone","play_id":5386,"gender":"Mes."},{"id":2552,"name":"Admète","play_id":5386,"gender":"Mrs."},{"id":4495,"name":"La Jeune Princesse","play_id":5386,"gender":"Mes."},{"id":4499,"name":"Assistante","play_id":5386,"gender":"Mes."},{"id":4496,"name":"Le Jeune Prince","play_id":5386,"gender":"Mrs."},{"id":2928,"name":"Polynice","play_id":5386,"gender":"Mrs."},{"id":2927,"name":"3e Habitant","play_id":5386,"gender":"Mrs."},{"id":2556,"name":"Arcas","play_id":5386,"gender":"Mrs."},{"id":2557,"name":"2e Habitant","play_id":5386,"gender":"Mrs."},{"id":2558,"name":"Phénix","play_id":5386,"gender":"Mrs."},{"id":2559,"name":"Le 2e Habitant","play_id":5386,"gender":"Mrs."},{"id":2555,"name":"Oedipe","play_id":5386,"gender":"Mrs."},{"id":4497,"name":"Céphise","play_id":5386,"gender":"Mes."},{"id":2553,"name":"Le Grand Prêtre","play_id":5386,"gender":"Mrs."},{"id":2560,"name":"Alceste","play_id":5386,"gender":"Mes."},{"id":2362,"name":"Sostène","play_id":5387,"gender":"Mrs."},{"id":2367,"name":"Une Prêtresse","play_id":5387,"gender":"Mes."},{"id":2365,"name":"Hermas","play_id":5387,"gender":"Mrs."},{"id":2359,"name":"Antigone","play_id":5387,"gender":"Mrs."},{"id":2361,"name":"L'Hiérophante","play_id":5387,"gender":"Mrs."},{"id":2366,"name":"Olimpie","play_id":5387,"gender":"Mes."},{"id":2360,"name":"Cassandre","play_id":5387,"gender":"Mrs."},{"id":2363,"name":"Un Prêtre","play_id":5387,"gender":"Mrs."},{"id":2364,"name":"Statira","play_id":5387,"gender":"Mes."},{"id":3450,"name":"Pammène","play_id":5388,"gender":"Mrs."},{"id":3453,"name":"Clytemnestre","play_id":5388,"gender":"Mes."},{"id":3451,"name":"Dimas","play_id":5388,"gender":"Mrs."},{"id":3448,"name":"Egisthe","play_id":5388,"gender":"Mrs."},{"id":3447,"name":"Oreste","play_id":5388,"gender":"Mrs."},{"id":3449,"name":"Pilade","play_id":5388,"gender":"Mrs."},{"id":3454,"name":"Électre","play_id":5388,"gender":"Mes."},{"id":3452,"name":"Iphise","play_id":5388,"gender":"Mes."},{"id":2241,"name":"Arcès","play_id":5389,"gender":"Mrs."},{"id":2243,"name":"Azor","play_id":5389,"gender":"Mrs."},{"id":2240,"name":"Sésostris","play_id":5389,"gender":"Mrs."},{"id":2245,"name":"Issa","play_id":5389,"gender":"Mes."},{"id":2244,"name":"Hidaspe","play_id":5389,"gender":"Mrs."},{"id":2246,"name":"Orphanis","play_id":5389,"gender":"Mes."},{"id":2242,"name":"Idamas","play_id":5389,"gender":"Mrs."},{"id":4212,"name":"Pauline","play_id":5393,"gender":"Mes."},{"id":4206,"name":"M. de Limeuil","play_id":5393,"gender":"Mrs."},{"id":4211,"name":"Me. de Limeuil","play_id":5393,"gender":"Mes."},{"id":4210,"name":"Me. Miller","play_id":5393,"gender":"Mes."},{"id":4207,"name":"Le Chevalier de St. Phard","play_id":5393,"gender":"Mrs."},{"id":4209,"name":"Martin","play_id":5393,"gender":"Mrs."},{"id":4208,"name":"Raimond","play_id":5393,"gender":"Mrs."},{"id":7,"name":"Panope","play_id":5396,"gender":"Mes."},{"id":3,"name":"Théramène","play_id":5396,"gender":"Mrs."},{"id":1,"name":"Thésée","play_id":5396,"gender":"Mrs."},{"id":6,"name":"Ismène","play_id":5396,"gender":"Mes."},{"id":2183,"name":"Panope","play_id":5396,"gender":"Mrs."},{"id":4,"name":"Phèdre","play_id":5396,"gender":"Mes."},{"id":5,"name":"Aricie","play_id":5396,"gender":"Mes."},{"id":2,"name":"Hippolite","play_id":5396,"gender":"Mrs."},{"id":9,"name":"Oenone","play_id":5396,"gender":"Mes."},{"id":3567,"name":"Un Grec","play_id":5398,"gender":"Mrs."},{"id":3564,"name":"Hercule","play_id":5398,"gender":"Mrs."},<text:soft-page-break/>{"id":3566,"name":"Pyrrhus","play_id":5398,"gender":"Mrs."},{"id":4215,"name":"Un Soldat","play_id":5398,"gender":"Mrs."},{"id":3565,"name":"Ulisse","play_id":5398,"gender":"Mrs."},{"id":3563,"name":"Philoctète","play_id":5398,"gender":"Mrs."},{"id":2212,"name":"Pierre","play_id":5399,"gender":"Mrs."},{"id":2214,"name":"Du Guesclin","play_id":5399,"gender":"Mrs."},{"id":2984,"name":"Un Garde","play_id":5399,"gender":"Mrs."},{"id":2218,"name":"D. Alvar","play_id":5399,"gender":"Mrs."},{"id":2220,"name":"Altaire","play_id":5399,"gender":"Mrs."},{"id":2216,"name":"D. Fernand","play_id":5399,"gender":"Mrs."},{"id":2217,"name":"Névil","play_id":5399,"gender":"Mrs."},{"id":2215,"name":"Édouard","play_id":5399,"gender":"Mrs."},{"id":3097,"name":"Un Écuyer","play_id":5399,"gender":"Mrs."},{"id":2213,"name":"Henri de Transtamare","play_id":5399,"gender":"Mrs."},{"id":2835,"name":"D. Pèdre","play_id":5399,"gender":"Mrs."},{"id":2219,"name":"Blanche de Bourbon","play_id":5399,"gender":"Mes."},{"id":4578,"name":"Sophie","play_id":5400,"gender":"Mes."},{"id":4575,"name":"Un Officier","play_id":5400,"gender":"Mrs."},{"id":4573,"name":"Azoff","play_id":5400,"gender":"Mrs."},{"id":4571,"name":"Amilka","play_id":5400,"gender":"Mrs."},{"id":4574,"name":"Menzikoff","play_id":5400,"gender":"Mrs."},{"id":4577,"name":"Amétis","play_id":5400,"gender":"Mes."},{"id":4576,"name":"Un Garde","play_id":5400,"gender":"Mrs."},{"id":4572,"name":"Holstein","play_id":5400,"gender":"Mrs."},{"id":4570,"name":"Pierre, Empereur des Russies","play_id":5400,"gender":"Mrs."},{"id":1673,"name":"Sévère","play_id":5401,"gender":"Mrs."},{"id":1675,"name":"Cléon","play_id":5401,"gender":"Mrs."},{"id":1674,"name":"Flavian","play_id":5401,"gender":"Mrs."},{"id":1671,"name":"Félix","play_id":5401,"gender":"Mrs."},{"id":1677,"name":"Stratonice","play_id":5401,"gender":"Mes."},{"id":1676,"name":"Pauline","play_id":5401,"gender":"Mes."},{"id":1672,"name":"Albin","play_id":5401,"gender":"Mrs."},{"id":1670,"name":"Néarque","play_id":5401,"gender":"Mrs."},{"id":1669,"name":"Polieucte","play_id":5401,"gender":"Mrs."},{"id":2610,"name":"Galathée","play_id":5402,"gender":"Mes."},{"id":2609,"name":"Pigmalion","play_id":5402,"gender":"Mrs."},{"id":4081,"name":"Thisbé","play_id":5404,"gender":"Mes."},{"id":4080,"name":"Pyrame","play_id":5404,"gender":"Mrs."},{"id":2978,"name":"Néoptolème","play_id":5405,"gender":"Mrs."},{"id":2979,"name":"Illirus","play_id":5405,"gender":"Mrs."},{"id":2982,"name":"Éricie","play_id":5405,"gender":"Mes."},{"id":2980,"name":"Androclide","play_id":5405,"gender":"Mrs."},{"id":2977,"name":"Glaucias","play_id":5405,"gender":"Mrs."},{"id":2983,"name":"Ismène","play_id":5405,"gender":"Mes."},{"id":2976,"name":"Pyrrhus","play_id":5405,"gender":"Mrs."},{"id":2981,"name":"Cynéas","play_id":5405,"gender":"Mrs."},{"id":3715,"name":"Hugonet","play_id":5407,"gender":"Mrs."},{"id":3707,"name":"Un Machiniste","play_id":5407,"gender":"Mrs."},{"id":3708,"name":"Un Maître des Ballets","play_id":5407,"gender":"Mrs."},{"id":3712,"name":"Homme de Justice","play_id":5407,"gender":"Mrs."},{"id":3706,"name":"Des Escas","play_id":5407,"gender":"Mrs."},{"id":3711,"name":"Homme de Justice","play_id":5407,"gender":"Mrs."},{"id":3710,"name":"Un Huissier","play_id":5407,"gender":"Mrs."},{"id":3699,"name":"Le G. Sénéchal","play_id":5407,"gender":"Mrs."},{"id":3704,"name":"Gavandau","play_id":5407,"gender":"Mrs."},{"id":3709,"name":"Un Tailleur","play_id":5407,"gender":"Mrs."},{"id":3698,"name":"Raimond","play_id":5407,"gender":"Mrs."},{"id":3701,"name":"Le S. Sénéchal","play_id":5407,"gender":"Mrs."},{"id":3713,"name":"La Comtesse","play_id":5407,"gender":"Mes."},{"id":3703,"name":"Sabrau","play_id":5407,"gender":"Mrs."},{"id":3717,"name":"Dame de la Suite","play_id":5407,"gender":"Mes."},{"id":3702,"name":"Le G. Référendaire","play_id":5407,"gender":"Mrs."},{"id":3700,"name":"De Beaux","play_id":5407,"gender":"Mrs."},<text:soft-page-break/>{"id":3716,"name":"Dame de la Suite","play_id":5407,"gender":"Mes."},{"id":3705,"name":"Peirols","play_id":5407,"gender":"Mrs."},{"id":3714,"name":"Homme de Justice","play_id":5407,"gender":"Mrs."},{"id":2231,"name":"Attilius","play_id":5408,"gender":"Mes."},{"id":2229,"name":"Barsine","play_id":5408,"gender":"Mes."},{"id":2226,"name":"Amilcar","play_id":5408,"gender":"Mrs."},{"id":2225,"name":"Licinius","play_id":5408,"gender":"Mrs."},{"id":2224,"name":"Manlius","play_id":5408,"gender":"Mrs."},{"id":2228,"name":"Marcie","play_id":5408,"gender":"Mes."},{"id":2227,"name":"Un Soldat Africain","play_id":5408,"gender":"Mrs."},{"id":4624,"name":"Priscus","play_id":5408,"gender":"Mrs."},{"id":2223,"name":"Régulus","play_id":5408,"gender":"Mrs."},{"id":2230,"name":"Flavie","play_id":5408,"gender":"Mes."},{"id":4409,"name":"Rhadamiste","play_id":5409,"gender":"Mrs."},{"id":1734,"name":"Rhadamiste","play_id":5409,"gender":"Mrs."},{"id":1733,"name":"Pharasmane","play_id":5409,"gender":"Mrs."},{"id":1736,"name":"Hiéron","play_id":5409,"gender":"Mrs."},{"id":1739,"name":"Hidaspe","play_id":5409,"gender":"Mrs."},{"id":1737,"name":"Mitrane","play_id":5409,"gender":"Mrs."},{"id":1738,"name":"Zénobie","play_id":5409,"gender":"Mes."},{"id":1735,"name":"Arsame","play_id":5409,"gender":"Mrs."},{"id":1740,"name":"Phénice","play_id":5409,"gender":"Mes."},{"id":3033,"name":"Thomas Stanley","play_id":5410,"gender":"Mrs."},{"id":3031,"name":"Montmorenci","play_id":5410,"gender":"Mrs."},{"id":3036,"name":"Élizabeth","play_id":5410,"gender":"Mes."},{"id":3030,"name":"Le C. de Richemont","play_id":5410,"gender":"Mrs."},{"id":3035,"name":"Marguerite de Lancastre","play_id":5410,"gender":"Mes."},{"id":3034,"name":"Catesbi","play_id":5410,"gender":"Mrs."},{"id":3029,"name":"Richard III","play_id":5410,"gender":"Mrs."},{"id":3032,"name":"Le Duc de Buckingam","play_id":5410,"gender":"Mrs."},{"id":4069,"name":"Un Chef des Électeurs","play_id":5411,"gender":"Mrs."},{"id":4068,"name":"Un Chef des Soldats","play_id":5411,"gender":"Mrs."},{"id":4066,"name":"Colonne","play_id":5411,"gender":"Mrs."},{"id":4064,"name":"Renaud","play_id":5411,"gender":"Mrs."},{"id":4067,"name":"Castella","play_id":5411,"gender":"Mrs."},{"id":4070,"name":"Femme (sans nom)","play_id":5411,"gender":"Mes."},{"id":4065,"name":"Cerroni","play_id":5411,"gender":"Mrs."},{"id":4063,"name":"Rienzi","play_id":5411,"gender":"Mrs."},{"id":648,"name":"Antiochus","play_id":5412,"gender":"Mrs."},{"id":652,"name":"Laonice","play_id":5412,"gender":"Mes."},{"id":650,"name":"Timagène","play_id":5412,"gender":"Mrs."},{"id":2055,"name":"Assistant","play_id":5412,"gender":"Mrs."},{"id":654,"name":"Oronte","play_id":5412,"gender":"Mrs."},{"id":649,"name":"Séleucus","play_id":5412,"gender":"Mrs."},{"id":651,"name":"Cléopâtre","play_id":5412,"gender":"Mes."},{"id":653,"name":"Rodogune","play_id":5412,"gender":"Mes."},{"id":2771,"name":"Lentulus-Sura","play_id":5413,"gender":"Mrs."},{"id":2769,"name":"Caton","play_id":5413,"gender":"Mrs."},{"id":2775,"name":"Aurélie","play_id":5413,"gender":"Mes."},{"id":2773,"name":"Aufido","play_id":5413,"gender":"Mrs."},{"id":2767,"name":"César","play_id":5413,"gender":"Mrs."},{"id":2770,"name":"Clodius","play_id":5413,"gender":"Mrs."},{"id":4546,"name":"Le Chef des Licteurs","play_id":5413,"gender":"Mrs."},{"id":2768,"name":"Catilina","play_id":5413,"gender":"Mrs."},{"id":2766,"name":"Cicéron","play_id":5413,"gender":"Mrs."},{"id":2774,"name":"Martian","play_id":5413,"gender":"Mrs."},{"id":2772,"name":"Céthégus","play_id":5413,"gender":"Mrs."},{"id":2297,"name":"Montaigu","play_id":5414,"gender":"Mrs."},{"id":2302,"name":"Juliette","play_id":5414,"gender":"Mes."},{"id":2300,"name":"Un Officier du Duc","play_id":5414,"gender":"Mrs."},{"id":2298,"name":"Roméo","play_id":5414,"gender":"Mrs."},{"id":2296,"name":"Le Duc Ferdinand","play_id":5414,"gender":"Mrs."},{"id":2299,"name":"Capulet","play_id":5414,"gender":"Mrs."},{"id":2303,"name":"Flavie","play_id":5414,"gender":"Mes."},<text:soft-page-break/>{"id":2301,"name":"Albéric","play_id":5414,"gender":"Mrs."},{"id":3929,"name":"Nérine","play_id":5415,"gender":"Mes."},{"id":4758,"name":"Un Laquais","play_id":5415,"gender":"Mrs."},{"id":3927,"name":"Floricourt","play_id":5415,"gender":"Mrs."},{"id":3928,"name":"Rosaline","play_id":5415,"gender":"Mes."},{"id":4882,"name":"Picard","play_id":5415,"gender":"Mrs."},{"id":3926,"name":"M. de Gercourt","play_id":5415,"gender":"Mrs."},{"id":4559,"name":"Le Marquis de Nelmour","play_id":5416,"gender":"Mrs."},{"id":4556,"name":"Le Chevalier Dolsé","play_id":5416,"gender":"Mrs."},{"id":4563,"name":"Roséïde","play_id":5416,"gender":"Mes."},{"id":4568,"name":"Un Laquais","play_id":5416,"gender":"Mrs."},{"id":4560,"name":"Volsimon","play_id":5416,"gender":"Mrs."},{"id":4565,"name":"Lise","play_id":5416,"gender":"Mes."},{"id":4558,"name":"Verville","play_id":5416,"gender":"Mrs."},{"id":4557,"name":"Duval","play_id":5416,"gender":"Mrs."},{"id":4561,"name":"Un Valet de Verville","play_id":5416,"gender":"Mrs."},{"id":4562,"name":"Aubin","play_id":5416,"gender":"Mrs."},{"id":4564,"name":"La Comtesse d'Ermance","play_id":5416,"gender":"Mes."},{"id":3605,"name":"Acomat","play_id":5417,"gender":"Mrs."},{"id":3607,"name":"Achmet","play_id":5417,"gender":"Mrs."},{"id":3604,"name":"Ismin","play_id":5417,"gender":"Mrs."},{"id":3606,"name":"Azir","play_id":5417,"gender":"Mrs."},{"id":3610,"name":"Rustau","play_id":5417,"gender":"Mrs."},{"id":3608,"name":"Roxelane","play_id":5417,"gender":"Mes."},{"id":3603,"name":"Zéangir","play_id":5417,"gender":"Mrs."},{"id":3609,"name":"Arzénie","play_id":5417,"gender":"Mes."},{"id":3601,"name":"Soliman","play_id":5417,"gender":"Mrs."},{"id":4258,"name":"Emire","play_id":5417,"gender":"Mes."},{"id":3602,"name":"Mustapha","play_id":5417,"gender":"Mrs."},{"id":5045,"name":"Ménectas, Seigneur albanois","play_id":5418,"gender":"Mrs."},{"id":5044,"name":"Mahomet II","play_id":5418,"gender":"Mrs."},{"id":5042,"name":"Scanderberg, Roi d'Albanie","play_id":5418,"gender":"Mrs."},{"id":5049,"name":"Atalide","play_id":5418,"gender":"Mes."},{"id":5048,"name":"L'Aga","play_id":5418,"gender":"Mrs."},{"id":5047,"name":"Osman, Confident de Mahomet","play_id":5418,"gender":"Mrs."},{"id":5050,"name":"Nisfa","play_id":5418,"gender":"Mes."},{"id":5043,"name":"Amurat II, Empereur des Turcs","play_id":5418,"gender":"Mrs."},{"id":5046,"name":"Hali, Grand Vizir","play_id":5418,"gender":"Mrs."},{"id":1000,"name":"Assur","play_id":5420,"gender":"Mrs."},{"id":1004,"name":"Oroès","play_id":5420,"gender":"Mrs."},{"id":1005,"name":"Azéma","play_id":5420,"gender":"Mes."},{"id":1008,"name":"Une Suivante","play_id":5420,"gender":"Mes."},{"id":1017,"name":"L'Ombre","play_id":5420,"gender":"Mrs."},{"id":1515,"name":"Une Suivante","play_id":5420,"gender":"Mes."},{"id":1007,"name":"Otane","play_id":5420,"gender":"Mes."},{"id":1002,"name":"Sémiramis","play_id":5420,"gender":"Mes."},{"id":1001,"name":"Mitrane","play_id":5420,"gender":"Mrs."},{"id":1053,"name":"Une Assistante au Trône","play_id":5420,"gender":"Mes."},{"id":999,"name":"Arsace","play_id":5420,"gender":"Mrs."},{"id":1003,"name":"Cédar","play_id":5420,"gender":"Mrs."},{"id":1016,"name":"Une Assistante au Trône","play_id":5420,"gender":"Mes."},{"id":1015,"name":"Ninias","play_id":5420,"gender":"Mrs."},{"id":2000,"name":"Aufide","play_id":5421,"gender":"Mrs."},{"id":1998,"name":"Perpenna","play_id":5421,"gender":"Mrs."},{"id":1997,"name":"Pompée","play_id":5421,"gender":"Mrs."},{"id":2003,"name":"Viriate","play_id":5421,"gender":"Mes."},{"id":2004,"name":"Thamire","play_id":5421,"gender":"Mes."},{"id":1999,"name":"Celsus","play_id":5421,"gender":"Mrs."},{"id":1996,"name":"Sertorius","play_id":5421,"gender":"Mrs."},{"id":2002,"name":"Aristie","play_id":5421,"gender":"Mes."},{"id":2001,"name":"Arcas","play_id":5421,"gender":"Mrs."},{"id":2266,"name":"Sganarelle","play_id":5422,"gender":"Mrs."},{"id":2268,"name":"Lélie","play_id":5422,"gender":"Mrs."},<text:soft-page-break/>{"id":2270,"name":"Villebrequin","play_id":5422,"gender":"Mrs."},{"id":2265,"name":"Gros René","play_id":5422,"gender":"Mrs."},{"id":2274,"name":"La Suivante de Célie","play_id":5422,"gender":"Mes."},{"id":2269,"name":"Gorgibus","play_id":5422,"gender":"Mrs."},{"id":2271,"name":"Un Parent","play_id":5422,"gender":"Mrs."},{"id":2272,"name":"Célie","play_id":5422,"gender":"Mes."},{"id":2273,"name":"La Femme de Sganarelle","play_id":5422,"gender":"Mes."},{"id":1459,"name":"Mathurine","play_id":5423,"gender":"Mes."},{"id":1456,"name":"Hamilton","play_id":5423,"gender":"Mrs."},{"id":1455,"name":"Sidney","play_id":5423,"gender":"Mrs."},{"id":1460,"name":"Henry","play_id":5423,"gender":"Mrs."},{"id":1457,"name":"Dumont","play_id":5423,"gender":"Mrs."},{"id":1458,"name":"Rosalie","play_id":5423,"gender":"Mes."},{"id":2477,"name":"Scipion Consul","play_id":5424,"gender":"Mrs."},{"id":2483,"name":"Massinisse","play_id":5424,"gender":"Mrs."},{"id":2488,"name":"Sophonisbe","play_id":5424,"gender":"Mes."},{"id":2486,"name":"Lélie","play_id":5424,"gender":"Mrs."},{"id":2487,"name":"Phoedime","play_id":5424,"gender":"Mes."},{"id":2489,"name":"Alamar","play_id":5424,"gender":"Mrs."},{"id":2479,"name":"Siphax","play_id":5424,"gender":"Mrs."},{"id":2481,"name":"Actor","play_id":5424,"gender":"Mrs."},{"id":3917,"name":"Spartacus","play_id":5425,"gender":"Mrs."},{"id":3925,"name":"Un Tribun","play_id":5425,"gender":"Mrs."},{"id":3923,"name":"Sabine","play_id":5425,"gender":"Mes."},{"id":3921,"name":"Funnon","play_id":5425,"gender":"Mrs."},{"id":3922,"name":"Émilie","play_id":5425,"gender":"Mes."},{"id":4033,"name":"Sunnon","play_id":5425,"gender":"Mrs."},{"id":3919,"name":"Messala","play_id":5425,"gender":"Mrs."},{"id":3924,"name":"Albin","play_id":5425,"gender":"Mrs."},{"id":3920,"name":"Noricus","play_id":5425,"gender":"Mrs."},{"id":3963,"name":"Un Tribun","play_id":5425,"gender":"Mrs."},{"id":3918,"name":"Crassus","play_id":5425,"gender":"Mrs."},{"id":972,"name":"Argire","play_id":5426,"gender":"Mrs."},{"id":980,"name":"Fanie","play_id":5426,"gender":"Mes."},{"id":5236,"name":"Chevalier","play_id":5426,"gender":"Mrs."},{"id":4317,"name":"2e Suivante","play_id":5426,"gender":"Mes."},{"id":982,"name":"Lorédan","play_id":5426,"gender":"Mrs."},{"id":981,"name":"Une Suivante","play_id":5426,"gender":"Mes."},{"id":975,"name":"Orbassan","play_id":5426,"gender":"Mrs."},{"id":976,"name":"Catane","play_id":5426,"gender":"Mrs."},{"id":973,"name":"Aménaide","play_id":5426,"gender":"Mes."},{"id":977,"name":"Aldamon","play_id":5426,"gender":"Mrs."},{"id":974,"name":"Tancrède","play_id":5426,"gender":"Mrs."},{"id":3624,"name":"Taïse","play_id":5426,"gender":"Mes."},{"id":135,"name":"Flipote","play_id":5427,"gender":"Mes."},{"id":134,"name":"Dorine","play_id":5427,"gender":"Mes."},{"id":131,"name":"Tartuffe","play_id":5427,"gender":"Mrs."},{"id":128,"name":"Cléante","play_id":5427,"gender":"Mrs."},{"id":126,"name":"Damis","play_id":5427,"gender":"Mrs."},{"id":137,"name":"Mme. Pernelle","play_id":5427,"gender":"Mes."},{"id":130,"name":"Valère","play_id":5427,"gender":"Mrs."},{"id":133,"name":"Mariane","play_id":5427,"gender":"Mes."},{"id":132,"name":"Elmire","play_id":5427,"gender":"Mes."},{"id":127,"name":"M. Loyal","play_id":5427,"gender":"Mrs."},{"id":125,"name":"Orgon","play_id":5427,"gender":"Mrs."},{"id":129,"name":"Un Exempt","play_id":5427,"gender":"Mrs."},{"id":2155,"name":"Philomele","play_id":5429,"gender":"Mes."},{"id":2152,"name":"Iphidamas","play_id":5429,"gender":"Mrs."},{"id":2153,"name":"Policlès","play_id":5429,"gender":"Mrs."},{"id":2154,"name":"Procné","play_id":5429,"gender":"Mes."},{"id":2151,"name":"Térée","play_id":5429,"gender":"Mrs."},{"id":3306,"name":"Sérénus","play_id":5431,"gender":"Mrs."},{"id":3307,"name":"Vibius","play_id":5431,"gender":"Mrs."},{"id":3308,"name":"Cécilius","play_id":5431,"gender":"Mrs."},<text:soft-page-break/>{"id":3311,"name":"Phorbice","play_id":5431,"gender":"Mrs."},{"id":3315,"name":"Eudonie","play_id":5431,"gender":"Mes."},{"id":3310,"name":"Lentulus","play_id":5431,"gender":"Mrs."},{"id":3313,"name":"Cimber","play_id":5431,"gender":"Mrs."},{"id":3314,"name":"Otillide","play_id":5431,"gender":"Mes."},{"id":3312,"name":"Député du Sénat","play_id":5431,"gender":"Mrs."},{"id":3309,"name":"Député du Sénat","play_id":5431,"gender":"Mrs."},{"id":3305,"name":"Tibère","play_id":5431,"gender":"Mrs."},{"id":2182,"name":"Jasmin","play_id":5433,"gender":"Mrs."},{"id":516,"name":"Le Marquis","play_id":5433,"gender":"Mrs."},{"id":520,"name":"Le Chevalier","play_id":5433,"gender":"Mrs."},{"id":519,"name":"La Baronne","play_id":5433,"gender":"Mes."},{"id":522,"name":"Marine","play_id":5433,"gender":"Mes."},{"id":2817,"name":"Un Laquais","play_id":5433,"gender":"Mrs."},{"id":523,"name":"Lisette","play_id":5433,"gender":"Mes."},{"id":521,"name":"Frontin","play_id":5433,"gender":"Mrs."},{"id":517,"name":"Rafle","play_id":5433,"gender":"Mrs."},{"id":527,"name":"Mme. Jacob","play_id":5433,"gender":"Mes."},{"id":514,"name":"Turcaret","play_id":5433,"gender":"Mrs."},{"id":515,"name":"Flamand","play_id":5433,"gender":"Mrs."},{"id":518,"name":"Furet","play_id":5433,"gender":"Mrs."},{"id":525,"name":"Mme. Turcaret","play_id":5433,"gender":"Mes."},{"id":2549,"name":"Cassandre","play_id":5436,"gender":"Mes."},{"id":2545,"name":"Ladislas","play_id":5436,"gender":"Mrs."},{"id":2547,"name":"Le Duc Fréderic","play_id":5436,"gender":"Mrs."},{"id":2548,"name":"Octave","play_id":5436,"gender":"Mrs."},{"id":2546,"name":"Alexandre","play_id":5436,"gender":"Mrs."},{"id":2544,"name":"Venceslas","play_id":5436,"gender":"Mrs."},{"id":2551,"name":"Théodore","play_id":5436,"gender":"Mes."},{"id":2550,"name":"Léonor","play_id":5436,"gender":"Mes."},{"id":4078,"name":"L'Officier","play_id":5437,"gender":"Mrs."},{"id":4074,"name":"Jaffier","play_id":5437,"gender":"Mrs."},{"id":4073,"name":"Priuli","play_id":5437,"gender":"Mrs."},{"id":4077,"name":"Le Doge","play_id":5437,"gender":"Mrs."},{"id":4079,"name":"Belvidéra","play_id":5437,"gender":"Mrs."},{"id":4076,"name":"Renault","play_id":5437,"gender":"Mrs."},{"id":4075,"name":"Pédre","play_id":5437,"gender":"Mrs."},{"id":4638,"name":"Virginie","play_id":5438,"gender":"Mes."},{"id":4634,"name":"Icilius","play_id":5438,"gender":"Mrs."},{"id":4792,"name":"Claudius (rôle muet)","play_id":5438,"gender":"Mrs."},{"id":4639,"name":"Le Chef des Licteurs","play_id":5438,"gender":"Mrs."},{"id":4635,"name":"Virginius","play_id":5438,"gender":"Mrs."},{"id":4640,"name":"Barcé","play_id":5438,"gender":"Mes."},{"id":4641,"name":"Plautie","play_id":5438,"gender":"Mes."},{"id":4632,"name":"Appius","play_id":5438,"gender":"Mrs."},{"id":4637,"name":"Ménès","play_id":5438,"gender":"Mrs."},{"id":4636,"name":"Valérius","play_id":5438,"gender":"Mrs."},{"id":4633,"name":"Spurius","play_id":5438,"gender":"Mrs."},{"id":4363,"name":"Appius","play_id":5439,"gender":"Mrs."},{"id":4367,"name":"Pitrillius","play_id":5439,"gender":"Mrs."},{"id":4369,"name":"Virginie","play_id":5439,"gender":"Mes."},{"id":4370,"name":"Un Lecteur","play_id":5439,"gender":"Mrs."},{"id":4365,"name":"Icilius","play_id":5439,"gender":"Mrs."},{"id":4362,"name":"Virginius","play_id":5439,"gender":"Mrs."},{"id":4366,"name":"Dullius","play_id":5439,"gender":"Mrs."},{"id":4368,"name":"Numitorie","play_id":5439,"gender":"Mes."},{"id":4371,"name":"Une Assistante","play_id":5439,"gender":"Mes."},{"id":4364,"name":"Claudius","play_id":5439,"gender":"Mrs."},{"id":4244,"name":"Le Secrétaire","play_id":5440,"gender":"Mrs."},{"id":4242,"name":"Mme Nelson","play_id":5440,"gender":"Mes."},{"id":4238,"name":"Lisimon","play_id":5440,"gender":"Mrs."},{"id":4234,"name":"Washingthon","play_id":5440,"gender":"Mrs."},{"id":4236,"name":"Macdol","play_id":5440,"gender":"Mrs."},{"id":4240,"name":"Joston","play_id":5440,"gender":"Mrs."},<text:soft-page-break/>{"id":4241,"name":"L'Ambassadeur","play_id":5440,"gender":"Mrs."},{"id":4239,"name":"Mme Laurens","play_id":5440,"gender":"Mes."},{"id":4245,"name":"L'Orateur","play_id":5440,"gender":"Mrs."},{"id":4237,"name":"Laurens fils","play_id":5440,"gender":"Mrs."},{"id":4243,"name":"Laurens père","play_id":5440,"gender":"Mrs."},{"id":4235,"name":"Luicol","play_id":5440,"gender":"Mrs."},{"id":5227,"name":"Un Français","play_id":5441,"gender":"Mrs."},{"id":787,"name":"Zaïre","play_id":5441,"gender":"Mes."},{"id":782,"name":"Fatime","play_id":5441,"gender":"Mes."},{"id":778,"name":"Corasmin","play_id":5441,"gender":"Mrs."},{"id":786,"name":"Chatillon","play_id":5441,"gender":"Mrs."},{"id":2248,"name":"Un Esclave","play_id":5441,"gender":"Mrs."},{"id":779,"name":"Orosmane","play_id":5441,"gender":"Mrs."},{"id":781,"name":"Nérestan","play_id":5441,"gender":"Mrs."},{"id":780,"name":"Lusignan","play_id":5441,"gender":"Mrs."},{"id":5235,"name":"Un Assistant","play_id":5441,"gender":"Mrs."},{"id":783,"name":"Mélédor","play_id":5441,"gender":"Mrs."},{"id":2599,"name":"Éma","play_id":5445,"gender":"Mes."},{"id":2594,"name":"Anténor","play_id":5445,"gender":"Mrs."},{"id":2596,"name":"Euriale","play_id":5445,"gender":"Mrs."},{"id":2595,"name":"Rhamnès","play_id":5445,"gender":"Mrs."},{"id":2592,"name":"Polidore","play_id":5445,"gender":"Mrs."},{"id":2597,"name":"Un Soldat Thrace","play_id":5445,"gender":"Mrs."},{"id":2598,"name":"Zelmire","play_id":5445,"gender":"Mes."},{"id":2593,"name":"Ilus","play_id":5445,"gender":"Mrs."},{"id":253,"name":"Gnidie","play_id":5446,"gender":"Mes."},{"id":250,"name":"Olinde","play_id":5446,"gender":"Mrs."},{"id":255,"name":"La Fée","play_id":5446,"gender":"Mes."},{"id":251,"name":"Zénéïde","play_id":5446,"gender":"Mes."},{"id":3320,"name":"Telasco","play_id":5447,"gender":"Mrs."},{"id":3322,"name":"Aciloé","play_id":5447,"gender":"Mes."},{"id":3317,"name":"Huliscar","play_id":5447,"gender":"Mrs."},{"id":3316,"name":"Zoraï","play_id":5447,"gender":"Mrs."},{"id":3318,"name":"Palmère","play_id":5447,"gender":"Mrs."},{"id":3319,"name":"Tango","play_id":5447,"gender":"Mrs."},{"id":3321,"name":"Vaya","play_id":5447,"gender":"Mrs."},{"id":5159,"name":"Zuma","play_id":5450,"gender":"Mes."},{"id":5156,"name":"Fernandez","play_id":5450,"gender":"Mrs."},{"id":5155,"name":"Pizarre","play_id":5450,"gender":"Mrs."},{"id":5160,"name":"Azélie","play_id":5450,"gender":"Mes."},{"id":5157,"name":"Zéliscar","play_id":5450,"gender":"Mrs."},{"id":5158,"name":"Un chef espagnol","play_id":5450,"gender":"Mrs."},{"id":4802,"name":"Eros","play_id":5500,"gender":"Mrs."},{"id":4803,"name":"Cléopâtre","play_id":5500,"gender":"Mes."},{"id":4804,"name":"Octavie","play_id":5500,"gender":"Mes."},{"id":4805,"name":"Charmion","play_id":5500,"gender":null},{"id":4801,"name":"Proculéïus","play_id":5500,"gender":"Mrs."},{"id":4799,"name":"Octave","play_id":5500,"gender":"Mrs."},{"id":4798,"name":"Antoine","play_id":5500,"gender":"Mrs."},{"id":4800,"name":"Ventidius","play_id":5500,"gender":"Mrs."},{"id":1727,"name":"Anténor","play_id":5515,"gender":"Mrs."},{"id":1723,"name":"Palamède","play_id":5515,"gender":"Mrs."},{"id":1728,"name":"Arcas","play_id":5515,"gender":"Mrs."},{"id":1725,"name":"Egysthe","play_id":5515,"gender":"Mrs."},{"id":1726,"name":"Électre","play_id":5515,"gender":"Mes."},{"id":1730,"name":"Clytemnestre","play_id":5515,"gender":"Mes."},{"id":1731,"name":"Mélite","play_id":5515,"gender":"Mes."},{"id":1724,"name":"Itys","play_id":5515,"gender":"Mrs."},{"id":1729,"name":"Iphianasse","play_id":5515,"gender":"Mes."},{"id":1722,"name":"Oreste","play_id":5515,"gender":"Mrs."},{"id":622,"name":"Lisette","play_id":5560,"gender":"Mes."},{"id":623,"name":"Cidalise","play_id":5560,"gender":"Mes."},{"id":2644,"name":"La Fleur","play_id":5560,"gender":"Mrs."},{"id":627,"name":"Angélique","play_id":5560,"gender":"Mes."},<text:soft-page-break/>{"id":626,"name":"La Comtesse","play_id":5560,"gender":"Mes."},{"id":3008,"name":"Un Laquais","play_id":5560,"gender":"Mrs."},{"id":618,"name":"Clitandre","play_id":5560,"gender":"Mrs."},{"id":2057,"name":"L'Abbé Chèvrepied","play_id":5560,"gender":"Mrs."},{"id":619,"name":"Des Soupirs","play_id":5560,"gender":"Mrs."},{"id":1595,"name":"Jasmin","play_id":5560,"gender":"Mrs."},{"id":625,"name":"M. Patin","play_id":5560,"gender":"Mrs."},{"id":4912,"name":"Damis","play_id":5566,"gender":"Mrs."},{"id":4909,"name":"Damon","play_id":5566,"gender":"Mrs."},{"id":4911,"name":"La Fleur","play_id":5566,"gender":"Mrs."},{"id":4915,"name":"Julie","play_id":5566,"gender":"Mes."},{"id":4913,"name":"Flamant","play_id":5566,"gender":"Mrs."},{"id":4914,"name":"Le Notaire","play_id":5566,"gender":"Mrs."},{"id":4910,"name":"Borchamp","play_id":5566,"gender":"Mrs."},{"id":378,"name":"Le Chevalier","play_id":5670,"gender":"Mrs."},{"id":383,"name":"La Baronne","play_id":5670,"gender":"Mes."},{"id":376,"name":"La Brie","play_id":5670,"gender":"Mrs."},{"id":381,"name":"M. Serrefort","play_id":5670,"gender":"Mrs."},{"id":1696,"name":"Le Laquais","play_id":5670,"gender":"Mrs."},{"id":379,"name":"Le Notaire","play_id":5670,"gender":"Mrs."},{"id":377,"name":"Crispin","play_id":5670,"gender":"Mrs."},{"id":380,"name":"M. Migaud","play_id":5670,"gender":"Mrs."},{"id":382,"name":"Mme. Patin","play_id":5670,"gender":"Mes."},{"id":384,"name":"Lisette","play_id":5670,"gender":"Mes."},{"id":385,"name":"Lucile","play_id":5670,"gender":"Mes."},{"id":2395,"name":"Le Cocher","play_id":5670,"gender":"Mrs."},{"id":506,"name":"M. Eutrope","play_id":5673,"gender":"Mrs."},{"id":507,"name":"Morille","play_id":5673,"gender":"Mrs."},{"id":509,"name":"Rosette","play_id":5673,"gender":"Mes."},{"id":508,"name":"Dorothée","play_id":5673,"gender":"Mes."},{"id":513,"name":"Lisidor","play_id":5673,"gender":"Mrs."},{"id":505,"name":"M. Hilaire","play_id":5673,"gender":"Mrs."},{"id":512,"name":"Adrian","play_id":5673,"gender":"Mrs."},{"id":511,"name":"Julie","play_id":5673,"gender":"Mes."},{"id":510,"name":"Roline","play_id":5673,"gender":"Mes."},{"id":1717,"name":"Frontin","play_id":5676,"gender":"Mrs."},{"id":1721,"name":"Araminte","play_id":5676,"gender":"Mes."},{"id":1718,"name":"Le Laquais","play_id":5676,"gender":"Mrs."},{"id":1720,"name":"Bélise","play_id":5676,"gender":"Mes."},{"id":1719,"name":"Isabelle","play_id":5676,"gender":"Mes."},{"id":1715,"name":"Géronte","play_id":5676,"gender":"Mrs."},{"id":1716,"name":"Valère","play_id":5676,"gender":"Mrs."},{"id":4723,"name":"La Comtesse","play_id":5695,"gender":"Mes."},{"id":4722,"name":"La Marquise","play_id":5695,"gender":"Mes."},{"id":4724,"name":"Marthon","play_id":5695,"gender":"Mes."},{"id":4718,"name":"Le Baron","play_id":5695,"gender":"Mrs."},{"id":4721,"name":"Pasquin","play_id":5695,"gender":"Mrs."},{"id":4719,"name":"Le Chevalier","play_id":5695,"gender":"Mrs."},{"id":4720,"name":"Valsain","play_id":5695,"gender":"Mrs."},{"id":2253,"name":"Frontin","play_id":5696,"gender":"Mrs."},{"id":2254,"name":"La Présidente","play_id":5696,"gender":"Mes."},{"id":2252,"name":"Lucie","play_id":5696,"gender":"Mes."},{"id":2250,"name":"Le Président","play_id":5696,"gender":"Mrs."},{"id":2251,"name":"Thibaut","play_id":5696,"gender":"Mrs."},{"id":2249,"name":"Damis","play_id":5696,"gender":"Mrs."},{"id":2402,"name":"Lisette","play_id":5730,"gender":"Mes."},{"id":2401,"name":"Lucile","play_id":5730,"gender":"Mes."},{"id":2397,"name":"Crispin","play_id":5730,"gender":"Mrs."},{"id":2398,"name":"Jaquemin","play_id":5730,"gender":"Mrs."},{"id":2400,"name":"Un Laquais","play_id":5730,"gender":"Mrs."},{"id":2399,"name":"Charlot","play_id":5730,"gender":"Mrs."},{"id":2396,"name":"Valère","play_id":5730,"gender":"Mrs."},{"id":1463,"name":"Crispin","play_id":5760,"gender":"Mrs."},{"id":1461,"name":"M. Cascar","play_id":5760,"gender":"Mrs."},<text:soft-page-break/>{"id":1473,"name":"Voyageuse","play_id":5760,"gender":"Mes."},{"id":1462,"name":"Dodinet","play_id":5760,"gender":"Mrs."},{"id":1470,"name":"Bastienne","play_id":5760,"gender":"Mes."},{"id":4790,"name":"Un Soldat","play_id":5760,"gender":"Mrs."},{"id":1471,"name":"La Provinciale","play_id":5760,"gender":"Mes."},{"id":1472,"name":"La Plaideuse","play_id":5760,"gender":"Mes."},{"id":4757,"name":"M. Dodinet","play_id":5760,"gender":"Mrs."},{"id":2765,"name":"Le Jeune Soldat","play_id":5760,"gender":"Mrs."},{"id":1464,"name":"Le Cocher","play_id":5760,"gender":"Mrs."},{"id":1466,"name":"Le Cuisinier","play_id":5760,"gender":"Mrs."},{"id":1465,"name":"Cléante","play_id":5760,"gender":"Mrs."},{"id":1467,"name":"Le Hollandais","play_id":5760,"gender":"Mrs."},{"id":1474,"name":"Voyageuse","play_id":5760,"gender":"Mes."},{"id":3185,"name":"Le Garçon de Cuisine","play_id":5760,"gender":"Mrs."},{"id":1468,"name":"Un Marmiton","play_id":5760,"gender":"Mrs."},{"id":1469,"name":"Angélique","play_id":5760,"gender":"Mes."},{"id":2540,"name":"Laconique, Confidente de la Reine","play_id":5920,"gender":"Mes."},{"id":2538,"name":"Salmigondi, Grand Prêtre","play_id":5920,"gender":"Mrs."},{"id":2534,"name":"Tirlipou, Roi de Memphis","play_id":5920,"gender":"Mes."},{"id":2535,"name":"Pataqu'est-ce, sa femme","play_id":5920,"gender":"Mrs."},{"id":2541,"name":"Galimatias, Prêtre","play_id":5920,"gender":"Mes."},{"id":2539,"name":"Tontainctonton, Confident du Roi","play_id":5920,"gender":"Mrs."},{"id":2536,"name":"Aeiou, leur fille","play_id":5920,"gender":"Mrs."},{"id":2537,"name":"Patapon, leur fils","play_id":5920,"gender":"Mes."},{"id":2529,"name":"Le Commandeur","play_id":5921,"gender":"Mrs."},{"id":2533,"name":"La Présidente","play_id":5921,"gender":"Mes."},{"id":2532,"name":"Une Actrice","play_id":5921,"gender":"Mes."},{"id":2531,"name":"L'Abbé","play_id":5921,"gender":"Mrs."},{"id":2530,"name":"L'Auteur","play_id":5921,"gender":"Mrs."},{"id":2528,"name":"Le Président","play_id":5921,"gender":"Mrs."},{"id":2632,"name":"Alexan","play_id":5922,"gender":"Mrs."},{"id":2635,"name":"Un Garde","play_id":5922,"gender":"Mrs."},{"id":2637,"name":"Arzénie","play_id":5922,"gender":"Mes."},{"id":2636,"name":"Sammis","play_id":5922,"gender":"Mes."},{"id":2631,"name":"Menzicof","play_id":5922,"gender":"Mrs."},{"id":2634,"name":"Béring","play_id":5922,"gender":"Mrs."},{"id":2633,"name":"Vodemar","play_id":5922,"gender":"Mrs."},{"id":3000,"name":"Dame d'Adélaïde","play_id":5923,"gender":"Mes."},{"id":3001,"name":"Dame d'Adélaïde","play_id":5923,"gender":"Mes."},{"id":2996,"name":"3e. Soldat","play_id":5923,"gender":"Mrs."},{"id":3002,"name":"Lautrec","play_id":5923,"gender":"Mrs."},{"id":2989,"name":"Le Chevalier Baïard","play_id":5923,"gender":"Mrs."},{"id":3004,"name":"Dalégre","play_id":5923,"gender":"Mrs."},{"id":2998,"name":"Dame d'Adélaïde","play_id":5923,"gender":"Mes."},{"id":2991,"name":"Pompérant","play_id":5923,"gender":"Mrs."},{"id":2993,"name":"St. Vallier","play_id":5923,"gender":"Mrs."},{"id":2988,"name":"Odet de Foix","play_id":5923,"gender":"Mrs."},{"id":2997,"name":"Adélaïde de Foix","play_id":5923,"gender":"Mes."},{"id":2987,"name":"Le Connétable de Bourbon","play_id":5923,"gender":"Mrs."},{"id":2995,"name":"2e. Soldat","play_id":5923,"gender":"Mrs."},{"id":3005,"name":"Un Officier Espagnol","play_id":5923,"gender":"Mrs."},{"id":3003,"name":"Un Écuyer de Baïard","play_id":5923,"gender":"Mrs."},{"id":2992,"name":"Un Écuyer du Connétable","play_id":5923,"gender":"Mrs."},{"id":2994,"name":"1er. Soldat","play_id":5923,"gender":"Mrs."},{"id":2999,"name":"Dame d'Adélaïde","play_id":5923,"gender":"Mes."},{"id":2990,"name":"Le Jeune Stuard d'Aubigny","play_id":5923,"gender":"Mrs."},{"id":4645,"name":"M. Belhomme","play_id":5924,"gender":"Mrs."},{"id":4644,"name":"Dubois","play_id":5924,"gender":"Mrs."},{"id":4651,"name":"Catherine","play_id":5924,"gender":"Mrs."},{"id":4652,"name":"Manette","play_id":5924,"gender":"Mes."},{"id":4650,"name":"Angélique","play_id":5924,"gender":"Mes."},{"id":4646,"name":"M. Renaud","play_id":5924,"gender":"Mrs."},{"id":4648,"name":"Babet","play_id":5924,"gender":"Mes."},<text:soft-page-break/>{"id":4643,"name":"Adrien","play_id":5924,"gender":"Mrs."},{"id":4647,"name":"Ménachem","play_id":5924,"gender":"Mrs."},{"id":4649,"name":"Me. Griffon","play_id":5924,"gender":"Mes."},{"id":4653,"name":"Marotte","play_id":5924,"gender":"Mrs."},{"id":5232,"name":"Lucinde","play_id":5925,"gender":"Mes."},{"id":5231,"name":"Frontin","play_id":5925,"gender":"Mrs."},{"id":5229,"name":"Eraste","play_id":5925,"gender":"Mrs."},{"id":5230,"name":"Mondor","play_id":5925,"gender":"Mrs."},{"id":5233,"name":"Lisette","play_id":5925,"gender":"Mes."},{"id":3121,"name":"Julie","play_id":5927,"gender":"Mes."},{"id":3119,"name":"Clitandre","play_id":5927,"gender":"Mrs."},{"id":3120,"name":"Dorimène","play_id":5927,"gender":"Mes."},{"id":3117,"name":"Frontin","play_id":5927,"gender":null},{"id":3118,"name":"Mr. Orgon","play_id":5927,"gender":"Mrs."},{"id":4856,"name":"Céphise","play_id":5928,"gender":"Mes."},{"id":3351,"name":"L'Amour","play_id":5928,"gender":"Mes."},{"id":4857,"name":"Lise","play_id":5928,"gender":"Mes."},{"id":3350,"name":"Mercure","play_id":5928,"gender":"Mrs."},{"id":3352,"name":"Le Sentiment","play_id":5928,"gender":"Mrs."},{"id":3354,"name":"L'Esprit","play_id":5928,"gender":"Mrs."},{"id":4860,"name":"Finette","play_id":5928,"gender":"Mes."},{"id":4858,"name":"Florise","play_id":5928,"gender":"Mes."},{"id":4859,"name":"Eglé","play_id":5928,"gender":"Mes."},{"id":3353,"name":"La Figure","play_id":5928,"gender":"Mrs."},{"id":3692,"name":"Horace","play_id":5929,"gender":"Mrs."},{"id":3694,"name":"Trufaldin","play_id":5929,"gender":"Mrs."},{"id":3691,"name":"Francisque","play_id":5929,"gender":"Mrs."},{"id":3690,"name":"Le Capitan","play_id":5929,"gender":"Mrs."},{"id":3693,"name":"Lucette","play_id":5929,"gender":"Mes."},{"id":3696,"name":"Me. Merluche","play_id":5929,"gender":"Mes."},{"id":3695,"name":"Baliverne","play_id":5929,"gender":"Mes."},{"id":3689,"name":"Octave","play_id":5929,"gender":"Mrs."},{"id":3878,"name":"M. Dupuis","play_id":5930,"gender":"Mrs."},{"id":3882,"name":"Me. Dupuis","play_id":5930,"gender":"Mes."},{"id":3879,"name":"Un Laquais","play_id":5930,"gender":"Mrs."},{"id":3876,"name":"Le Président","play_id":5930,"gender":"Mrs."},{"id":3881,"name":"La Présidente","play_id":5930,"gender":"Mes."},{"id":3877,"name":"L'Abbé Kensington","play_id":5930,"gender":"Mrs."},{"id":3880,"name":"Le L. Sindérèse","play_id":5930,"gender":"Mrs."},{"id":3883,"name":"Oreste","play_id":5931,"gender":"Mrs."},{"id":3886,"name":"Pylade","play_id":5931,"gender":"Mrs."},{"id":3887,"name":"Iphianasse","play_id":5931,"gender":"Mes."},{"id":3890,"name":"Titané","play_id":5931,"gender":"Mes."},{"id":3884,"name":"Cléomède","play_id":5931,"gender":"Mrs."},{"id":3888,"name":"Clitemnestre","play_id":5931,"gender":"Mes."},{"id":3889,"name":"Une Esclave","play_id":5931,"gender":"Mes."},{"id":3885,"name":"Électre","play_id":5931,"gender":"Mes."},{"id":2518,"name":"Un Vieillard","play_id":5932,"gender":"Mrs."},{"id":2527,"name":"L'Amour","play_id":5932,"gender":"Mes."},{"id":2512,"name":"Lucas","play_id":5932,"gender":"Mrs."},{"id":2522,"name":"Jaqueline","play_id":5932,"gender":"Mes."},{"id":2521,"name":"Simone","play_id":5932,"gender":"Mes."},{"id":2517,"name":"Un Bohémien","play_id":5932,"gender":"Mrs."},{"id":2516,"name":"Un Paysan","play_id":5932,"gender":"Mrs."},{"id":2514,"name":"Guillaume","play_id":5932,"gender":"Mrs."},{"id":2524,"name":"Une Bohémienne","play_id":5932,"gender":"Mes."},{"id":2511,"name":"Le Bailly","play_id":5932,"gender":"Mrs."},{"id":2513,"name":"Vadeboncoeur","play_id":5932,"gender":"Mrs."},{"id":2526,"name":"L'Himen","play_id":5932,"gender":"Mes."},{"id":2519,"name":"Un Maître de chansons","play_id":5932,"gender":"Mrs."},{"id":2515,"name":"La Jeunesse","play_id":5932,"gender":"Mrs."},{"id":2520,"name":"Un Cavalier de Maréchal","play_id":5932,"gender":"Mrs."},{"id":2525,"name":"Une Paysanne","play_id":5932,"gender":"Mes."},{"id":2523,"name":"La Mariée","play_id":5932,"gender":"Mes."},<text:soft-page-break/>{"id":4660,"name":"Crispin","play_id":5933,"gender":"Mrs."},{"id":4659,"name":"Octave","play_id":5933,"gender":"Mrs."},{"id":4663,"name":"Léonor","play_id":5933,"gender":"Mes."},{"id":4661,"name":"Catin","play_id":5933,"gender":"Mrs."},{"id":4662,"name":"Isabelle","play_id":5933,"gender":"Mes."},{"id":4676,"name":"Nabotas","play_id":5934,"gender":"Mrs."},{"id":4682,"name":"Tétonice (en femme)","play_id":5934,"gender":"Mrs."},{"id":4672,"name":"Arcagambis","play_id":5934,"gender":"Mrs."},{"id":4675,"name":"Hierbas","play_id":5934,"gender":"Mrs."},{"id":4673,"name":"Gargame","play_id":5934,"gender":"Mrs."},{"id":4678,"name":"Thamire","play_id":5934,"gender":"Mes."},{"id":4677,"name":"La Statue","play_id":5935,"gender":"Mrs."},{"id":4691,"name":"Un Paysan","play_id":5935,"gender":"Mrs."},{"id":4684,"name":"Jeux et Ris","play_id":5935,"gender":"Mes."},{"id":4688,"name":"Jeux et Ris","play_id":5935,"gender":"Mes."},{"id":4693,"name":"Peuple","play_id":5935,"gender":"Mrs."},{"id":4685,"name":"Une Grâce","play_id":5935,"gender":"Mrs."},{"id":4681,"name":"Céphise","play_id":5935,"gender":"Mes."},{"id":4679,"name":"Pigmalion","play_id":5935,"gender":"Mrs."},{"id":4683,"name":"Une Grâce","play_id":5935,"gender":"Mrs."},{"id":4694,"name":"Peuple","play_id":5935,"gender":"Mes."},{"id":4687,"name":"Jeux et Ris","play_id":5935,"gender":"Mrs."},{"id":4690,"name":"Peuple","play_id":5935,"gender":"Mrs."},{"id":4680,"name":"L'Amour","play_id":5935,"gender":"Mrs."},{"id":4689,"name":"Un Paysan","play_id":5935,"gender":"Mrs."},{"id":4686,"name":"Une Grâce","play_id":5935,"gender":"Mrs."},{"id":4692,"name":"Peuple","play_id":5935,"gender":"Mrs."},{"id":4697,"name":"L'Amour","play_id":5936,"gender":"Mes."},{"id":4695,"name":"Lindor","play_id":5936,"gender":"Mrs."},{"id":4698,"name":"Une Rose animée","play_id":5936,"gender":"Mes."},{"id":4696,"name":"Le Diable","play_id":5936,"gender":"Mrs."},{"id":4666,"name":"La Rancune","play_id":5937,"gender":"Mrs."},{"id":4671,"name":"Me. la Caverne","play_id":5937,"gender":"Mes."},{"id":4674,"name":"Angélique","play_id":5937,"gender":"Mes."},{"id":4670,"name":"Mlle. L'Étoile","play_id":5937,"gender":"Mes."},{"id":4667,"name":"Le Destin","play_id":5937,"gender":"Mrs."},{"id":4668,"name":"Ragotin","play_id":5937,"gender":"Mrs."},{"id":4665,"name":"Léandre","play_id":5937,"gender":"Mrs."},{"id":4669,"name":"Frontin","play_id":5937,"gender":"Mrs."},{"id":4664,"name":"Lolive","play_id":5937,"gender":"Mrs."},{"id":4832,"name":"Le Domestique","play_id":5938,"gender":"Mrs."},{"id":4831,"name":"Le Garçon Joiallier","play_id":5938,"gender":"Mrs."},{"id":4835,"name":"Araminte","play_id":5938,"gender":"Mes."},{"id":4829,"name":"Le Comte","play_id":5938,"gender":"Mrs."},{"id":4826,"name":"Dorante","play_id":5938,"gender":"Mrs."},{"id":4830,"name":"M. Rency","play_id":5938,"gender":"Mrs."},{"id":4828,"name":"Lubin","play_id":5938,"gender":"Mrs."},{"id":4827,"name":"Dubois","play_id":5938,"gender":"Mrs."},{"id":4833,"name":"Me. Argante","play_id":5938,"gender":"Mes."},{"id":4834,"name":"Marton","play_id":5938,"gender":"Mes."},{"id":4836,"name":"Orgon","play_id":5939,"gender":"Mrs."},{"id":4837,"name":"Dorante","play_id":5939,"gender":"Mrs."},{"id":4838,"name":"Mario","play_id":5939,"gender":"Mrs."},{"id":4839,"name":"Silvia","play_id":5939,"gender":"Mes."},{"id":4840,"name":"Pasquin","play_id":5939,"gender":"Mrs."},{"id":4841,"name":"Lisette","play_id":5939,"gender":"Mes."},{"id":4845,"name":"Lubin","play_id":5940,"gender":"Mrs."},{"id":4847,"name":"Éliante","play_id":5940,"gender":"Mes."},{"id":4844,"name":"La Fleur","play_id":5940,"gender":"Mrs."},{"id":4848,"name":"Marton","play_id":5940,"gender":"Mes."},{"id":4843,"name":"Léandre","play_id":5940,"gender":"Mrs."},{"id":4842,"name":"Damon","play_id":5940,"gender":"Mrs."},{"id":4846,"name":"Clarice","play_id":5940,"gender":"Mes."},{"id":5304,"name":"Me. Argante","play_id":5941,"gender":"Mes."},<text:soft-page-break/>{"id":5301,"name":"Lubin","play_id":5941,"gender":"Mrs."},{"id":5300,"name":"Ergaste","play_id":5941,"gender":"Mrs."},{"id":5303,"name":"Lisette","play_id":5941,"gender":"Mes."},{"id":5299,"name":"Dorante","play_id":5941,"gender":"Mrs."},{"id":5302,"name":"Angélique","play_id":5941,"gender":"Mes."},{"id":5312,"name":"Sophie","play_id":5942,"gender":"Mes."},{"id":5305,"name":"Sainfort","play_id":5942,"gender":"Mrs."},{"id":5310,"name":"M. Cornet","play_id":5942,"gender":"Mrs."},{"id":5309,"name":"Un Exempt","play_id":5942,"gender":"Mrs."},{"id":5306,"name":"M. de Prousas, dramomane","play_id":5942,"gender":"Mrs."},{"id":5308,"name":"André","play_id":5942,"gender":"Mrs."},{"id":5311,"name":"Dorimène","play_id":5942,"gender":"Mes."},{"id":5307,"name":"M. de Sombrauses","play_id":5942,"gender":"Mrs."},{"id":5315,"name":"Le Marquis de Courbois","play_id":5943,"gender":"Mrs."},{"id":5320,"name":"Un Bijoutier","play_id":5943,"gender":"Mrs."},{"id":5317,"name":"Frontin","play_id":5943,"gender":"Mrs."},{"id":5319,"name":"Un Tailleur","play_id":5943,"gender":"Mrs."},{"id":5323,"name":"Me. Dorimène","play_id":5943,"gender":"Mes."},{"id":5322,"name":"Me. Araminte","play_id":5943,"gender":"Mes."},{"id":5324,"name":"Léonor","play_id":5943,"gender":"Mes."},{"id":5313,"name":"M. de Châteaudor","play_id":5943,"gender":"Mrs."},{"id":5321,"name":"Un Notaire","play_id":5943,"gender":"Mrs."},{"id":5314,"name":"Le Vicomte","play_id":5943,"gender":"Mrs."},{"id":5316,"name":"La Fleur","play_id":5943,"gender":"Mrs."},{"id":5318,"name":"M. Jacinte","play_id":5943,"gender":"Mrs."}]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6:12:38.884095483</meta:creation-date>
    <dc:date>2024-09-05T16:38:08.685169351</dc:date>
    <meta:editing-duration>PT15M19S</meta:editing-duration>
    <meta:editing-cycles>1</meta:editing-cycles>
    <meta:document-statistic meta:table-count="0" meta:image-count="0" meta:object-count="0" meta:page-count="79" meta:paragraph-count="1" meta:word-count="2834" meta:character-count="309927" meta:non-whitespace-character-count="307094"/>
    <meta:generator>LibreOffice/7.3.7.2$Linux_X86_64 LibreOffice_project/30$Build-2</meta:generator>
  </office:meta>
</office:document-meta>
</file>